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Object 97/settings.xml" manifest:media-type="text/xml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149/settings.xml" manifest:media-type="text/xml"/>
  <manifest:file-entry manifest:full-path="Object 149/content.xml" manifest:media-type="text/xml"/>
  <manifest:file-entry manifest:full-path="Object 149/" manifest:version="1.2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2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2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129/settings.xml" manifest:media-type="text/xml"/>
  <manifest:file-entry manifest:full-path="Object 129/content.xml" manifest:media-type="text/xml"/>
  <manifest:file-entry manifest:full-path="Object 129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127/settings.xml" manifest:media-type="text/xml"/>
  <manifest:file-entry manifest:full-path="Object 127/content.xml" manifest:media-type="text/xml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126/settings.xml" manifest:media-type="text/xml"/>
  <manifest:file-entry manifest:full-path="Object 126/content.xml" manifest:media-type="text/xml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155/settings.xml" manifest:media-type="text/xml"/>
  <manifest:file-entry manifest:full-path="Object 155/content.xml" manifest:media-type="text/xml"/>
  <manifest:file-entry manifest:full-path="Object 155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154/settings.xml" manifest:media-type="text/xml"/>
  <manifest:file-entry manifest:full-path="Object 154/content.xml" manifest:media-type="text/xml"/>
  <manifest:file-entry manifest:full-path="Object 154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tent.xml" manifest:media-type="text/xml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styles.xml" manifest:media-type="text/xml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03/settings.xml" manifest:media-type="text/xml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133/settings.xml" manifest:media-type="text/xml"/>
  <manifest:file-entry manifest:full-path="Object 133/content.xml" manifest:media-type="text/xml"/>
  <manifest:file-entry manifest:full-path="Object 133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143/settings.xml" manifest:media-type="text/xml"/>
  <manifest:file-entry manifest:full-path="Object 143/content.xml" manifest:media-type="text/xml"/>
  <manifest:file-entry manifest:full-path="Object 143/" manifest:version="1.2" manifest:media-type="application/vnd.oasis.opendocument.formula"/>
  <manifest:file-entry manifest:full-path="meta.xml" manifest:media-type="text/xml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150/settings.xml" manifest:media-type="text/xml"/>
  <manifest:file-entry manifest:full-path="Object 150/content.xml" manifest:media-type="text/xml"/>
  <manifest:file-entry manifest:full-path="Object 150/" manifest:version="1.2" manifest:media-type="application/vnd.oasis.opendocument.formula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2" manifest:media-type="application/vnd.oasis.opendocument.formula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2" manifest:media-type="application/vnd.oasis.opendocument.formula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53/settings.xml" manifest:media-type="text/xml"/>
  <manifest:file-entry manifest:full-path="Object 153/content.xml" manifest:media-type="text/xml"/>
  <manifest:file-entry manifest:full-path="Object 153/" manifest:version="1.2" manifest:media-type="application/vnd.oasis.opendocument.formula"/>
  <manifest:file-entry manifest:full-path="Object 152/settings.xml" manifest:media-type="text/xml"/>
  <manifest:file-entry manifest:full-path="Object 152/content.xml" manifest:media-type="text/xml"/>
  <manifest:file-entry manifest:full-path="Object 152/" manifest:version="1.2" manifest:media-type="application/vnd.oasis.opendocument.formula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2" manifest:media-type="application/vnd.oasis.opendocument.formula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2" manifest:media-type="application/vnd.oasis.opendocument.formula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2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2" manifest:media-type="application/vnd.oasis.opendocument.formula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2" manifest:media-type="application/vnd.oasis.opendocument.formula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Replacements/Object 97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 69/content.xml" manifest:media-type="text/xml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34/settings.xml" manifest:media-type="text/xml"/>
  <manifest:file-entry manifest:full-path="Object 134/content.xml" manifest:media-type="text/xml"/>
  <manifest:file-entry manifest:full-path="Object 134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" manifest:version="1.2" manifest:media-type="application/vnd.oasis.opendocument.formula"/>
  <manifest:file-entry manifest:full-path="Object 156/settings.xml" manifest:media-type="text/xml"/>
  <manifest:file-entry manifest:full-path="Object 156/content.xml" manifest:media-type="text/xml"/>
  <manifest:file-entry manifest:full-path="Object 156/" manifest:version="1.2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157/settings.xml" manifest:media-type="text/xml"/>
  <manifest:file-entry manifest:full-path="Object 157/Configurations2/accelerator/current.xml" manifest:media-type=""/>
  <manifest:file-entry manifest:full-path="Object 157/Configurations2/" manifest:media-type="application/vnd.sun.xml.ui.configuration"/>
  <manifest:file-entry manifest:full-path="Object 157/content.xml" manifest:media-type="text/xml"/>
  <manifest:file-entry manifest:full-path="Object 157/" manifest:version="1.2" manifest:media-type="application/vnd.oasis.opendocument.formula"/>
  <manifest:file-entry manifest:full-path="Object 93/content.xml" manifest:media-type="text/xml"/>
  <manifest:file-entry manifest:full-path="Object 93/settings.xml" manifest:media-type="text/xml"/>
  <manifest:file-entry manifest:full-path="Object 93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1/content.xml" manifest:media-type="text/xml"/>
  <manifest:file-entry manifest:full-path="Object 1/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2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2/content.xml" manifest:media-type="text/xml"/>
  <manifest:file-entry manifest:full-path="Object 2/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FreeSans" svg:font-family="FreeSans" style:font-family-generic="roman"/>
    <style:font-face style:name="Nimbus Mono L" svg:font-family="'Nimbus Mono L'" style:font-family-generic="roman"/>
    <style:font-face style:name="Noto Sans CJK SC Regular" svg:font-family="'Noto Sans CJK SC Regular'" style:font-family-generic="roman"/>
    <style:font-face style:name="Noto Sans Symbols" svg:font-family="'Noto Sans Symbols'" style:font-family-generic="system"/>
    <style:font-face style:name="Courier New" svg:font-family="'Courier New'" style:font-family-generic="modern" style:font-pitch="fixed"/>
    <style:font-face style:name="Cambria Math" svg:font-family="'Cambria Math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Peterburg" svg:font-family="Peterburg" style:font-family-generic="system" style:font-pitch="variable"/>
  </office:font-face-decls>
  <office:automatic-styles>
    <style:style style:name="P1" style:family="paragraph" style:parent-style-name="Звичайний">
      <style:text-properties fo:language="uk" fo:country="UA"/>
    </style:style>
    <style:style style:name="P2" style:family="paragraph" style:parent-style-name="Обычный1">
      <style:paragraph-properties fo:margin-left="0.635cm" fo:margin-right="0cm" fo:line-height="150%" fo:text-indent="0cm" style:auto-text-indent="false">
        <style:tab-stops/>
      </style:paragraph-properties>
    </style:style>
    <style:style style:name="P3" style:family="paragraph" style:parent-style-name="Обычный1">
      <style:paragraph-properties fo:margin-left="0.635cm" fo:margin-right="0cm" fo:line-height="150%" fo:text-align="center" style:justify-single-word="false" fo:text-indent="0cm" style:auto-text-indent="false">
        <style:tab-stops/>
      </style:paragraph-properties>
    </style:style>
    <style:style style:name="P4" style:family="paragraph" style:parent-style-name="Обычный1">
      <style:paragraph-properties fo:margin-left="0.635cm" fo:margin-right="0cm" fo:line-height="150%" fo:text-indent="0cm" style:auto-text-indent="false">
        <style:tab-stops/>
      </style:paragraph-properties>
      <style:text-properties style:font-name="Times New Roman" fo:font-size="14pt" fo:language="uk" fo:country="UA" style:font-name-asian="Times New Roman" style:font-size-asian="14pt" style:font-name-complex="Times New Roman" style:font-size-complex="14pt"/>
    </style:style>
    <style:style style:name="P5" style:family="paragraph" style:parent-style-name="Обычный1">
      <style:paragraph-properties fo:margin-left="0.635cm" fo:margin-right="0cm" fo:line-height="150%" fo:text-indent="0cm" style:auto-text-indent="false">
        <style:tab-stops/>
      </style:paragraph-properties>
      <style:text-properties style:font-name="Times New Roman" fo:font-size="14pt" fo:language="uk" fo:country="UA" fo:font-weight="bold" style:font-name-asian="Times New Roman" style:font-size-asian="14pt" style:font-weight-asian="bold" style:font-name-complex="Times New Roman" style:font-size-complex="14pt"/>
    </style:style>
    <style:style style:name="P6" style:family="paragraph" style:parent-style-name="Звичайний">
      <style:paragraph-properties fo:margin-left="0.635cm" fo:margin-right="0cm" fo:line-height="150%" fo:text-align="justify" style:justify-single-word="false" fo:text-indent="0cm" style:auto-text-indent="false">
        <style:tab-stops/>
      </style:paragraph-properties>
    </style:style>
    <style:style style:name="P7" style:family="paragraph" style:parent-style-name="Звичайний">
      <style:paragraph-properties fo:margin-left="0.635cm" fo:margin-right="0cm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fo:language="uk" fo:country="UA" style:font-size-asian="14pt" style:font-name-complex="Times New Roman" style:font-size-complex="14pt"/>
    </style:style>
    <style:style style:name="P8" style:family="paragraph" style:parent-style-name="Code_5f_first_5f_line">
      <style:paragraph-properties fo:margin-left="0.635cm" fo:margin-right="0cm" fo:margin-top="0cm" fo:margin-bottom="0.353cm" loext:contextual-spacing="false" fo:line-height="150%" fo:text-align="justify" style:justify-single-word="false" fo:text-indent="0cm" style:auto-text-indent="false">
        <style:tab-stops/>
      </style:paragraph-properties>
    </style:style>
    <style:style style:name="P9" style:family="paragraph" style:parent-style-name="Code">
      <style:paragraph-properties fo:margin-left="0.635cm" fo:margin-right="0cm" fo:line-height="150%" fo:text-align="justify" style:justify-single-word="false" fo:text-indent="0cm" style:auto-text-indent="false">
        <style:tab-stops/>
      </style:paragraph-properties>
    </style:style>
    <style:style style:name="P10" style:family="paragraph" style:parent-style-name="Звичайний">
      <style:paragraph-properties fo:margin-left="0cm" fo:margin-right="0cm" fo:line-height="150%" fo:text-align="justify" style:justify-single-word="false" fo:text-indent="0.635cm" style:auto-text-indent="false"/>
      <style:text-properties style:font-name="Times New Roman" fo:font-size="14pt" fo:language="uk" fo:country="UA" style:font-size-asian="14pt" style:font-name-complex="Times New Roman" style:font-size-complex="14pt"/>
    </style:style>
    <style:style style:name="P11" style:family="paragraph" style:parent-style-name="Обычный1">
      <style:paragraph-properties fo:margin-left="1.905cm" fo:margin-right="0cm" fo:line-height="150%" fo:text-indent="0cm" style:auto-text-indent="false">
        <style:tab-stops/>
      </style:paragraph-properties>
      <style:text-properties style:font-name="Times New Roman" fo:font-size="14pt" fo:language="uk" fo:country="UA" fo:font-weight="bold" style:font-size-asian="14pt" style:font-weight-asian="bold" style:font-name-complex="Times New Roman" style:font-size-complex="14pt" style:font-weight-complex="bold"/>
    </style:style>
    <style:style style:name="P12" style:family="paragraph" style:parent-style-name="Обычный1">
      <style:paragraph-properties fo:margin-left="1.27cm" fo:margin-right="0cm" fo:line-height="150%" fo:text-indent="0cm" style:auto-text-indent="false">
        <style:tab-stops/>
      </style:paragraph-properties>
    </style:style>
    <style:style style:name="P13" style:family="paragraph" style:parent-style-name="Обычный1">
      <style:paragraph-properties fo:margin-left="1.27cm" fo:margin-right="0cm" fo:line-height="150%" fo:text-indent="0cm" style:auto-text-indent="false">
        <style:tab-stops/>
      </style:paragraph-properties>
      <style:text-properties officeooo:paragraph-rsid="00204d43"/>
    </style:style>
    <style:style style:name="P14" style:family="paragraph" style:parent-style-name="Обычный1">
      <style:paragraph-properties fo:margin-left="1.27cm" fo:margin-right="0cm" fo:line-height="150%" fo:text-align="center" style:justify-single-word="false" fo:text-indent="0cm" style:auto-text-indent="false">
        <style:tab-stops/>
      </style:paragraph-properties>
    </style:style>
    <style:style style:name="P15" style:family="paragraph" style:parent-style-name="Обычный1">
      <style:paragraph-properties fo:margin-left="1.27cm" fo:margin-right="0cm" fo:line-height="150%" fo:text-indent="0cm" style:auto-text-indent="false">
        <style:tab-stops/>
      </style:paragraph-properties>
      <style:text-properties style:font-name="Times New Roman" fo:font-size="14pt" fo:language="uk" fo:country="UA" style:font-name-asian="Times New Roman" style:font-size-asian="14pt" style:font-name-complex="Times New Roman" style:font-size-complex="14pt"/>
    </style:style>
    <style:style style:name="P16" style:family="paragraph" style:parent-style-name="Обычный1">
      <style:paragraph-properties fo:line-height="150%"/>
    </style:style>
    <style:style style:name="P17" style:family="paragraph" style:parent-style-name="Обычный1">
      <style:paragraph-properties fo:margin-left="0cm" fo:margin-right="0cm" fo:line-height="150%" fo:text-indent="0cm" style:auto-text-indent="false">
        <style:tab-stops/>
      </style:paragraph-properties>
    </style:style>
    <style:style style:name="P18" style:family="paragraph" style:parent-style-name="Heading_20_2" style:master-page-name="MP0">
      <style:paragraph-properties fo:line-height="150%" fo:text-align="justify" style:justify-single-word="false" style:page-number="auto" fo:break-before="page"/>
      <style:text-properties style:font-name="Times New Roman" fo:font-size="14pt" fo:language="uk" fo:country="UA" style:font-size-asian="14pt" style:font-name-complex="Times New Roman" style:font-size-complex="14pt"/>
    </style:style>
    <style:style style:name="P19" style:family="paragraph" style:parent-style-name="Обычный1" style:list-style-name="L2">
      <style:paragraph-properties fo:line-height="150%" fo:text-align="center" style:justify-single-word="false"/>
      <style:text-properties style:font-name="Times New Roman" fo:font-size="14pt" fo:language="uk" fo:country="UA" fo:font-weight="bold" style:font-size-asian="14pt" style:font-weight-asian="bold" style:font-name-complex="Times New Roman" style:font-size-complex="14pt" style:font-weight-complex="bold"/>
    </style:style>
    <style:style style:name="P20" style:family="paragraph" style:parent-style-name="Обычный1" style:list-style-name="L1">
      <style:paragraph-properties fo:line-height="150%"/>
    </style:style>
    <style:style style:name="P21" style:family="paragraph" style:parent-style-name="Обычный1" style:list-style-name="L1">
      <style:paragraph-properties fo:margin-left="0cm" fo:margin-right="0cm" fo:line-height="150%" fo:text-indent="0cm" style:auto-text-indent="false"/>
    </style:style>
    <style:style style:name="P22" style:family="paragraph" style:parent-style-name="Абзац_20_списку" style:list-style-name="L1">
      <style:paragraph-properties fo:line-height="150%" fo:text-align="justify" style:justify-single-word="false"/>
    </style:style>
    <style:style style:name="T1" style:family="text">
      <style:text-properties style:font-name="Times New Roman" fo:font-size="14pt" fo:language="uk" fo:country="UA" style:font-size-asian="14pt" style:font-name-complex="Times New Roman" style:font-size-complex="14pt"/>
    </style:style>
    <style:style style:name="T2" style:family="text">
      <style:text-properties style:font-name="Times New Roman" fo:font-size="14pt" fo:language="uk" fo:country="UA" style:font-size-asian="14pt" style:language-asian="uk" style:country-asian="UA" style:font-name-complex="Times New Roman" style:font-size-complex="14pt"/>
    </style:style>
    <style:style style:name="T3" style:family="text">
      <style:text-properties style:font-name="Times New Roman" fo:font-size="14pt" fo:language="uk" fo:country="UA" fo:font-style="italic" style:font-size-asian="14pt" style:font-style-asian="italic" style:font-name-complex="Times New Roman" style:font-size-complex="14pt"/>
    </style:style>
    <style:style style:name="T4" style:family="text">
      <style:text-properties style:font-name="Times New Roman" fo:font-size="14pt" fo:language="uk" fo:country="UA" fo:font-style="italic" style:font-name-asian="Times New Roman" style:font-size-asian="14pt" style:font-style-asian="italic" style:font-name-complex="Times New Roman" style:font-size-complex="14pt"/>
    </style:style>
    <style:style style:name="T5" style:family="text">
      <style:text-properties style:font-name="Times New Roman" fo:font-size="14pt" fo:language="uk" fo:country="UA" fo:font-style="italic" style:font-name-asian="Times New Roman" style:font-size-asian="14pt" style:font-style-asian="italic" style:font-name-complex="Times New Roman" style:font-size-complex="14pt" style:font-style-complex="italic"/>
    </style:style>
    <style:style style:name="T6" style:family="text">
      <style:text-properties style:font-name="Times New Roman" fo:font-size="14pt" fo:language="uk" fo:country="UA" fo:font-style="italic" officeooo:rsid="00204d43" style:font-name-asian="Times New Roman" style:font-size-asian="14pt" style:font-style-asian="italic" style:font-name-complex="Times New Roman" style:font-size-complex="14pt" style:font-style-complex="italic"/>
    </style:style>
    <style:style style:name="T7" style:family="text">
      <style:text-properties style:font-name="Times New Roman" fo:font-size="14pt" fo:language="uk" fo:country="UA" fo:font-style="italic" style:text-underline-style="solid" style:text-underline-width="auto" style:text-underline-color="font-color" style:text-underline-mode="continuous" style:text-overline-mode="continuous" style:text-line-through-mode="continuous" style:font-name-asian="Times New Roman" style:font-size-asian="14pt" style:font-style-asian="italic" style:font-name-complex="Times New Roman" style:font-size-complex="14pt"/>
    </style:style>
    <style:style style:name="T8" style:family="text">
      <style:text-properties style:font-name="Times New Roman" fo:font-size="14pt" fo:language="uk" fo:country="UA" fo:font-style="italic" style:font-name-asian="Noto Sans Symbols" style:font-size-asian="14pt" style:font-style-asian="italic" style:font-name-complex="Times New Roman" style:font-size-complex="14pt"/>
    </style:style>
    <style:style style:name="T9" style:family="text">
      <style:text-properties style:font-name="Times New Roman" fo:font-size="14pt" fo:language="uk" fo:country="UA" style:font-name-asian="Times New Roman" style:font-size-asian="14pt" style:font-name-complex="Times New Roman" style:font-size-complex="14pt"/>
    </style:style>
    <style:style style:name="T10" style:family="text">
      <style:text-properties style:font-name="Times New Roman" fo:font-size="14pt" fo:language="uk" fo:country="UA" style:font-name-asian="Times New Roman" style:font-size-asian="14pt" style:font-name-complex="Times New Roman" style:font-size-complex="14pt" style:font-style-complex="italic"/>
    </style:style>
    <style:style style:name="T11" style:family="text">
      <style:text-properties style:font-name="Times New Roman" fo:font-size="14pt" fo:language="uk" fo:country="UA" officeooo:rsid="001f8b49" style:font-name-asian="Times New Roman" style:font-size-asian="14pt" style:font-name-complex="Times New Roman" style:font-size-complex="14pt"/>
    </style:style>
    <style:style style:name="T12" style:family="text">
      <style:text-properties style:font-name="Times New Roman" fo:font-size="14pt" fo:language="uk" fo:country="UA" officeooo:rsid="00204d43" style:font-name-asian="Times New Roman" style:font-size-asian="14pt" style:font-name-complex="Times New Roman" style:font-size-complex="14pt"/>
    </style:style>
    <style:style style:name="T13" style:family="text">
      <style:text-properties style:font-name="Times New Roman" fo:font-size="14pt" fo:language="uk" fo:country="UA" officeooo:rsid="00218f7d" style:font-name-asian="Times New Roman" style:font-size-asian="14pt" style:font-name-complex="Times New Roman" style:font-size-complex="14pt"/>
    </style:style>
    <style:style style:name="T14" style:family="text">
      <style:text-properties style:font-name="Times New Roman" fo:font-size="14pt" fo:language="uk" fo:country="UA" officeooo:rsid="0022a04e" style:font-name-asian="Times New Roman" style:font-size-asian="14pt" style:font-name-complex="Times New Roman" style:font-size-complex="14pt"/>
    </style:style>
    <style:style style:name="T15" style:family="text">
      <style:text-properties style:font-name="Times New Roman" fo:font-size="14pt" fo:language="uk" fo:country="UA" style:font-name-asian="Noto Sans Symbols" style:font-size-asian="14pt" style:font-name-complex="Times New Roman" style:font-size-complex="14pt"/>
    </style:style>
    <style:style style:name="T16" style:family="text">
      <style:text-properties style:font-name="Times New Roman" fo:font-size="14pt" fo:language="uk" fo:country="UA" style:text-underline-style="solid" style:text-underline-width="auto" style:text-underline-color="font-color" style:text-underline-mode="continuous" style:text-overline-mode="continuous" style:text-line-through-mode="continuous" style:font-name-asian="Times New Roman" style:font-size-asian="14pt" style:font-name-complex="Times New Roman" style:font-size-complex="14pt"/>
    </style:style>
    <style:style style:name="T17" style:family="text">
      <style:text-properties style:font-name="Times New Roman" fo:font-size="14pt" fo:language="uk" fo:country="UA" fo:font-weight="bold" style:font-name-asian="Times New Roman" style:font-size-asian="14pt" style:font-weight-asian="bold" style:font-name-complex="Times New Roman" style:font-size-complex="14pt"/>
    </style:style>
    <style:style style:name="T18" style:family="text">
      <style:text-properties style:font-name="Times New Roman" fo:font-size="14pt" style:font-size-asian="14pt" style:font-name-complex="Times New Roman" style:font-size-complex="14pt"/>
    </style:style>
    <style:style style:name="T19" style:family="text">
      <style:text-properties style:font-name="Times New Roman" fo:font-size="14pt" style:font-name-asian="Calibri" style:font-size-asian="14pt" style:font-name-complex="Times New Roman" style:font-size-complex="14pt"/>
    </style:style>
    <style:style style:name="T20" style:family="text">
      <style:text-properties style:font-name="Times New Roman" fo:font-size="14pt" fo:language="en" fo:country="US" style:font-name-asian="Times New Roman" style:font-size-asian="14pt" style:font-name-complex="Times New Roman" style:font-size-complex="14pt"/>
    </style:style>
    <style:style style:name="T21" style:family="text">
      <style:text-properties style:font-name="Times New Roman" fo:font-size="14pt" fo:language="en" fo:country="US" style:font-size-asian="14pt" style:font-name-complex="Times New Roman" style:font-size-complex="14pt"/>
    </style:style>
    <style:style style:name="T22" style:family="text">
      <style:text-properties style:text-position="sub 64%" style:font-name="Times New Roman" fo:font-size="14pt" fo:language="uk" fo:country="UA" fo:font-style="italic" style:font-name-asian="Times New Roman" style:font-size-asian="14pt" style:font-style-asian="italic" style:font-name-complex="Times New Roman" style:font-size-complex="14pt"/>
    </style:style>
    <style:style style:name="fr1" style:family="graphic" style:parent-style-name="OLE">
      <style:graphic-properties style:vertical-pos="middle" style:vertical-rel="baseline" draw:ole-draw-aspect="1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format="1">
        <style:list-level-properties text:list-level-position-and-space-mode="label-alignment">
          <style:list-level-label-alignment text:label-followed-by="listtab" fo:text-indent="-1.058cm" fo:margin-left="1.058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1.058cm" fo:margin-left="1.37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2.85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3.17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4.12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4.44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5.398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2"><text:bookmark-start text:name="_Hlk63534941"/>1.2 Цикли</text:h>
      <text:p text:style-name="P1"/>
      <text:p text:style-name="P1"/>
      <text:list xml:id="list7110634307470834210" text:style-name="L1">
        <text:list-item>
          <text:p text:style-name="P22"><text:span text:style-name="Шрифт_20_абзацу_20_за_20_замовчуванням"><text:span text:style-name="T1">Скласти функцію обчислення за даним дійсним x та натуральним n число </text:span></text:span><draw:frame draw:style-name="fr1" draw:name="1" text:anchor-type="as-char" svg:width="5.715cm" style:rel-width="scale" svg:height="0.582cm" style:rel-height="scale" draw:z-index="0"><draw:object xlink:href="./Object 1" xlink:type="simple" xlink:show="embed" xlink:actuate="onLoad"/><draw:image xlink:href="./ObjectReplacements/Object 1" xlink:type="simple" xlink:show="embed" xlink:actuate="onLoad"/></draw:frame><text:span text:style-name="Шрифт_20_абзацу_20_за_20_замовчуванням"><text:span text:style-name="T3"> </text:span></text:span><draw:frame draw:style-name="fr1" draw:name="2" text:anchor-type="as-char" svg:width="0.212cm" style:rel-width="scale" svg:height="0.582cm" style:rel-height="scale" draw:z-index="1"><draw:object xlink:href="./Object 2" xlink:type="simple" xlink:show="embed" xlink:actuate="onLoad"/><draw:image xlink:href="./ObjectReplacements/Object 2" xlink:type="simple" xlink:show="embed" xlink:actuate="onLoad"/></draw:frame><text:span text:style-name="Шрифт_20_абзацу_20_за_20_замовчуванням"><text:span text:style-name="T3"> </text:span></text:span><draw:frame draw:style-name="fr1" draw:name="3" text:anchor-type="as-char" svg:width="1.984cm" style:rel-width="scale" svg:height="0.582cm" style:rel-height="scale" draw:z-index="2"><draw:object xlink:href="./Object 3" xlink:type="simple" xlink:show="embed" xlink:actuate="onLoad"/><draw:image xlink:href="./ObjectReplacements/Object 3" xlink:type="simple" xlink:show="embed" xlink:actuate="onLoad"/></draw:frame></text:p>
        </text:list-item>
      </text:list>
      <text:p text:style-name="P2"><text:span text:style-name="Шрифт_20_абзацу_20_за_20_замовчуванням"><text:span text:style-name="T1">2)</text:span></text:span><text:span text:style-name="TaskNum_20_Знак"><text:span text:style-name="T18"> </text:span></text:span><text:span text:style-name="Шрифт_20_абзацу_20_за_20_замовчуванням"><text:span text:style-name="T9">Скласти <text:s/>функції для обчислення значень многочленів і виконати їх при заданих значеннях аргументів:</text:span></text:span></text:p>
      <text:p text:style-name="P2"><text:span text:style-name="Шрифт_20_абзацу_20_за_20_замовчуванням"><text:span text:style-name="T9">а) </text:span></text:span><draw:frame draw:style-name="fr1" draw:name="4" text:anchor-type="as-char" svg:width="12.065cm" style:rel-width="scale" svg:height="0.582cm" style:rel-height="scale" draw:z-index="3"><draw:object xlink:href="./Object 4" xlink:type="simple" xlink:show="embed" xlink:actuate="onLoad"/><draw:image xlink:href="./ObjectReplacements/Object 4" xlink:type="simple" xlink:show="embed" xlink:actuate="onLoad"/></draw:frame><text:span text:style-name="Шрифт_20_абзацу_20_за_20_замовчуванням"><text:span text:style-name="T4"> <text:s text:c="11"/></text:span></text:span><text:span text:style-name="Шрифт_20_абзацу_20_за_20_замовчуванням"><text:span text:style-name="T9"><text:s/></text:span></text:span></text:p>
      <text:p text:style-name="P2"><text:span text:style-name="Шрифт_20_абзацу_20_за_20_замовчуванням"><text:span text:style-name="T9">б)</text:span></text:span><text:span text:style-name="Шрифт_20_абзацу_20_за_20_замовчуванням"><text:span text:style-name="T1"> </text:span></text:span><draw:frame draw:style-name="fr1" draw:name="5" text:anchor-type="as-char" svg:width="8.37cm" style:rel-width="scale" svg:height="0.564cm" style:rel-height="scale" draw:z-index="4"><draw:object xlink:href="./Object 5" xlink:type="simple" xlink:show="embed" xlink:actuate="onLoad"/><draw:image xlink:href="./ObjectReplacements/Object 5" xlink:type="simple" xlink:show="embed" xlink:actuate="onLoad"/></draw:frame><text:span text:style-name="Шрифт_20_абзацу_20_за_20_замовчуванням"><text:span text:style-name="T9"> <text:s text:c="12"/></text:span></text:span></text:p>
      <text:p text:style-name="P2"><text:span text:style-name="Шрифт_20_абзацу_20_за_20_замовчуванням"><text:span text:style-name="T9">в)</text:span></text:span><text:span text:style-name="Шрифт_20_абзацу_20_за_20_замовчуванням"><text:span text:style-name="T1"> </text:span></text:span><draw:frame draw:style-name="fr1" draw:name="6" text:anchor-type="as-char" svg:width="8.451cm" style:rel-width="scale" svg:height="0.564cm" style:rel-height="scale" draw:z-index="5"><draw:object xlink:href="./Object 6" xlink:type="simple" xlink:show="embed" xlink:actuate="onLoad"/><draw:image xlink:href="./ObjectReplacements/Object 6" xlink:type="simple" xlink:show="embed" xlink:actuate="onLoad"/></draw:frame><text:span text:style-name="Шрифт_20_абзацу_20_за_20_замовчуванням"><text:span text:style-name="T9"> <text:s text:c="13"/></text:span></text:span></text:p>
      <text:p text:style-name="P2"><text:span text:style-name="Шрифт_20_абзацу_20_за_20_замовчуванням"><text:span text:style-name="T9">г)</text:span></text:span><text:span text:style-name="Шрифт_20_абзацу_20_за_20_замовчуванням"><text:span text:style-name="T1"> </text:span></text:span><draw:frame draw:style-name="fr1" draw:name="7" text:anchor-type="as-char" svg:width="9.43cm" style:rel-width="scale" svg:height="0.921cm" style:rel-height="scale" draw:z-index="6"><draw:object xlink:href="./Object 7" xlink:type="simple" xlink:show="embed" xlink:actuate="onLoad"/><draw:image xlink:href="./ObjectReplacements/Object 7" xlink:type="simple" xlink:show="embed" xlink:actuate="onLoad"/></draw:frame><text:span text:style-name="Шрифт_20_абзацу_20_за_20_замовчуванням"><text:span text:style-name="T9"> <text:s text:c="7"/></text:span></text:span></text:p>
      <text:p text:style-name="P2"><text:span text:style-name="Шрифт_20_абзацу_20_за_20_замовчуванням"><text:span text:style-name="T9">д) </text:span></text:span><draw:frame draw:style-name="fr1" draw:name="8" text:anchor-type="as-char" svg:width="8.872cm" style:rel-width="scale" svg:height="0.564cm" style:rel-height="scale" draw:z-index="7"><draw:object xlink:href="./Object 8" xlink:type="simple" xlink:show="embed" xlink:actuate="onLoad"/><draw:image xlink:href="./ObjectReplacements/Object 8" xlink:type="simple" xlink:show="embed" xlink:actuate="onLoad"/></draw:frame><text:span text:style-name="Шрифт_20_абзацу_20_за_20_замовчуванням"><text:span text:style-name="T9"> </text:span></text:span></text:p>
      <text:p text:style-name="P6"><text:span text:style-name="Шрифт_20_абзацу_20_за_20_замовчуванням"><text:span text:style-name="T1">3)</text:span></text:span><text:span text:style-name="TaskNum_20_Знак"><text:span text:style-name="T19"> </text:span></text:span><text:span text:style-name="Шрифт_20_абзацу_20_за_20_замовчуванням"><text:span text:style-name="T1">Вивести на екран такий рядок:</text:span></text:span></text:p>
      <text:p text:style-name="P8"><text:span text:style-name="Symb_5f_Code"><text:span text:style-name="T1">n! = 1*2*3*4*5*...*n,</text:span></text:span></text:p>
      <text:p text:style-name="P8"><text:span text:style-name="Шрифт_20_абзацу_20_за_20_замовчуванням"><text:span text:style-name="T1">де </text:span></text:span><text:span text:style-name="Symb_5f_Code"><text:span text:style-name="T1">n</text:span></text:span><text:span text:style-name="Шрифт_20_абзацу_20_за_20_замовчуванням"><text:span text:style-name="T1"> – введене з клавіатури натуральне число.</text:span></text:span></text:p>
      <text:p text:style-name="P9"><text:span text:style-name="Шрифт_20_абзацу_20_за_20_замовчуванням"><text:span text:style-name="T1">4)</text:span></text:span><text:span text:style-name="TaskNum_20_Знак"><text:span text:style-name="T19"> Дано натуральне число </text:span></text:span><draw:frame draw:style-name="fr1" draw:name="9" text:anchor-type="as-char" svg:width="0.397cm" style:rel-width="scale" svg:height="0.582cm" style:rel-height="scale" draw:z-index="8"><draw:object xlink:href="./Object 9" xlink:type="simple" xlink:show="embed" xlink:actuate="onLoad"/><draw:image xlink:href="./ObjectReplacements/Object 9" xlink:type="simple" xlink:show="embed" xlink:actuate="onLoad"/></draw:frame><text:span text:style-name="Шрифт_20_абзацу_20_за_20_замовчуванням"><text:span text:style-name="T1"> Написати програми обчислення значень виразів при заданому значенні</text:span></text:span><text:span text:style-name="Шрифт_20_абзацу_20_за_20_замовчуванням"><text:span text:style-name="T3"> </text:span></text:span><draw:frame draw:style-name="fr1" draw:name="10" text:anchor-type="as-char" svg:width="0.291cm" style:rel-width="scale" svg:height="0.582cm" style:rel-height="scale" draw:z-index="9"><draw:object xlink:href="./Object 10" xlink:type="simple" xlink:show="embed" xlink:actuate="onLoad"/><draw:image xlink:href="./ObjectReplacements/Object 10" xlink:type="simple" xlink:show="embed" xlink:actuate="onLoad"/></draw:frame><text:span text:style-name="Шрифт_20_абзацу_20_за_20_замовчуванням"><text:span text:style-name="T1">:</text:span></text:span></text:p>
      <text:p text:style-name="P9"><text:span text:style-name="Шрифт_20_абзацу_20_за_20_замовчуванням"><text:span text:style-name="T1">а) </text:span></text:span><draw:frame draw:style-name="fr1" draw:name="11" text:anchor-type="as-char" svg:width="8.281cm" style:rel-width="scale" svg:height="0.582cm" style:rel-height="scale" draw:z-index="10"><draw:object xlink:href="./Object 11" xlink:type="simple" xlink:show="embed" xlink:actuate="onLoad"/><draw:image xlink:href="./ObjectReplacements/Object 11" xlink:type="simple" xlink:show="embed" xlink:actuate="onLoad"/></draw:frame><text:span text:style-name="Шрифт_20_абзацу_20_за_20_замовчуванням"><text:span text:style-name="T1"> </text:span></text:span></text:p>
      <text:p text:style-name="P9"><text:span text:style-name="Шрифт_20_абзацу_20_за_20_замовчуванням"><text:span text:style-name="T1">б) </text:span></text:span><draw:frame draw:style-name="fr1" draw:name="12" text:anchor-type="as-char" svg:width="8.652cm" style:rel-width="scale" svg:height="1.217cm" style:rel-height="scale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9"><text:span text:style-name="Шрифт_20_абзацу_20_за_20_замовчуванням"><text:span text:style-name="T1">в) </text:span></text:span><draw:frame draw:style-name="fr1" draw:name="13" text:anchor-type="as-char" svg:width="8.546cm" style:rel-width="scale" svg:height="0.582cm" style:rel-height="scale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9"><text:span text:style-name="Шрифт_20_абзацу_20_за_20_замовчуванням"><text:span text:style-name="T1">г) </text:span></text:span><draw:frame draw:style-name="fr1" draw:name="14" text:anchor-type="as-char" svg:width="6.72cm" style:rel-width="scale" svg:height="0.582cm" style:rel-height="scale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P2"><text:span text:style-name="Шрифт_20_абзацу_20_за_20_замовчуванням"><text:span text:style-name="T1">5)</text:span></text:span><text:span text:style-name="TaskNum_20_Знак"><text:span text:style-name="T18"> </text:span></text:span><text:span text:style-name="Шрифт_20_абзацу_20_за_20_замовчуванням"><text:span text:style-name="T9">Дано натуральне число </text:span></text:span><text:span text:style-name="Шрифт_20_абзацу_20_за_20_замовчуванням"><text:span text:style-name="T4">n</text:span></text:span><text:span text:style-name="Шрифт_20_абзацу_20_за_20_замовчуванням"><text:span text:style-name="T9">. Скласти програму обчислення факторіала </text:span></text:span><text:span text:style-name="Шрифт_20_абзацу_20_за_20_замовчуванням"><text:span text:style-name="T4">y=n!</text:span></text:span><text:span text:style-name="Шрифт_20_абзацу_20_за_20_замовчуванням"><text:span text:style-name="T9">, використовуючи</text:span></text:span></text:p>
      <text:p text:style-name="P4"><text:soft-page-break/>а) цикл по діапазону із зростанням; </text:p>
      <text:p text:style-name="P4">б) цикл по діапазону зі спаданням.</text:p>
      <text:p text:style-name="P2"><text:span text:style-name="Шрифт_20_абзацу_20_за_20_замовчуванням"><text:span text:style-name="T1">6)</text:span></text:span><text:span text:style-name="TaskNum_20_Знак"><text:span text:style-name="T18"> </text:span></text:span><text:span text:style-name="Шрифт_20_абзацу_20_за_20_замовчуванням"><text:span text:style-name="T9">Скласти функцію обчислення подвійного факторіала натурального числа </text:span></text:span><draw:frame draw:style-name="fr1" draw:name="15" text:anchor-type="as-char" svg:width="2.143cm" style:rel-width="scale" svg:height="0.582cm" style:rel-height="scale" draw:z-index="14"><draw:object xlink:href="./Object 15" xlink:type="simple" xlink:show="embed" xlink:actuate="onLoad"/><draw:image xlink:href="./ObjectReplacements/Object 15" xlink:type="simple" xlink:show="embed" xlink:actuate="onLoad"/></draw:frame></text:p>
      <text:p text:style-name="P2"><text:span text:style-name="Шрифт_20_абзацу_20_за_20_замовчуванням"><text:span text:style-name="T7">Вказівка</text:span></text:span><text:span text:style-name="Шрифт_20_абзацу_20_за_20_замовчуванням"><text:span text:style-name="T9">. За означенням</text:span></text:span></text:p>
      <text:p text:style-name="P3"><draw:frame draw:style-name="fr1" draw:name="16" text:anchor-type="as-char" svg:width="8.573cm" style:rel-width="scale" svg:height="1.111cm" style:rel-height="scale" draw:z-index="15"><draw:object xlink:href="./Object 16" xlink:type="simple" xlink:show="embed" xlink:actuate="onLoad"/><draw:image xlink:href="./ObjectReplacements/Object 16" xlink:type="simple" xlink:show="embed" xlink:actuate="onLoad"/></draw:frame></text:p>
      <text:p text:style-name="P2"><text:span text:style-name="Шрифт_20_абзацу_20_за_20_замовчуванням"><text:span text:style-name="T1">7)</text:span></text:span><text:span text:style-name="TaskNum_20_Знак"><text:span text:style-name="T18"> </text:span></text:span><text:span text:style-name="Шрифт_20_абзацу_20_за_20_замовчуванням"><text:span text:style-name="T9">Скласти <text:s/>функції обчислення факторіалів:</text:span></text:span></text:p>
      <text:p text:style-name="P2"><text:span text:style-name="Шрифт_20_абзацу_20_за_20_замовчуванням"><text:span text:style-name="T9">а) </text:span></text:span><draw:frame draw:style-name="fr1" draw:name="17" text:anchor-type="as-char" svg:width="2.328cm" style:rel-width="scale" svg:height="0.582cm" style:rel-height="scale" draw:z-index="16"><draw:object xlink:href="./Object 17" xlink:type="simple" xlink:show="embed" xlink:actuate="onLoad"/><draw:image xlink:href="./ObjectReplacements/Object 17" xlink:type="simple" xlink:show="embed" xlink:actuate="onLoad"/></draw:frame><text:span text:style-name="Шрифт_20_абзацу_20_за_20_замовчуванням"><text:span text:style-name="T4"> </text:span></text:span><text:span text:style-name="Шрифт_20_абзацу_20_за_20_замовчуванням"><text:span text:style-name="T9"><text:s text:c="12"/>б) </text:span></text:span><draw:frame draw:style-name="fr1" draw:name="18" text:anchor-type="as-char" svg:width="3.175cm" style:rel-width="scale" svg:height="0.582cm" style:rel-height="scale" draw:z-index="17"><draw:object xlink:href="./Object 18" xlink:type="simple" xlink:show="embed" xlink:actuate="onLoad"/><draw:image xlink:href="./ObjectReplacements/Object 18" xlink:type="simple" xlink:show="embed" xlink:actuate="onLoad"/></draw:frame><text:span text:style-name="Шрифт_20_абзацу_20_за_20_замовчуванням"><text:span text:style-name="T9"> <text:s text:c="10"/>в) </text:span></text:span><draw:frame draw:style-name="fr1" draw:name="19" text:anchor-type="as-char" svg:width="4.048cm" style:rel-width="scale" svg:height="0.582cm" style:rel-height="scale" draw:z-index="18"><draw:object xlink:href="./Object 19" xlink:type="simple" xlink:show="embed" xlink:actuate="onLoad"/><draw:image xlink:href="./ObjectReplacements/Object 19" xlink:type="simple" xlink:show="embed" xlink:actuate="onLoad"/></draw:frame></text:p>
      <text:p text:style-name="P2"><text:span text:style-name="Шрифт_20_абзацу_20_за_20_замовчуванням"><text:span text:style-name="T1">8)</text:span></text:span><text:span text:style-name="TaskNum_20_Знак"><text:span text:style-name="T18"> </text:span></text:span><text:span text:style-name="Шрифт_20_абзацу_20_за_20_замовчуванням"><text:span text:style-name="T9">Скласти <text:s/>програму обчислення</text:span></text:span></text:p>
      <text:p text:style-name="P2"><text:span text:style-name="Шрифт_20_абзацу_20_за_20_замовчуванням"><text:span text:style-name="T9">а) </text:span></text:span><draw:frame draw:style-name="fr1" draw:name="20" text:anchor-type="as-char" svg:width="4.048cm" style:rel-width="scale" svg:height="1.746cm" style:rel-height="scale" draw:z-index="19"><draw:object xlink:href="./Object 20" xlink:type="simple" xlink:show="embed" xlink:actuate="onLoad"/><draw:image xlink:href="./ObjectReplacements/Object 20" xlink:type="simple" xlink:show="embed" xlink:actuate="onLoad"/></draw:frame><text:span text:style-name="Шрифт_20_абзацу_20_за_20_замовчуванням"><text:span text:style-name="T9"> <text:s text:c="2"/>(</text:span></text:span><text:span text:style-name="Шрифт_20_абзацу_20_за_20_замовчуванням"><text:span text:style-name="T4">п </text:span></text:span><text:span text:style-name="Шрифт_20_абзацу_20_за_20_замовчуванням"><text:span text:style-name="T9">коренів),</text:span></text:span></text:p>
      <text:p text:style-name="P2"><text:span text:style-name="Шрифт_20_абзацу_20_за_20_замовчуванням"><text:span text:style-name="T9">б) </text:span></text:span><draw:frame draw:style-name="fr1" draw:name="21" text:anchor-type="as-char" svg:width="7.25cm" style:rel-width="scale" svg:height="2.302cm" style:rel-height="scale" draw:z-index="20"><draw:object xlink:href="./Object 21" xlink:type="simple" xlink:show="embed" xlink:actuate="onLoad"/><draw:image xlink:href="./ObjectReplacements/Object 21" xlink:type="simple" xlink:show="embed" xlink:actuate="onLoad"/></draw:frame></text:p>
      <text:p text:style-name="P2"><text:span text:style-name="Шрифт_20_абзацу_20_за_20_замовчуванням"><text:span text:style-name="T1">9)</text:span></text:span><text:span text:style-name="TaskNum_20_Знак"><text:span text:style-name="T18"> </text:span></text:span><text:span text:style-name="Шрифт_20_абзацу_20_за_20_замовчуванням"><text:span text:style-name="T9">Скласти <text:s/>програми обчислення значень многочленів</text:span></text:span></text:p>
      <text:p text:style-name="P2"><text:span text:style-name="Шрифт_20_абзацу_20_за_20_замовчуванням"><text:span text:style-name="T9">а) </text:span></text:span><draw:frame draw:style-name="fr1" draw:name="22" text:anchor-type="as-char" svg:width="11.959cm" style:rel-width="scale" svg:height="0.582cm" style:rel-height="scale" draw:z-index="21"><draw:object xlink:href="./Object 22" xlink:type="simple" xlink:show="embed" xlink:actuate="onLoad"/><draw:image xlink:href="./ObjectReplacements/Object 22" xlink:type="simple" xlink:show="embed" xlink:actuate="onLoad"/></draw:frame></text:p>
      <text:p text:style-name="P2"><text:span text:style-name="Шрифт_20_абзацу_20_за_20_замовчуванням"><text:span text:style-name="T9">б) </text:span></text:span><draw:frame draw:style-name="fr1" draw:name="23" text:anchor-type="as-char" svg:width="12.25cm" style:rel-width="scale" svg:height="1.614cm" style:rel-height="scale" draw:z-index="22"><draw:object xlink:href="./Object 23" xlink:type="simple" xlink:show="embed" xlink:actuate="onLoad"/><draw:image xlink:href="./ObjectReplacements/Object 23" xlink:type="simple" xlink:show="embed" xlink:actuate="onLoad"/></draw:frame><text:span text:style-name="Шрифт_20_абзацу_20_за_20_замовчуванням"><text:span text:style-name="T9"> <text:s/></text:span></text:span></text:p>
      <text:p text:style-name="P2"><text:span text:style-name="Шрифт_20_абзацу_20_за_20_замовчуванням"><text:span text:style-name="T1">в)</text:span></text:span><text:span text:style-name="Шрифт_20_абзацу_20_за_20_замовчуванням"><text:span text:style-name="T4"> <text:s/></text:span></text:span><draw:frame draw:style-name="fr1" draw:name="24" text:anchor-type="as-char" svg:width="12.647cm" style:rel-width="scale" svg:height="1.191cm" style:rel-height="scale" draw:z-index="23"><draw:object xlink:href="./Object 24" xlink:type="simple" xlink:show="embed" xlink:actuate="onLoad"/><draw:image xlink:href="./ObjectReplacements/Object 24" xlink:type="simple" xlink:show="embed" xlink:actuate="onLoad"/></draw:frame></text:p>
      <text:p text:style-name="P2"><text:span text:style-name="Шрифт_20_абзацу_20_за_20_замовчуванням"><text:span text:style-name="T1">10)</text:span></text:span><text:span text:style-name="TaskNum_20_Знак"><text:span text:style-name="T18"> </text:span></text:span><text:span text:style-name="Шрифт_20_абзацу_20_за_20_замовчуванням"><text:span text:style-name="T9">Для довільного цілого числа </text:span></text:span><draw:frame draw:style-name="fr1" draw:name="25" text:anchor-type="as-char" svg:width="1.349cm" style:rel-width="scale" svg:height="0.582cm" style:rel-height="scale" draw:z-index="24"><draw:object xlink:href="./Object 25" xlink:type="simple" xlink:show="embed" xlink:actuate="onLoad"/><draw:image xlink:href="./ObjectReplacements/Object 25" xlink:type="simple" xlink:show="embed" xlink:actuate="onLoad"/></draw:frame><text:span text:style-name="Шрифт_20_абзацу_20_за_20_замовчуванням"><text:span text:style-name="T9">знайти найбільше ціле </text:span></text:span><draw:frame draw:style-name="fr1" draw:name="26" text:anchor-type="as-char" svg:width="0.291cm" style:rel-width="scale" svg:height="0.582cm" style:rel-height="scale" draw:z-index="25"><draw:object xlink:href="./Object 26" xlink:type="simple" xlink:show="embed" xlink:actuate="onLoad"/><draw:image xlink:href="./ObjectReplacements/Object 26" xlink:type="simple" xlink:show="embed" xlink:actuate="onLoad"/></draw:frame><text:span text:style-name="Шрифт_20_абзацу_20_за_20_замовчуванням"><text:span text:style-name="T9">, при якому </text:span></text:span><draw:frame draw:style-name="fr1" draw:name="27" text:anchor-type="as-char" svg:width="1.693cm" style:rel-width="scale" svg:height="0.609cm" style:rel-height="scale" draw:z-index="26"><draw:object xlink:href="./Object 27" xlink:type="simple" xlink:show="embed" xlink:actuate="onLoad"/><draw:image xlink:href="./ObjectReplacements/Object 27" xlink:type="simple" xlink:show="embed" xlink:actuate="onLoad"/></draw:frame><text:span text:style-name="Шрифт_20_абзацу_20_за_20_замовчуванням"><text:span text:style-name="T9"> </text:span></text:span></text:p>
      <text:p text:style-name="P2"><text:span text:style-name="Шрифт_20_абзацу_20_за_20_замовчуванням"><text:span text:style-name="T1">11)</text:span></text:span><text:span text:style-name="TaskNum_20_Знак"><text:span text:style-name="T18"> </text:span></text:span><text:span text:style-name="Шрифт_20_абзацу_20_за_20_замовчуванням"><text:span text:style-name="T9">Для заданого натурального числа </text:span></text:span><draw:frame draw:style-name="fr1" draw:name="28" text:anchor-type="as-char" svg:width="0.291cm" style:rel-width="scale" svg:height="0.582cm" style:rel-height="scale" draw:z-index="27"><draw:object xlink:href="./Object 28" xlink:type="simple" xlink:show="embed" xlink:actuate="onLoad"/><draw:image xlink:href="./ObjectReplacements/Object 28" xlink:type="simple" xlink:show="embed" xlink:actuate="onLoad"/></draw:frame><text:span text:style-name="Шрифт_20_абзацу_20_за_20_замовчуванням"><text:span text:style-name="T9"> одержати найменше число вигляду </text:span></text:span><draw:frame draw:style-name="fr1" draw:name="29" text:anchor-type="as-char" svg:width="0.503cm" style:rel-width="scale" svg:height="0.582cm" style:rel-height="scale" draw:z-index="28"><draw:object xlink:href="./Object 29" xlink:type="simple" xlink:show="embed" xlink:actuate="onLoad"/><draw:image xlink:href="./ObjectReplacements/Object 29" xlink:type="simple" xlink:show="embed" xlink:actuate="onLoad"/></draw:frame><text:span text:style-name="Шрифт_20_абзацу_20_за_20_замовчуванням"><text:span text:style-name="T9">, яке перевищує </text:span></text:span><draw:frame draw:style-name="fr1" draw:name="30" text:anchor-type="as-char" svg:width="0.291cm" style:rel-width="scale" svg:height="0.582cm" style:rel-height="scale" draw:z-index="29"><draw:object xlink:href="./Object 30" xlink:type="simple" xlink:show="embed" xlink:actuate="onLoad"/><draw:image xlink:href="./ObjectReplacements/Object 30" xlink:type="simple" xlink:show="embed" xlink:actuate="onLoad"/></draw:frame><text:span text:style-name="Шрифт_20_абзацу_20_за_20_замовчуванням"><text:span text:style-name="T4">.</text:span></text:span></text:p>
      <text:p text:style-name="P2"><text:soft-page-break/><text:span text:style-name="Шрифт_20_абзацу_20_за_20_замовчуванням"><text:span text:style-name="T1">12)</text:span></text:span><text:span text:style-name="TaskNum_20_Знак"><text:span text:style-name="T18"> </text:span></text:span><text:span text:style-name="Шрифт_20_абзацу_20_за_20_замовчуванням"><text:span text:style-name="T9">Знайдіть машинний нуль для вашого компілятора, тобто таке дійсне число </text:span></text:span><draw:frame draw:style-name="fr1" draw:name="31" text:anchor-type="as-char" svg:width="1.296cm" style:rel-width="scale" svg:height="0.582cm" style:rel-height="scale" draw:z-index="30"><draw:object xlink:href="./Object 31" xlink:type="simple" xlink:show="embed" xlink:actuate="onLoad"/><draw:image xlink:href="./ObjectReplacements/Object 31" xlink:type="simple" xlink:show="embed" xlink:actuate="onLoad"/></draw:frame><text:span text:style-name="Шрифт_20_абзацу_20_за_20_замовчуванням"><text:span text:style-name="T9"> що </text:span></text:span><draw:frame draw:style-name="fr1" draw:name="32" text:anchor-type="as-char" svg:width="2.064cm" style:rel-width="scale" svg:height="0.582cm" style:rel-height="scale" draw:z-index="31"><draw:object xlink:href="./Object 32" xlink:type="simple" xlink:show="embed" xlink:actuate="onLoad"/><draw:image xlink:href="./ObjectReplacements/Object 32" xlink:type="simple" xlink:show="embed" xlink:actuate="onLoad"/></draw:frame><text:span text:style-name="Шрифт_20_абзацу_20_за_20_замовчуванням"><text:span text:style-name="T9"> буде істиною.</text:span></text:span></text:p>
      <text:p text:style-name="P2"><text:span text:style-name="Шрифт_20_абзацу_20_за_20_замовчуванням"><text:span text:style-name="T5">Вказівка: </text:span></text:span><text:span text:style-name="Шрифт_20_абзацу_20_за_20_замовчуванням"><text:span text:style-name="T9">в циклі ділить значення </text:span></text:span><draw:frame draw:style-name="fr1" draw:name="33" text:anchor-type="as-char" svg:width="0.238cm" style:rel-width="scale" svg:height="0.582cm" style:rel-height="scale" draw:z-index="32"><draw:object xlink:href="./Object 33" xlink:type="simple" xlink:show="embed" xlink:actuate="onLoad"/><draw:image xlink:href="./ObjectReplacements/Object 33" xlink:type="simple" xlink:show="embed" xlink:actuate="onLoad"/></draw:frame><text:span text:style-name="Шрифт_20_абзацу_20_за_20_замовчуванням"><text:span text:style-name="T9"> на 2 доки не виконується вказана вище рівність.</text:span></text:span></text:p>
      <text:p text:style-name="P2"><text:span text:style-name="Шрифт_20_абзацу_20_за_20_замовчуванням"><text:span text:style-name="T1">13)</text:span></text:span><text:span text:style-name="TaskNum_20_Знак"><text:span text:style-name="T18"> </text:span></text:span><text:span text:style-name="Шрифт_20_абзацу_20_за_20_замовчуванням"><text:span text:style-name="T9">Ввести послідовність наступним чином: користувачу виводиться напис “a[**]= ”, де замість ** стоїть номер числа, що вводиться. Тобто там виводяться написи “a[0]= ”, і після знаку рівності користувач вводить число, <text:s/>“a[1]= ”, <text:s/>і після знаку рівності користувач вводить число і так далі доки користувач не введе число 0. Після цього потрібно вивести суму введених чисел (масив чисел заводити необов’язково).</text:span></text:span></text:p>
      <text:p text:style-name="P2"><text:span text:style-name="Шрифт_20_абзацу_20_за_20_замовчуванням"><text:span text:style-name="T1">14)</text:span></text:span><text:span text:style-name="TaskNum_20_Знак"><text:span text:style-name="T18"> </text:span></text:span><text:span text:style-name="Шрифт_20_абзацу_20_за_20_замовчуванням"><text:span text:style-name="T9">Введіть послідовність цілих ненульових чисел (тобто введення закінчується коли ми вводимо 0) та виведіть середнє арифметичне введених чисел та середнє геометричне.</text:span></text:span></text:p>
      <text:p text:style-name="P2"><text:span text:style-name="Шрифт_20_абзацу_20_за_20_замовчуванням"><text:span text:style-name="T1">15)</text:span></text:span><text:span text:style-name="TaskNum_20_Знак"><text:span text:style-name="T18"> </text:span></text:span><text:span text:style-name="Шрифт_20_абзацу_20_за_20_замовчуванням"><text:span text:style-name="T9">Введіть послідовність цілих ненульових чисел (тобто введення закінчується коли ми вводимо 0). Визначити кількість змін знаку в цій послідовності. Наприклад, у послідовності 1, </text:span></text:span><text:span text:style-name="Шрифт_20_абзацу_20_за_20_замовчуванням"><text:span text:style-name="T15">−</text:span></text:span><text:span text:style-name="Шрифт_20_абзацу_20_за_20_замовчуванням"><text:span text:style-name="T9">34, 8,14, </text:span></text:span><text:span text:style-name="Шрифт_20_абзацу_20_за_20_замовчуванням"><text:span text:style-name="T15">−</text:span></text:span><text:span text:style-name="Шрифт_20_абзацу_20_за_20_замовчуванням"><text:span text:style-name="T9">5, 0 знак змінюється три рази.</text:span></text:span></text:p>
      <text:p text:style-name="P2"><text:span text:style-name="Шрифт_20_абзацу_20_за_20_замовчуванням"><text:span text:style-name="T1">16)</text:span></text:span><text:span text:style-name="TaskNum_20_Знак"><text:span text:style-name="T18"> </text:span></text:span><text:span text:style-name="Шрифт_20_абзацу_20_за_20_замовчуванням"><text:span text:style-name="T9">Введіть послідовність натуральних ненульових чисел (тобто введення закінчується коли ми вводимо 0). Визначити порядковий номер найменшого з них.</text:span></text:span></text:p>
      <text:p text:style-name="P2"><text:span text:style-name="Шрифт_20_абзацу_20_за_20_замовчуванням"><text:span text:style-name="T1">17)</text:span></text:span><text:span text:style-name="TaskNum_20_Знак"><text:span text:style-name="T18"> </text:span></text:span><text:span text:style-name="Шрифт_20_абзацу_20_за_20_замовчуванням"><text:span text:style-name="T9">Введіть послідовність дійсних ненульових чисел (тобто введення закінчується коли ми вводимо 0). Визначити величину найбільшого серед від`ємних членів цієї послідовності. Якщо від</text:span></text:span><text:span text:style-name="Шрифт_20_абзацу_20_за_20_замовчуванням"><text:span text:style-name="T20">’</text:span></text:span><text:span text:style-name="Шрифт_20_абзацу_20_за_20_замовчуванням"><text:span text:style-name="T9">ємних чисел немає вивести найменший серед додатних членів.</text:span></text:span></text:p>
      <text:p text:style-name="P2"><text:span text:style-name="Шрифт_20_абзацу_20_за_20_замовчуванням"><text:span text:style-name="T1">18)</text:span></text:span><text:span text:style-name="TaskNum_20_Знак"><text:span text:style-name="T18"> </text:span></text:span><text:span text:style-name="Шрифт_20_абзацу_20_за_20_замовчуванням"><text:span text:style-name="T9">Банк пропонує річну ставку по депозиту A та 15% по вкладу додаються до основної суми депозиту кожен рік. Ви кладете в цей банк D гривень. Скільки років потрібно чекати, щоб сума вкладу зросла до очікуваної суми P? </text:span></text:span></text:p>
      <text:p text:style-name="P2"><text:soft-page-break/><text:span text:style-name="Шрифт_20_абзацу_20_за_20_замовчуванням"><text:span text:style-name="T1">19)</text:span></text:span><text:span text:style-name="TaskNum_20_Знак"><text:span text:style-name="T18"> </text:span></text:span><text:span text:style-name="Шрифт_20_абзацу_20_за_20_замовчуванням"><text:span text:style-name="T9">Скласти <text:s/>програми для обчислення елементів послідовностей. Операцію піднесення до степені та функцію обчислення факторіалу не використовувати. </text:span></text:span></text:p>
      <text:p text:style-name="P2"><text:span text:style-name="Шрифт_20_абзацу_20_за_20_замовчуванням"><text:span text:style-name="T9">а) </text:span></text:span><draw:frame draw:style-name="fr1" draw:name="34" text:anchor-type="as-char" svg:width="3.625cm" style:rel-width="scale" svg:height="1.191cm" style:rel-height="scale" draw:z-index="33"><draw:object xlink:href="./Object 34" xlink:type="simple" xlink:show="embed" xlink:actuate="onLoad"/><draw:image xlink:href="./ObjectReplacements/Object 34" xlink:type="simple" xlink:show="embed" xlink:actuate="onLoad"/></draw:frame><text:span text:style-name="Шрифт_20_абзацу_20_за_20_замовчуванням"><text:span text:style-name="T9"> <text:s text:c="25"/>д)</text:span></text:span><text:span text:style-name="Шрифт_20_абзацу_20_за_20_замовчуванням"><text:span text:style-name="T1"> </text:span></text:span><draw:frame draw:style-name="fr1" draw:name="35" text:anchor-type="as-char" svg:width="4.18cm" style:rel-width="scale" svg:height="1.296cm" style:rel-height="scale" draw:z-index="34"><draw:object xlink:href="./Object 35" xlink:type="simple" xlink:show="embed" xlink:actuate="onLoad"/><draw:image xlink:href="./ObjectReplacements/Object 35" xlink:type="simple" xlink:show="embed" xlink:actuate="onLoad"/></draw:frame><text:span text:style-name="Шрифт_20_абзацу_20_за_20_замовчуванням"><text:span text:style-name="T9">;</text:span></text:span></text:p>
      <text:p text:style-name="P2"><text:span text:style-name="Шрифт_20_абзацу_20_за_20_замовчуванням"><text:span text:style-name="T9">б)</text:span></text:span><text:span text:style-name="Шрифт_20_абзацу_20_за_20_замовчуванням"><text:span text:style-name="T1"> </text:span></text:span><draw:frame draw:style-name="fr1" draw:name="36" text:anchor-type="as-char" svg:width="4.921cm" style:rel-width="scale" svg:height="1.191cm" style:rel-height="scale" draw:z-index="35"><draw:object xlink:href="./Object 36" xlink:type="simple" xlink:show="embed" xlink:actuate="onLoad"/><draw:image xlink:href="./ObjectReplacements/Object 36" xlink:type="simple" xlink:show="embed" xlink:actuate="onLoad"/></draw:frame><text:span text:style-name="Шрифт_20_абзацу_20_за_20_замовчуванням"><text:span text:style-name="T9"> <text:s text:c="17"/>е) </text:span></text:span><draw:frame draw:style-name="fr1" draw:name="37" text:anchor-type="as-char" svg:width="5.054cm" style:rel-width="scale" svg:height="1.296cm" style:rel-height="scale" draw:z-index="36"><draw:object xlink:href="./Object 37" xlink:type="simple" xlink:show="embed" xlink:actuate="onLoad"/><draw:image xlink:href="./ObjectReplacements/Object 37" xlink:type="simple" xlink:show="embed" xlink:actuate="onLoad"/></draw:frame><text:span text:style-name="Шрифт_20_абзацу_20_за_20_замовчуванням"><text:span text:style-name="T9">;</text:span></text:span></text:p>
      <text:p text:style-name="P2"><text:span text:style-name="Шрифт_20_абзацу_20_за_20_замовчуванням"><text:span text:style-name="T9">в) </text:span></text:span><draw:frame draw:style-name="fr1" draw:name="38" text:anchor-type="as-char" svg:width="3.625cm" style:rel-width="scale" svg:height="1.191cm" style:rel-height="scale" draw:z-index="37"><draw:object xlink:href="./Object 38" xlink:type="simple" xlink:show="embed" xlink:actuate="onLoad"/><draw:image xlink:href="./ObjectReplacements/Object 38" xlink:type="simple" xlink:show="embed" xlink:actuate="onLoad"/></draw:frame><text:span text:style-name="Шрифт_20_абзацу_20_за_20_замовчуванням"><text:span text:style-name="T9"> <text:s text:c="25"/>ж) </text:span></text:span><draw:frame draw:style-name="fr1" draw:name="39" text:anchor-type="as-char" svg:width="5.106cm" style:rel-width="scale" svg:height="1.296cm" style:rel-height="scale" draw:z-index="38"><draw:object xlink:href="./Object 39" xlink:type="simple" xlink:show="embed" xlink:actuate="onLoad"/><draw:image xlink:href="./ObjectReplacements/Object 39" xlink:type="simple" xlink:show="embed" xlink:actuate="onLoad"/></draw:frame><text:span text:style-name="Шрифт_20_абзацу_20_за_20_замовчуванням"><text:span text:style-name="T9">;</text:span></text:span></text:p>
      <text:p text:style-name="P2"><text:span text:style-name="Шрифт_20_абзацу_20_за_20_замовчуванням"><text:span text:style-name="T9">г) </text:span></text:span><draw:frame draw:style-name="fr1" draw:name="40" text:anchor-type="as-char" svg:width="4.921cm" style:rel-width="scale" svg:height="1.191cm" style:rel-height="scale" draw:z-index="39"><draw:object xlink:href="./Object 40" xlink:type="simple" xlink:show="embed" xlink:actuate="onLoad"/><draw:image xlink:href="./ObjectReplacements/Object 40" xlink:type="simple" xlink:show="embed" xlink:actuate="onLoad"/></draw:frame><text:span text:style-name="Шрифт_20_абзацу_20_за_20_замовчуванням"><text:span text:style-name="T9"> <text:s text:c="17"/>з) </text:span></text:span><draw:frame draw:style-name="fr1" draw:name="41" text:anchor-type="as-char" svg:width="5.583cm" style:rel-width="scale" svg:height="1.296cm" style:rel-height="scale" draw:z-index="40"><draw:object xlink:href="./Object 41" xlink:type="simple" xlink:show="embed" xlink:actuate="onLoad"/><draw:image xlink:href="./ObjectReplacements/Object 41" xlink:type="simple" xlink:show="embed" xlink:actuate="onLoad"/></draw:frame></text:p>
      <text:p text:style-name="P2"><text:span text:style-name="TaskNum_20_Знак"><text:span text:style-name="T18">20) </text:span></text:span><text:span text:style-name="Шрифт_20_абзацу_20_за_20_замовчуванням"><text:span text:style-name="T9">Задане натуральне число </text:span></text:span><text:span text:style-name="Шрифт_20_абзацу_20_за_20_замовчуванням"><text:span text:style-name="T4">n</text:span></text:span><text:span text:style-name="Шрифт_20_абзацу_20_за_20_замовчуванням"><text:span text:style-name="T9">. Скласти програми обчислення добутків</text:span></text:span></text:p>
      <text:p text:style-name="P2"><text:span text:style-name="Шрифт_20_абзацу_20_за_20_замовчуванням"><text:span text:style-name="T9">а) </text:span></text:span><draw:frame draw:style-name="fr1" draw:name="42" text:anchor-type="as-char" svg:width="6.055cm" style:rel-width="scale" svg:height="1.168cm" style:rel-height="scale" draw:z-index="41"><draw:object xlink:href="./Object 42" xlink:type="simple" xlink:show="embed" xlink:actuate="onLoad"/><draw:image xlink:href="./ObjectReplacements/Object 42" xlink:type="simple" xlink:show="embed" xlink:actuate="onLoad"/></draw:frame><text:span text:style-name="Шрифт_20_абзацу_20_за_20_замовчуванням"><text:span text:style-name="T9"> </text:span></text:span></text:p>
      <text:p text:style-name="P2"><text:span text:style-name="Шрифт_20_абзацу_20_за_20_замовчуванням"><text:span text:style-name="T9">б) </text:span></text:span><draw:frame draw:style-name="fr1" draw:name="43" text:anchor-type="as-char" svg:width="6.204cm" style:rel-width="scale" svg:height="1.168cm" style:rel-height="scale" draw:z-index="42"><draw:object xlink:href="./Object 43" xlink:type="simple" xlink:show="embed" xlink:actuate="onLoad"/><draw:image xlink:href="./ObjectReplacements/Object 43" xlink:type="simple" xlink:show="embed" xlink:actuate="onLoad"/></draw:frame></text:p>
      <text:p text:style-name="P2"><text:span text:style-name="Шрифт_20_абзацу_20_за_20_замовчуванням"><text:span text:style-name="T1">21)</text:span></text:span><text:span text:style-name="TaskNum_20_Знак"><text:span text:style-name="T18"> </text:span></text:span><text:span text:style-name="Шрифт_20_абзацу_20_за_20_замовчуванням"><text:span text:style-name="T9">Скласти <text:s/>програму друку таблиці значень функції </text:span></text:span><draw:frame draw:style-name="fr1" draw:name="44" text:anchor-type="as-char" svg:width="1.958cm" style:rel-width="scale" svg:height="0.582cm" style:rel-height="scale" draw:z-index="43"><draw:object xlink:href="./Object 44" xlink:type="simple" xlink:show="embed" xlink:actuate="onLoad"/><draw:image xlink:href="./ObjectReplacements/Object 44" xlink:type="simple" xlink:show="embed" xlink:actuate="onLoad"/></draw:frame><text:span text:style-name="Шрифт_20_абзацу_20_за_20_замовчуванням"><text:span text:style-name="T1"> </text:span></text:span><text:span text:style-name="Шрифт_20_абзацу_20_за_20_замовчуванням"><text:span text:style-name="T9">на відрізку [0,1] з кроком </text:span></text:span><draw:frame draw:style-name="fr1" draw:name="45" text:anchor-type="as-char" svg:width="1.667cm" style:rel-width="scale" svg:height="0.582cm" style:rel-height="scale" draw:z-index="44"><draw:object xlink:href="./Object 45" xlink:type="simple" xlink:show="embed" xlink:actuate="onLoad"/><draw:image xlink:href="./ObjectReplacements/Object 45" xlink:type="simple" xlink:show="embed" xlink:actuate="onLoad"/></draw:frame></text:p>
      <text:p text:style-name="P2"><text:span text:style-name="Шрифт_20_абзацу_20_за_20_замовчуванням"><text:span text:style-name="T1">22)</text:span></text:span><text:span text:style-name="TaskNum_20_Знак"><text:span text:style-name="T18"> </text:span></text:span><text:span text:style-name="Шрифт_20_абзацу_20_за_20_замовчуванням"><text:span text:style-name="T9">Скласти <text:s/>програму визначення кількості тризначних натуральних чисел, сума цифр яких дорівнює </text:span></text:span><draw:frame draw:style-name="fr1" draw:name="46" text:anchor-type="as-char" svg:width="2.117cm" style:rel-width="scale" svg:height="0.582cm" style:rel-height="scale" draw:z-index="45"><draw:object xlink:href="./Object 46" xlink:type="simple" xlink:show="embed" xlink:actuate="onLoad"/><draw:image xlink:href="./ObjectReplacements/Object 46" xlink:type="simple" xlink:show="embed" xlink:actuate="onLoad"/></draw:frame><text:span text:style-name="Шрифт_20_абзацу_20_за_20_замовчуванням"><text:span text:style-name="T9"> Операцію ділення не використовувати.</text:span></text:span></text:p>
      <text:p text:style-name="P2"><text:span text:style-name="Шрифт_20_абзацу_20_за_20_замовчуванням"><text:span text:style-name="T1">23)</text:span></text:span><text:span text:style-name="TaskNum_20_Знак"><text:span text:style-name="T18"> </text:span></text:span><text:span text:style-name="Шрифт_20_абзацу_20_за_20_замовчуванням"><text:span text:style-name="T9">Дано </text:span></text:span><text:span text:style-name="Шрифт_20_абзацу_20_за_20_замовчуванням"><text:span text:style-name="T4">n</text:span></text:span><text:span text:style-name="Шрифт_20_абзацу_20_за_20_замовчуванням"><text:span text:style-name="T9"> цілих чисел. Скласти <text:s/>програму, що визначає, скільки з них більші за своїх "сусідів", тобто попереднього та наступного чисел.</text:span></text:span></text:p>
      <text:p text:style-name="P2"><text:span text:style-name="Шрифт_20_абзацу_20_за_20_замовчуванням"><text:span text:style-name="T1">24)</text:span></text:span><text:span text:style-name="TaskNum_20_Знак"><text:span text:style-name="T18"> </text:span></text:span><text:span text:style-name="Шрифт_20_абзацу_20_за_20_замовчуванням"><text:span text:style-name="T9">Задані натуральне число </text:span></text:span><text:span text:style-name="Шрифт_20_абзацу_20_за_20_замовчуванням"><text:span text:style-name="T4">n</text:span></text:span><text:span text:style-name="Шрифт_20_абзацу_20_за_20_замовчуванням"><text:span text:style-name="T9">, дійсні числа </text:span></text:span><draw:frame draw:style-name="fr1" draw:name="47" text:anchor-type="as-char" svg:width="1.693cm" style:rel-width="scale" svg:height="0.582cm" style:rel-height="scale" draw:z-index="46"><draw:object xlink:href="./Object 47" xlink:type="simple" xlink:show="embed" xlink:actuate="onLoad"/><draw:image xlink:href="./ObjectReplacements/Object 47" xlink:type="simple" xlink:show="embed" xlink:actuate="onLoad"/></draw:frame><text:span text:style-name="Шрифт_20_абзацу_20_за_20_замовчуванням"><text:span text:style-name="T9"> Скласти <text:s/>програму визначення</text:span></text:span></text:p>
      <text:p text:style-name="P2"><text:span text:style-name="Шрифт_20_абзацу_20_за_20_замовчуванням"><text:span text:style-name="T9">а) </text:span></text:span><draw:frame draw:style-name="fr1" draw:name="48" text:anchor-type="as-char" svg:width="3.916cm" style:rel-width="scale" svg:height="0.582cm" style:rel-height="scale" draw:z-index="47"><draw:object xlink:href="./Object 48" xlink:type="simple" xlink:show="embed" xlink:actuate="onLoad"/><draw:image xlink:href="./ObjectReplacements/Object 48" xlink:type="simple" xlink:show="embed" xlink:actuate="onLoad"/></draw:frame><text:span text:style-name="Шрифт_20_абзацу_20_за_20_замовчуванням"><text:span text:style-name="T9"> <text:s text:c="14"/>де </text:span></text:span><draw:frame draw:style-name="fr1" draw:name="49" text:anchor-type="as-char" svg:width="6.297cm" style:rel-width="scale" svg:height="1.164cm" style:rel-height="scale" draw:z-index="48"><draw:object xlink:href="./Object 49" xlink:type="simple" xlink:show="embed" xlink:actuate="onLoad"/><draw:image xlink:href="./ObjectReplacements/Object 49" xlink:type="simple" xlink:show="embed" xlink:actuate="onLoad"/></draw:frame><text:span text:style-name="Шрифт_20_абзацу_20_за_20_замовчуванням"><text:span text:style-name="T9">; </text:span></text:span></text:p>
      <text:p text:style-name="P2"><text:soft-page-break/><text:span text:style-name="Шрифт_20_абзацу_20_за_20_замовчуванням"><text:span text:style-name="T9">б) </text:span></text:span><draw:frame draw:style-name="fr1" draw:name="50" text:anchor-type="as-char" svg:width="3.836cm" style:rel-width="scale" svg:height="0.582cm" style:rel-height="scale" draw:z-index="49"><draw:object xlink:href="./Object 50" xlink:type="simple" xlink:show="embed" xlink:actuate="onLoad"/><draw:image xlink:href="./ObjectReplacements/Object 50" xlink:type="simple" xlink:show="embed" xlink:actuate="onLoad"/></draw:frame><text:span text:style-name="Шрифт_20_абзацу_20_за_20_замовчуванням"><text:span text:style-name="T9"> <text:s text:c="4"/>де </text:span></text:span><draw:frame draw:style-name="fr1" draw:name="51" text:anchor-type="as-char" svg:width="5.927cm" style:rel-width="scale" svg:height="1.138cm" style:rel-height="scale" draw:z-index="50"><draw:object xlink:href="./Object 51" xlink:type="simple" xlink:show="embed" xlink:actuate="onLoad"/><draw:image xlink:href="./ObjectReplacements/Object 51" xlink:type="simple" xlink:show="embed" xlink:actuate="onLoad"/></draw:frame><text:span text:style-name="Шрифт_20_абзацу_20_за_20_замовчуванням"><text:span text:style-name="T9">;</text:span></text:span></text:p>
      <text:p text:style-name="P6"><text:span text:style-name="Шрифт_20_абзацу_20_за_20_замовчуванням"><text:span text:style-name="T1">в) </text:span></text:span><draw:frame draw:style-name="fr1" draw:name="52" text:anchor-type="as-char" svg:width="3.625cm" style:rel-width="scale" svg:height="0.582cm" style:rel-height="scale" draw:z-index="51"><draw:object xlink:href="./Object 52" xlink:type="simple" xlink:show="embed" xlink:actuate="onLoad"/><draw:image xlink:href="./ObjectReplacements/Object 52" xlink:type="simple" xlink:show="embed" xlink:actuate="onLoad"/></draw:frame><text:span text:style-name="Шрифт_20_абзацу_20_за_20_замовчуванням"><text:span text:style-name="T1"> <text:s text:c="4"/>де </text:span></text:span><draw:frame draw:style-name="fr1" draw:name="53" text:anchor-type="as-char" svg:width="5.927cm" style:rel-width="scale" svg:height="1.191cm" style:rel-height="scale" draw:z-index="52"><draw:object xlink:href="./Object 53" xlink:type="simple" xlink:show="embed" xlink:actuate="onLoad"/><draw:image xlink:href="./ObjectReplacements/Object 53" xlink:type="simple" xlink:show="embed" xlink:actuate="onLoad"/></draw:frame></text:p>
      <text:p text:style-name="P10">25) Дано натуральне число n. Викинути із запису числа n цифри 0 і 5, залишивши порядок інших цифр. Наприклад, з числа 59015509 повинно вийти 919.</text:p>
      <text:p text:style-name="P10">26) Знайти період десяткового дробу для відношення n/m для заданих натуральних чисел <text:s/>n та m.</text:p>
      <text:p text:style-name="P7">27*) Скоротити дріб n/m для заданих цілого числа n та натурального числа m.</text:p>
      <text:p text:style-name="P7">28*) Ввести натуральні числа a і b та натуральне число n. Чи можна представити число n у вигляді n= k*a + m*b, де <text:s/>k та m — натуральні числа? Якщо можна — то знайдіть такі числа <text:s/>k та m, що мають найменшу суму модулів.</text:p>
      <text:p text:style-name="P7">29) Представити дане натуральне число як суму двох квадратів натуральних чисел. Якщо це неможливо представити як суму трьох квадратів. Якщо і це неможливо, представити у вигляді суми чотирьох квадратів натуральних чисел. </text:p>
      <text:p text:style-name="P6"><text:span text:style-name="Шрифт_20_абзацу_20_за_20_замовчуванням"><text:span text:style-name="T1">30) Знайти всі цілі корені кубічного рівняння . Вказівка: цілі корені повинні бути дільниками (від</text:span></text:span><text:span text:style-name="Шрифт_20_абзацу_20_за_20_замовчуванням"><text:span text:style-name="T21">’</text:span></text:span><text:span text:style-name="Шрифт_20_абзацу_20_за_20_замовчуванням"><text:span text:style-name="T1">ємними або додатними дільниками вільного члену d). </text:span></text:span></text:p>
      <text:p text:style-name="P7">31) Напишіть функцію, яка розраховує для даного натурального числа n значення функції Ойлера (кількість чисел від 1 до n, взаємно простих з n).</text:p>
      <text:p text:style-name="P6"><text:span text:style-name="Шрифт_20_абзацу_20_за_20_замовчуванням"><text:span text:style-name="T1">32*) Ввести натуральне число </text:span></text:span><draw:frame draw:style-name="fr1" draw:name="54" text:anchor-type="as-char" svg:width="1.217cm" style:rel-width="scale" svg:height="0.582cm" style:rel-height="scale" draw:z-index="53"><draw:object xlink:href="./Object 54" xlink:type="simple" xlink:show="embed" xlink:actuate="onLoad"/><draw:image xlink:href="./ObjectReplacements/Object 54" xlink:type="simple" xlink:show="embed" xlink:actuate="onLoad"/></draw:frame><text:span text:style-name="Шрифт_20_абзацу_20_за_20_замовчуванням"><text:span text:style-name="T1"> та натуральне число m. Знайдіть мінімальну кількість натуральних чисел вигляду </text:span></text:span><draw:frame draw:style-name="fr1" draw:name="55" text:anchor-type="as-char" svg:width="0.767cm" style:rel-width="scale" svg:height="0.609cm" style:rel-height="scale" draw:z-index="54"><draw:object xlink:href="./Object 55" xlink:type="simple" xlink:show="embed" xlink:actuate="onLoad"/><draw:image xlink:href="./ObjectReplacements/Object 55" xlink:type="simple" xlink:show="embed" xlink:actuate="onLoad"/></draw:frame><text:span text:style-name="Шрифт_20_абзацу_20_за_20_замовчуванням"><text:span text:style-name="T1"> (d-ступенів натуральних чисел) сума яких дорівнює m. <text:s/></text:span></text:span></text:p>
      <text:list xml:id="list5591716878460728264" text:style-name="L2">
        <text:list-item>
          <text:list>
            <text:list-item>
              <text:list>
                <text:list-item>
                  <text:p text:style-name="P19">Рекурентні співвідношення</text:p>
                </text:list-item>
              </text:list>
            </text:list-item>
          </text:list>
        </text:list-item>
      </text:list>
      <text:p text:style-name="P11"/>
      <text:p text:style-name="P13"><text:soft-page-break/><text:span text:style-name="Шрифт_20_абзацу_20_за_20_замовчуванням"><text:span text:style-name="T20">1) </text:span></text:span><text:span text:style-name="Шрифт_20_абзацу_20_за_20_замовчуванням"><text:span text:style-name="T9">Числами Фібоначчі називається числова послідовність </text:span></text:span><draw:frame draw:style-name="fr1" draw:name="56" text:anchor-type="as-char" svg:width="0.847cm" style:rel-width="scale" svg:height="0.582cm" style:rel-height="scale" draw:z-index="55"><draw:object xlink:href="./Object 56" xlink:type="simple" xlink:show="embed" xlink:actuate="onLoad"/><draw:image xlink:href="./ObjectReplacements/Object 56" xlink:type="simple" xlink:show="embed" xlink:actuate="onLoad"/></draw:frame><text:span text:style-name="Шрифт_20_абзацу_20_за_20_замовчуванням"><text:span text:style-name="T9">, задана рекурентним співвідношенням другого порядку </text:span></text:span><draw:frame draw:style-name="fr1" draw:name="57" text:anchor-type="as-char" svg:width="8.625cm" style:rel-width="scale" svg:height="0.582cm" style:rel-height="scale" draw:z-index="56"><draw:object xlink:href="./Object 57" xlink:type="simple" xlink:show="embed" xlink:actuate="onLoad"/><draw:image xlink:href="./ObjectReplacements/Object 57" xlink:type="simple" xlink:show="embed" xlink:actuate="onLoad"/></draw:frame><text:span text:style-name="Шрифт_20_абзацу_20_за_20_замовчуванням"><text:span text:style-name="T9">. Скласти функцію для обчислення </text:span></text:span><draw:frame draw:style-name="fr1" draw:name="58" text:anchor-type="as-char" svg:width="0.582cm" style:rel-width="scale" svg:height="0.582cm" style:rel-height="scale" draw:z-index="57"><draw:object xlink:href="./Object 58" xlink:type="simple" xlink:show="embed" xlink:actuate="onLoad"/><draw:image xlink:href="./ObjectReplacements/Object 58" xlink:type="simple" xlink:show="embed" xlink:actuate="onLoad"/></draw:frame><text:span text:style-name="Шрифт_20_абзацу_20_за_20_замовчуванням"><text:span text:style-name="T9"> за номером члену.</text:span></text:span></text:p>
      <text:p text:style-name="P13"><text:span text:style-name="Шрифт_20_абзацу_20_за_20_замовчуванням"><text:span text:style-name="T12">2) </text:span></text:span><text:span text:style-name="Шрифт_20_абзацу_20_за_20_замовчуванням"><text:span text:style-name="T9">Маємо дійсне число </text:span></text:span><text:span text:style-name="Шрифт_20_абзацу_20_за_20_замовчуванням"><text:span text:style-name="T4">a</text:span></text:span><text:span text:style-name="Шрифт_20_абзацу_20_за_20_замовчуванням"><text:span text:style-name="T9">. Скласти <text:s/>програми обчислення:</text:span></text:span></text:p>
      <text:p text:style-name="P13"><text:span text:style-name="Шрифт_20_абзацу_20_за_20_замовчуванням"><text:span text:style-name="T9">а) <text:s/>серед чисел </text:span></text:span><draw:frame draw:style-name="fr1" draw:name="59" text:anchor-type="as-char" svg:width="4.419cm" style:rel-width="scale" svg:height="1.111cm" style:rel-height="scale" draw:z-index="58"><draw:object xlink:href="./Object 59" xlink:type="simple" xlink:show="embed" xlink:actuate="onLoad"/><draw:image xlink:href="./ObjectReplacements/Object 59" xlink:type="simple" xlink:show="embed" xlink:actuate="onLoad"/></draw:frame><text:span text:style-name="Шрифт_20_абзацу_20_за_20_замовчуванням"><text:span text:style-name="T9"> перш</text:span></text:span><text:span text:style-name="Шрифт_20_абзацу_20_за_20_замовчуванням"><text:span text:style-name="T12">ий член</text:span></text:span><text:span text:style-name="Шрифт_20_абзацу_20_за_20_замовчуванням"><text:span text:style-name="T9">, більш</text:span></text:span><text:span text:style-name="Шрифт_20_абзацу_20_за_20_замовчуванням"><text:span text:style-name="T12">ий</text:span></text:span><text:span text:style-name="Шрифт_20_абзацу_20_за_20_замовчуванням"><text:span text:style-name="T9"> за </text:span></text:span><text:span text:style-name="Шрифт_20_абзацу_20_за_20_замовчуванням"><text:span text:style-name="T4">a;</text:span></text:span></text:p>
      <text:p text:style-name="P12"><text:span text:style-name="Шрифт_20_абзацу_20_за_20_замовчуванням"><text:span text:style-name="T9">б) <text:s/>такого найменш</text:span></text:span><text:span text:style-name="Шрифт_20_абзацу_20_за_20_замовчуванням"><text:span text:style-name="T12">е</text:span></text:span><text:span text:style-name="Шрифт_20_абзацу_20_за_20_замовчуванням"><text:span text:style-name="T9"> </text:span></text:span><text:span text:style-name="Шрифт_20_абзацу_20_за_20_замовчуванням"><text:span text:style-name="T12">n</text:span></text:span><text:span text:style-name="Шрифт_20_абзацу_20_за_20_замовчуванням"><text:span text:style-name="T9">, що <text:s/></text:span></text:span><draw:frame draw:style-name="fr1" draw:name="60" text:anchor-type="as-char" svg:width="4.022cm" style:rel-width="scale" svg:height="1.111cm" style:rel-height="scale" draw:z-index="59"><draw:object xlink:href="./Object 62" xlink:type="simple" xlink:show="embed" xlink:actuate="onLoad"/><draw:image xlink:href="./ObjectReplacements/Object 62" xlink:type="simple" xlink:show="embed" xlink:actuate="onLoad"/></draw:frame></text:p>
      <text:list xml:id="list111812902972840" text:style-name="L1">
        <text:list-header>
          <text:p text:style-name="P20"><text:span text:style-name="Шрифт_20_абзацу_20_за_20_замовчуванням"><text:span text:style-name="T12">3) </text:span></text:span><text:span text:style-name="Шрифт_20_абзацу_20_за_20_замовчуванням"><text:span text:style-name="T9">Введіть натуральне число n. Далі утворить рекурентну послідовність </text:span></text:span><draw:frame draw:style-name="fr1" draw:name="61" text:anchor-type="as-char" svg:width="0.423cm" style:rel-width="scale" svg:height="0.582cm" style:rel-height="scale" draw:z-index="60"><draw:object xlink:href="./Object 63" xlink:type="simple" xlink:show="embed" xlink:actuate="onLoad"/><draw:image xlink:href="./ObjectReplacements/Object 63" xlink:type="simple" xlink:show="embed" xlink:actuate="onLoad"/></draw:frame><text:span text:style-name="Шрифт_20_абзацу_20_за_20_замовчуванням"><text:span text:style-name="T9"> за наступним правилом: </text:span></text:span><draw:frame draw:style-name="fr1" draw:name="62" text:anchor-type="as-char" svg:width="1.429cm" style:rel-width="scale" svg:height="0.582cm" style:rel-height="scale" draw:z-index="149"><draw:object xlink:href="./Object 64" xlink:type="simple" xlink:show="embed" xlink:actuate="onLoad"/><draw:image xlink:href="./ObjectReplacements/Object 64" xlink:type="simple" xlink:show="embed" xlink:actuate="onLoad"/></draw:frame><text:span text:style-name="Шрифт_20_абзацу_20_за_20_замовчуванням"><text:span text:style-name="T9">. <text:s/>Якщо <text:s text:c="2"/></text:span></text:span><draw:frame draw:style-name="fr1" draw:name="63" text:anchor-type="as-char" svg:width="0.529cm" style:rel-width="scale" svg:height="0.582cm" style:rel-height="scale" draw:z-index="150"><draw:object xlink:href="./Object 65" xlink:type="simple" xlink:show="embed" xlink:actuate="onLoad"/><draw:image xlink:href="./ObjectReplacements/Object 65" xlink:type="simple" xlink:show="embed" xlink:actuate="onLoad"/></draw:frame><text:span text:style-name="Шрифт_20_абзацу_20_за_20_замовчуванням"><text:span text:style-name="T9"> парне, то </text:span></text:span><text:span text:style-name="Шрифт_20_абзацу_20_за_20_замовчуванням"><text:span text:style-name="T9"><draw:frame draw:style-name="fr1" draw:name="Объект1" text:anchor-type="as-char" svg:width="2.163cm" style:rel-width="scale" svg:height="0.533cm" style:rel-height="scale" draw:z-index="151"><draw:object xlink:href="./Object 157" xlink:type="simple" xlink:show="embed" xlink:actuate="onLoad"/><draw:image xlink:href="./ObjectReplacements/Object 157" xlink:type="simple" xlink:show="embed" xlink:actuate="onLoad"/><svg:desc>формула</svg:desc></draw:frame></text:span></text:span><text:span text:style-name="Шрифт_20_абзацу_20_за_20_замовчуванням"><text:span text:style-name="T9"> , якщо — непарне, то</text:span></text:span><text:span text:style-name="Шрифт_20_абзацу_20_за_20_замовчуванням"><text:span text:style-name="T9"><draw:frame draw:style-name="fr1" draw:name="64" text:anchor-type="as-char" svg:width="2.528cm" style:rel-width="scale" svg:height="0.533cm" style:rel-height="scale" draw:z-index="152"><draw:object xlink:href="./Object 66" xlink:type="simple" xlink:show="embed" xlink:actuate="onLoad"/><draw:image xlink:href="./ObjectReplacements/Object 66" xlink:type="simple" xlink:show="embed" xlink:actuate="onLoad"/></draw:frame></text:span></text:span><text:span text:style-name="Шрифт_20_абзацу_20_за_20_замовчуванням"><text:span text:style-name="T9">. Доведіть, що для n&lt;1000 ця послідовність буду </text:span></text:span><text:span text:style-name="Шрифт_20_абзацу_20_за_20_замовчуванням"><text:span text:style-name="T14">збігатися до</text:span></text:span><text:span text:style-name="Шрифт_20_абзацу_20_за_20_замовчуванням"><text:span text:style-name="T9"> одиниці. Знайдіть серед цих </text:span></text:span><text:span text:style-name="Шрифт_20_абзацу_20_за_20_замовчуванням"><text:span text:style-name="T20">n </text:span></text:span><text:span text:style-name="Шрифт_20_абзацу_20_за_20_замовчуванням"><text:span text:style-name="T9">число, якому потрібно максимальна кількість </text:span></text:span><text:span text:style-name="Шрифт_20_абзацу_20_за_20_замовчуванням"><text:span text:style-name="T14">ітерацій</text:span></text:span><text:span text:style-name="Шрифт_20_абзацу_20_за_20_замовчуванням"><text:span text:style-name="T9"> для досягнення одиниці.</text:span></text:span></text:p>
        </text:list-header>
      </text:list>
      <text:p text:style-name="P2"/>
      <text:list xml:id="list140807197982779" text:continue-numbering="true" text:style-name="L1">
        <text:list-header>
          <text:p text:style-name="P20"><text:span text:style-name="Шрифт_20_абзацу_20_за_20_замовчуванням"><text:span text:style-name="T12">4) </text:span></text:span><text:span text:style-name="Шрифт_20_абзацу_20_за_20_замовчуванням"><text:span text:style-name="T9">Скласти <text:s/>програми для обчислення добутків:</text:span></text:span></text:p>
        </text:list-header>
      </text:list>
      <text:p text:style-name="P12"><text:span text:style-name="Шрифт_20_абзацу_20_за_20_замовчуванням"><text:span text:style-name="T9">а)</text:span></text:span><text:span text:style-name="Шрифт_20_абзацу_20_за_20_замовчуванням"><text:span text:style-name="T1"> </text:span></text:span><draw:frame draw:style-name="fr1" draw:name="65" text:anchor-type="as-char" svg:width="3.81cm" style:rel-width="scale" svg:height="1.614cm" style:rel-height="scale" draw:z-index="61"><draw:object xlink:href="./Object 67" xlink:type="simple" xlink:show="embed" xlink:actuate="onLoad"/><draw:image xlink:href="./ObjectReplacements/Object 67" xlink:type="simple" xlink:show="embed" xlink:actuate="onLoad"/></draw:frame><text:span text:style-name="Шрифт_20_абзацу_20_за_20_замовчуванням"><text:span text:style-name="T9"> <text:s text:c="9"/>б) </text:span></text:span><draw:frame draw:style-name="fr1" draw:name="66" text:anchor-type="as-char" svg:width="3.678cm" style:rel-width="scale" svg:height="1.614cm" style:rel-height="scale" draw:z-index="62"><draw:object xlink:href="./Object 68" xlink:type="simple" xlink:show="embed" xlink:actuate="onLoad"/><draw:image xlink:href="./ObjectReplacements/Object 68" xlink:type="simple" xlink:show="embed" xlink:actuate="onLoad"/></draw:frame><text:span text:style-name="Шрифт_20_абзацу_20_за_20_замовчуванням"><text:span text:style-name="T9"> <text:s text:c="2"/></text:span></text:span></text:p>
      <text:p text:style-name="P12"><text:span text:style-name="Шрифт_20_абзацу_20_за_20_замовчуванням"><text:span text:style-name="T9">в) </text:span></text:span><draw:frame draw:style-name="fr1" draw:name="67" text:anchor-type="as-char" svg:width="3.21cm" style:rel-width="scale" svg:height="1.041cm" style:rel-height="scale" draw:z-index="63"><draw:object xlink:href="./Object 69" xlink:type="simple" xlink:show="embed" xlink:actuate="onLoad"/><draw:image xlink:href="./ObjectReplacements/Object 69" xlink:type="simple" xlink:show="embed" xlink:actuate="onLoad"/></draw:frame><text:span text:style-name="Шрифт_20_абзацу_20_за_20_замовчуванням"><text:span text:style-name="T9">; <text:s text:c="10"/>г) </text:span></text:span><draw:frame draw:style-name="fr1" draw:name="68" text:anchor-type="as-char" svg:width="2.958cm" style:rel-width="scale" svg:height="1.06cm" style:rel-height="scale" draw:z-index="64"><draw:object xlink:href="./Object 70" xlink:type="simple" xlink:show="embed" xlink:actuate="onLoad"/><draw:image xlink:href="./ObjectReplacements/Object 70" xlink:type="simple" xlink:show="embed" xlink:actuate="onLoad"/></draw:frame><text:span text:style-name="Шрифт_20_абзацу_20_за_20_замовчуванням"><text:span text:style-name="T9"> <text:s/></text:span></text:span></text:p>
      <text:list xml:id="list140808308713580" text:continue-numbering="true" text:style-name="L1">
        <text:list-header>
          <text:p text:style-name="P20"><text:span text:style-name="Шрифт_20_абзацу_20_за_20_замовчуванням"><text:span text:style-name="T7">Вказівка</text:span></text:span><text:span text:style-name="Шрифт_20_абзацу_20_за_20_замовчуванням"><text:span text:style-name="T9">. Добуток </text:span></text:span><text:span text:style-name="Шрифт_20_абзацу_20_за_20_замовчуванням"><text:span text:style-name="T4">P</text:span></text:span><text:span text:style-name="Шрифт_20_абзацу_20_за_20_замовчуванням"><text:span text:style-name="T22">n</text:span></text:span><text:span text:style-name="Шрифт_20_абзацу_20_за_20_замовчуванням"><text:span text:style-name="T9"> обчислити за допомогою рекурентного співвідношення </text:span></text:span><draw:frame draw:style-name="fr1" draw:name="69" text:anchor-type="as-char" svg:width="1.508cm" style:rel-width="scale" svg:height="0.582cm" style:rel-height="scale" draw:z-index="65"><draw:object xlink:href="./Object 71" xlink:type="simple" xlink:show="embed" xlink:actuate="onLoad"/><draw:image xlink:href="./ObjectReplacements/Object 71" xlink:type="simple" xlink:show="embed" xlink:actuate="onLoad"/></draw:frame><text:span text:style-name="Шрифт_20_абзацу_20_за_20_замовчуванням"><text:span text:style-name="T4"> </text:span></text:span><draw:frame draw:style-name="fr1" draw:name="70" text:anchor-type="as-char" svg:width="3.175cm" style:rel-width="scale" svg:height="0.582cm" style:rel-height="scale" draw:z-index="66"><draw:object xlink:href="./Object 72" xlink:type="simple" xlink:show="embed" xlink:actuate="onLoad"/><draw:image xlink:href="./ObjectReplacements/Object 72" xlink:type="simple" xlink:show="embed" xlink:actuate="onLoad"/></draw:frame><text:span text:style-name="Шрифт_20_абзацу_20_за_20_замовчуванням"><text:span text:style-name="T9"> </text:span></text:span><draw:frame draw:style-name="fr1" draw:name="71" text:anchor-type="as-char" svg:width="2.805cm" style:rel-width="scale" svg:height="0.582cm" style:rel-height="scale" draw:z-index="67"><draw:object xlink:href="./Object 73" xlink:type="simple" xlink:show="embed" xlink:actuate="onLoad"/><draw:image xlink:href="./ObjectReplacements/Object 73" xlink:type="simple" xlink:show="embed" xlink:actuate="onLoad"/></draw:frame><text:span text:style-name="Шрифт_20_абзацу_20_за_20_замовчуванням"><text:span text:style-name="T4"> k=</text:span></text:span><text:span text:style-name="Шрифт_20_абзацу_20_за_20_замовчуванням"><text:span text:style-name="T9">1,2</text:span></text:span><text:span text:style-name="Шрифт_20_абзацу_20_за_20_замовчуванням"><text:span text:style-name="T4">,...,n,</text:span></text:span><text:span text:style-name="Шрифт_20_абзацу_20_за_20_замовчуванням"><text:span text:style-name="T9"> де </text:span></text:span><draw:frame draw:style-name="fr1" draw:name="72" text:anchor-type="as-char" svg:width="0.529cm" style:rel-width="scale" svg:height="0.582cm" style:rel-height="scale" draw:z-index="68"><draw:object xlink:href="./Object 74" xlink:type="simple" xlink:show="embed" xlink:actuate="onLoad"/><draw:image xlink:href="./ObjectReplacements/Object 74" xlink:type="simple" xlink:show="embed" xlink:actuate="onLoad"/></draw:frame><text:span text:style-name="Шрифт_20_абзацу_20_за_20_замовчуванням"><text:span text:style-name="T9"> - </text:span></text:span><text:span text:style-name="Шрифт_20_абзацу_20_за_20_замовчуванням"><text:span text:style-name="T4">k</text:span></text:span><text:span text:style-name="Шрифт_20_абзацу_20_за_20_замовчуванням"><text:span text:style-name="T9">- тий множник.</text:span></text:span></text:p>
          <text:p text:style-name="P20"><text:span text:style-name="Шрифт_20_абзацу_20_за_20_замовчуванням"><text:span text:style-name="T12">5) </text:span></text:span><text:span text:style-name="Шрифт_20_абзацу_20_за_20_замовчуванням"><text:span text:style-name="T9">Скласти <text:s/>програми обчислення:</text:span></text:span></text:p>
        </text:list-header>
      </text:list>
      <text:p text:style-name="P12"><text:span text:style-name="Шрифт_20_абзацу_20_за_20_замовчуванням"><text:span text:style-name="T9">а) номера найбільшого числа Фібоначчі, яке не перевищує задане число </text:span></text:span><text:span text:style-name="Шрифт_20_абзацу_20_за_20_замовчуванням"><text:span text:style-name="T4">a;</text:span></text:span></text:p>
      <text:p text:style-name="P12"><text:span text:style-name="Шрифт_20_абзацу_20_за_20_замовчуванням"><text:span text:style-name="T9">б) номера найменшого числа Фібоначчі, яке більше заданого числа </text:span></text:span><text:span text:style-name="Шрифт_20_абзацу_20_за_20_замовчуванням"><text:span text:style-name="T4">a;</text:span></text:span></text:p>
      <text:p text:style-name="P15"><text:soft-page-break/>в) суми всіх чисел Фібоначчі, які не перевищують 1000.</text:p>
      <text:list xml:id="list140807851222816" text:continue-numbering="true" text:style-name="L1">
        <text:list-header>
          <text:p text:style-name="P21"><text:span text:style-name="Шрифт_20_абзацу_20_за_20_замовчуванням"><text:span text:style-name="T6">6) </text:span></text:span><text:span text:style-name="Шрифт_20_абзацу_20_за_20_замовчуванням"><text:span text:style-name="T5">Вводиться послідовність натуральних чисел (починаючи з першого члена) доки не введемо 0. Обчислити суму тих членів послідовності, порядкові номери яких - числа Фібоначчі.</text:span></text:span></text:p>
          <text:p text:style-name="P20"><text:span text:style-name="Шрифт_20_абзацу_20_за_20_замовчуванням"><text:span text:style-name="T12">7) </text:span></text:span><text:span text:style-name="Шрифт_20_абзацу_20_за_20_замовчуванням"><text:span text:style-name="T9">Скласти <text:s/>програми для обчислення найменшого додатного члена числових послідовностей, які задаються рекурентними співвідношеннями, та його номера</text:span></text:span></text:p>
          <text:p text:style-name="P20"><text:span text:style-name="Шрифт_20_абзацу_20_за_20_замовчуванням"><text:span text:style-name="T9">а) </text:span></text:span><draw:frame draw:style-name="fr1" draw:name="73" text:anchor-type="as-char" svg:width="11.8cm" style:rel-width="scale" svg:height="0.582cm" style:rel-height="scale" draw:z-index="69"><draw:object xlink:href="./Object 75" xlink:type="simple" xlink:show="embed" xlink:actuate="onLoad"/><draw:image xlink:href="./ObjectReplacements/Object 75" xlink:type="simple" xlink:show="embed" xlink:actuate="onLoad"/></draw:frame><text:span text:style-name="Шрифт_20_абзацу_20_за_20_замовчуванням"><text:span text:style-name="T9"> </text:span></text:span></text:p>
        </text:list-header>
      </text:list>
      <text:p text:style-name="P12"><text:span text:style-name="Шрифт_20_абзацу_20_за_20_замовчуванням"><text:span text:style-name="T9">б) </text:span></text:span><draw:frame draw:style-name="fr1" draw:name="74" text:anchor-type="as-char" svg:width="14.076cm" style:rel-width="scale" svg:height="0.582cm" style:rel-height="scale" draw:z-index="70"><draw:object xlink:href="./Object 76" xlink:type="simple" xlink:show="embed" xlink:actuate="onLoad"/><draw:image xlink:href="./ObjectReplacements/Object 76" xlink:type="simple" xlink:show="embed" xlink:actuate="onLoad"/></draw:frame><text:span text:style-name="Шрифт_20_абзацу_20_за_20_замовчуванням"><text:span text:style-name="T9"> </text:span></text:span></text:p>
      <text:p text:style-name="P12"><text:span text:style-name="Шрифт_20_абзацу_20_за_20_замовчуванням"><text:span text:style-name="T9">в) </text:span></text:span><draw:frame draw:style-name="fr1" draw:name="75" text:anchor-type="as-char" svg:width="12.726cm" style:rel-width="scale" svg:height="0.582cm" style:rel-height="scale" draw:z-index="71"><draw:object xlink:href="./Object 77" xlink:type="simple" xlink:show="embed" xlink:actuate="onLoad"/><draw:image xlink:href="./ObjectReplacements/Object 77" xlink:type="simple" xlink:show="embed" xlink:actuate="onLoad"/></draw:frame></text:p>
      <text:list xml:id="list140807054491698" text:continue-numbering="true" text:style-name="L1">
        <text:list-header>
          <text:p text:style-name="P20"><text:span text:style-name="Шрифт_20_абзацу_20_за_20_замовчуванням"><text:span text:style-name="T12">8) </text:span></text:span><text:span text:style-name="Шрифт_20_абзацу_20_за_20_замовчуванням"><text:span text:style-name="T9">Скласти <text:s/>програми для обчислення ланцюгових дробів</text:span></text:span></text:p>
        </text:list-header>
      </text:list>
      <text:p text:style-name="P12"><text:span text:style-name="Шрифт_20_абзацу_20_за_20_замовчуванням"><text:span text:style-name="T9">а) </text:span></text:span><draw:frame draw:style-name="fr1" draw:name="76" text:anchor-type="as-char" svg:width="4.921cm" style:rel-width="scale" svg:height="2.117cm" style:rel-height="scale" draw:z-index="72"><draw:object xlink:href="./Object 78" xlink:type="simple" xlink:show="embed" xlink:actuate="onLoad"/><draw:image xlink:href="./ObjectReplacements/Object 78" xlink:type="simple" xlink:show="embed" xlink:actuate="onLoad"/></draw:frame><text:span text:style-name="Шрифт_20_абзацу_20_за_20_замовчуванням"><text:span text:style-name="T9">; <text:s text:c="3"/>б) </text:span></text:span><draw:frame draw:style-name="fr1" draw:name="77" text:anchor-type="as-char" svg:width="6.324cm" style:rel-width="scale" svg:height="2.143cm" style:rel-height="scale" draw:z-index="73"><draw:object xlink:href="./Object 79" xlink:type="simple" xlink:show="embed" xlink:actuate="onLoad"/><draw:image xlink:href="./ObjectReplacements/Object 79" xlink:type="simple" xlink:show="embed" xlink:actuate="onLoad"/></draw:frame></text:p>
      <text:p text:style-name="P12"><text:span text:style-name="Шрифт_20_абзацу_20_за_20_замовчуванням"><text:span text:style-name="T2">в)</text:span></text:span><text:span text:style-name="Шрифт_20_абзацу_20_за_20_замовчуванням"><text:span text:style-name="T1"> </text:span></text:span><draw:frame draw:style-name="fr1" draw:name="78" text:anchor-type="as-char" svg:width="7.011cm" style:rel-width="scale" svg:height="3.175cm" style:rel-height="scale" draw:z-index="74"><draw:object xlink:href="./Object 80" xlink:type="simple" xlink:show="embed" xlink:actuate="onLoad"/><draw:image xlink:href="./ObjectReplacements/Object 80" xlink:type="simple" xlink:show="embed" xlink:actuate="onLoad"/></draw:frame><text:span text:style-name="Шрифт_20_абзацу_20_за_20_замовчуванням"><text:span text:style-name="T9"> <text:s text:c="8"/></text:span></text:span></text:p>
      <text:p text:style-name="P12"><text:span text:style-name="Шрифт_20_абзацу_20_за_20_замовчуванням"><text:span text:style-name="T7">Вказівка</text:span></text:span><text:span text:style-name="Шрифт_20_абзацу_20_за_20_замовчуванням"><text:span text:style-name="T9">. Використати рекурентні співвідношення</text:span></text:span></text:p>
      <text:p text:style-name="P12"><text:span text:style-name="Шрифт_20_абзацу_20_за_20_замовчуванням"><text:span text:style-name="T9">а) </text:span></text:span><draw:frame draw:style-name="fr1" draw:name="79" text:anchor-type="as-char" svg:width="7.779cm" style:rel-width="scale" svg:height="1.217cm" style:rel-height="scale" draw:z-index="75"><draw:object xlink:href="./Object 81" xlink:type="simple" xlink:show="embed" xlink:actuate="onLoad"/><draw:image xlink:href="./ObjectReplacements/Object 81" xlink:type="simple" xlink:show="embed" xlink:actuate="onLoad"/></draw:frame><text:span text:style-name="Шрифт_20_абзацу_20_за_20_замовчуванням"><text:span text:style-name="T9"> </text:span></text:span></text:p>
      <text:p text:style-name="P12"><text:span text:style-name="Шрифт_20_абзацу_20_за_20_замовчуванням"><text:span text:style-name="T13">б</text:span></text:span><text:span text:style-name="Шрифт_20_абзацу_20_за_20_замовчуванням"><text:span text:style-name="T9">) </text:span></text:span><draw:frame draw:style-name="fr1" draw:name="80" text:anchor-type="as-char" svg:width="11.351cm" style:rel-width="scale" svg:height="1.217cm" style:rel-height="scale" draw:z-index="76"><draw:object xlink:href="./Object 82" xlink:type="simple" xlink:show="embed" xlink:actuate="onLoad"/><draw:image xlink:href="./ObjectReplacements/Object 82" xlink:type="simple" xlink:show="embed" xlink:actuate="onLoad"/></draw:frame></text:p>
      <text:p text:style-name="P16"><text:span text:style-name="Шрифт_20_абзацу_20_за_20_замовчуванням"><text:span text:style-name="T12">9) </text:span></text:span><text:span text:style-name="Шрифт_20_абзацу_20_за_20_замовчуванням"><text:span text:style-name="T9">Скласти <text:s/>програми обчислення довільного елемента послідовностей, заданих рекурентними співвідношеннями</text:span></text:span></text:p>
      <text:list xml:id="list140807996025089" text:continue-numbering="true" text:style-name="L1">
        <text:list-header>
          <text:p text:style-name="P20"><text:span text:style-name="Шрифт_20_абзацу_20_за_20_замовчуванням"><text:span text:style-name="T9">а) </text:span></text:span><draw:frame draw:style-name="fr1" draw:name="81" text:anchor-type="as-char" svg:width="10.319cm" style:rel-width="scale" svg:height="0.582cm" style:rel-height="scale" draw:z-index="77"><draw:object xlink:href="./Object 83" xlink:type="simple" xlink:show="embed" xlink:actuate="onLoad"/><draw:image xlink:href="./ObjectReplacements/Object 83" xlink:type="simple" xlink:show="embed" xlink:actuate="onLoad"/></draw:frame></text:p>
        </text:list-header>
      </text:list>
      <text:p text:style-name="P12"><text:span text:style-name="Шрифт_20_абзацу_20_за_20_замовчуванням"><text:span text:style-name="T9">б) </text:span></text:span><draw:frame draw:style-name="fr1" draw:name="82" text:anchor-type="as-char" svg:width="14.684cm" style:rel-width="scale" svg:height="0.582cm" style:rel-height="scale" draw:z-index="78"><draw:object xlink:href="./Object 84" xlink:type="simple" xlink:show="embed" xlink:actuate="onLoad"/><draw:image xlink:href="./ObjectReplacements/Object 84" xlink:type="simple" xlink:show="embed" xlink:actuate="onLoad"/></draw:frame><text:span text:style-name="Шрифт_20_абзацу_20_за_20_замовчуванням"><text:span text:style-name="T9"> </text:span></text:span></text:p>
      <text:p text:style-name="P12"><text:soft-page-break/><text:span text:style-name="Шрифт_20_абзацу_20_за_20_замовчуванням"><text:span text:style-name="T9">в)</text:span></text:span><text:span text:style-name="Шрифт_20_абзацу_20_за_20_замовчуванням"><text:span text:style-name="T1"> </text:span></text:span><draw:frame draw:style-name="fr1" draw:name="83" text:anchor-type="as-char" svg:width="14.658cm" style:rel-width="scale" svg:height="1.217cm" style:rel-height="scale" draw:z-index="79"><draw:object xlink:href="./Object 85" xlink:type="simple" xlink:show="embed" xlink:actuate="onLoad"/><draw:image xlink:href="./ObjectReplacements/Object 85" xlink:type="simple" xlink:show="embed" xlink:actuate="onLoad"/></draw:frame><text:span text:style-name="Шрифт_20_абзацу_20_за_20_замовчуванням"><text:span text:style-name="T9"> <text:s text:c="5"/></text:span></text:span></text:p>
      <text:list xml:id="list140807977843580" text:continue-numbering="true" text:style-name="L1">
        <text:list-header>
          <text:p text:style-name="P20"><text:span text:style-name="Шрифт_20_абзацу_20_за_20_замовчуванням"><text:span text:style-name="T12">10) </text:span></text:span><text:span text:style-name="Шрифт_20_абзацу_20_за_20_замовчуванням"><text:span text:style-name="T9">Скласти програму обчислення довільного елемента послідовності </text:span></text:span><draw:frame draw:style-name="fr1" draw:name="84" text:anchor-type="as-char" svg:width="0.503cm" style:rel-width="scale" svg:height="0.582cm" style:rel-height="scale" draw:z-index="80"><draw:object xlink:href="./Object 86" xlink:type="simple" xlink:show="embed" xlink:actuate="onLoad"/><draw:image xlink:href="./ObjectReplacements/Object 86" xlink:type="simple" xlink:show="embed" xlink:actuate="onLoad"/></draw:frame><text:span text:style-name="Шрифт_20_абзацу_20_за_20_замовчуванням"><text:span text:style-name="T9">, визначеної системою співвідношень</text:span></text:span></text:p>
        </text:list-header>
      </text:list>
      <text:p text:style-name="P14"><draw:frame draw:style-name="fr1" draw:name="85" text:anchor-type="as-char" svg:width="10.504cm" style:rel-width="scale" svg:height="1.111cm" style:rel-height="scale" draw:z-index="81"><draw:object xlink:href="./Object 87" xlink:type="simple" xlink:show="embed" xlink:actuate="onLoad"/><draw:image xlink:href="./ObjectReplacements/Object 87" xlink:type="simple" xlink:show="embed" xlink:actuate="onLoad"/></draw:frame></text:p>
      <text:p text:style-name="P12"><text:span text:style-name="Шрифт_20_абзацу_20_за_20_замовчуванням"><text:span text:style-name="T10">де</text:span></text:span><text:span text:style-name="Шрифт_20_абзацу_20_за_20_замовчуванням"><text:span text:style-name="T9"> </text:span></text:span><draw:frame draw:style-name="fr1" draw:name="86" text:anchor-type="as-char" svg:width="11.721cm" style:rel-width="scale" svg:height="1.164cm" style:rel-height="scale" draw:z-index="82"><draw:object xlink:href="./Object 88" xlink:type="simple" xlink:show="embed" xlink:actuate="onLoad"/><draw:image xlink:href="./ObjectReplacements/Object 88" xlink:type="simple" xlink:show="embed" xlink:actuate="onLoad"/></draw:frame></text:p>
      <text:list xml:id="list140806420431087" text:continue-numbering="true" text:style-name="L1">
        <text:list-header>
          <text:p text:style-name="P20"><text:span text:style-name="Шрифт_20_абзацу_20_за_20_замовчуванням"><text:span text:style-name="T12">11) </text:span></text:span><text:span text:style-name="Шрифт_20_абзацу_20_за_20_замовчуванням"><text:span text:style-name="T9">Скласти <text:s/>програми для обчислення сум:</text:span></text:span></text:p>
        </text:list-header>
      </text:list>
      <text:p text:style-name="P12"><text:span text:style-name="Шрифт_20_абзацу_20_за_20_замовчуванням"><text:span text:style-name="T9">а) </text:span></text:span><draw:frame draw:style-name="fr1" draw:name="87" text:anchor-type="as-char" svg:width="14.155cm" style:rel-width="scale" svg:height="1.614cm" style:rel-height="scale" draw:z-index="83"><draw:object xlink:href="./Object 89" xlink:type="simple" xlink:show="embed" xlink:actuate="onLoad"/><draw:image xlink:href="./ObjectReplacements/Object 89" xlink:type="simple" xlink:show="embed" xlink:actuate="onLoad"/></draw:frame><text:span text:style-name="Шрифт_20_абзацу_20_за_20_замовчуванням"><text:span text:style-name="T1"> <text:s text:c="9"/></text:span></text:span><text:span text:style-name="Шрифт_20_абзацу_20_за_20_замовчуванням"><text:span text:style-name="T9">б)</text:span></text:span><text:span text:style-name="Шрифт_20_абзацу_20_за_20_замовчуванням"><text:span text:style-name="T1"> </text:span></text:span><draw:frame draw:style-name="fr1" draw:name="88" text:anchor-type="as-char" svg:width="12.594cm" style:rel-width="scale" svg:height="1.614cm" style:rel-height="scale" draw:z-index="84"><draw:object xlink:href="./Object 90" xlink:type="simple" xlink:show="embed" xlink:actuate="onLoad"/><draw:image xlink:href="./ObjectReplacements/Object 90" xlink:type="simple" xlink:show="embed" xlink:actuate="onLoad"/></draw:frame><text:span text:style-name="Шрифт_20_абзацу_20_за_20_замовчуванням"><text:span text:style-name="T9"> <text:s text:c="2"/></text:span></text:span></text:p>
      <text:p text:style-name="P12"><text:span text:style-name="Шрифт_20_абзацу_20_за_20_замовчуванням"><text:span text:style-name="T9">в) </text:span></text:span><draw:frame draw:style-name="fr1" draw:name="89" text:anchor-type="as-char" svg:width="12.674cm" style:rel-width="scale" svg:height="1.614cm" style:rel-height="scale" draw:z-index="85"><draw:object xlink:href="./Object 91" xlink:type="simple" xlink:show="embed" xlink:actuate="onLoad"/><draw:image xlink:href="./ObjectReplacements/Object 91" xlink:type="simple" xlink:show="embed" xlink:actuate="onLoad"/></draw:frame></text:p>
      <text:p text:style-name="P12"><text:span text:style-name="Шрифт_20_абзацу_20_за_20_замовчуванням"><text:span text:style-name="T9">г</text:span></text:span><text:span text:style-name="Шрифт_20_абзацу_20_за_20_замовчуванням"><text:span text:style-name="T4">) </text:span></text:span><draw:frame draw:style-name="fr1" draw:name="90" text:anchor-type="as-char" svg:width="14.182cm" style:rel-width="scale" svg:height="1.614cm" style:rel-height="scale" draw:z-index="86"><draw:object xlink:href="./Object 92" xlink:type="simple" xlink:show="embed" xlink:actuate="onLoad"/><draw:image xlink:href="./ObjectReplacements/Object 92" xlink:type="simple" xlink:show="embed" xlink:actuate="onLoad"/></draw:frame><text:span text:style-name="Шрифт_20_абзацу_20_за_20_замовчуванням"><text:span text:style-name="T9"> <text:s text:c="7"/></text:span></text:span></text:p>
      <text:p text:style-name="P12"><text:span text:style-name="Шрифт_20_абзацу_20_за_20_замовчуванням"><text:span text:style-name="T1">ґ) </text:span></text:span><draw:frame draw:style-name="fr1" draw:name="91" text:anchor-type="as-char" svg:width="13.732cm" style:rel-width="scale" svg:height="1.614cm" style:rel-height="scale" draw:z-index="87"><draw:object xlink:href="./Object 93" xlink:type="simple" xlink:show="embed" xlink:actuate="onLoad"/><draw:image xlink:href="./ObjectReplacements/Object 93" xlink:type="simple" xlink:show="embed" xlink:actuate="onLoad"/></draw:frame></text:p>
      <text:p text:style-name="P12"><text:span text:style-name="Шрифт_20_абзацу_20_за_20_замовчуванням"><text:span text:style-name="T9">д)</text:span></text:span><text:span text:style-name="Шрифт_20_абзацу_20_за_20_замовчуванням"><text:span text:style-name="T1"> </text:span></text:span><draw:frame draw:style-name="fr1" draw:name="92" text:anchor-type="as-char" svg:width="11.615cm" style:rel-width="scale" svg:height="1.614cm" style:rel-height="scale" draw:z-index="88"><draw:object xlink:href="./Object 94" xlink:type="simple" xlink:show="embed" xlink:actuate="onLoad"/><draw:image xlink:href="./ObjectReplacements/Object 94" xlink:type="simple" xlink:show="embed" xlink:actuate="onLoad"/></draw:frame><text:span text:style-name="Шрифт_20_абзацу_20_за_20_замовчуванням"><text:span text:style-name="T9"> </text:span></text:span></text:p>
      <text:list xml:id="list140806824487542" text:continue-numbering="true" text:style-name="L1">
        <text:list-header>
          <text:p text:style-name="P20"><text:span text:style-name="Шрифт_20_абзацу_20_за_20_замовчуванням"><text:span text:style-name="T12">12) </text:span></text:span><text:span text:style-name="Шрифт_20_абзацу_20_за_20_замовчуванням"><text:span text:style-name="T9">Скласти <text:s/>програми для обчислення сум:</text:span></text:span></text:p>
        </text:list-header>
      </text:list>
      <text:p text:style-name="P12"><text:span text:style-name="Шрифт_20_абзацу_20_за_20_замовчуванням"><text:span text:style-name="T9">а) </text:span></text:span><draw:frame draw:style-name="fr1" draw:name="93" text:anchor-type="as-char" svg:width="3.598cm" style:rel-width="scale" svg:height="1.614cm" style:rel-height="scale" draw:z-index="89"><draw:object xlink:href="./Object 95" xlink:type="simple" xlink:show="embed" xlink:actuate="onLoad"/><draw:image xlink:href="./ObjectReplacements/Object 95" xlink:type="simple" xlink:show="embed" xlink:actuate="onLoad"/></draw:frame><text:span text:style-name="Шрифт_20_абзацу_20_за_20_замовчуванням"><text:span text:style-name="T9"> ,</text:span></text:span></text:p>
      <text:p text:style-name="P12"><text:soft-page-break/><text:span text:style-name="Шрифт_20_абзацу_20_за_20_замовчуванням"><text:span text:style-name="T9">де </text:span></text:span><draw:frame draw:style-name="fr1" draw:name="94" text:anchor-type="as-char" svg:width="4.498cm" style:rel-width="scale" svg:height="1.614cm" style:rel-height="scale" draw:z-index="90"><draw:object xlink:href="./Object 96" xlink:type="simple" xlink:show="embed" xlink:actuate="onLoad"/><draw:image xlink:href="./ObjectReplacements/Object 96" xlink:type="simple" xlink:show="embed" xlink:actuate="onLoad"/></draw:frame><text:span text:style-name="Шрифт_20_абзацу_20_за_20_замовчуванням"><text:span text:style-name="T4"> <text:s/></text:span></text:span><draw:frame draw:style-name="fr1" draw:name="95" text:anchor-type="as-char" svg:width="3.083cm" style:rel-width="scale" svg:height="1.254cm" style:rel-height="scale" draw:z-index="153"><draw:object xlink:href="./Object 97" xlink:type="simple" xlink:show="embed" xlink:actuate="onLoad"/><draw:image xlink:href="./ObjectReplacements/Object 97" xlink:type="simple" xlink:show="embed" xlink:actuate="onLoad"/></draw:frame><text:span text:style-name="Шрифт_20_абзацу_20_за_20_замовчуванням"><text:span text:style-name="T4"> <text:s/></text:span></text:span><text:span text:style-name="Шрифт_20_абзацу_20_за_20_замовчуванням"><text:span text:style-name="T4"><draw:frame draw:style-name="fr1" draw:name="Объект2" text:anchor-type="as-char" svg:width="2.355cm" style:rel-width="scale" svg:height="0.582cm" style:rel-height="scale" draw:z-index="154"><draw:object xlink:href="./Object 60" xlink:type="simple" xlink:show="embed" xlink:actuate="onLoad"/><draw:image xlink:href="./ObjectReplacements/Object 60" xlink:type="simple" xlink:show="embed" xlink:actuate="onLoad"/><svg:desc>формула</svg:desc></draw:frame></text:span></text:span></text:p>
      <text:p text:style-name="P12"><text:span text:style-name="Шрифт_20_абзацу_20_за_20_замовчуванням"><text:span text:style-name="T9">б) </text:span></text:span><draw:frame draw:style-name="fr1" draw:name="96" text:anchor-type="as-char" svg:width="3.704cm" style:rel-width="scale" svg:height="1.614cm" style:rel-height="scale" draw:z-index="91"><draw:object xlink:href="./Object 99" xlink:type="simple" xlink:show="embed" xlink:actuate="onLoad"/><draw:image xlink:href="./ObjectReplacements/Object 99" xlink:type="simple" xlink:show="embed" xlink:actuate="onLoad"/></draw:frame></text:p>
      <text:p text:style-name="P12"><text:span text:style-name="Шрифт_20_абзацу_20_за_20_замовчуванням"><text:span text:style-name="T9">де</text:span></text:span><text:span text:style-name="Шрифт_20_абзацу_20_за_20_замовчуванням"><text:span text:style-name="T4"> </text:span></text:span><draw:frame draw:style-name="fr1" draw:name="97" text:anchor-type="as-char" svg:width="4.26cm" style:rel-width="scale" svg:height="1.111cm" style:rel-height="scale" draw:z-index="92"><draw:object xlink:href="./Object 100" xlink:type="simple" xlink:show="embed" xlink:actuate="onLoad"/><draw:image xlink:href="./ObjectReplacements/Object 100" xlink:type="simple" xlink:show="embed" xlink:actuate="onLoad"/></draw:frame><text:span text:style-name="Шрифт_20_абзацу_20_за_20_замовчуванням"><text:span text:style-name="T4"> <text:s text:c="6"/></text:span></text:span><draw:frame draw:style-name="fr1" draw:name="98" text:anchor-type="as-char" svg:width="4.233cm" style:rel-width="scale" svg:height="1.217cm" style:rel-height="scale" draw:z-index="93"><draw:object xlink:href="./Object 101" xlink:type="simple" xlink:show="embed" xlink:actuate="onLoad"/><draw:image xlink:href="./ObjectReplacements/Object 101" xlink:type="simple" xlink:show="embed" xlink:actuate="onLoad"/></draw:frame><text:span text:style-name="Шрифт_20_абзацу_20_за_20_замовчуванням"><text:span text:style-name="T4"> <text:s text:c="2"/></text:span></text:span><draw:frame draw:style-name="fr1" draw:name="99" text:anchor-type="as-char" svg:width="2.355cm" style:rel-width="scale" svg:height="0.582cm" style:rel-height="scale" draw:z-index="94"><draw:object xlink:href="./Object 102" xlink:type="simple" xlink:show="embed" xlink:actuate="onLoad"/><draw:image xlink:href="./ObjectReplacements/Object 102" xlink:type="simple" xlink:show="embed" xlink:actuate="onLoad"/></draw:frame><text:span text:style-name="Шрифт_20_абзацу_20_за_20_замовчуванням"><text:span text:style-name="T4"> <text:s/></text:span></text:span></text:p>
      <text:p text:style-name="P12"><text:span text:style-name="Шрифт_20_абзацу_20_за_20_замовчуванням"><text:span text:style-name="T4">u,v </text:span></text:span><text:span text:style-name="Шрифт_20_абзацу_20_за_20_замовчуванням"><text:span text:style-name="T9">– </text:span></text:span><text:span text:style-name="Шрифт_20_абзацу_20_за_20_замовчуванням"><text:span text:style-name="T10">задані дійсні числа</text:span></text:span><text:span text:style-name="Шрифт_20_абзацу_20_за_20_замовчуванням"><text:span text:style-name="T9">;</text:span></text:span></text:p>
      <text:p text:style-name="P12"><text:span text:style-name="Шрифт_20_абзацу_20_за_20_замовчуванням"><text:span text:style-name="T9">в) </text:span></text:span><draw:frame draw:style-name="fr1" draw:name="100" text:anchor-type="as-char" svg:width="3.505cm" style:rel-width="scale" svg:height="1.402cm" style:rel-height="scale" draw:z-index="95"><draw:object xlink:href="./Object 103" xlink:type="simple" xlink:show="embed" xlink:actuate="onLoad"/><draw:image xlink:href="./ObjectReplacements/Object 103" xlink:type="simple" xlink:show="embed" xlink:actuate="onLoad"/></draw:frame></text:p>
      <text:p text:style-name="P12"><text:span text:style-name="Шрифт_20_абзацу_20_за_20_замовчуванням"><text:span text:style-name="T9">де </text:span></text:span><draw:frame draw:style-name="fr1" draw:name="101" text:anchor-type="as-char" svg:width="4.524cm" style:rel-width="scale" svg:height="1.111cm" style:rel-height="scale" draw:z-index="96"><draw:object xlink:href="./Object 104" xlink:type="simple" xlink:show="embed" xlink:actuate="onLoad"/><draw:image xlink:href="./ObjectReplacements/Object 104" xlink:type="simple" xlink:show="embed" xlink:actuate="onLoad"/></draw:frame><text:span text:style-name="Шрифт_20_абзацу_20_за_20_замовчуванням"><text:span text:style-name="T9"> </text:span></text:span><text:span text:style-name="Шрифт_20_абзацу_20_за_20_замовчуванням"><text:span text:style-name="T4"><text:s text:c="6"/></text:span></text:span><draw:frame draw:style-name="fr1" draw:name="102" text:anchor-type="as-char" svg:width="4.233cm" style:rel-width="scale" svg:height="1.111cm" style:rel-height="scale" draw:z-index="97"><draw:object xlink:href="./Object 105" xlink:type="simple" xlink:show="embed" xlink:actuate="onLoad"/><draw:image xlink:href="./ObjectReplacements/Object 105" xlink:type="simple" xlink:show="embed" xlink:actuate="onLoad"/></draw:frame><text:span text:style-name="Шрифт_20_абзацу_20_за_20_замовчуванням"><text:span text:style-name="T4"> <text:s text:c="2"/></text:span></text:span><draw:frame draw:style-name="fr1" draw:name="103" text:anchor-type="as-char" svg:width="2.355cm" style:rel-width="scale" svg:height="0.582cm" style:rel-height="scale" draw:z-index="98"><draw:object xlink:href="./Object 106" xlink:type="simple" xlink:show="embed" xlink:actuate="onLoad"/><draw:image xlink:href="./ObjectReplacements/Object 106" xlink:type="simple" xlink:show="embed" xlink:actuate="onLoad"/></draw:frame></text:p>
      <text:p text:style-name="P12"><text:span text:style-name="Шрифт_20_абзацу_20_за_20_замовчуванням"><text:span text:style-name="T9">г) </text:span></text:span><draw:frame draw:style-name="fr1" draw:name="104" text:anchor-type="as-char" svg:width="3.254cm" style:rel-width="scale" svg:height="1.614cm" style:rel-height="scale" draw:z-index="99"><draw:object xlink:href="./Object 107" xlink:type="simple" xlink:show="embed" xlink:actuate="onLoad"/><draw:image xlink:href="./ObjectReplacements/Object 107" xlink:type="simple" xlink:show="embed" xlink:actuate="onLoad"/></draw:frame></text:p>
      <text:p text:style-name="P12"><text:span text:style-name="Шрифт_20_абзацу_20_за_20_замовчуванням"><text:span text:style-name="T9">де <text:s/></text:span></text:span><draw:frame draw:style-name="fr1" draw:name="105" text:anchor-type="as-char" svg:width="3.572cm" style:rel-width="scale" svg:height="1.72cm" style:rel-height="scale" draw:z-index="100"><draw:object xlink:href="./Object 108" xlink:type="simple" xlink:show="embed" xlink:actuate="onLoad"/><draw:image xlink:href="./ObjectReplacements/Object 108" xlink:type="simple" xlink:show="embed" xlink:actuate="onLoad"/></draw:frame><text:span text:style-name="Шрифт_20_абзацу_20_за_20_замовчуванням"><text:span text:style-name="T9"> <text:s text:c="9"/></text:span></text:span><draw:frame draw:style-name="fr1" draw:name="106" text:anchor-type="as-char" svg:width="3.942cm" style:rel-width="scale" svg:height="1.217cm" style:rel-height="scale" draw:z-index="101"><draw:object xlink:href="./Object 109" xlink:type="simple" xlink:show="embed" xlink:actuate="onLoad"/><draw:image xlink:href="./ObjectReplacements/Object 109" xlink:type="simple" xlink:show="embed" xlink:actuate="onLoad"/></draw:frame><text:span text:style-name="Шрифт_20_абзацу_20_за_20_замовчуванням"><text:span text:style-name="T4"> <text:s text:c="5"/></text:span></text:span><draw:frame draw:style-name="fr1" draw:name="107" text:anchor-type="as-char" svg:width="2.355cm" style:rel-width="scale" svg:height="0.582cm" style:rel-height="scale" draw:z-index="102"><draw:object xlink:href="./Object 110" xlink:type="simple" xlink:show="embed" xlink:actuate="onLoad"/><draw:image xlink:href="./ObjectReplacements/Object 110" xlink:type="simple" xlink:show="embed" xlink:actuate="onLoad"/></draw:frame></text:p>
      <text:p text:style-name="P12"><text:span text:style-name="Шрифт_20_абзацу_20_за_20_замовчуванням"><text:span text:style-name="T9">д) </text:span></text:span><draw:frame draw:style-name="fr1" draw:name="108" text:anchor-type="as-char" svg:width="3.36cm" style:rel-width="scale" svg:height="1.614cm" style:rel-height="scale" draw:z-index="103"><draw:object xlink:href="./Object 111" xlink:type="simple" xlink:show="embed" xlink:actuate="onLoad"/><draw:image xlink:href="./ObjectReplacements/Object 111" xlink:type="simple" xlink:show="embed" xlink:actuate="onLoad"/></draw:frame><text:span text:style-name="Шрифт_20_абзацу_20_за_20_замовчуванням"><text:span text:style-name="T9"> </text:span></text:span></text:p>
      <text:p text:style-name="P12"><text:span text:style-name="Шрифт_20_абзацу_20_за_20_замовчуванням"><text:span text:style-name="T9">де </text:span></text:span><draw:frame draw:style-name="fr1" draw:name="109" text:anchor-type="as-char" svg:width="3.387cm" style:rel-width="scale" svg:height="1.111cm" style:rel-height="scale" draw:z-index="104"><draw:object xlink:href="./Object 112" xlink:type="simple" xlink:show="embed" xlink:actuate="onLoad"/><draw:image xlink:href="./ObjectReplacements/Object 112" xlink:type="simple" xlink:show="embed" xlink:actuate="onLoad"/></draw:frame><text:span text:style-name="Шрифт_20_абзацу_20_за_20_замовчуванням"><text:span text:style-name="T9"> <text:s text:c="3"/></text:span></text:span><draw:frame draw:style-name="fr1" draw:name="110" text:anchor-type="as-char" svg:width="3.942cm" style:rel-width="scale" svg:height="1.138cm" style:rel-height="scale" draw:z-index="105"><draw:object xlink:href="./Object 113" xlink:type="simple" xlink:show="embed" xlink:actuate="onLoad"/><draw:image xlink:href="./ObjectReplacements/Object 113" xlink:type="simple" xlink:show="embed" xlink:actuate="onLoad"/></draw:frame><text:span text:style-name="Шрифт_20_абзацу_20_за_20_замовчуванням"><text:span text:style-name="T4"> <text:s text:c="9"/></text:span></text:span><draw:frame draw:style-name="fr1" draw:name="111" text:anchor-type="as-char" svg:width="2.223cm" style:rel-width="scale" svg:height="0.582cm" style:rel-height="scale" draw:z-index="106"><draw:object xlink:href="./Object 114" xlink:type="simple" xlink:show="embed" xlink:actuate="onLoad"/><draw:image xlink:href="./ObjectReplacements/Object 114" xlink:type="simple" xlink:show="embed" xlink:actuate="onLoad"/></draw:frame><text:span text:style-name="Шрифт_20_абзацу_20_за_20_замовчуванням"><text:span text:style-name="T4">.</text:span></text:span><text:span text:style-name="Шрифт_20_абзацу_20_за_20_замовчуванням"><text:span text:style-name="T9"> </text:span></text:span></text:p>
      <text:list xml:id="list140808144410715" text:continue-numbering="true" text:style-name="L1">
        <text:list-header>
          <text:p text:style-name="P20"><text:span text:style-name="Шрифт_20_абзацу_20_за_20_замовчуванням"><text:span text:style-name="T12">13) </text:span></text:span><text:span text:style-name="Шрифт_20_абзацу_20_за_20_замовчуванням"><text:span text:style-name="T9">Скласти <text:s/>програми для обчислення добутків</text:span></text:span></text:p>
        </text:list-header>
      </text:list>
      <text:p text:style-name="P12"><text:span text:style-name="Шрифт_20_абзацу_20_за_20_замовчуванням"><text:span text:style-name="T9">а) </text:span></text:span><draw:frame draw:style-name="fr1" draw:name="112" text:anchor-type="as-char" svg:width="2.646cm" style:rel-width="scale" svg:height="1.614cm" style:rel-height="scale" draw:z-index="107"><draw:object xlink:href="./Object 115" xlink:type="simple" xlink:show="embed" xlink:actuate="onLoad"/><draw:image xlink:href="./ObjectReplacements/Object 115" xlink:type="simple" xlink:show="embed" xlink:actuate="onLoad"/></draw:frame><text:span text:style-name="Шрифт_20_абзацу_20_за_20_замовчуванням"><text:span text:style-name="T9"> <text:s text:c="7"/>де </text:span></text:span><draw:frame draw:style-name="fr1" draw:name="113" text:anchor-type="as-char" svg:width="4.445cm" style:rel-width="scale" svg:height="1.614cm" style:rel-height="scale" draw:z-index="108"><draw:object xlink:href="./Object 116" xlink:type="simple" xlink:show="embed" xlink:actuate="onLoad"/><draw:image xlink:href="./ObjectReplacements/Object 116" xlink:type="simple" xlink:show="embed" xlink:actuate="onLoad"/></draw:frame><text:span text:style-name="Шрифт_20_абзацу_20_за_20_замовчуванням"><text:span text:style-name="T9">, <text:s text:c="15"/></text:span></text:span><draw:frame draw:style-name="fr1" draw:name="114" text:anchor-type="as-char" svg:width="2.355cm" style:rel-width="scale" svg:height="0.582cm" style:rel-height="scale" draw:z-index="109"><draw:object xlink:href="./Object 117" xlink:type="simple" xlink:show="embed" xlink:actuate="onLoad"/><draw:image xlink:href="./ObjectReplacements/Object 117" xlink:type="simple" xlink:show="embed" xlink:actuate="onLoad"/></draw:frame><text:span text:style-name="Шрифт_20_абзацу_20_за_20_замовчуванням"><text:span text:style-name="T9"> </text:span></text:span></text:p>
      <text:p text:style-name="P12"><text:span text:style-name="Шрифт_20_абзацу_20_за_20_замовчуванням"><text:span text:style-name="T9">б) <text:s/></text:span></text:span><draw:frame draw:style-name="fr1" draw:name="115" text:anchor-type="as-char" svg:width="3.043cm" style:rel-width="scale" svg:height="1.614cm" style:rel-height="scale" draw:z-index="110"><draw:object xlink:href="./Object 118" xlink:type="simple" xlink:show="embed" xlink:actuate="onLoad"/><draw:image xlink:href="./ObjectReplacements/Object 118" xlink:type="simple" xlink:show="embed" xlink:actuate="onLoad"/></draw:frame></text:p>
      <text:p text:style-name="P12"><text:soft-page-break/><text:span text:style-name="Шрифт_20_абзацу_20_за_20_замовчуванням"><text:span text:style-name="T9">де </text:span></text:span><text:span text:style-name="Шрифт_20_абзацу_20_за_20_замовчуванням"><text:span text:style-name="T4"><text:s text:c="5"/></text:span></text:span><draw:frame draw:style-name="fr1" draw:name="116" text:anchor-type="as-char" svg:width="4.498cm" style:rel-width="scale" svg:height="1.217cm" style:rel-height="scale" draw:z-index="111"><draw:object xlink:href="./Object 119" xlink:type="simple" xlink:show="embed" xlink:actuate="onLoad"/><draw:image xlink:href="./ObjectReplacements/Object 119" xlink:type="simple" xlink:show="embed" xlink:actuate="onLoad"/></draw:frame><text:span text:style-name="Шрифт_20_абзацу_20_за_20_замовчуванням"><text:span text:style-name="T4"> <text:s text:c="4"/></text:span></text:span><draw:frame draw:style-name="fr1" draw:name="117" text:anchor-type="as-char" svg:width="2.143cm" style:rel-width="scale" svg:height="0.582cm" style:rel-height="scale" draw:z-index="112"><draw:object xlink:href="./Object 120" xlink:type="simple" xlink:show="embed" xlink:actuate="onLoad"/><draw:image xlink:href="./ObjectReplacements/Object 120" xlink:type="simple" xlink:show="embed" xlink:actuate="onLoad"/></draw:frame><text:span text:style-name="Шрифт_20_абзацу_20_за_20_замовчуванням"><text:span text:style-name="T4">.</text:span></text:span></text:p>
      <text:p text:style-name="P5"/>
      <text:list xml:id="list140807301751033" text:continue-numbering="true" text:style-name="L1">
        <text:list-header>
          <text:p text:style-name="P21"><text:span text:style-name="Шрифт_20_абзацу_20_за_20_замовчуванням"><text:span text:style-name="T12">14) </text:span></text:span><text:span text:style-name="Шрифт_20_абзацу_20_за_20_замовчуванням"><text:span text:style-name="T9">Реалізувати функцію яка з`ясовує, чи входить задана цифра до запису заданого натурального числа.</text:span></text:span></text:p>
          <text:p text:style-name="P21"><text:span text:style-name="Шрифт_20_абзацу_20_за_20_замовчуванням"><text:span text:style-name="T12">15) </text:span></text:span><text:span text:style-name="Шрифт_20_абзацу_20_за_20_замовчуванням"><text:span text:style-name="T9">Реалізувати функцію "обернення" (запису в оберненому порядку цифр) заданого натурального числа.</text:span></text:span></text:p>
        </text:list-header>
      </text:list>
      <text:p text:style-name="P12"><text:span text:style-name="Шрифт_20_абзацу_20_за_20_замовчуванням"><text:span text:style-name="T16">Вказівка.</text:span></text:span><text:span text:style-name="Шрифт_20_абзацу_20_за_20_замовчуванням"><text:span text:style-name="T9"> Для побудови числа використати рекурентне співвідношення </text:span></text:span><draw:frame draw:style-name="fr1" draw:name="118" text:anchor-type="as-char" svg:width="5.662cm" style:rel-width="scale" svg:height="0.582cm" style:rel-height="scale" draw:z-index="113"><draw:object xlink:href="./Object 121" xlink:type="simple" xlink:show="embed" xlink:actuate="onLoad"/><draw:image xlink:href="./ObjectReplacements/Object 121" xlink:type="simple" xlink:show="embed" xlink:actuate="onLoad"/></draw:frame><text:span text:style-name="Шрифт_20_абзацу_20_за_20_замовчуванням"><text:span text:style-name="T9"> де <text:s/></text:span></text:span><draw:frame draw:style-name="fr1" draw:name="119" text:anchor-type="as-char" svg:width="0.423cm" style:rel-width="scale" svg:height="0.582cm" style:rel-height="scale" draw:z-index="114"><draw:object xlink:href="./Object 122" xlink:type="simple" xlink:show="embed" xlink:actuate="onLoad"/><draw:image xlink:href="./ObjectReplacements/Object 122" xlink:type="simple" xlink:show="embed" xlink:actuate="onLoad"/></draw:frame><text:span text:style-name="Шрифт_20_абзацу_20_за_20_замовчуванням"><text:span text:style-name="T4"> - </text:span></text:span><text:span text:style-name="Шрифт_20_абзацу_20_за_20_замовчуванням"><text:span text:style-name="T9">наступна</text:span></text:span><text:span text:style-name="Шрифт_20_абзацу_20_за_20_замовчуванням"><text:span text:style-name="T4"> </text:span></text:span><text:span text:style-name="Шрифт_20_абзацу_20_за_20_замовчуванням"><text:span text:style-name="T9">цифра числа </text:span></text:span><draw:frame draw:style-name="fr1" draw:name="120" text:anchor-type="as-char" svg:width="0.291cm" style:rel-width="scale" svg:height="0.582cm" style:rel-height="scale" draw:z-index="115"><draw:object xlink:href="./Object 123" xlink:type="simple" xlink:show="embed" xlink:actuate="onLoad"/><draw:image xlink:href="./ObjectReplacements/Object 123" xlink:type="simple" xlink:show="embed" xlink:actuate="onLoad"/></draw:frame><text:span text:style-name="Шрифт_20_абзацу_20_за_20_замовчуванням"><text:span text:style-name="T9"> при розгляді цифр справа наліво.</text:span></text:span></text:p>
      <text:list xml:id="list140806998347416" text:continue-numbering="true" text:style-name="L1">
        <text:list-header>
          <text:p text:style-name="P21"><text:span text:style-name="Шрифт_20_абзацу_20_за_20_замовчуванням"><text:span text:style-name="T12">16) </text:span></text:span><text:span text:style-name="Шрифт_20_абзацу_20_за_20_замовчуванням"><text:span text:style-name="T11">a) </text:span></text:span><text:span text:style-name="Шрифт_20_абзацу_20_за_20_замовчуванням"><text:span text:style-name="T9">Скласти <text:s/>програму, яка визначає потрібний спосіб розміну будь-якої суми грошей до 99</text:span></text:span><text:span text:style-name="Шрифт_20_абзацу_20_за_20_замовчуванням"><text:span text:style-name="T4"> </text:span></text:span><text:span text:style-name="Шрифт_20_абзацу_20_за_20_замовчуванням"><text:span text:style-name="T9">коп. за допомогою монет вартістю 1, 2, 5, 10, 25, 50 коп.</text:span></text:span></text:p>
        </text:list-header>
      </text:list>
      <text:p text:style-name="P17"><text:span text:style-name="Шрифт_20_абзацу_20_за_20_замовчуванням"><text:span text:style-name="T9">б) Розв</text:span></text:span><text:span text:style-name="Шрифт_20_абзацу_20_за_20_замовчуванням"><text:span text:style-name="T20">’</text:span></text:span><text:span text:style-name="Шрифт_20_абзацу_20_за_20_замовчуванням"><text:span text:style-name="T9">яжить цю задачу для будь-якого натурального числа m (1&lt;m&lt;100000) копійок так щоб кількість монет при цьому була найменша.</text:span></text:span></text:p>
      <text:list xml:id="list140806829611683" text:continue-numbering="true" text:style-name="L1">
        <text:list-header>
          <text:p text:style-name="P21"><text:span text:style-name="Шрифт_20_абзацу_20_за_20_замовчуванням"><text:span text:style-name="T12">17) </text:span></text:span><text:span text:style-name="Шрифт_20_абзацу_20_за_20_замовчуванням"><text:span text:style-name="T9">Скласти <text:s/>програми наближеного обчислення суми всіх доданків, абсолютна величина яких не менше </text:span></text:span><text:span text:style-name="Шрифт_20_абзацу_20_за_20_замовчуванням"><text:span text:style-name="T15">ε</text:span></text:span><text:span text:style-name="Шрифт_20_абзацу_20_за_20_замовчуванням"><text:span text:style-name="T8">&gt;</text:span></text:span><text:span text:style-name="Шрифт_20_абзацу_20_за_20_замовчуванням"><text:span text:style-name="T9">0:</text:span></text:span></text:p>
        </text:list-header>
      </text:list>
      <text:p text:style-name="P12"><text:span text:style-name="Шрифт_20_абзацу_20_за_20_замовчуванням"><text:span text:style-name="T9">а) </text:span></text:span><draw:frame draw:style-name="fr1" draw:name="121" text:anchor-type="as-char" svg:width="6.324cm" style:rel-width="scale" svg:height="1.191cm" style:rel-height="scale" draw:z-index="116"><draw:object xlink:href="./Object 124" xlink:type="simple" xlink:show="embed" xlink:actuate="onLoad"/><draw:image xlink:href="./ObjectReplacements/Object 124" xlink:type="simple" xlink:show="embed" xlink:actuate="onLoad"/></draw:frame><text:span text:style-name="Шрифт_20_абзацу_20_за_20_замовчуванням"><text:span text:style-name="T9"> </text:span></text:span></text:p>
      <text:p text:style-name="P12"><text:span text:style-name="Шрифт_20_абзацу_20_за_20_замовчуванням"><text:span text:style-name="T9">б) </text:span></text:span><draw:frame draw:style-name="fr1" draw:name="122" text:anchor-type="as-char" svg:width="6.376cm" style:rel-width="scale" svg:height="1.191cm" style:rel-height="scale" draw:z-index="117"><draw:object xlink:href="./Object 125" xlink:type="simple" xlink:show="embed" xlink:actuate="onLoad"/><draw:image xlink:href="./ObjectReplacements/Object 125" xlink:type="simple" xlink:show="embed" xlink:actuate="onLoad"/></draw:frame><text:span text:style-name="Шрифт_20_абзацу_20_за_20_замовчуванням"><text:span text:style-name="T9"> </text:span></text:span></text:p>
      <text:p text:style-name="P12"><text:span text:style-name="Шрифт_20_абзацу_20_за_20_замовчуванням"><text:span text:style-name="T9">в) </text:span></text:span><draw:frame draw:style-name="fr1" draw:name="123" text:anchor-type="as-char" svg:width="4.479cm" style:rel-width="scale" svg:height="1.06cm" style:rel-height="scale" draw:z-index="118"><draw:object xlink:href="./Object 126" xlink:type="simple" xlink:show="embed" xlink:actuate="onLoad"/><draw:image xlink:href="./ObjectReplacements/Object 126" xlink:type="simple" xlink:show="embed" xlink:actuate="onLoad"/></draw:frame><text:span text:style-name="Шрифт_20_абзацу_20_за_20_замовчуванням"><text:span text:style-name="T9"> </text:span></text:span></text:p>
      <text:p text:style-name="P12"><text:span text:style-name="Шрифт_20_абзацу_20_за_20_замовчуванням"><text:span text:style-name="T9">г) </text:span></text:span><draw:frame draw:style-name="fr1" draw:name="124" text:anchor-type="as-char" svg:width="4.493cm" style:rel-width="scale" svg:height="1.06cm" style:rel-height="scale" draw:z-index="119"><draw:object xlink:href="./Object 127" xlink:type="simple" xlink:show="embed" xlink:actuate="onLoad"/><draw:image xlink:href="./ObjectReplacements/Object 127" xlink:type="simple" xlink:show="embed" xlink:actuate="onLoad"/></draw:frame><text:span text:style-name="Шрифт_20_абзацу_20_за_20_замовчуванням"><text:span text:style-name="T9"> <text:s/></text:span></text:span></text:p>
      <text:p text:style-name="P12"><text:span text:style-name="Шрифт_20_абзацу_20_за_20_замовчуванням"><text:span text:style-name="T9">д) </text:span></text:span><draw:frame draw:style-name="fr1" draw:name="125" text:anchor-type="as-char" svg:width="5.689cm" style:rel-width="scale" svg:height="1.191cm" style:rel-height="scale" draw:z-index="120"><draw:object xlink:href="./Object 128" xlink:type="simple" xlink:show="embed" xlink:actuate="onLoad"/><draw:image xlink:href="./ObjectReplacements/Object 128" xlink:type="simple" xlink:show="embed" xlink:actuate="onLoad"/></draw:frame><text:span text:style-name="Шрифт_20_абзацу_20_за_20_замовчуванням"><text:span text:style-name="T9"> <text:s/></text:span></text:span></text:p>
      <text:p text:style-name="P12"><text:span text:style-name="Шрифт_20_абзацу_20_за_20_замовчуванням"><text:span text:style-name="T9">е) </text:span></text:span><draw:frame draw:style-name="fr1" draw:name="126" text:anchor-type="as-char" svg:width="10.001cm" style:rel-width="scale" svg:height="1.191cm" style:rel-height="scale" draw:z-index="121"><draw:object xlink:href="./Object 129" xlink:type="simple" xlink:show="embed" xlink:actuate="onLoad"/><draw:image xlink:href="./ObjectReplacements/Object 129" xlink:type="simple" xlink:show="embed" xlink:actuate="onLoad"/></draw:frame><text:span text:style-name="Шрифт_20_абзацу_20_за_20_замовчуванням"><text:span text:style-name="T9"> <text:s/></text:span></text:span></text:p>
      <text:p text:style-name="P12"><text:soft-page-break/><text:span text:style-name="Шрифт_20_абзацу_20_за_20_замовчуванням"><text:span text:style-name="T9">ж) </text:span></text:span><draw:frame draw:style-name="fr1" draw:name="127" text:anchor-type="as-char" svg:width="9.922cm" style:rel-width="scale" svg:height="1.111cm" style:rel-height="scale" draw:z-index="122"><draw:object xlink:href="./Object 130" xlink:type="simple" xlink:show="embed" xlink:actuate="onLoad"/><draw:image xlink:href="./ObjectReplacements/Object 130" xlink:type="simple" xlink:show="embed" xlink:actuate="onLoad"/></draw:frame></text:p>
      <text:p text:style-name="P12"><text:span text:style-name="Шрифт_20_абзацу_20_за_20_замовчуванням"><text:span text:style-name="T9">з) </text:span></text:span><draw:frame draw:style-name="fr1" draw:name="128" text:anchor-type="as-char" svg:width="10.795cm" style:rel-width="scale" svg:height="1.349cm" style:rel-height="scale" draw:z-index="123"><draw:object xlink:href="./Object 131" xlink:type="simple" xlink:show="embed" xlink:actuate="onLoad"/><draw:image xlink:href="./ObjectReplacements/Object 131" xlink:type="simple" xlink:show="embed" xlink:actuate="onLoad"/></draw:frame><text:span text:style-name="Шрифт_20_абзацу_20_за_20_замовчуванням"><text:span text:style-name="T9"> <text:s/></text:span></text:span></text:p>
      <text:p text:style-name="P12"><text:span text:style-name="Шрифт_20_абзацу_20_за_20_замовчуванням"><text:span text:style-name="T9">і) </text:span></text:span><draw:frame draw:style-name="fr1" draw:name="129" text:anchor-type="as-char" svg:width="10.901cm" style:rel-width="scale" svg:height="1.217cm" style:rel-height="scale" draw:z-index="124"><draw:object xlink:href="./Object 132" xlink:type="simple" xlink:show="embed" xlink:actuate="onLoad"/><draw:image xlink:href="./ObjectReplacements/Object 132" xlink:type="simple" xlink:show="embed" xlink:actuate="onLoad"/></draw:frame><text:span text:style-name="Шрифт_20_абзацу_20_за_20_замовчуванням"><text:span text:style-name="T9"> <text:s text:c="2"/></text:span></text:span></text:p>
      <text:p text:style-name="P12"><text:span text:style-name="Шрифт_20_абзацу_20_за_20_замовчуванням"><text:span text:style-name="T9">к) </text:span></text:span><draw:frame draw:style-name="fr1" draw:name="130" text:anchor-type="as-char" svg:width="13.811cm" style:rel-width="scale" svg:height="1.244cm" style:rel-height="scale" draw:z-index="125"><draw:object xlink:href="./Object 133" xlink:type="simple" xlink:show="embed" xlink:actuate="onLoad"/><draw:image xlink:href="./ObjectReplacements/Object 133" xlink:type="simple" xlink:show="embed" xlink:actuate="onLoad"/></draw:frame><text:span text:style-name="Шрифт_20_абзацу_20_за_20_замовчуванням"><text:span text:style-name="T9"> </text:span></text:span></text:p>
      <text:p text:style-name="P12"><text:span text:style-name="Шрифт_20_абзацу_20_за_20_замовчуванням"><text:span text:style-name="T9">л) </text:span></text:span><draw:frame draw:style-name="fr1" draw:name="131" text:anchor-type="as-char" svg:width="10.398cm" style:rel-width="scale" svg:height="1.111cm" style:rel-height="scale" draw:z-index="126"><draw:object xlink:href="./Object 134" xlink:type="simple" xlink:show="embed" xlink:actuate="onLoad"/><draw:image xlink:href="./ObjectReplacements/Object 134" xlink:type="simple" xlink:show="embed" xlink:actuate="onLoad"/></draw:frame><text:span text:style-name="Шрифт_20_абзацу_20_за_20_замовчуванням"><text:span text:style-name="T9"> </text:span></text:span></text:p>
      <text:p text:style-name="P12"><text:span text:style-name="Шрифт_20_абзацу_20_за_20_замовчуванням"><text:span text:style-name="T9">м) </text:span></text:span><draw:frame draw:style-name="fr1" draw:name="132" text:anchor-type="as-char" svg:width="13.494cm" style:rel-width="scale" svg:height="1.111cm" style:rel-height="scale" draw:z-index="127"><draw:object xlink:href="./Object 135" xlink:type="simple" xlink:show="embed" xlink:actuate="onLoad"/><draw:image xlink:href="./ObjectReplacements/Object 135" xlink:type="simple" xlink:show="embed" xlink:actuate="onLoad"/></draw:frame></text:p>
      <text:p text:style-name="P12"><text:span text:style-name="Шрифт_20_абзацу_20_за_20_замовчуванням"><text:span text:style-name="T9">н) </text:span></text:span><draw:frame draw:style-name="fr1" draw:name="133" text:anchor-type="as-char" svg:width="13.494cm" style:rel-width="scale" svg:height="1.244cm" style:rel-height="scale" draw:z-index="128"><draw:object xlink:href="./Object 136" xlink:type="simple" xlink:show="embed" xlink:actuate="onLoad"/><draw:image xlink:href="./ObjectReplacements/Object 136" xlink:type="simple" xlink:show="embed" xlink:actuate="onLoad"/></draw:frame><text:span text:style-name="Шрифт_20_абзацу_20_за_20_замовчуванням"><text:span text:style-name="T9"> </text:span></text:span></text:p>
      <text:p text:style-name="P12"><text:span text:style-name="Шрифт_20_абзацу_20_за_20_замовчуванням"><text:span text:style-name="T9">о) </text:span></text:span><draw:frame draw:style-name="fr1" draw:name="134" text:anchor-type="as-char" svg:width="10.901cm" style:rel-width="scale" svg:height="1.191cm" style:rel-height="scale" draw:z-index="129"><draw:object xlink:href="./Object 137" xlink:type="simple" xlink:show="embed" xlink:actuate="onLoad"/><draw:image xlink:href="./ObjectReplacements/Object 137" xlink:type="simple" xlink:show="embed" xlink:actuate="onLoad"/></draw:frame><text:span text:style-name="Шрифт_20_абзацу_20_за_20_замовчуванням"><text:span text:style-name="T9"> </text:span></text:span></text:p>
      <text:p text:style-name="P12"><text:span text:style-name="Шрифт_20_абзацу_20_за_20_замовчуванням"><text:span text:style-name="T7">Вказівка</text:span></text:span><text:span text:style-name="Шрифт_20_абзацу_20_за_20_замовчуванням"><text:span text:style-name="T9">.</text:span></text:span><text:span text:style-name="Шрифт_20_абзацу_20_за_20_замовчуванням"><text:span text:style-name="T17"> </text:span></text:span><text:span text:style-name="Шрифт_20_абзацу_20_за_20_замовчуванням"><text:span text:style-name="T9">Суму </text:span></text:span><text:span text:style-name="Шрифт_20_абзацу_20_за_20_замовчуванням"><text:span text:style-name="T4">y </text:span></text:span><text:span text:style-name="Шрифт_20_абзацу_20_за_20_замовчуванням"><text:span text:style-name="T9">обчислювати за допомогою рекурентного співвідношення </text:span></text:span><draw:frame draw:style-name="fr1" draw:name="135" text:anchor-type="as-char" svg:width="7.17cm" style:rel-width="scale" svg:height="0.582cm" style:rel-height="scale" draw:z-index="130"><draw:object xlink:href="./Object 138" xlink:type="simple" xlink:show="embed" xlink:actuate="onLoad"/><draw:image xlink:href="./ObjectReplacements/Object 138" xlink:type="simple" xlink:show="embed" xlink:actuate="onLoad"/></draw:frame><text:span text:style-name="Шрифт_20_абзацу_20_за_20_замовчуванням"><text:span text:style-name="T4"> </text:span></text:span><text:span text:style-name="Шрифт_20_абзацу_20_за_20_замовчуванням"><text:span text:style-name="T9">де </text:span></text:span><draw:frame draw:style-name="fr1" draw:name="136" text:anchor-type="as-char" svg:width="1.402cm" style:rel-width="scale" svg:height="0.582cm" style:rel-height="scale" draw:z-index="131"><draw:object xlink:href="./Object 139" xlink:type="simple" xlink:show="embed" xlink:actuate="onLoad"/><draw:image xlink:href="./ObjectReplacements/Object 139" xlink:type="simple" xlink:show="embed" xlink:actuate="onLoad"/></draw:frame><text:span text:style-name="Шрифт_20_абзацу_20_за_20_замовчуванням"><text:span text:style-name="T8">-</text:span></text:span><text:span text:style-name="Шрифт_20_абзацу_20_за_20_замовчуванням"><text:span text:style-name="T9">тий доданок, для обчислення якого також складається рекурентне співвідношення. В якості умови повторення циклу розглядається умова </text:span></text:span><draw:frame draw:style-name="fr1" draw:name="137" text:anchor-type="as-char" svg:width="1.826cm" style:rel-width="scale" svg:height="0.582cm" style:rel-height="scale" draw:z-index="132"><draw:object xlink:href="./Object 140" xlink:type="simple" xlink:show="embed" xlink:actuate="onLoad"/><draw:image xlink:href="./ObjectReplacements/Object 140" xlink:type="simple" xlink:show="embed" xlink:actuate="onLoad"/></draw:frame></text:p>
      <text:list xml:id="list140808381328975" text:continue-numbering="true" text:style-name="L1">
        <text:list-header>
          <text:p text:style-name="P20"><text:span text:style-name="Шрифт_20_абзацу_20_за_20_замовчуванням"><text:span text:style-name="T12">18) </text:span></text:span><text:span text:style-name="Шрифт_20_абзацу_20_за_20_замовчуванням"><text:span text:style-name="T9">Маємо дійсні числа </text:span></text:span><draw:frame draw:style-name="fr1" draw:name="138" text:anchor-type="as-char" svg:width="3.757cm" style:rel-width="scale" svg:height="0.582cm" style:rel-height="scale" draw:z-index="133"><draw:object xlink:href="./Object 141" xlink:type="simple" xlink:show="embed" xlink:actuate="onLoad"/><draw:image xlink:href="./ObjectReplacements/Object 141" xlink:type="simple" xlink:show="embed" xlink:actuate="onLoad"/></draw:frame><text:span text:style-name="Шрифт_20_абзацу_20_за_20_замовчуванням"><text:span text:style-name="T4">. </text:span></text:span><text:span text:style-name="Шрифт_20_абзацу_20_за_20_замовчуванням"><text:span text:style-name="T9">Обчислити з точністю </text:span></text:span><draw:frame draw:style-name="fr1" draw:name="139" text:anchor-type="as-char" svg:width="0.238cm" style:rel-width="scale" svg:height="0.582cm" style:rel-height="scale" draw:z-index="134"><draw:object xlink:href="./Object 142" xlink:type="simple" xlink:show="embed" xlink:actuate="onLoad"/><draw:image xlink:href="./ObjectReplacements/Object 142" xlink:type="simple" xlink:show="embed" xlink:actuate="onLoad"/></draw:frame><text:span text:style-name="Шрифт_20_абзацу_20_за_20_замовчуванням"><text:span text:style-name="T4"> </text:span></text:span><text:span text:style-name="Шрифт_20_абзацу_20_за_20_замовчуванням"><text:span text:style-name="T9">нескінченну суму і вказати кількість врахованих доданків.</text:span></text:span></text:p>
        </text:list-header>
      </text:list>
      <text:p text:style-name="P12"><text:span text:style-name="Шрифт_20_абзацу_20_за_20_замовчуванням"><text:span text:style-name="T9">а) </text:span></text:span><draw:frame draw:style-name="fr1" draw:name="140" text:anchor-type="as-char" svg:width="1.72cm" style:rel-width="scale" svg:height="1.614cm" style:rel-height="scale" draw:z-index="135"><draw:object xlink:href="./Object 143" xlink:type="simple" xlink:show="embed" xlink:actuate="onLoad"/><draw:image xlink:href="./ObjectReplacements/Object 143" xlink:type="simple" xlink:show="embed" xlink:actuate="onLoad"/></draw:frame><text:span text:style-name="Шрифт_20_абзацу_20_за_20_замовчуванням"><text:span text:style-name="T9"> <text:s text:c="13"/>б) </text:span></text:span><draw:frame draw:style-name="fr1" draw:name="141" text:anchor-type="as-char" svg:width="2.805cm" style:rel-width="scale" svg:height="1.614cm" style:rel-height="scale" draw:z-index="136"><draw:object xlink:href="./Object 144" xlink:type="simple" xlink:show="embed" xlink:actuate="onLoad"/><draw:image xlink:href="./ObjectReplacements/Object 144" xlink:type="simple" xlink:show="embed" xlink:actuate="onLoad"/></draw:frame></text:p>
      <text:p text:style-name="P12"><text:span text:style-name="Шрифт_20_абзацу_20_за_20_замовчуванням"><text:span text:style-name="T9">в) </text:span></text:span><draw:frame draw:style-name="fr1" draw:name="142" text:anchor-type="as-char" svg:width="1.931cm" style:rel-width="scale" svg:height="1.614cm" style:rel-height="scale" draw:z-index="137"><draw:object xlink:href="./Object 145" xlink:type="simple" xlink:show="embed" xlink:actuate="onLoad"/><draw:image xlink:href="./ObjectReplacements/Object 145" xlink:type="simple" xlink:show="embed" xlink:actuate="onLoad"/></draw:frame><text:span text:style-name="Шрифт_20_абзацу_20_за_20_замовчуванням"><text:span text:style-name="T9"> <text:s text:c="11"/>г) </text:span></text:span><draw:frame draw:style-name="fr1" draw:name="143" text:anchor-type="as-char" svg:width="3.36cm" style:rel-width="scale" svg:height="1.614cm" style:rel-height="scale" draw:z-index="138"><draw:object xlink:href="./Object 146" xlink:type="simple" xlink:show="embed" xlink:actuate="onLoad"/><draw:image xlink:href="./ObjectReplacements/Object 146" xlink:type="simple" xlink:show="embed" xlink:actuate="onLoad"/></draw:frame><text:span text:style-name="Шрифт_20_абзацу_20_за_20_замовчуванням"><text:span text:style-name="T9">.</text:span></text:span></text:p>
      <text:p text:style-name="P15"><text:soft-page-break/>Рекурсія</text:p>
      <text:list xml:id="list140808572863000" text:continue-numbering="true" text:style-name="L1">
        <text:list-header>
          <text:p text:style-name="P20"><text:span text:style-name="Шрифт_20_абзацу_20_за_20_замовчуванням"><text:span text:style-name="T12">19) </text:span></text:span><text:span text:style-name="Шрифт_20_абзацу_20_за_20_замовчуванням"><text:span text:style-name="T9">Маємо ціле </text:span></text:span><draw:frame draw:style-name="fr1" draw:name="144" text:anchor-type="as-char" svg:width="1.217cm" style:rel-width="scale" svg:height="0.582cm" style:rel-height="scale" draw:z-index="139"><draw:object xlink:href="./Object 147" xlink:type="simple" xlink:show="embed" xlink:actuate="onLoad"/><draw:image xlink:href="./ObjectReplacements/Object 147" xlink:type="simple" xlink:show="embed" xlink:actuate="onLoad"/></draw:frame><text:span text:style-name="Шрифт_20_абзацу_20_за_20_замовчуванням"><text:span text:style-name="T9">. Скласти програму для обчислення всіх простих чисел з діапазону </text:span></text:span><draw:frame draw:style-name="fr1" draw:name="145" text:anchor-type="as-char" svg:width="1.191cm" style:rel-width="scale" svg:height="0.582cm" style:rel-height="scale" draw:z-index="140"><draw:object xlink:href="./Object 148" xlink:type="simple" xlink:show="embed" xlink:actuate="onLoad"/><draw:image xlink:href="./ObjectReplacements/Object 148" xlink:type="simple" xlink:show="embed" xlink:actuate="onLoad"/></draw:frame></text:p>
          <text:p text:style-name="P20"><text:span text:style-name="Шрифт_20_абзацу_20_за_20_замовчуванням"><text:span text:style-name="T12">20) </text:span></text:span><text:span text:style-name="Шрифт_20_абзацу_20_за_20_замовчуванням"><text:span text:style-name="T9">Скласти програму друку всіх простих дільників заданого натурального числа.</text:span></text:span></text:p>
          <text:p text:style-name="P20"><text:span text:style-name="Шрифт_20_абзацу_20_за_20_замовчуванням"><text:span text:style-name="T12">21) </text:span></text:span><text:span text:style-name="Шрифт_20_абзацу_20_за_20_замовчуванням"><text:span text:style-name="T9">Скласти <text:s/>програму, яка визначає чи є задане натуральне число n досконалим, тобто рівним сумі всіх своїх (додатних) дільників, крім самого цього числа (наприклад, число 6 - досконале: 6=1+2+3 ).</text:span></text:span></text:p>
        </text:list-header>
      </text:list>
      <text:p text:style-name="P12"><text:span text:style-name="Шрифт_20_абзацу_20_за_20_замовчуванням"><text:span text:style-name="T16">Вказівка</text:span></text:span><text:span text:style-name="Шрифт_20_абзацу_20_за_20_замовчуванням"><text:span text:style-name="T9">. Шукаємо суму </text:span></text:span><text:span text:style-name="Шрифт_20_абзацу_20_за_20_замовчуванням"><text:span text:style-name="T4">S</text:span></text:span><text:span text:style-name="Шрифт_20_абзацу_20_за_20_замовчуванням"><text:span text:style-name="T9"> всіх дільників заданого числа </text:span></text:span><text:span text:style-name="Шрифт_20_абзацу_20_за_20_замовчуванням"><text:span text:style-name="T4">n</text:span></text:span><text:span text:style-name="Шрифт_20_абзацу_20_за_20_замовчуванням"><text:span text:style-name="T9">. Якщо </text:span></text:span><text:span text:style-name="Шрифт_20_абзацу_20_за_20_замовчуванням"><text:span text:style-name="T4">S=n,</text:span></text:span><text:span text:style-name="Шрифт_20_абзацу_20_за_20_замовчуванням"><text:span text:style-name="T9"> то число, яке перевіряємо, є досконалим. Перша ідея полягає в знаходженні дільників числа </text:span></text:span><text:span text:style-name="Шрифт_20_абзацу_20_за_20_замовчуванням"><text:span text:style-name="T4">n</text:span></text:span><text:span text:style-name="Шрифт_20_абзацу_20_за_20_замовчуванням"><text:span text:style-name="T9"> в діапазоні [1</text:span></text:span><text:span text:style-name="Шрифт_20_абзацу_20_за_20_замовчуванням"><text:span text:style-name="T4">, n div </text:span></text:span><text:span text:style-name="Шрифт_20_абзацу_20_за_20_замовчуванням"><text:span text:style-name="T9">2]. У відповідності з другою ідеєю пошук ведеться тільки між 1 та </text:span></text:span><draw:frame draw:style-name="fr1" draw:name="146" text:anchor-type="as-char" svg:width="0.609cm" style:rel-width="scale" svg:height="0.635cm" style:rel-height="scale" draw:z-index="141"><draw:object xlink:href="./Object 149" xlink:type="simple" xlink:show="embed" xlink:actuate="onLoad"/><draw:image xlink:href="./ObjectReplacements/Object 149" xlink:type="simple" xlink:show="embed" xlink:actuate="onLoad"/></draw:frame><text:span text:style-name="Шрифт_20_абзацу_20_за_20_замовчуванням"><text:span text:style-name="T9"> і якщо дільник знайдений, то до суми </text:span></text:span><text:span text:style-name="Шрифт_20_абзацу_20_за_20_замовчуванням"><text:span text:style-name="T4">S</text:span></text:span><text:span text:style-name="Шрифт_20_абзацу_20_за_20_замовчуванням"><text:span text:style-name="T9"> додаються як дільник, так і частка.</text:span></text:span></text:p>
      <text:list xml:id="list140806713151209" text:continue-numbering="true" text:style-name="L1">
        <text:list-header>
          <text:p text:style-name="P20"><text:span text:style-name="Шрифт_20_абзацу_20_за_20_замовчуванням"><text:span text:style-name="T12">22) </text:span></text:span><text:span text:style-name="Шрифт_20_абзацу_20_за_20_замовчуванням"><text:span text:style-name="T9">Дано натуральне число </text:span></text:span><text:span text:style-name="Шрифт_20_абзацу_20_за_20_замовчуванням"><text:span text:style-name="T4">k</text:span></text:span><text:span text:style-name="Шрифт_20_абзацу_20_за_20_замовчуванням"><text:span text:style-name="T9"> . Скласти <text:s/>програму одержання </text:span></text:span><text:span text:style-name="Шрифт_20_абзацу_20_за_20_замовчуванням"><text:span text:style-name="T4">к</text:span></text:span><text:span text:style-name="Шрифт_20_абзацу_20_за_20_замовчуванням"><text:span text:style-name="T9">-тої цифри послідовності</text:span></text:span></text:p>
        </text:list-header>
      </text:list>
      <text:p text:style-name="P15">а) 110100100010000 ... , в якій виписані підряд степені 10;</text:p>
      <text:p text:style-name="P12"><text:span text:style-name="Шрифт_20_абзацу_20_за_20_замовчуванням"><text:span text:style-name="T9">б) 123456789101112 ... , в якій виписані підряд всі натуральні числа;</text:span></text:span></text:p>
      <text:p text:style-name="P12"><text:span text:style-name="Шрифт_20_абзацу_20_за_20_замовчуванням"><text:span text:style-name="T9">в) 149162536 ... , в якій виписані підряд квадрати всіх натуральних чисел;</text:span></text:span></text:p>
      <text:p text:style-name="P12"><text:span text:style-name="Шрифт_20_абзацу_20_за_20_замовчуванням"><text:span text:style-name="T9">г) 01123581321</text:span></text:span><text:span text:style-name="Шрифт_20_абзацу_20_за_20_замовчуванням"><text:span text:style-name="T4"> </text:span></text:span><text:span text:style-name="Шрифт_20_абзацу_20_за_20_замовчуванням"><text:span text:style-name="T9">... , в якій виписані підряд всі числа Фібоначчі.</text:span></text:span></text:p>
      <text:list xml:id="list140808421196887" text:continue-numbering="true" text:style-name="L1">
        <text:list-header>
          <text:p text:style-name="P20"><text:span text:style-name="Шрифт_20_абзацу_20_за_20_замовчуванням"><text:span text:style-name="T12">23) </text:span></text:span><text:span text:style-name="Шрифт_20_абзацу_20_за_20_замовчуванням"><text:span text:style-name="T9">Скласти <text:s/>програму знаходження кореня рівняння </text:span></text:span><draw:frame draw:style-name="fr1" draw:name="147" text:anchor-type="as-char" svg:width="1.693cm" style:rel-width="scale" svg:height="0.582cm" style:rel-height="scale" draw:z-index="142"><draw:object xlink:href="./Object 150" xlink:type="simple" xlink:show="embed" xlink:actuate="onLoad"/><draw:image xlink:href="./ObjectReplacements/Object 150" xlink:type="simple" xlink:show="embed" xlink:actuate="onLoad"/></draw:frame><text:span text:style-name="Шрифт_20_абзацу_20_за_20_замовчуванням"><text:span text:style-name="T9">на відрізку [0,001;1,5] із заданою точністю </text:span></text:span><draw:frame draw:style-name="fr1" draw:name="148" text:anchor-type="as-char" svg:width="0.238cm" style:rel-width="scale" svg:height="0.582cm" style:rel-height="scale" draw:z-index="143"><draw:object xlink:href="./Object 151" xlink:type="simple" xlink:show="embed" xlink:actuate="onLoad"/><draw:image xlink:href="./ObjectReplacements/Object 151" xlink:type="simple" xlink:show="embed" xlink:actuate="onLoad"/></draw:frame><text:span text:style-name="Шрифт_20_абзацу_20_за_20_замовчуванням"><text:span text:style-name="T9">, використовуючи метод ділення відрізку навпіл.</text:span></text:span></text:p>
          <text:p text:style-name="P20"><text:span text:style-name="Шрифт_20_абзацу_20_за_20_замовчуванням"><text:span text:style-name="T12">24) </text:span></text:span><text:span text:style-name="Шрифт_20_абзацу_20_за_20_замовчуванням"><text:span text:style-name="T9">Знайти корінь рівняння </text:span></text:span><draw:frame draw:style-name="fr1" draw:name="149" text:anchor-type="as-char" svg:width="4.63cm" style:rel-width="scale" svg:height="0.582cm" style:rel-height="scale" draw:z-index="144"><draw:object xlink:href="./Object 152" xlink:type="simple" xlink:show="embed" xlink:actuate="onLoad"/><draw:image xlink:href="./ObjectReplacements/Object 152" xlink:type="simple" xlink:show="embed" xlink:actuate="onLoad"/></draw:frame><text:span text:style-name="Шрифт_20_абзацу_20_за_20_замовчуванням"><text:span text:style-name="T9"> який міститься на відрізку [0,2], з заданою точністю </text:span></text:span></text:p>
        </text:list-header>
      </text:list>
      <text:p text:style-name="P12"><text:span text:style-name="Шрифт_20_абзацу_20_за_20_замовчуванням"><text:span text:style-name="T7">Вказівка</text:span></text:span><text:span text:style-name="Шрифт_20_абзацу_20_за_20_замовчуванням"><text:span text:style-name="T16">.</text:span></text:span><text:span text:style-name="Шрифт_20_абзацу_20_за_20_замовчуванням"><text:span text:style-name="T9"> Одним з методів розв`язування рівняння є метод хорд, який полягає в обчисленні елементів послідовності</text:span></text:span></text:p>
      <text:p text:style-name="P14"><text:soft-page-break/><draw:frame draw:style-name="fr1" draw:name="150" text:anchor-type="as-char" svg:width="1.535cm" style:rel-width="scale" svg:height="0.582cm" style:rel-height="scale" draw:z-index="145"><draw:object xlink:href="./Object 153" xlink:type="simple" xlink:show="embed" xlink:actuate="onLoad"/><draw:image xlink:href="./ObjectReplacements/Object 153" xlink:type="simple" xlink:show="embed" xlink:actuate="onLoad"/></draw:frame></text:p>
      <text:p text:style-name="P12"><draw:frame draw:style-name="fr1" draw:name="151" text:anchor-type="as-char" svg:width="8.387cm" style:rel-width="scale" svg:height="1.244cm" style:rel-height="scale" draw:z-index="146"><draw:object xlink:href="./Object 154" xlink:type="simple" xlink:show="embed" xlink:actuate="onLoad"/><draw:image xlink:href="./ObjectReplacements/Object 154" xlink:type="simple" xlink:show="embed" xlink:actuate="onLoad"/></draw:frame><text:span text:style-name="Шрифт_20_абзацу_20_за_20_замовчуванням"><text:span text:style-name="T9"> <text:s text:c="18"/></text:span></text:span></text:p>
      <text:p text:style-name="P12"><text:span text:style-name="Шрифт_20_абзацу_20_за_20_замовчуванням"><text:span text:style-name="T9">до виконання умови </text:span></text:span><draw:frame draw:style-name="fr1" draw:name="152" text:anchor-type="as-char" svg:width="3.334cm" style:rel-width="scale" svg:height="0.582cm" style:rel-height="scale" draw:z-index="147"><draw:object xlink:href="./Object 155" xlink:type="simple" xlink:show="embed" xlink:actuate="onLoad"/><draw:image xlink:href="./ObjectReplacements/Object 155" xlink:type="simple" xlink:show="embed" xlink:actuate="onLoad"/></draw:frame><text:span text:style-name="Шрифт_20_абзацу_20_за_20_замовчуванням"><text:span text:style-name="T9">. В умовах нашої задачі </text:span></text:span><draw:frame draw:style-name="fr1" draw:name="153" text:anchor-type="as-char" svg:width="8.096cm" style:rel-width="scale" svg:height="0.582cm" style:rel-height="scale" draw:z-index="148"><draw:object xlink:href="./Object 156" xlink:type="simple" xlink:show="embed" xlink:actuate="onLoad"/><draw:image xlink:href="./ObjectReplacements/Object 156" xlink:type="simple" xlink:show="embed" xlink:actuate="onLoad"/></draw:frame></text:p>
      <text:p text:style-name="Звичайний"><text:bookmark-end text:name="_Hlk6353494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FreeSans" svg:font-family="FreeSans" style:font-family-generic="roman"/>
    <style:font-face style:name="Nimbus Mono L" svg:font-family="'Nimbus Mono L'" style:font-family-generic="roman"/>
    <style:font-face style:name="Noto Sans CJK SC Regular" svg:font-family="'Noto Sans CJK SC Regular'" style:font-family-generic="roman"/>
    <style:font-face style:name="Noto Sans Symbols" svg:font-family="'Noto Sans Symbols'" style:font-family-generic="system"/>
    <style:font-face style:name="Courier New" svg:font-family="'Courier New'" style:font-family-generic="modern" style:font-pitch="fixed"/>
    <style:font-face style:name="Cambria Math" svg:font-family="'Cambria Math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Peterburg" svg:font-family="Peterburg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84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loext:contextual-spacing="false" fo:line-height="100%" fo:hyphenation-ladder-count="no-limit" style:vertical-align="baseline"/>
      <style:text-properties style:font-name="Liberation Serif" fo:font-family="'Liberation Serif'" style:font-family-generic="roman" style:font-pitch="variable" fo:font-size="12pt" style:letter-kerning="true" style:font-name-asian="Noto Sans CJK SC Regular" style:font-family-asian="'Noto Sans CJK SC Regular'" style:font-family-generic-asian="roman" style:font-size-asian="12pt" style:language-asian="zh" style:country-asian="CN" style:font-name-complex="FreeSans" style:font-family-complex="FreeSans" style:font-family-generic-complex="roman" style:font-size-complex="12pt" style:language-complex="hi" style:country-complex="IN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Звичайний" style:next-style-name="Звичайний" style:default-outline-level="1" style:class="text">
      <style:paragraph-properties fo:margin-top="0.423cm" fo:margin-bottom="0.282cm" loext:contextual-spacing="false" fo:keep-together="always" fo:hyphenation-ladder-count="no-limit" fo:keep-with-next="always"/>
      <style:text-properties fo:color="#2f5496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Mangal" style:font-family-complex="Mangal" style:font-family-generic-complex="roman" style:font-pitch-complex="variable" style:font-size-complex="14.5pt" fo:hyphenate="false"/>
    </style:style>
    <style:style style:name="Heading_20_2" style:display-name="Heading 2" style:family="paragraph" style:parent-style-name="Звичайний" style:next-style-name="Звичайний" style:default-outline-level="2" style:class="text">
      <style:paragraph-properties fo:margin-top="0.353cm" fo:margin-bottom="0.282cm" loext:contextual-spacing="false" fo:keep-together="always" fo:hyphenation-ladder-count="no-limit" fo:keep-with-next="always"/>
      <style:text-properties fo:color="#4472c4"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Mangal" style:font-family-complex="Mangal" style:font-family-generic-complex="roman" style:font-pitch-complex="variable" style:font-size-complex="11.5pt" style:font-weight-complex="bold" fo:hyphenate="false"/>
    </style:style>
    <style:style style:name="Heading_20_3" style:display-name="Heading 3" style:family="paragraph" style:parent-style-name="Звичайний" style:next-style-name="Звичайний" style:default-outline-level="3" style:class="text">
      <style:paragraph-properties fo:margin-top="0.353cm" fo:margin-bottom="0.282cm" loext:contextual-spacing="false" fo:keep-together="always" fo:hyphenation-ladder-count="no-limit" fo:keep-with-next="always"/>
      <style:text-properties fo:color="#4472c4" style:font-name="Calibri Light" fo:font-family="'Calibri Light'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Mangal" style:font-family-complex="Mangal" style:font-family-generic-complex="roman" style:font-pitch-complex="variable" style:font-size-complex="10.5pt" style:font-weight-complex="bold" fo:hyphenate="false"/>
    </style:style>
    <style:style style:name="Heading_20_4" style:display-name="Heading 4" style:family="paragraph" style:parent-style-name="Звичайний" style:next-style-name="Звичайний" style:default-outline-level="4" style:class="text">
      <style:paragraph-properties fo:margin-top="0.071cm" fo:margin-bottom="0.282cm" loext:contextual-spacing="false" fo:keep-together="always" fo:hyphenation-ladder-count="no-limit" fo:keep-with-next="always"/>
      <style:text-properties fo:color="#2f5496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Mangal" style:font-family-complex="Mangal" style:font-family-generic-complex="roman" style:font-pitch-complex="variable" style:font-size-complex="10.5pt" style:font-style-complex="italic" fo:hyphenate="false"/>
    </style:style>
    <style:style style:name="Звичайний" style:family="paragraph">
      <style:paragraph-properties fo:margin-top="0cm" fo:margin-bottom="0cm" loext:contextual-spacing="false" fo:line-height="100%" fo:hyphenation-ladder-count="no-limit" style:punctuation-wrap="simple"/>
      <style:text-properties fo:color="#00000a" style:font-name="Liberation Serif" fo:font-family="'Liberation Serif'" style:font-family-generic="roman" style:font-pitch="variable" fo:font-size="12pt" style:font-name-asian="Noto Sans CJK SC Regular" style:font-family-asian="'Noto Sans CJK SC Regular'" style:font-family-generic-asian="roman" style:font-size-asian="12pt" style:language-asian="zh" style:country-asian="CN" style:font-name-complex="FreeSans" style:font-family-complex="FreeSans" style:font-family-generic-complex="roman" style:font-size-complex="12pt" style:language-complex="hi" style:country-complex="IN" fo:hyphenate="false"/>
    </style:style>
    <style:style style:name="Заголовок1" style:family="paragraph" style:parent-style-name="Звичайний" style:next-style-name="Основний_20_текст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Основний_20_текст" style:display-name="Основний текст" style:family="paragraph" style:parent-style-name="Звичайний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Основний_20_текст" style:class="list">
      <style:paragraph-properties fo:hyphenation-ladder-count="no-limit"/>
      <style:text-properties fo:hyphenate="false"/>
    </style:style>
    <style:style style:name="Название_20_объекта1" style:display-name="Название объекта1" style:family="paragraph" style:parent-style-name="Звичайний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Покажчик_20_1" style:display-name="Покажчик 1" style:family="paragraph" style:parent-style-name="Звичайний" style:next-style-name="Звичайний" style:auto-update="true">
      <style:paragraph-properties fo:margin-left="0.423cm" fo:margin-right="0cm" fo:hyphenation-ladder-count="no-limit" fo:text-indent="-0.423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Заголовок_20_покажчика" style:display-name="Заголовок покажчика" style:family="paragraph" style:parent-style-name="Звичайний">
      <style:paragraph-properties fo:hyphenation-ladder-count="no-limit" text:number-lines="false" text:line-number="0"/>
      <style:text-properties fo:hyphenate="false"/>
    </style:style>
    <style:style style:name="Code" style:family="paragraph" style:parent-style-name="Звичайний">
      <style:paragraph-properties fo:margin-left="1cm" fo:margin-right="0cm" fo:hyphenation-ladder-count="no-limit" fo:text-indent="0cm" style:auto-text-indent="false">
        <style:tab-stops/>
      </style:paragraph-properties>
      <style:text-properties style:font-name="Courier New" fo:font-family="'Courier New'" style:font-family-generic="modern" style:font-pitch="fixed" fo:font-size="10pt" fo:language="en" fo:country="US" style:font-size-asian="10pt" style:language-asian="ru" style:country-asian="RU" fo:hyphenate="false"/>
    </style:style>
    <style:style style:name="Code_5f_first_5f_line" style:display-name="Code_first_line" style:family="paragraph" style:parent-style-name="Code">
      <style:paragraph-properties fo:margin-top="0.212cm" fo:margin-bottom="0.282cm" loext:contextual-spacing="false" fo:hyphenation-ladder-count="no-limit"/>
      <style:text-properties fo:hyphenate="false"/>
    </style:style>
    <style:style style:name="Обычный_20_з_20_вертикальним_20_отступом" style:display-name="Обычный з вертикальним отступом" style:family="paragraph" style:parent-style-name="Звичайний">
      <style:paragraph-properties fo:hyphenation-ladder-count="no-limit"/>
      <style:text-properties style:language-asian="en" style:country-asian="US" fo:hyphenate="false"/>
    </style:style>
    <style:style style:name="Обычный1" style:family="paragraph">
      <style:paragraph-properties fo:margin-left="0cm" fo:margin-right="0cm" fo:margin-top="0cm" fo:margin-bottom="0cm" loext:contextual-spacing="false" fo:line-height="100%" fo:text-align="justify" style:justify-single-word="false" fo:hyphenation-ladder-count="no-limit" fo:text-indent="0.501cm" style:auto-text-indent="false" style:punctuation-wrap="simple"/>
      <style:text-properties fo:color="#000000" style:font-name="Calibri" fo:font-family="Calibri" style:font-family-generic="swiss" style:font-pitch="variable" style:font-name-asian="Calibri" style:font-family-asian="Calibri" style:font-family-generic-asian="swiss" style:font-pitch-asian="variable" style:language-asian="ru" style:country-asian="RU" style:font-name-complex="Calibri" style:font-family-complex="Calibri" style:font-family-generic-complex="swiss" style:font-pitch-complex="variable" fo:hyphenate="false"/>
    </style:style>
    <style:style style:name="Task" style:family="paragraph" style:parent-style-name="Звичайний">
      <style:paragraph-properties fo:orphans="0" fo:widows="0" fo:hyphenation-ladder-count="no-limit">
        <style:tab-stops>
          <style:tab-stop style:position="3cm"/>
          <style:tab-stop style:position="4.001cm"/>
          <style:tab-stop style:position="4.501cm"/>
          <style:tab-stop style:position="5.502cm"/>
          <style:tab-stop style:position="7.001cm"/>
          <style:tab-stop style:position="7.502cm"/>
          <style:tab-stop style:position="9.001cm"/>
          <style:tab-stop style:position="10.001cm"/>
          <style:tab-stop style:position="10.502cm"/>
        </style:tab-stops>
      </style:paragraph-properties>
      <style:text-properties style:font-name="Times New Roman" fo:font-family="'Times New Roman'" style:font-family-generic="roman" style:font-pitch="variable" fo:font-size="11pt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font-style-complex="italic" fo:hyphenate="false"/>
    </style:style>
    <style:style style:name="Обычный_28_с_20_верт_29__20_без_20_отступа" style:display-name="Обычный(с верт) без отступа" style:family="paragraph" style:parent-style-name="Звичайний">
      <style:paragraph-properties fo:hyphenation-ladder-count="no-limit"/>
      <style:text-properties style:language-asian="ru" style:country-asian="RU" fo:hyphenate="false"/>
    </style:style>
    <style:style style:name="Preformatted_20_Text" style:display-name="Preformatted Text" style:family="paragraph" style:parent-style-name="Звичайний" style:class="html">
      <style:paragraph-properties fo:hyphenation-ladder-count="no-limit"/>
      <style:text-properties style:font-name="Liberation Mono" fo:font-family="'Liberation Mono'" style:font-family-generic="roman" style:font-pitch="variable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roman" style:font-pitch-complex="variable" style:font-size-complex="10pt" fo:hyphenate="false"/>
    </style:style>
    <style:style style:name="Text_20_Body" style:display-name="Text Body" style:family="paragraph" style:parent-style-name="Звичайний">
      <style:paragraph-properties fo:margin-top="0cm" fo:margin-bottom="0.247cm" loext:contextual-spacing="false" fo:line-height="120%" fo:orphans="0" fo:widows="0" fo:hyphenation-ladder-count="no-limit"/>
      <style:text-properties style:language-asian="ru" style:country-asian="RU" fo:hyphenate="false"/>
    </style:style>
    <style:style style:name="Абзац_20_списку" style:display-name="Абзац списку" style:family="paragraph" style:parent-style-name="Звичайний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Текст_20_у_20_виносці" style:display-name="Текст у виносці" style:family="paragraph" style:parent-style-name="Звичайний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 fo:hyphenate="false"/>
    </style:style>
    <style:style style:name="Звичайний_20__28_веб_29_" style:display-name="Звичайний (веб)" style:family="paragraph" style:parent-style-name="Звичайний">
      <style:paragraph-properties fo:margin-top="0.176cm" fo:margin-bottom="0.176cm" loext:contextual-spacing="false" fo:hyphenation-ladder-count="no-limit" style:punctuation-wrap="hanging"/>
      <style:text-properties style:use-window-font-color="true"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language-asian="ru" style:country-asian="RU" style:font-name-complex="Times New Roman" style:font-family-complex="'Times New Roman'" style:font-family-generic-complex="roman" style:font-pitch-complex="variable" style:language-complex="ar" style:country-complex="SA" fo:hyphenate="false"/>
    </style:style>
    <style:style style:name="Task_5f_point" style:display-name="Task_point" style:family="paragraph" style:parent-style-name="Звичайний">
      <style:paragraph-properties fo:margin-left="1.002cm" fo:margin-right="0cm" fo:orphans="0" fo:widows="0" fo:hyphenation-ladder-count="no-limit" fo:text-indent="-0.501cm" style:auto-text-indent="false" style:punctuation-wrap="hanging" style:vertical-align="baseline">
        <style:tab-stops>
          <style:tab-stop style:position="-3.754cm"/>
          <style:tab-stop style:position="-0.002cm"/>
          <style:tab-stop style:position="1.998cm"/>
          <style:tab-stop style:position="2.999cm"/>
          <style:tab-stop style:position="3.5cm"/>
          <style:tab-stop style:position="4.5cm"/>
          <style:tab-stop style:position="5.999cm"/>
          <style:tab-stop style:position="6.5cm"/>
          <style:tab-stop style:position="7.999cm"/>
          <style:tab-stop style:position="8.999cm"/>
          <style:tab-stop style:position="9.5cm"/>
        </style:tab-stops>
      </style:paragraph-properties>
      <style:text-properties style:font-name="Arial" fo:font-family="Arial" style:font-family-generic="swiss" style:font-pitch="variable" fo:font-size="9pt" fo:language="uk" fo:country="UA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tyle-complex="italic" fo:hyphenate="false"/>
    </style:style>
    <style:style style:name="Верхній_20_колонтитул" style:display-name="Верхній колонтитул" style:family="paragraph" style:parent-style-name="Звичайний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Нижній_20_колонтитул" style:display-name="Нижній колонтитул" style:family="paragraph" style:parent-style-name="Звичайний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TaskNum" style:family="paragraph" style:parent-style-name="Task">
      <style:paragraph-properties fo:margin-left="0cm" fo:margin-right="0cm" fo:line-height="115%" fo:hyphenation-ladder-count="no-limit" fo:text-indent="0.501cm" style:auto-text-indent="false" style:punctuation-wrap="hanging"/>
      <style:text-properties style:use-window-font-color="true" style:font-name="Calibri" fo:font-family="Calibri" style:font-family-generic="swiss" style:font-pitch="variable" fo:letter-spacing="-0.007cm" fo:language="uk" fo:country="UA" fo:font-weight="bold" style:font-name-asian="Calibri" style:font-family-asian="Calibri" style:font-family-generic-asian="swiss" style:font-pitch-asian="variable" style:font-weight-asian="bold" style:font-name-complex="Tahoma" style:font-family-complex="Tahoma" style:font-family-generic-complex="swiss" style:font-pitch-complex="variable" style:font-size-complex="7pt" style:language-complex="ar" style:country-complex="SA" fo:hyphenate="false"/>
    </style:style>
    <style:style style:name="Виключна_5f_Формула" style:display-name="Виключна_Формула" style:family="paragraph">
      <style:paragraph-properties fo:margin-top="0.212cm" fo:margin-bottom="0.212cm" loext:contextual-spacing="false" fo:line-height="100%" fo:text-align="center" style:justify-single-word="false" fo:hyphenation-ladder-count="no-limit"/>
      <style:text-properties style:font-name="Cambria Math" fo:font-family="'Cambria Math'" style:font-family-generic="roman" style:font-pitch="variable" fo:font-size="9pt" fo:language="uk" fo:country="UA" fo:font-style="italic" style:font-name-asian="Times New Roman" style:font-family-asian="'Times New Roman'" style:font-family-generic-asian="roman" style:font-pitch-asian="variable" style:font-size-asian="9pt" style:language-asian="uk" style:country-asian="UA" style:font-style-asian="italic" style:font-name-complex="Peterburg" style:font-family-complex="Peterburg" style:font-family-generic-complex="system" style:font-pitch-complex="variable" style:font-size-complex="12pt" fo:hyphenate="false"/>
    </style:style>
    <style:style style:name="Обычный2" style:family="paragraph">
      <style:paragraph-properties fo:margin-top="0cm" fo:margin-bottom="0.353cm" loext:contextual-spacing="false" fo:line-height="115%" fo:orphans="0" fo:widows="0" fo:hyphenation-ladder-count="no-limit" fo:padding="1.094cm" fo:border="none" style:shadow="#000000 0cm 0cm"/>
      <style:text-properties fo:color="#000000" style:font-name="Calibri" fo:font-family="Calibri" style:font-family-generic="swiss" style:font-pitch="variable" style:font-name-asian="Calibri" style:font-family-asian="Calibri" style:font-family-generic-asian="swiss" style:font-pitch-asian="variable" style:language-asian="ru" style:country-asian="RU" style:font-name-complex="Calibri" style:font-family-complex="Calibri" style:font-family-generic-complex="swiss" style:font-pitch-complex="variable" fo:hyphenate="false"/>
    </style:style>
    <style:style style:name="Шрифт_20_абзацу_20_за_20_замовчуванням" style:display-name="Шрифт абзацу за замовчуванням" style:family="text"/>
    <style:style style:name="Заголовок_20_1_20_Знак" style:display-name="Заголовок 1 Знак" style:family="text" style:parent-style-name="Шрифт_20_абзацу_20_за_20_замовчуванням">
      <style:text-properties fo:color="#2f5496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language-asian="zh" style:country-asian="CN" style:font-name-complex="Mangal" style:font-family-complex="Mangal" style:font-family-generic-complex="roman" style:font-pitch-complex="variable" style:font-size-complex="14.5pt" style:language-complex="hi" style:country-complex="IN"/>
    </style:style>
    <style:style style:name="Заголовок_20_2_20_Знак" style:display-name="Заголовок 2 Знак" style:family="text" style:parent-style-name="Шрифт_20_абзацу_20_за_20_замовчуванням">
      <style:text-properties fo:color="#4472c4"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language-asian="zh" style:country-asian="CN" style:font-weight-asian="bold" style:font-name-complex="Mangal" style:font-family-complex="Mangal" style:font-family-generic-complex="roman" style:font-pitch-complex="variable" style:font-size-complex="11.5pt" style:language-complex="hi" style:country-complex="IN" style:font-weight-complex="bold"/>
    </style:style>
    <style:style style:name="Заголовок_20_3_20_Знак" style:display-name="Заголовок 3 Знак" style:family="text" style:parent-style-name="Шрифт_20_абзацу_20_за_20_замовчуванням">
      <style:text-properties fo:color="#4472c4" style:font-name="Calibri Light" fo:font-family="'Calibri Light'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Mangal" style:font-family-complex="Mangal" style:font-family-generic-complex="roman" style:font-pitch-complex="variable" style:font-size-complex="10.5pt" style:language-complex="hi" style:country-complex="IN" style:font-weight-complex="bold"/>
    </style:style>
    <style:style style:name="Заголовок_20_4_20_Знак" style:display-name="Заголовок 4 Знак" style:family="text" style:parent-style-name="Шрифт_20_абзацу_20_за_20_замовчуванням">
      <style:text-properties fo:color="#2f5496" style:font-name="Calibri Light" fo:font-family="'Calibri Light'" style:font-family-generic="swiss" style:font-pitch="variable" fo:font-size="12pt" fo:font-style="italic" style:font-name-asian="Times New Roman" style:font-family-asian="'Times New Roman'" style:font-family-generic-asian="roman" style:font-pitch-asian="variable" style:font-size-asian="12pt" style:language-asian="zh" style:country-asian="CN" style:font-style-asian="italic" style:font-name-complex="Mangal" style:font-family-complex="Mangal" style:font-family-generic-complex="roman" style:font-pitch-complex="variable" style:font-size-complex="10.5pt" style:language-complex="hi" style:country-complex="IN" style:font-style-complex="italic"/>
    </style:style>
    <style:style style:name="Symb_5f_Code" style:display-name="Symb_Code" style:family="text">
      <style:text-properties style:font-name="Courier New" fo:font-family="'Courier New'" style:font-family-generic="modern" style:font-pitch="fixed" fo:font-size="10pt" fo:language="en" fo:country="US" style:font-size-asian="10pt" style:font-name-complex="Courier New" style:font-family-complex="'Courier New'" style:font-family-generic-complex="modern" style:font-pitch-complex="fixed"/>
    </style:style>
    <style:style style:name="Task_20_Знак" style:display-name="Task Знак" style:family="text">
      <style:text-properties fo:font-size="11pt" fo:language="uk" fo:country="UA" style:font-size-asian="11pt" style:language-asian="en" style:country-asian="US" style:font-size-complex="11pt" style:font-style-complex="italic"/>
    </style:style>
    <style:style style:name="TaskNum_20_Знак" style:display-name="TaskNum Знак" style:family="text" style:parent-style-name="Task_20_Знак">
      <style:text-properties fo:font-size="11pt" fo:letter-spacing="-0.007cm" fo:language="uk" fo:country="UA" fo:font-weight="bold" style:font-size-asian="11pt" style:language-asian="en" style:country-asian="US" style:font-weight-asian="bold" style:font-name-complex="Tahoma" style:font-family-complex="Tahoma" style:font-family-generic-complex="swiss" style:font-pitch-complex="variable" style:font-size-complex="7pt" style:font-style-complex="italic"/>
    </style:style>
    <style:style style:name="Variable" style:family="text">
      <style:text-properties style:font-name="Times New Roman" fo:font-family="'Times New Roman'" style:font-family-generic="roman" style:font-pitch="variable" fo:font-size="10pt" fo:language="en" fo:country="US" fo:font-style="italic" style:font-size-asian="10pt" style:font-style-asian="italic" style:font-name-complex="Arial" style:font-family-complex="Arial" style:font-family-generic-complex="swiss" style:font-pitch-complex="variable" style:font-size-complex="9pt"/>
    </style:style>
    <style:style style:name="Номер" style:family="text" style:parent-style-name="Шрифт_20_абзацу_20_за_20_замовчуванням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s" style:family="text"/>
    <style:style style:name="Digit" style:family="text">
      <style:text-properties style:font-name="Times New Roman" fo:font-family="'Times New Roman'" style:font-family-generic="roman" style:font-pitch="variable" fo:font-size="10pt" fo:language="en" fo:country="US" style:font-size-asian="10pt" style:font-name-complex="Times New Roman" style:font-family-complex="'Times New Roman'" style:font-family-generic-complex="roman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Nimbus Mono L" style:font-family-asian="'Nimbus Mono L'" style:font-family-generic-asian="roman" style:font-name-complex="Liberation Mono" style:font-family-complex="'Liberation Mono'" style:font-family-generic-complex="roman" style:font-pitch-complex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" style:font-family-asian="OpenSymbol" style:font-family-generic-asian="roman" style:font-pitch-asian="variable" style:font-name-complex="OpenSymbol" style:font-family-complex="OpenSymbol" style:font-family-generic-complex="roman" style:font-pitch-complex="variable"/>
    </style:style>
    <style:style style:name="Основний_20_текст_20_Знак" style:display-name="Основний текст Знак" style:family="text" style:parent-style-name="Шрифт_20_абзацу_20_за_20_замовчуванням">
      <style:text-properties fo:color="#00000a" style:font-name="Liberation Serif" fo:font-family="'Liberation Serif'" style:font-family-generic="roman" style:font-pitch="variable" fo:font-size="12pt" style:font-name-asian="Noto Sans CJK SC Regular" style:font-family-asian="'Noto Sans CJK SC Regular'" style:font-family-generic-asian="roman" style:font-size-asian="12pt" style:language-asian="zh" style:country-asian="CN" style:font-name-complex="FreeSans" style:font-family-complex="FreeSans" style:font-family-generic-complex="roman" style:font-size-complex="12pt" style:language-complex="hi" style:country-complex="IN"/>
    </style:style>
    <style:style style:name="Текст_20_у_20_виносці_20_Знак" style:display-name="Текст у виносці Знак" style:family="text" style:parent-style-name="Шрифт_20_абзацу_20_за_20_замовчуванням">
      <style:text-properties fo:color="#00000a" style:font-name="Tahoma" fo:font-family="Tahoma" style:font-family-generic="swiss" style:font-pitch="variable" fo:font-size="8pt" style:font-name-asian="Noto Sans CJK SC Regular" style:font-family-asian="'Noto Sans CJK SC Regular'" style:font-family-generic-asian="roman" style:font-size-asian="8pt" style:language-asian="zh" style:country-asian="CN" style:font-name-complex="Mangal" style:font-family-complex="Mangal" style:font-family-generic-complex="roman" style:font-pitch-complex="variable" style:font-size-complex="7pt" style:language-complex="hi" style:country-complex="IN"/>
    </style:style>
    <style:style style:name="Гіперпосилання" style:family="text" style:parent-style-name="Шрифт_20_абзацу_20_за_20_замовчуванням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Текст_20_покажчика_20_місця_20_заповнення" style:display-name="Текст покажчика місця заповнення" style:family="text" style:parent-style-name="Шрифт_20_абзацу_20_за_20_замовчуванням">
      <style:text-properties fo:color="#808080"/>
    </style:style>
    <style:style style:name="Верхній_20_колонтитул_20_Знак" style:display-name="Верхній колонтитул Знак" style:family="text" style:parent-style-name="Шрифт_20_абзацу_20_за_20_замовчуванням">
      <style:text-properties fo:color="#00000a" style:font-name="Liberation Serif" fo:font-family="'Liberation Serif'" style:font-family-generic="roman" style:font-pitch="variable" fo:font-size="12pt" style:font-name-asian="Noto Sans CJK SC Regular" style:font-family-asian="'Noto Sans CJK SC Regular'" style:font-family-generic-asian="roman" style:font-size-asian="12pt" style:language-asian="zh" style:country-asian="CN" style:font-name-complex="Mangal" style:font-family-complex="Mangal" style:font-family-generic-complex="roman" style:font-pitch-complex="variable" style:font-size-complex="10.5pt" style:language-complex="hi" style:country-complex="IN"/>
    </style:style>
    <style:style style:name="Нижній_20_колонтитул_20_Знак" style:display-name="Нижній колонтитул Знак" style:family="text" style:parent-style-name="Шрифт_20_абзацу_20_за_20_замовчуванням">
      <style:text-properties fo:color="#00000a" style:font-name="Liberation Serif" fo:font-family="'Liberation Serif'" style:font-family-generic="roman" style:font-pitch="variable" fo:font-size="12pt" style:font-name-asian="Noto Sans CJK SC Regular" style:font-family-asian="'Noto Sans CJK SC Regular'" style:font-family-generic-asian="roman" style:font-size-asian="12pt" style:language-asian="zh" style:country-asian="CN" style:font-name-complex="Mangal" style:font-family-complex="Mangal" style:font-family-generic-complex="roman" style:font-pitch-complex="variable" style:font-size-complex="10.5pt" style:language-complex="hi" style:country-complex="IN"/>
    </style:style>
    <style:style style:name="Code_20_Знак" style:display-name="Code Знак" style:family="text">
      <style:text-properties fo:color="#00000a" style:font-name="Courier New" fo:font-family="'Courier New'" style:font-family-generic="modern" style:font-pitch="fixed" fo:font-size="10pt" fo:language="en" fo:country="US" style:font-name-asian="Noto Sans CJK SC Regular" style:font-family-asian="'Noto Sans CJK SC Regular'" style:font-family-generic-asian="roman" style:font-size-asian="10pt" style:language-asian="ru" style:country-asian="RU" style:font-name-complex="FreeSans" style:font-family-complex="FreeSans" style:font-family-generic-complex="roman" style:font-size-complex="12pt" style:language-complex="hi" style:country-complex="IN"/>
    </style:style>
    <style:style style:name="Виключна_5f_Формула_20_Знак" style:display-name="Виключна_Формула Знак" style:family="text" style:parent-style-name="Шрифт_20_абзацу_20_за_20_замовчуванням">
      <style:text-properties style:font-name="Cambria Math" fo:font-family="'Cambria Math'" style:font-family-generic="roman" style:font-pitch="variable" fo:font-size="9pt" fo:language="uk" fo:country="UA" fo:font-style="italic" style:font-name-asian="Times New Roman" style:font-family-asian="'Times New Roman'" style:font-family-generic-asian="roman" style:font-pitch-asian="variable" style:font-size-asian="9pt" style:language-asian="uk" style:country-asian="UA" style:font-style-asian="italic" style:font-name-complex="Peterburg" style:font-family-complex="Peterburg" style:font-family-generic-complex="system" style:font-pitch-complex="variable" style:font-size-complex="12pt"/>
    </style:style>
    <style:style style:name="В3fы3fд3fе3fл3fе3fн3fи3fе3f_20_ж3fи3fр3fн3fы3fм3f" style:display-name="В3fы3fд3fе3fл3fе3fн3fи3fе3f ж3fи3fр3fн3fы3fм3f" style:family="text">
      <style:text-properties fo:font-weight="bold" style:font-weight-asian="bold" style:font-weight-complex="bold"/>
    </style:style>
    <style:style style:name="jlqj4b" style:family="text" style:parent-style-name="Шрифт_20_абзацу_20_за_20_замовчуванням"/>
    <style:style style:name="WW_5f_CharLFO2LVL1" style:display-name="WW_CharLFO2LVL1" style:family="text">
      <style:text-properties style:font-name-asian="Times New Roman" style:font-family-asian="'Times New Roman'" style:font-family-generic-asian="roman" style:font-pitch-asian="variable"/>
    </style:style>
    <style:style style:name="WW_5f_CharLFO7LVL1" style:display-name="WW_CharLFO7LVL1" style:family="text"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/>
    </style:style>
    <style:style style:name="WW_5f_CharLFO8LVL1" style:display-name="WW_CharLFO8LVL1" style:family="text">
      <style:text-properties style:font-name="Liberation Serif" fo:font-family="'Liberation Serif'" style:font-family-generic="roman" style:font-pitch="variable" fo:font-size="14pt" style:font-size-asian="14pt"/>
    </style:style>
    <style:style style:name="WW_5f_CharLFO15LVL2" style:display-name="WW_CharLFO15LVL2" style:family="text">
      <style:text-properties style:font-name="Liberation Serif" fo:font-family="'Liberation Serif'" style:font-family-generic="roman" style:font-pitch="variable" style:font-name-asian="Noto Sans CJK SC Regular" style:font-family-asian="'Noto Sans CJK SC Regular'" style:font-family-generic-asian="roman" style:font-name-complex="FreeSans" style:font-family-complex="FreeSans" style:font-family-generic-complex="roman"/>
    </style:style>
    <style:style style:name="WW_5f_CharLFO19LVL1" style:display-name="WW_CharLFO19LVL1" style:family="text">
      <style:text-properties style:font-name="Symbol" fo:font-family="Symbol" style:font-family-generic="roman" style:font-pitch="variable" style:font-charset="x-symbol" fo:font-size="12pt" style:font-size-asian="12pt" style:font-name-complex="Symbol" style:font-family-complex="Symbol" style:font-family-generic-complex="roman" style:font-pitch-complex="variable" style:font-charset-complex="x-symbol"/>
    </style:style>
    <style:style style:name="WW_5f_CharLFO19LVL2" style:display-name="WW_CharLFO1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3" style:display-name="WW_CharLFO19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9LVL4" style:display-name="WW_CharLFO19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9LVL5" style:display-name="WW_CharLFO1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6" style:display-name="WW_CharLFO19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9LVL7" style:display-name="WW_CharLFO19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9LVL8" style:display-name="WW_CharLFO1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9" style:display-name="WW_CharLFO19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2LVL1" style:display-name="WW_CharLFO22LVL1" style:family="text">
      <style:text-properties fo:language="uk" fo:country="UA"/>
    </style:style>
    <style:style style:name="WW_5f_CharLFO24LVL1" style:display-name="WW_CharLFO24LVL1" style:family="text">
      <style:text-properties style:font-name="Symbol" fo:font-family="Symbol" style:font-family-generic="roman" style:font-pitch="variable" style:font-charset="x-symbol"/>
    </style:style>
    <style:style style:name="WW_5f_CharLFO24LVL2" style:display-name="WW_CharLFO2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4LVL3" style:display-name="WW_CharLFO24LVL3" style:family="text">
      <style:text-properties style:font-name="Wingdings" fo:font-family="Wingdings" style:font-family-generic="system" style:font-pitch="variable" style:font-charset="x-symbol"/>
    </style:style>
    <style:style style:name="WW_5f_CharLFO24LVL4" style:display-name="WW_CharLFO24LVL4" style:family="text">
      <style:text-properties style:font-name="Symbol" fo:font-family="Symbol" style:font-family-generic="roman" style:font-pitch="variable" style:font-charset="x-symbol"/>
    </style:style>
    <style:style style:name="WW_5f_CharLFO24LVL5" style:display-name="WW_CharLFO2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4LVL6" style:display-name="WW_CharLFO24LVL6" style:family="text">
      <style:text-properties style:font-name="Wingdings" fo:font-family="Wingdings" style:font-family-generic="system" style:font-pitch="variable" style:font-charset="x-symbol"/>
    </style:style>
    <style:style style:name="WW_5f_CharLFO24LVL7" style:display-name="WW_CharLFO24LVL7" style:family="text">
      <style:text-properties style:font-name="Symbol" fo:font-family="Symbol" style:font-family-generic="roman" style:font-pitch="variable" style:font-charset="x-symbol"/>
    </style:style>
    <style:style style:name="WW_5f_CharLFO24LVL8" style:display-name="WW_CharLFO2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4LVL9" style:display-name="WW_CharLFO24LVL9" style:family="text">
      <style:text-properties style:font-name="Wingdings" fo:font-family="Wingdings" style:font-family-generic="system" style:font-pitch="variable" style:font-charset="x-symbol"/>
    </style:style>
    <style:style style:name="WW_5f_CharLFO28LVL1" style:display-name="WW_CharLFO28LVL1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family-generic-complex="roman" style:font-pitch-complex="variable"/>
    </style:style>
    <style:style style:name="WW_5f_CharLFO28LVL2" style:display-name="WW_CharLFO28LVL2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family-generic-complex="roman" style:font-pitch-complex="variable"/>
    </style:style>
    <style:style style:name="WW_5f_CharLFO28LVL3" style:display-name="WW_CharLFO28LVL3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family-generic-complex="roman" style:font-pitch-complex="variable"/>
    </style:style>
    <style:style style:name="WW_5f_CharLFO28LVL4" style:display-name="WW_CharLFO28LVL4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family-generic-complex="roman" style:font-pitch-complex="variable"/>
    </style:style>
    <style:style style:name="WW_5f_CharLFO28LVL5" style:display-name="WW_CharLFO28LVL5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family-generic-complex="roman" style:font-pitch-complex="variable"/>
    </style:style>
    <style:style style:name="WW_5f_CharLFO28LVL6" style:display-name="WW_CharLFO28LVL6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family-generic-complex="roman" style:font-pitch-complex="variable"/>
    </style:style>
    <style:style style:name="WW_5f_CharLFO28LVL7" style:display-name="WW_CharLFO28LVL7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family-generic-complex="roman" style:font-pitch-complex="variable"/>
    </style:style>
    <style:style style:name="WW_5f_CharLFO28LVL8" style:display-name="WW_CharLFO28LVL8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family-generic-complex="roman" style:font-pitch-complex="variable"/>
    </style:style>
    <style:style style:name="WW_5f_CharLFO28LVL9" style:display-name="WW_CharLFO28LVL9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family-generic-complex="roman" style:font-pitch-complex="variable"/>
    </style:style>
    <style:style style:name="WW_5f_CharLFO30LVL1" style:display-name="WW_CharLFO30LVL1" style:family="text">
      <style:text-properties style:font-name-asian="Times New Roman" style:font-family-asian="'Times New Roman'" style:font-family-generic-asian="roman" style:font-pitch-asian="variable"/>
    </style:style>
    <style:style style:name="WW_5f_CharLFO30LVL2" style:display-name="WW_CharLFO30LVL2" style:family="text">
      <style:text-properties style:font-name-asian="Times New Roman" style:font-family-asian="'Times New Roman'" style:font-family-generic-asian="roman" style:font-pitch-asian="variable"/>
    </style:style>
    <style:style style:name="WW_5f_CharLFO30LVL3" style:display-name="WW_CharLFO30LVL3" style:family="text">
      <style:text-properties style:font-name-asian="Times New Roman" style:font-family-asian="'Times New Roman'" style:font-family-generic-asian="roman" style:font-pitch-asian="variable"/>
    </style:style>
    <style:style style:name="WW_5f_CharLFO30LVL4" style:display-name="WW_CharLFO30LVL4" style:family="text">
      <style:text-properties style:font-name-asian="Times New Roman" style:font-family-asian="'Times New Roman'" style:font-family-generic-asian="roman" style:font-pitch-asian="variable"/>
    </style:style>
    <style:style style:name="WW_5f_CharLFO30LVL5" style:display-name="WW_CharLFO30LVL5" style:family="text">
      <style:text-properties style:font-name-asian="Times New Roman" style:font-family-asian="'Times New Roman'" style:font-family-generic-asian="roman" style:font-pitch-asian="variable"/>
    </style:style>
    <style:style style:name="WW_5f_CharLFO30LVL6" style:display-name="WW_CharLFO30LVL6" style:family="text">
      <style:text-properties style:font-name-asian="Times New Roman" style:font-family-asian="'Times New Roman'" style:font-family-generic-asian="roman" style:font-pitch-asian="variable"/>
    </style:style>
    <style:style style:name="WW_5f_CharLFO30LVL7" style:display-name="WW_CharLFO30LVL7" style:family="text">
      <style:text-properties style:font-name-asian="Times New Roman" style:font-family-asian="'Times New Roman'" style:font-family-generic-asian="roman" style:font-pitch-asian="variable"/>
    </style:style>
    <style:style style:name="WW_5f_CharLFO30LVL8" style:display-name="WW_CharLFO30LVL8" style:family="text">
      <style:text-properties style:font-name-asian="Times New Roman" style:font-family-asian="'Times New Roman'" style:font-family-generic-asian="roman" style:font-pitch-asian="variable"/>
    </style:style>
    <style:style style:name="WW_5f_CharLFO30LVL9" style:display-name="WW_CharLFO30LVL9" style:family="text">
      <style:text-properties style:font-name-asian="Times New Roman" style:font-family-asian="'Times New Roman'" style:font-family-generic-asian="roman" style:font-pitch-asian="variable"/>
    </style:style>
    <style:style style:name="WW_5f_CharLFO40LVL1" style:display-name="WW_CharLFO40LVL1" style:family="text">
      <style:text-properties style:font-name="Times New Roman" fo:font-family="'Times New Roman'" style:font-family-generic="roman" style:font-pitch="variable" style:font-name-asian="Noto Sans CJK SC Regular" style:font-family-asian="'Noto Sans CJK SC Regular'" style:font-family-generic-asian="roman" style:font-name-complex="Times New Roman" style:font-family-complex="'Times New Roman'" style:font-family-generic-complex="roman" style:font-pitch-complex="variable"/>
    </style:style>
    <style:style style:name="WW_5f_CharLFO40LVL2" style:display-name="WW_CharLFO4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0LVL3" style:display-name="WW_CharLFO40LVL3" style:family="text">
      <style:text-properties style:font-name="Wingdings" fo:font-family="Wingdings" style:font-family-generic="system" style:font-pitch="variable" style:font-charset="x-symbol"/>
    </style:style>
    <style:style style:name="WW_5f_CharLFO40LVL4" style:display-name="WW_CharLFO40LVL4" style:family="text">
      <style:text-properties style:font-name="Symbol" fo:font-family="Symbol" style:font-family-generic="roman" style:font-pitch="variable" style:font-charset="x-symbol"/>
    </style:style>
    <style:style style:name="WW_5f_CharLFO40LVL5" style:display-name="WW_CharLFO4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0LVL6" style:display-name="WW_CharLFO40LVL6" style:family="text">
      <style:text-properties style:font-name="Wingdings" fo:font-family="Wingdings" style:font-family-generic="system" style:font-pitch="variable" style:font-charset="x-symbol"/>
    </style:style>
    <style:style style:name="WW_5f_CharLFO40LVL7" style:display-name="WW_CharLFO40LVL7" style:family="text">
      <style:text-properties style:font-name="Symbol" fo:font-family="Symbol" style:font-family-generic="roman" style:font-pitch="variable" style:font-charset="x-symbol"/>
    </style:style>
    <style:style style:name="WW_5f_CharLFO40LVL8" style:display-name="WW_CharLFO4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0LVL9" style:display-name="WW_CharLFO40LVL9" style:family="text">
      <style:text-properties style:font-name="Wingdings" fo:font-family="Wingdings" style:font-family-generic="system" style:font-pitch="variable" style:font-charset="x-symbol"/>
    </style:style>
    <style:style style:name="WW_5f_CharLFO46LVL2" style:display-name="WW_CharLFO4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6LVL3" style:display-name="WW_CharLFO46LVL3" style:family="text">
      <style:text-properties style:font-name="Wingdings" fo:font-family="Wingdings" style:font-family-generic="system" style:font-pitch="variable" style:font-charset="x-symbol"/>
    </style:style>
    <style:style style:name="WW_5f_CharLFO46LVL4" style:display-name="WW_CharLFO46LVL4" style:family="text">
      <style:text-properties style:font-name="Symbol" fo:font-family="Symbol" style:font-family-generic="roman" style:font-pitch="variable" style:font-charset="x-symbol"/>
    </style:style>
    <style:style style:name="WW_5f_CharLFO46LVL5" style:display-name="WW_CharLFO4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6LVL6" style:display-name="WW_CharLFO46LVL6" style:family="text">
      <style:text-properties style:font-name="Wingdings" fo:font-family="Wingdings" style:font-family-generic="system" style:font-pitch="variable" style:font-charset="x-symbol"/>
    </style:style>
    <style:style style:name="WW_5f_CharLFO46LVL7" style:display-name="WW_CharLFO46LVL7" style:family="text">
      <style:text-properties style:font-name="Symbol" fo:font-family="Symbol" style:font-family-generic="roman" style:font-pitch="variable" style:font-charset="x-symbol"/>
    </style:style>
    <style:style style:name="WW_5f_CharLFO46LVL8" style:display-name="WW_CharLFO4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6LVL9" style:display-name="WW_CharLFO46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2.2$Linux_X86_64 LibreOffice_project/10m0$Build-2</meta:generator>
    <dc:title/>
    <dc:description/>
    <dc:subject/>
    <meta:initial-creator>Viktor</meta:initial-creator>
    <meta:creation-date>2021-02-06T18:23:00Z</meta:creation-date>
    <dc:date>2021-02-17T14:08:05.783640947</dc:date>
    <meta:editing-cycles>10</meta:editing-cycles>
    <meta:editing-duration>PT6H47M16S</meta:editing-duration>
    <meta:document-statistic meta:table-count="0" meta:image-count="0" meta:object-count="155" meta:page-count="13" meta:paragraph-count="158" meta:word-count="1332" meta:character-count="9242" meta:non-whitespace-character-count="7498"/>
    <meta:template xlink:type="simple" xlink:actuate="onRequest" xlink:title="" xlink:href="Normal"/>
  </office:meta>
</office:document-meta>
</file>

<file path=Object 1/content.xml><?xml version="1.0" encoding="utf-8"?>
<mml:math xmlns:mml="http://www.w3.org/1998/Math/MathML" xmlns:m="http://schemas.openxmlformats.org/officeDocument/2006/math">
  <mml:mi>y</mml:mi>
  <mml:mo>=</mml:mo>
  <mml:mrow>
    <mml:mrow>
      <mml:mi mathvariant="italic">sin</mml:mi>
    </mml:mrow>
    <mml:mo>⁡</mml:mo>
    <mml:mrow>
      <mml:mo>(</mml:mo>
    </mml:mrow>
  </mml:mrow>
  <mml:mrow>
    <mml:mrow>
      <mml:mi mathvariant="italic">sin</mml:mi>
    </mml:mrow>
    <mml:mo>⁡</mml:mo>
    <mml:mrow>
      <mml:mo>(</mml:mo>
    </mml:mrow>
  </mml:mrow>
  <mml:mo>…</mml:mo>
  <mml:mrow>
    <mml:mrow>
      <mml:mi mathvariant="italic">sin</mml:mi>
    </mml:mrow>
    <mml:mo>⁡</mml:mo>
    <mml:mrow>
      <mml:mo>(</mml:mo>
    </mml:mrow>
  </mml:mrow>
  <mml:mi>x</mml:mi>
  <mml:mo>)</mml:mo>
  <mml:mo>…</mml:mo>
  <mml:mo>)</mml:mo>
  <mml:mo>)</mml:mo>
</mml:math>
</file>

<file path=Object 10/content.xml><?xml version="1.0" encoding="utf-8"?>
<math xmlns="http://www.w3.org/1998/Math/MathML" display="block">
  <semantics>
    <mi>x</mi>
    <annotation encoding="StarMath 5.0">x</annotation>
  </semantics>
</math>
</file>

<file path=Object 100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row>
                  <msub>
                    <mi>a</mi>
                    <mn>1</mn>
                  </msub>
                  <mo stretchy="false">=</mo>
                  <mi>u</mi>
                </mrow>
                <mi>,</mi>
              </mrow>
            </mtd>
          </mtr>
          <mtr>
            <mtd>
              <mrow>
                <mrow>
                  <msub>
                    <mi>a</mi>
                    <mi>k</mi>
                  </msub>
                  <mo stretchy="false">=</mo>
                  <mn>2</mn>
                </mrow>
                <mrow>
                  <msub>
                    <mi>b</mi>
                    <mrow>
                      <mi>k</mi>
                      <mo stretchy="false">−</mo>
                      <mn>1</mn>
                    </mrow>
                  </msub>
                  <mo stretchy="false">+</mo>
                  <msub>
                    <mi>a</mi>
                    <mrow>
                      <mi>k</mi>
                      <mo stretchy="false">−</mo>
                      <mn>1</mn>
                    </mrow>
                  </msub>
                </mrow>
                <mi>,</mi>
              </mrow>
            </mtd>
          </mtr>
        </mtable>
      </mrow>
      <mo fence="true" stretchy="true">)</mo>
    </mrow>
    <annotation encoding="StarMath 5.0">left ( matrix {{a_1 = u ,} ## {a_k = 2 b_{k - 1} + a_{k - 1} ,}} right )</annotation>
  </semantics>
</math>
</file>

<file path=Object 101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row>
                  <msub>
                    <mi>b</mi>
                    <mn>1</mn>
                  </msub>
                  <mo stretchy="false">=</mo>
                  <mi>v</mi>
                </mrow>
                <mi>,</mi>
              </mrow>
            </mtd>
          </mtr>
          <mtr>
            <mtd>
              <mrow>
                <mrow>
                  <msub>
                    <mi>b</mi>
                    <mi>k</mi>
                  </msub>
                  <mo stretchy="false">=</mo>
                  <mn>2</mn>
                </mrow>
                <mrow>
                  <msubsup>
                    <mi>a</mi>
                    <mrow>
                      <mi>k</mi>
                      <mo stretchy="false">=</mo>
                      <mn>1</mn>
                    </mrow>
                    <mn>2</mn>
                  </msubsup>
                  <mo stretchy="false">+</mo>
                  <msub>
                    <mi>b</mi>
                    <mrow>
                      <mi>k</mi>
                      <mo stretchy="false">−</mo>
                      <mn>1</mn>
                    </mrow>
                  </msub>
                </mrow>
                <mi>,</mi>
              </mrow>
            </mtd>
          </mtr>
        </mtable>
      </mrow>
      <mo fence="true" stretchy="true">)</mo>
    </mrow>
    <annotation encoding="StarMath 5.0">left ( matrix {{b_1 = v ,} ## {b_k = 2 a_{k = 1}^2 + b_{k - 1} ,}} right )</annotation>
  </semantics>
</math>
</file>

<file path=Object 102/content.xml><?xml version="1.0" encoding="utf-8"?>
<math xmlns="http://www.w3.org/1998/Math/MathML" display="block">
  <semantics>
    <mrow>
      <mrow>
        <mi>k</mi>
        <mo stretchy="false">=</mo>
        <mn>2,3</mn>
      </mrow>
      <mi>,</mi>
      <mo stretchy="false">…</mo>
      <mi>;</mi>
    </mrow>
    <annotation encoding="StarMath 5.0">{k =2,3 , dotslow ;}</annotation>
  </semantics>
</math>
</file>

<file path=Object 103/content.xml><?xml version="1.0" encoding="utf-8"?>
<math xmlns="http://www.w3.org/1998/Math/MathML" display="block">
  <semantics>
    <mrow>
      <mstyle mathvariant="italic">
        <mtext> </mtext>
      </mstyle>
      <mrow>
        <msub>
          <mi>S</mi>
          <mi>n</mi>
        </msub>
        <mo stretchy="false">=</mo>
        <mfrac>
          <mrow>
            <msubsup>
              <mo stretchy="false">∑</mo>
              <mrow>
                <mi>k</mi>
                <mo stretchy="false">=</mo>
                <mn>1</mn>
              </mrow>
              <mi>n</mi>
            </msubsup>
            <msup>
              <mn>2</mn>
              <mi>k</mi>
            </msup>
          </mrow>
          <mrow>
            <mrow>
              <msub>
                <mrow>
                  <mo stretchy="false">(</mo>
                  <mrow>
                    <mn>1</mn>
                    <mo stretchy="false">+</mo>
                    <mi>a</mi>
                  </mrow>
                </mrow>
                <mi>k</mi>
              </msub>
              <mo stretchy="false">+</mo>
              <msub>
                <mi>b</mi>
                <mi>k</mi>
              </msub>
            </mrow>
            <mo stretchy="false">)</mo>
            <mrow>
              <mi>k</mi>
              <mi>!</mi>
            </mrow>
          </mrow>
        </mfrac>
      </mrow>
    </mrow>
    <annotation encoding="StarMath 5.0">{italic " " S_n ={ sum_{k = 1}^n 2^k over {{ \(  1 + a}_k + b_k  \)  {k !}}}}</annotation>
  </semantics>
</math>
</file>

<file path=Object 104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row>
                  <msub>
                    <mi>a</mi>
                    <mn>1</mn>
                  </msub>
                  <mo stretchy="false">=</mo>
                  <mn>1</mn>
                </mrow>
                <mi>,</mi>
              </mrow>
            </mtd>
          </mtr>
          <mtr>
            <mtd>
              <mrow>
                <mrow>
                  <msub>
                    <mi>a</mi>
                    <mi>k</mi>
                  </msub>
                  <mo stretchy="false">=</mo>
                  <mn>3</mn>
                </mrow>
                <mrow>
                  <msub>
                    <mi>b</mi>
                    <mrow>
                      <mi>k</mi>
                      <mo stretchy="false">−</mo>
                      <mn>1</mn>
                    </mrow>
                  </msub>
                  <mo stretchy="false">+</mo>
                  <mn>2</mn>
                </mrow>
                <msub>
                  <mi>a</mi>
                  <mrow>
                    <mi>k</mi>
                    <mo stretchy="false">−</mo>
                    <mn>1</mn>
                  </mrow>
                </msub>
                <mi>,</mi>
              </mrow>
            </mtd>
          </mtr>
        </mtable>
      </mrow>
      <mo fence="true" stretchy="true">)</mo>
    </mrow>
    <annotation encoding="StarMath 5.0">left ( matrix {{a_1 = 1 ,} ## {a_k = 3 b_{k - 1} + 2 a_{k - 1} ,}} right )</annotation>
  </semantics>
</math>
</file>

<file path=Object 105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row>
                  <msub>
                    <mi>b</mi>
                    <mn>1</mn>
                  </msub>
                  <mo stretchy="false">=</mo>
                  <mn>1</mn>
                </mrow>
                <mi>,</mi>
              </mrow>
            </mtd>
          </mtr>
          <mtr>
            <mtd>
              <mrow>
                <mrow>
                  <msub>
                    <mi>b</mi>
                    <mi>k</mi>
                  </msub>
                  <mo stretchy="false">=</mo>
                  <mn>2</mn>
                </mrow>
                <mrow>
                  <msub>
                    <mi>a</mi>
                    <mrow>
                      <mi>k</mi>
                      <mo stretchy="false">−</mo>
                      <mn>1</mn>
                    </mrow>
                  </msub>
                  <mo stretchy="false">+</mo>
                  <msub>
                    <mi>b</mi>
                    <mrow>
                      <mi>k</mi>
                      <mo stretchy="false">−</mo>
                      <mn>1</mn>
                    </mrow>
                  </msub>
                </mrow>
                <mi>,</mi>
              </mrow>
            </mtd>
          </mtr>
        </mtable>
      </mrow>
      <mo fence="true" stretchy="true">)</mo>
    </mrow>
    <annotation encoding="StarMath 5.0">left ( matrix {{b_1 = 1 ,} ## {b_k = 2 a_{k - 1} + b_{k - 1} ,}} right )</annotation>
  </semantics>
</math>
</file>

<file path=Object 106/content.xml><?xml version="1.0" encoding="utf-8"?>
<math xmlns="http://www.w3.org/1998/Math/MathML" display="block">
  <semantics>
    <mrow>
      <mrow>
        <mi>k</mi>
        <mo stretchy="false">=</mo>
        <mn>2,3</mn>
      </mrow>
      <mi>,</mi>
      <mo stretchy="false">…</mo>
      <mi>;</mi>
    </mrow>
    <annotation encoding="StarMath 5.0">{k =2,3 , dotslow ;}</annotation>
  </semantics>
</math>
</file>

<file path=Object 107/content.xml><?xml version="1.0" encoding="utf-8"?>
<math xmlns="http://www.w3.org/1998/Math/MathML" display="block">
  <semantics>
    <mrow>
      <mrow>
        <msub>
          <mi>S</mi>
          <mi>n</mi>
        </msub>
        <mo stretchy="false">=</mo>
        <mrow>
          <msubsup>
            <mo stretchy="false">∑</mo>
            <mrow>
              <mi>k</mi>
              <mo stretchy="false">=</mo>
              <mn>1</mn>
            </mrow>
            <mi>n</mi>
          </msubsup>
          <msup>
            <mrow>
              <mo fence="true" stretchy="true">(</mo>
              <mrow>
                <mfrac>
                  <msub>
                    <mi>a</mi>
                    <mi>k</mi>
                  </msub>
                  <msub>
                    <mi>b</mi>
                    <mi>k</mi>
                  </msub>
                </mfrac>
              </mrow>
              <mo fence="true" stretchy="true">)</mo>
            </mrow>
            <mi>k</mi>
          </msup>
        </mrow>
      </mrow>
      <mi>,</mi>
    </mrow>
    <annotation encoding="StarMath 5.0">{S_n ={ sum_{k = 1}^n left ( a_k over b_k right )^k} ,}</annotation>
  </semantics>
</math>
</file>

<file path=Object 108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row>
                  <msub>
                    <mi>a</mi>
                    <mn>0</mn>
                  </msub>
                  <mo stretchy="false">=</mo>
                  <mn>1</mn>
                </mrow>
                <mi>,</mi>
                <mrow>
                  <msub>
                    <mi>a</mi>
                    <mn>1</mn>
                  </msub>
                  <mo stretchy="false">=</mo>
                  <mn>2</mn>
                </mrow>
                <mi>,</mi>
              </mrow>
            </mtd>
          </mtr>
          <mtr>
            <mtd>
              <mrow>
                <mrow>
                  <msub>
                    <mi>a</mi>
                    <mi>k</mi>
                  </msub>
                  <mo stretchy="false">=</mo>
                  <mrow>
                    <msub>
                      <mi>b</mi>
                      <mrow>
                        <mi>k</mi>
                        <mo stretchy="false">−</mo>
                        <mn>2</mn>
                      </mrow>
                    </msub>
                    <mo stretchy="false">+</mo>
                    <mfrac>
                      <msub>
                        <mi>b</mi>
                        <mi>k</mi>
                      </msub>
                      <mn>2</mn>
                    </mfrac>
                  </mrow>
                </mrow>
                <mi>,</mi>
              </mrow>
            </mtd>
          </mtr>
        </mtable>
      </mrow>
      <mo fence="true" stretchy="true">)</mo>
    </mrow>
    <annotation encoding="StarMath 5.0">left ( matrix {{a_0 = 1 , a_1 = 2 ,} ## {a_k = b_{k - 2} + b_k over 2 ,}} right )</annotation>
  </semantics>
</math>
</file>

<file path=Object 109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row>
                  <msub>
                    <mi>a</mi>
                    <mn>0</mn>
                  </msub>
                  <mo stretchy="false">=</mo>
                  <mn>5</mn>
                </mrow>
                <mi>,</mi>
                <mrow>
                  <msub>
                    <mi>b</mi>
                    <mn>1</mn>
                  </msub>
                  <mo stretchy="false">=</mo>
                  <mn>5</mn>
                </mrow>
                <mi>,</mi>
              </mrow>
            </mtd>
          </mtr>
          <mtr>
            <mtd>
              <mrow>
                <mrow>
                  <msub>
                    <mi>b</mi>
                    <mi>k</mi>
                  </msub>
                  <mo stretchy="false">=</mo>
                  <mrow>
                    <msubsup>
                      <mi>b</mi>
                      <mrow>
                        <mi>k</mi>
                        <mo stretchy="false">−</mo>
                        <mn>2</mn>
                      </mrow>
                      <mn>2</mn>
                    </msubsup>
                    <mo stretchy="false">−</mo>
                    <msub>
                      <mi>a</mi>
                      <mrow>
                        <mi>k</mi>
                        <mo stretchy="false">−</mo>
                        <mn>1</mn>
                      </mrow>
                    </msub>
                  </mrow>
                </mrow>
                <mi>,</mi>
              </mrow>
            </mtd>
          </mtr>
        </mtable>
      </mrow>
      <mo fence="true" stretchy="true">)</mo>
    </mrow>
    <annotation encoding="StarMath 5.0">left ( matrix {{a_0 = 5 , b_1 = 5 ,} ## {b_k = b_{k - 2}^2 - a_{k - 1} ,}} right )</annotation>
  </semantics>
</math>
</file>

<file path=Object 11/content.xml><?xml version="1.0" encoding="utf-8"?>
<math xmlns="http://www.w3.org/1998/Math/MathML" display="block">
  <semantics>
    <mrow>
      <mrow>
        <mn>1</mn>
        <mo stretchy="false">+</mo>
        <mo stretchy="false">(</mo>
      </mrow>
      <mrow>
        <mi>x</mi>
        <mo stretchy="false">−</mo>
        <mn>1</mn>
      </mrow>
      <mrow>
        <mo stretchy="false">)</mo>
        <mo stretchy="false">+</mo>
        <mo stretchy="false">(</mo>
      </mrow>
      <mrow>
        <mi>x</mi>
        <mo stretchy="false">−</mo>
        <mn>1</mn>
      </mrow>
      <mrow>
        <msup>
          <mo stretchy="false">)</mo>
          <mn>2</mn>
        </msup>
        <mo stretchy="false">+</mo>
        <mo stretchy="false">…</mo>
        <mo stretchy="false">+</mo>
        <mo stretchy="false">(</mo>
      </mrow>
      <mrow>
        <mi>x</mi>
        <mo stretchy="false">−</mo>
        <mn>1</mn>
      </mrow>
      <msup>
        <mo stretchy="false">)</mo>
        <mi>n</mi>
      </msup>
      <mi>;</mi>
    </mrow>
    <annotation encoding="StarMath 5.0">{1 + \( x -1  \) + \( x -1  \)^2 + dotslow + \( x -1  \)^n ;}</annotation>
  </semantics>
</math>
</file>

<file path=Object 110/content.xml><?xml version="1.0" encoding="utf-8"?>
<math xmlns="http://www.w3.org/1998/Math/MathML" display="block">
  <semantics>
    <mrow>
      <mrow>
        <mi>k</mi>
        <mo stretchy="false">=</mo>
        <mn>2,3</mn>
      </mrow>
      <mi>,</mi>
      <mo stretchy="false">…</mo>
      <mi>;</mi>
    </mrow>
    <annotation encoding="StarMath 5.0">{k =2,3 , dotslow ;}</annotation>
  </semantics>
</math>
</file>

<file path=Object 111/content.xml><?xml version="1.0" encoding="utf-8"?>
<math xmlns="http://www.w3.org/1998/Math/MathML" display="block">
  <semantics>
    <mrow>
      <mrow>
        <msub>
          <mi>S</mi>
          <mi>n</mi>
        </msub>
        <mo stretchy="false">=</mo>
        <mfrac>
          <mrow>
            <msubsup>
              <mo stretchy="false">∑</mo>
              <mrow>
                <mi>k</mi>
                <mo stretchy="false">=</mo>
                <mn>1</mn>
              </mrow>
              <mi>n</mi>
            </msubsup>
            <msub>
              <mi>a</mi>
              <mi>k</mi>
            </msub>
          </mrow>
          <mrow>
            <mn>1</mn>
            <mo stretchy="false">+</mo>
            <msub>
              <mi>b</mi>
              <mi>k</mi>
            </msub>
          </mrow>
        </mfrac>
      </mrow>
      <mi>,</mi>
    </mrow>
    <annotation encoding="StarMath 5.0">{S_n ={ sum_{k = 1}^n a_k over {1 + b_k}} ,}</annotation>
  </semantics>
</math>
</file>

<file path=Object 112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row>
                  <msub>
                    <mi>a</mi>
                    <mn>0</mn>
                  </msub>
                  <mo stretchy="false">=</mo>
                  <mn>1</mn>
                </mrow>
                <mi>,</mi>
              </mrow>
            </mtd>
          </mtr>
          <mtr>
            <mtd>
              <mrow>
                <mrow>
                  <msub>
                    <mi>a</mi>
                    <mi>k</mi>
                  </msub>
                  <mo stretchy="false">=</mo>
                  <msub>
                    <mi>b</mi>
                    <mrow>
                      <mi>k</mi>
                      <mo stretchy="false">−</mo>
                      <mn>1</mn>
                    </mrow>
                  </msub>
                </mrow>
                <msub>
                  <mi>a</mi>
                  <mrow>
                    <mi>k</mi>
                    <mo stretchy="false">−</mo>
                    <mn>1</mn>
                  </mrow>
                </msub>
                <mi>,</mi>
              </mrow>
            </mtd>
          </mtr>
        </mtable>
      </mrow>
      <mo fence="true" stretchy="true">)</mo>
    </mrow>
    <annotation encoding="StarMath 5.0">left ( matrix {{a_0 = 1 ,} ## {a_k = b_{k - 1} a_{k - 1} ,}} right )</annotation>
  </semantics>
</math>
</file>

<file path=Object 113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row>
                  <msub>
                    <mi>b</mi>
                    <mn>0</mn>
                  </msub>
                  <mo stretchy="false">=</mo>
                  <mn>1</mn>
                </mrow>
                <mi>,</mi>
              </mrow>
            </mtd>
          </mtr>
          <mtr>
            <mtd>
              <mrow>
                <mrow>
                  <msub>
                    <mi>b</mi>
                    <mi>k</mi>
                  </msub>
                  <mo stretchy="false">=</mo>
                  <mrow>
                    <msub>
                      <mi>b</mi>
                      <mrow>
                        <mi>k</mi>
                        <mo stretchy="false">−</mo>
                        <mn>1</mn>
                      </mrow>
                    </msub>
                    <mo stretchy="false">+</mo>
                    <msub>
                      <mi>a</mi>
                      <mrow>
                        <mi>k</mi>
                        <mo stretchy="false">−</mo>
                        <mn>1</mn>
                      </mrow>
                    </msub>
                  </mrow>
                </mrow>
                <mi>,</mi>
              </mrow>
            </mtd>
          </mtr>
        </mtable>
      </mrow>
      <mo fence="true" stretchy="true">)</mo>
    </mrow>
    <annotation encoding="StarMath 5.0">left ( matrix {{b_0 = 1 ,} ## {b_k = b_{k - 1} + a_{k - 1} ,}} right )</annotation>
  </semantics>
</math>
</file>

<file path=Object 114/content.xml><?xml version="1.0" encoding="utf-8"?>
<math xmlns="http://www.w3.org/1998/Math/MathML" display="block">
  <semantics>
    <mrow>
      <mrow>
        <mi>k</mi>
        <mo stretchy="false">=</mo>
        <mn>1,2</mn>
      </mrow>
      <mi>,</mi>
      <mo stretchy="false">…</mo>
      <mtext>.</mtext>
    </mrow>
    <annotation encoding="StarMath 5.0">{k =1,2 , dotslow  "."}</annotation>
  </semantics>
</math>
</file>

<file path=Object 115/content.xml><?xml version="1.0" encoding="utf-8"?>
<math xmlns="http://www.w3.org/1998/Math/MathML" display="block">
  <semantics>
    <mrow>
      <msub>
        <mi>P</mi>
        <mi>n</mi>
      </msub>
      <mo stretchy="false">=</mo>
      <mrow>
        <msubsup>
          <mo stretchy="false">∏</mo>
          <mrow>
            <mi>k</mi>
            <mo stretchy="false">=</mo>
            <mn>0</mn>
          </mrow>
          <mi>n</mi>
        </msubsup>
        <mrow>
          <mfrac>
            <msub>
              <mi>a</mi>
              <mi>k</mi>
            </msub>
            <msup>
              <mn>3</mn>
              <mi>k</mi>
            </msup>
          </mfrac>
          <mi>,</mi>
        </mrow>
      </mrow>
    </mrow>
    <annotation encoding="StarMath 5.0">{P_n ={ prod_{k = 0}^n {a_k over 3^k ,}}}</annotation>
  </semantics>
</math>
</file>

<file path=Object 116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row>
                  <msub>
                    <mi>a</mi>
                    <mn>0</mn>
                  </msub>
                  <mo stretchy="false">=</mo>
                  <msub>
                    <mi>a</mi>
                    <mn>1</mn>
                  </msub>
                  <mo stretchy="false">=</mo>
                  <mn>1</mn>
                </mrow>
                <mi>,</mi>
                <mstyle mathvariant="italic">
                  <mtext> </mtext>
                </mstyle>
                <mrow>
                  <msub>
                    <mi>a</mi>
                    <mn>2</mn>
                  </msub>
                  <mo stretchy="false">=</mo>
                  <mn>3</mn>
                </mrow>
                <mi>,</mi>
              </mrow>
            </mtd>
          </mtr>
          <mtr>
            <mtd>
              <mrow>
                <mrow>
                  <msub>
                    <mi>a</mi>
                    <mi>k</mi>
                  </msub>
                  <mo stretchy="false">=</mo>
                  <mrow>
                    <msub>
                      <mi>a</mi>
                      <mrow>
                        <mi>k</mi>
                        <mo stretchy="false">−</mo>
                        <mn>3</mn>
                      </mrow>
                    </msub>
                    <mo stretchy="false">+</mo>
                    <mfrac>
                      <msub>
                        <mi>a</mi>
                        <mrow>
                          <mi>k</mi>
                          <mo stretchy="false">−</mo>
                          <mn>2</mn>
                        </mrow>
                      </msub>
                      <msup>
                        <mn>2</mn>
                        <mrow>
                          <mi>k</mi>
                          <mo stretchy="false">−</mo>
                          <mn>1</mn>
                        </mrow>
                      </msup>
                    </mfrac>
                  </mrow>
                </mrow>
                <mi>,</mi>
              </mrow>
            </mtd>
          </mtr>
        </mtable>
      </mrow>
      <mo fence="true" stretchy="true">)</mo>
    </mrow>
    <annotation encoding="StarMath 5.0">left ( matrix {{a_0 = a_1 = 1 , italic " " a_2 = 3 ,} ## {a_k = a_{k - 3} + a_{k - 2} over 2^{k - 1} ,}} right )</annotation>
  </semantics>
</math>
</file>

<file path=Object 117/content.xml><?xml version="1.0" encoding="utf-8"?>
<math xmlns="http://www.w3.org/1998/Math/MathML" display="block">
  <semantics>
    <mrow>
      <mrow>
        <mi>k</mi>
        <mo stretchy="false">=</mo>
        <mn>3,4</mn>
      </mrow>
      <mi>,</mi>
      <mo stretchy="false">…</mo>
      <mi>;</mi>
    </mrow>
    <annotation encoding="StarMath 5.0">{k =3,4 , dotslow ;}</annotation>
  </semantics>
</math>
</file>

<file path=Object 118/content.xml><?xml version="1.0" encoding="utf-8"?>
<math xmlns="http://www.w3.org/1998/Math/MathML" display="block">
  <semantics>
    <mrow>
      <msub>
        <mi>P</mi>
        <mi>n</mi>
      </msub>
      <mo stretchy="false">=</mo>
      <mrow>
        <msubsup>
          <mo stretchy="false">∏</mo>
          <mrow>
            <mi>k</mi>
            <mo stretchy="false">=</mo>
            <mn>1</mn>
          </mrow>
          <mi>n</mi>
        </msubsup>
        <mrow>
          <msub>
            <mi>a</mi>
            <mi>k</mi>
          </msub>
          <msub>
            <mi>b</mi>
            <mi>k</mi>
          </msub>
          <mi>,</mi>
        </mrow>
      </mrow>
    </mrow>
    <annotation encoding="StarMath 5.0">{P_n ={ prod_{k = 1}^n {a_k b_k ,}}}</annotation>
  </semantics>
</math>
</file>

<file path=Object 119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row>
                  <msub>
                    <mi>b</mi>
                    <mn>1</mn>
                  </msub>
                  <mo stretchy="false">=</mo>
                  <mn>1</mn>
                </mrow>
                <mi>,</mi>
              </mrow>
            </mtd>
          </mtr>
          <mtr>
            <mtd>
              <mrow>
                <mrow>
                  <msub>
                    <mi>b</mi>
                    <mi>k</mi>
                  </msub>
                  <mo stretchy="false">=</mo>
                  <mn>2</mn>
                </mrow>
                <mrow>
                  <msub>
                    <mi>b</mi>
                    <mrow>
                      <mi>k</mi>
                      <mo stretchy="false">−</mo>
                      <mn>1</mn>
                    </mrow>
                  </msub>
                  <mo stretchy="false">+</mo>
                  <mn>5</mn>
                </mrow>
                <msubsup>
                  <mi>a</mi>
                  <mrow>
                    <mi>k</mi>
                    <mo stretchy="false">−</mo>
                    <mn>1</mn>
                  </mrow>
                  <mn>2</mn>
                </msubsup>
                <mi>,</mi>
              </mrow>
            </mtd>
          </mtr>
        </mtable>
      </mrow>
      <mo fence="true" stretchy="true">)</mo>
    </mrow>
    <annotation encoding="StarMath 5.0">left ( matrix {{b_1 = 1 ,} ## {b_k = 2 b_{k - 1} + 5 a_{k - 1}^2 ,}} right )</annotation>
  </semantics>
</math>
</file>

<file path=Object 12/content.xml><?xml version="1.0" encoding="utf-8"?>
<math xmlns="http://www.w3.org/1998/Math/MathML" display="block">
  <semantics>
    <mrow>
      <mrow>
        <mn>1</mn>
        <mo stretchy="false">+</mo>
        <mfrac>
          <mn>1</mn>
          <mrow>
            <msup>
              <mi>x</mi>
              <mn>2</mn>
            </msup>
            <mo stretchy="false">+</mo>
            <mn>1</mn>
          </mrow>
        </mfrac>
        <mo stretchy="false">+</mo>
        <mfrac>
          <mn>1</mn>
          <mrow>
            <mo stretchy="false">(</mo>
            <mrow>
              <msup>
                <mi>x</mi>
                <mn>2</mn>
              </msup>
              <mo stretchy="false">+</mo>
              <mn>1</mn>
            </mrow>
            <msup>
              <mo stretchy="false">)</mo>
              <mn>2</mn>
            </msup>
          </mrow>
        </mfrac>
        <mo stretchy="false">+</mo>
        <mo stretchy="false">…</mo>
        <mo stretchy="false">+</mo>
        <mfrac>
          <mn>1</mn>
          <mrow>
            <mo stretchy="false">(</mo>
            <mrow>
              <msup>
                <mi>x</mi>
                <mn>2</mn>
              </msup>
              <mo stretchy="false">+</mo>
              <mn>1</mn>
            </mrow>
            <msup>
              <mo stretchy="false">)</mo>
              <mi>n</mi>
            </msup>
          </mrow>
        </mfrac>
      </mrow>
      <mi>;</mi>
    </mrow>
    <annotation encoding="StarMath 5.0">{1 +1 over {x^2 + 1} +1 over { \(  x^2 + 1  \)^2} + dotslow +1 over { \(  x^2 + 1  \)^n} ;}</annotation>
  </semantics>
</math>
</file>

<file path=Object 120/content.xml><?xml version="1.0" encoding="utf-8"?>
<math xmlns="http://www.w3.org/1998/Math/MathML" display="block">
  <semantics>
    <mrow>
      <mrow>
        <mi>k</mi>
        <mo stretchy="false">=</mo>
        <mn>2,3</mn>
      </mrow>
      <mi>,</mi>
      <mo stretchy="false">…</mo>
    </mrow>
    <annotation encoding="StarMath 5.0">{k =2,3 , dotslow}</annotation>
  </semantics>
</math>
</file>

<file path=Object 121/content.xml><?xml version="1.0" encoding="utf-8"?>
<math xmlns="http://www.w3.org/1998/Math/MathML" display="block">
  <semantics>
    <mrow>
      <mrow>
        <msub>
          <mi>y</mi>
          <mn>0</mn>
        </msub>
        <mo stretchy="false">=</mo>
        <mn>0</mn>
      </mrow>
      <mi>,</mi>
      <mrow>
        <msub>
          <mi>y</mi>
          <mi>i</mi>
        </msub>
        <mo stretchy="false">=</mo>
        <msub>
          <mi>y</mi>
          <mrow>
            <mi>i</mi>
            <mo stretchy="false">−</mo>
            <mn>1</mn>
          </mrow>
        </msub>
      </mrow>
      <mstyle mathvariant="italic">
        <mtext>*</mtext>
      </mstyle>
      <mrow>
        <mn>10</mn>
        <mo stretchy="false">+</mo>
        <msub>
          <mi>a</mi>
          <mi>i</mi>
        </msub>
      </mrow>
      <mi>,</mi>
    </mrow>
    <annotation encoding="StarMath 5.0">{y_0 =0 ,y_i =y_{i - 1} italic "*" 10 +a_i ,}</annotation>
  </semantics>
</math>
</file>

<file path=Object 122/content.xml><?xml version="1.0" encoding="utf-8"?>
<math xmlns="http://www.w3.org/1998/Math/MathML" display="block">
  <semantics>
    <msub>
      <mi>a</mi>
      <mi>i</mi>
    </msub>
    <annotation encoding="StarMath 5.0">a_i</annotation>
  </semantics>
</math>
</file>

<file path=Object 123/content.xml><?xml version="1.0" encoding="utf-8"?>
<math xmlns="http://www.w3.org/1998/Math/MathML" display="block">
  <semantics>
    <mi>n</mi>
    <annotation encoding="StarMath 5.0">n</annotation>
  </semantics>
</math>
</file>

<file path=Object 124/content.xml><?xml version="1.0" encoding="utf-8"?>
<math xmlns="http://www.w3.org/1998/Math/MathML" display="block">
  <semantics>
    <mrow>
      <mrow>
        <mi>y</mi>
        <mo stretchy="false">=</mo>
        <mrow>
          <mi>sin</mi>
          <mi>⁡</mi>
          <mi>x</mi>
        </mrow>
        <mo stretchy="false">=</mo>
        <mrow>
          <mi>x</mi>
          <mo stretchy="false">−</mo>
          <mfrac>
            <msup>
              <mi>x</mi>
              <mn>3</mn>
            </msup>
            <mrow>
              <mn>3</mn>
              <mi>!</mi>
            </mrow>
          </mfrac>
          <mo stretchy="false">+</mo>
          <mfrac>
            <msup>
              <mi>x</mi>
              <mn>5</mn>
            </msup>
            <mrow>
              <mn>5</mn>
              <mi>!</mi>
            </mrow>
          </mfrac>
          <mo stretchy="false">−</mo>
          <mo stretchy="false">…</mo>
        </mrow>
      </mrow>
      <mi>;</mi>
    </mrow>
    <annotation encoding="StarMath 5.0">{y ={func sin ⁡ x} =x -x^3 over {3 !} +x^5 over {5 !} - dotslow ;}</annotation>
  </semantics>
</math>
</file>

<file path=Object 125/content.xml><?xml version="1.0" encoding="utf-8"?>
<math xmlns="http://www.w3.org/1998/Math/MathML" display="block">
  <semantics>
    <mrow>
      <mrow>
        <mi>y</mi>
        <mo stretchy="false">=</mo>
        <mrow>
          <mi>cos</mi>
          <mi>⁡</mi>
          <mi>x</mi>
        </mrow>
        <mo stretchy="false">=</mo>
        <mrow>
          <mn>1</mn>
          <mo stretchy="false">−</mo>
          <mfrac>
            <msup>
              <mi>x</mi>
              <mn>2</mn>
            </msup>
            <mrow>
              <mn>2</mn>
              <mi>!</mi>
            </mrow>
          </mfrac>
          <mo stretchy="false">+</mo>
          <mfrac>
            <msup>
              <mi>x</mi>
              <mn>4</mn>
            </msup>
            <mrow>
              <mn>4</mn>
              <mi>!</mi>
            </mrow>
          </mfrac>
          <mo stretchy="false">−</mo>
          <mo stretchy="false">…</mo>
        </mrow>
      </mrow>
      <mi>;</mi>
    </mrow>
    <annotation encoding="StarMath 5.0">{y ={func cos ⁡ x} =1 -x^2 over {2 !} +x^4 over {4 !} - dotslow ;}</annotation>
  </semantics>
</math>
</file>

<file path=Object 126/content.xml><?xml version="1.0" encoding="utf-8"?>
<math xmlns="http://www.w3.org/1998/Math/MathML" display="block">
  <semantics>
    <mrow>
      <mrow>
        <mi>y</mi>
        <mo stretchy="false">=</mo>
        <mi mathvariant="italic">sh</mi>
      </mrow>
      <mrow>
        <mi>x</mi>
        <mo stretchy="false">=</mo>
        <mrow>
          <mi>x</mi>
          <mo stretchy="false">+</mo>
          <mfrac>
            <msup>
              <mi>x</mi>
              <mn>3</mn>
            </msup>
            <mrow>
              <mn>3</mn>
              <mi>!</mi>
            </mrow>
          </mfrac>
          <mo stretchy="false">+</mo>
          <mfrac>
            <msup>
              <mi>x</mi>
              <mn>5</mn>
            </msup>
            <mrow>
              <mn>5</mn>
              <mi>!</mi>
            </mrow>
          </mfrac>
          <mo stretchy="false">+</mo>
          <mo stretchy="false">…</mo>
        </mrow>
      </mrow>
      <mi>;</mi>
    </mrow>
    <annotation encoding="StarMath 5.0">{y ={sh} x =x +x^3 over {3 !} +x^5 over {5 !} + dotslow ;}</annotation>
  </semantics>
</math>
</file>

<file path=Object 127/content.xml><?xml version="1.0" encoding="utf-8"?>
<math xmlns="http://www.w3.org/1998/Math/MathML" display="block">
  <semantics>
    <mrow>
      <mrow>
        <mi>y</mi>
        <mo stretchy="false">=</mo>
        <mi mathvariant="italic">ch</mi>
      </mrow>
      <mrow>
        <mi>x</mi>
        <mo stretchy="false">=</mo>
        <mrow>
          <mn>1</mn>
          <mo stretchy="false">+</mo>
          <mfrac>
            <msup>
              <mi>x</mi>
              <mn>2</mn>
            </msup>
            <mrow>
              <mn>2</mn>
              <mi>!</mi>
            </mrow>
          </mfrac>
          <mo stretchy="false">+</mo>
          <mfrac>
            <msup>
              <mi>x</mi>
              <mn>4</mn>
            </msup>
            <mrow>
              <mn>4</mn>
              <mi>!</mi>
            </mrow>
          </mfrac>
          <mo stretchy="false">+</mo>
          <mo stretchy="false">…</mo>
        </mrow>
      </mrow>
      <mi>;</mi>
    </mrow>
    <annotation encoding="StarMath 5.0">{y = ch x =1 +x^2 over {2 !} +x^4 over {4 !} + dotslow ;}</annotation>
  </semantics>
</math>
</file>

<file path=Object 128/content.xml><?xml version="1.0" encoding="utf-8"?>
<math xmlns="http://www.w3.org/1998/Math/MathML" display="block">
  <semantics>
    <mrow>
      <mrow>
        <mi>y</mi>
        <mo stretchy="false">=</mo>
        <msup>
          <mi>e</mi>
          <mi>x</mi>
        </msup>
        <mo stretchy="false">=</mo>
        <mrow>
          <mn>1</mn>
          <mo stretchy="false">+</mo>
          <mfrac>
            <mi>x</mi>
            <mrow>
              <mn>1</mn>
              <mi>!</mi>
            </mrow>
          </mfrac>
          <mo stretchy="false">+</mo>
          <mfrac>
            <msup>
              <mi>x</mi>
              <mn>2</mn>
            </msup>
            <mrow>
              <mn>2</mn>
              <mi>!</mi>
            </mrow>
          </mfrac>
          <mo stretchy="false">+</mo>
          <mo stretchy="false">…</mo>
        </mrow>
      </mrow>
      <mi>;</mi>
    </mrow>
    <annotation encoding="StarMath 5.0">{y =e^x =1 +x over {1 !} +x^2 over {2 !} + dotslow ;}</annotation>
  </semantics>
</math>
</file>

<file path=Object 129/content.xml><?xml version="1.0" encoding="utf-8"?>
<math xmlns="http://www.w3.org/1998/Math/MathML" display="block">
  <semantics>
    <mrow>
      <mrow>
        <mi>y</mi>
        <mo stretchy="false">=</mo>
        <mrow>
          <mi>ln</mi>
          <mi>⁡</mi>
          <mo stretchy="false">(</mo>
        </mrow>
      </mrow>
      <mrow>
        <mn>1</mn>
        <mo stretchy="false">+</mo>
        <mi>x</mi>
      </mrow>
      <mrow>
        <mo stretchy="false">)</mo>
        <mo stretchy="false">=</mo>
        <mrow>
          <mi>x</mi>
          <mo stretchy="false">−</mo>
          <mfrac>
            <msup>
              <mi>x</mi>
              <mn>2</mn>
            </msup>
            <mrow>
              <mn>2</mn>
              <mi>!</mi>
            </mrow>
          </mfrac>
          <mo stretchy="false">+</mo>
          <mfrac>
            <msup>
              <mi>x</mi>
              <mn>3</mn>
            </msup>
            <mrow>
              <mn>3</mn>
              <mi>!</mi>
            </mrow>
          </mfrac>
          <mo stretchy="false">−</mo>
          <mo stretchy="false">…</mo>
        </mrow>
      </mrow>
      <mi>,</mi>
      <mtext>     </mtext>
      <mo stretchy="false">(</mo>
      <mrow>
        <mrow>
          <mo fence="true" stretchy="true">(</mo>
          <mrow>
            <mi>x</mi>
          </mrow>
          <mo fence="true" stretchy="true">)</mo>
        </mrow>
        <mo stretchy="false">&lt;</mo>
        <mn>1</mn>
      </mrow>
      <mo stretchy="false">)</mo>
      <mi>;</mi>
    </mrow>
    <annotation encoding="StarMath 5.0">{y ={func ln ⁡  \(} 1 +x  \) =x -x^2 over {2 !} +x^3 over {3 !} - dotslow ,"     "  \( left ( x right )  &lt;1  \) ;}</annotation>
  </semantics>
</math>
</file>

<file path=Object 13/content.xml><?xml version="1.0" encoding="utf-8"?>
<math xmlns="http://www.w3.org/1998/Math/MathML" display="block">
  <semantics>
    <mrow>
      <mrow>
        <mi>x</mi>
        <mo stretchy="false">+</mo>
        <mo stretchy="false">(</mo>
      </mrow>
      <mn>2</mn>
      <mi>x</mi>
      <mrow>
        <msup>
          <mo stretchy="false">)</mo>
          <mn>2</mn>
        </msup>
        <mo stretchy="false">+</mo>
        <mo stretchy="false">…</mo>
        <mo stretchy="false">+</mo>
        <mo stretchy="false">(</mo>
      </mrow>
      <mo stretchy="false">(</mo>
      <mrow>
        <mi>n</mi>
        <mo stretchy="false">−</mo>
        <mn>1</mn>
      </mrow>
      <mo stretchy="false">)</mo>
      <mi>x</mi>
      <mrow>
        <msup>
          <mo stretchy="false">)</mo>
          <mrow>
            <mi>n</mi>
            <mo stretchy="false">−</mo>
            <mn>1</mn>
          </mrow>
        </msup>
        <mo stretchy="false">+</mo>
        <mo stretchy="false">(</mo>
      </mrow>
      <mi>n</mi>
      <mi>x</mi>
      <msup>
        <mo stretchy="false">)</mo>
        <mi>n</mi>
      </msup>
      <mi>;</mi>
    </mrow>
    <annotation encoding="StarMath 5.0">{x + \( 2 x  \)^2 + dotslow + \(  \( n -1  \) x  \)^{n - 1} + \( n x  \)^n ;}</annotation>
  </semantics>
</math>
</file>

<file path=Object 130/content.xml><?xml version="1.0" encoding="utf-8"?>
<math xmlns="http://www.w3.org/1998/Math/MathML" display="block">
  <semantics>
    <mrow>
      <mrow>
        <mi>y</mi>
        <mo stretchy="false">=</mo>
        <mfrac>
          <mn>1</mn>
          <mrow>
            <mn>1</mn>
            <mo stretchy="false">+</mo>
            <mi>x</mi>
          </mrow>
        </mfrac>
        <mo stretchy="false">=</mo>
        <mrow>
          <mn>1</mn>
          <mo stretchy="false">−</mo>
          <mi>x</mi>
          <mo stretchy="false">+</mo>
          <msup>
            <mi>x</mi>
            <mn>2</mn>
          </msup>
          <mo stretchy="false">−</mo>
          <msup>
            <mi>x</mi>
            <mn>3</mn>
          </msup>
          <mo stretchy="false">+</mo>
          <mo stretchy="false">…</mo>
        </mrow>
      </mrow>
      <mi>,</mi>
      <mtext>     </mtext>
      <mo stretchy="false">(</mo>
      <mrow>
        <mrow>
          <mo fence="true" stretchy="true">(</mo>
          <mrow>
            <mi>x</mi>
          </mrow>
          <mo fence="true" stretchy="true">)</mo>
        </mrow>
        <mo stretchy="false">&lt;</mo>
        <mn>1</mn>
      </mrow>
      <mo stretchy="false">)</mo>
      <mi>;</mi>
    </mrow>
    <annotation encoding="StarMath 5.0">{y =1 over {1 + x} =1 -x +x^2 -x^3 + dotslow ,"     "  \( left ( x right )  &lt;1  \) ;}</annotation>
  </semantics>
</math>
</file>

<file path=Object 131/content.xml><?xml version="1.0" encoding="utf-8"?>
<math xmlns="http://www.w3.org/1998/Math/MathML" display="block">
  <semantics>
    <mrow>
      <mrow>
        <mi>y</mi>
        <mo stretchy="false">=</mo>
        <mrow>
          <mi>ln</mi>
          <mi>⁡</mi>
          <mfrac>
            <mrow>
              <mn>1</mn>
              <mo stretchy="false">+</mo>
              <mi>x</mi>
            </mrow>
            <mrow>
              <mn>1</mn>
              <mo stretchy="false">−</mo>
              <mi>x</mi>
            </mrow>
          </mfrac>
        </mrow>
        <mo stretchy="false">=</mo>
        <mn>2</mn>
      </mrow>
      <mstyle mathvariant="italic">
        <mtext>*</mtext>
      </mstyle>
      <mrow>
        <mo fence="true" stretchy="true">(</mo>
        <mrow>
          <mrow>
            <mfrac>
              <mi>x</mi>
              <mn>1</mn>
            </mfrac>
            <mo stretchy="false">+</mo>
            <mfrac>
              <msup>
                <mi>x</mi>
                <mn>3</mn>
              </msup>
              <mn>3</mn>
            </mfrac>
            <mo stretchy="false">+</mo>
            <mfrac>
              <msup>
                <mi>x</mi>
                <mn>5</mn>
              </msup>
              <mn>5</mn>
            </mfrac>
            <mo stretchy="false">+</mo>
            <mo stretchy="false">…</mo>
          </mrow>
        </mrow>
        <mo fence="true" stretchy="true">)</mo>
      </mrow>
      <mtext>,     </mtext>
      <mo stretchy="false">(</mo>
      <mrow>
        <mrow>
          <mo fence="true" stretchy="true">(</mo>
          <mrow>
            <mi>x</mi>
          </mrow>
          <mo fence="true" stretchy="true">)</mo>
        </mrow>
        <mo stretchy="false">&lt;</mo>
        <mn>1</mn>
      </mrow>
      <mo stretchy="false">)</mo>
      <mi>;</mi>
    </mrow>
    <annotation encoding="StarMath 5.0">{y ={func ln ⁡ {1 + x} over {1 - x}} =2 italic "*" left ( {x over 1 + x^3 over 3 + x^5 over 5 +  dotslow} right )  ",     "  \( left ( x right )  &lt;1  \) ;}</annotation>
  </semantics>
</math>
</file>

<file path=Object 132/content.xml><?xml version="1.0" encoding="utf-8"?>
<math xmlns="http://www.w3.org/1998/Math/MathML" display="block">
  <semantics>
    <mrow>
      <mrow>
        <mi>y</mi>
        <mo stretchy="false">=</mo>
        <mfrac>
          <mn>1</mn>
          <mrow>
            <mo stretchy="false">(</mo>
            <mrow>
              <mn>1</mn>
              <mo stretchy="false">+</mo>
              <mi>x</mi>
            </mrow>
            <msup>
              <mo stretchy="false">)</mo>
              <mn>2</mn>
            </msup>
          </mrow>
        </mfrac>
        <mo stretchy="false">=</mo>
        <mrow>
          <mn>1</mn>
          <mo stretchy="false">−</mo>
          <mn>2</mn>
        </mrow>
      </mrow>
      <mstyle mathvariant="italic">
        <mtext>*</mtext>
      </mstyle>
      <mrow>
        <mi>x</mi>
        <mo stretchy="false">+</mo>
        <mn>3</mn>
      </mrow>
      <mstyle mathvariant="italic">
        <mtext>*</mtext>
      </mstyle>
      <mrow>
        <msup>
          <mi>x</mi>
          <mn>2</mn>
        </msup>
        <mo stretchy="false">−</mo>
        <mo stretchy="false">…</mo>
      </mrow>
      <mi>,</mi>
      <mtext>     </mtext>
      <mo stretchy="false">(</mo>
      <mrow>
        <mrow>
          <mo fence="true" stretchy="true">(</mo>
          <mrow>
            <mi>x</mi>
          </mrow>
          <mo fence="true" stretchy="true">)</mo>
        </mrow>
        <mo stretchy="false">&lt;</mo>
        <mn>1</mn>
      </mrow>
      <mo stretchy="false">)</mo>
      <mi>;</mi>
    </mrow>
    <annotation encoding="StarMath 5.0">{y =1 over { \(  1 + x  \)^2} =1 -2 italic "*" x +3 italic "*" x^2 - dotslow ,"     "  \( left ( x right )  &lt;1  \) ;}</annotation>
  </semantics>
</math>
</file>

<file path=Object 133/content.xml><?xml version="1.0" encoding="utf-8"?>
<math xmlns="http://www.w3.org/1998/Math/MathML" display="block">
  <semantics>
    <mrow>
      <mrow>
        <mi>y</mi>
        <mo stretchy="false">=</mo>
        <mfrac>
          <mn>1</mn>
          <mrow>
            <mo stretchy="false">(</mo>
            <mrow>
              <mn>1</mn>
              <mo stretchy="false">+</mo>
              <mi>x</mi>
            </mrow>
            <msup>
              <mo stretchy="false">)</mo>
              <mn>3</mn>
            </msup>
          </mrow>
        </mfrac>
        <mo stretchy="false">=</mo>
        <mrow>
          <mn>1</mn>
          <mo stretchy="false">−</mo>
          <mfrac>
            <mrow>
              <mn>2</mn>
              <mstyle mathvariant="italic">
                <mtext>*</mtext>
              </mstyle>
              <mn>3</mn>
            </mrow>
            <mn>2</mn>
          </mfrac>
        </mrow>
      </mrow>
      <mrow>
        <mi>x</mi>
        <mo stretchy="false">+</mo>
        <mfrac>
          <mrow>
            <mn>3</mn>
            <mstyle mathvariant="italic">
              <mtext>*</mtext>
            </mstyle>
            <mn>4</mn>
          </mrow>
          <mn>2</mn>
        </mfrac>
      </mrow>
      <mrow>
        <msup>
          <mi>x</mi>
          <mn>2</mn>
        </msup>
        <mo stretchy="false">−</mo>
        <mfrac>
          <mrow>
            <mn>4</mn>
            <mstyle mathvariant="italic">
              <mtext>*</mtext>
            </mstyle>
            <mn>5</mn>
          </mrow>
          <mn>2</mn>
        </mfrac>
      </mrow>
      <mrow>
        <msup>
          <mi>x</mi>
          <mn>3</mn>
        </msup>
        <mo stretchy="false">+</mo>
        <mo stretchy="false">…</mo>
      </mrow>
      <mi>,</mi>
      <mtext>     </mtext>
      <mo stretchy="false">(</mo>
      <mrow>
        <mrow>
          <mo fence="true" stretchy="true">(</mo>
          <mrow>
            <mi>x</mi>
          </mrow>
          <mo fence="true" stretchy="true">)</mo>
        </mrow>
        <mo stretchy="false">&lt;</mo>
        <mn>1</mn>
      </mrow>
      <mo stretchy="false">)</mo>
      <mi>;</mi>
    </mrow>
    <annotation encoding="StarMath 5.0">{y =1 over { \(  1 + x  \)^3} =1 -{2 italic "*" 3} over 2 x +{3 italic "*" 4} over 2 x^2 -{4 italic "*" 5} over 2 x^3 + dotslow ,"     "  \( left ( x right )  &lt;1  \) ;}</annotation>
  </semantics>
</math>
</file>

<file path=Object 134/content.xml><?xml version="1.0" encoding="utf-8"?>
<math xmlns="http://www.w3.org/1998/Math/MathML" display="block">
  <semantics>
    <mrow>
      <mrow>
        <mi>y</mi>
        <mo stretchy="false">=</mo>
        <mfrac>
          <mn>1</mn>
          <mrow>
            <mn>1</mn>
            <mo stretchy="false">+</mo>
            <msup>
              <mi>x</mi>
              <mn>2</mn>
            </msup>
          </mrow>
        </mfrac>
        <mo stretchy="false">=</mo>
        <mrow>
          <mn>1</mn>
          <mo stretchy="false">−</mo>
          <msup>
            <mi>x</mi>
            <mn>2</mn>
          </msup>
          <mo stretchy="false">+</mo>
          <msup>
            <mi>x</mi>
            <mn>4</mn>
          </msup>
          <mo stretchy="false">−</mo>
          <msup>
            <mi>x</mi>
            <mn>6</mn>
          </msup>
          <mo stretchy="false">+</mo>
          <mo stretchy="false">…</mo>
        </mrow>
      </mrow>
      <mi>,</mi>
      <mtext>     </mtext>
      <mo stretchy="false">(</mo>
      <mrow>
        <mrow>
          <mo fence="true" stretchy="true">(</mo>
          <mrow>
            <mi>x</mi>
          </mrow>
          <mo fence="true" stretchy="true">)</mo>
        </mrow>
        <mo stretchy="false">&lt;</mo>
        <mn>1</mn>
      </mrow>
      <mo stretchy="false">)</mo>
      <mi>;</mi>
    </mrow>
    <annotation encoding="StarMath 5.0">{y =1 over {1 + x^2} =1 -x^2 +x^4 -x^6 + dotslow ,"     "  \( left ( x right )  &lt;1  \) ;}</annotation>
  </semantics>
</math>
</file>

<file path=Object 135/content.xml><?xml version="1.0" encoding="utf-8"?>
<math xmlns="http://www.w3.org/1998/Math/MathML" display="block">
  <semantics>
    <mrow>
      <mrow>
        <mi>y</mi>
        <mo stretchy="false">=</mo>
        <msqrt>
          <mrow>
            <mn>1</mn>
            <mo stretchy="false">+</mo>
            <mi>x</mi>
          </mrow>
        </msqrt>
        <mo stretchy="false">=</mo>
        <mrow>
          <mn>1</mn>
          <mo stretchy="false">+</mo>
          <mfrac>
            <mn>1</mn>
            <mn>2</mn>
          </mfrac>
        </mrow>
      </mrow>
      <mrow>
        <mi>x</mi>
        <mo stretchy="false">−</mo>
        <mfrac>
          <mn>1</mn>
          <mrow>
            <mn>2</mn>
            <mstyle mathvariant="italic">
              <mtext>*</mtext>
            </mstyle>
            <mn>4</mn>
          </mrow>
        </mfrac>
      </mrow>
      <mrow>
        <msup>
          <mi>x</mi>
          <mn>2</mn>
        </msup>
        <mo stretchy="false">+</mo>
        <mfrac>
          <mrow>
            <mn>1</mn>
            <mstyle mathvariant="italic">
              <mtext>*</mtext>
            </mstyle>
            <mn>3</mn>
          </mrow>
          <mrow>
            <mn>2</mn>
            <mstyle mathvariant="italic">
              <mtext>*</mtext>
            </mstyle>
            <mn>4</mn>
            <mstyle mathvariant="italic">
              <mtext>*</mtext>
            </mstyle>
            <mn>6</mn>
          </mrow>
        </mfrac>
      </mrow>
      <mrow>
        <msup>
          <mi>x</mi>
          <mn>3</mn>
        </msup>
        <mo stretchy="false">−</mo>
        <mo stretchy="false">…</mo>
      </mrow>
      <mi>,</mi>
      <mtext>     </mtext>
      <mo stretchy="false">(</mo>
      <mrow>
        <mrow>
          <mo fence="true" stretchy="true">(</mo>
          <mrow>
            <mi>x</mi>
          </mrow>
          <mo fence="true" stretchy="true">)</mo>
        </mrow>
        <mo stretchy="false">&lt;</mo>
        <mn>1</mn>
      </mrow>
      <mo stretchy="false">)</mo>
      <mi>;</mi>
    </mrow>
    <annotation encoding="StarMath 5.0">{y =sqrt { {1 + x} } =1 +1 over 2 x -1 over {2 italic "*" 4} x^2 +{1 italic "*" 3} over {2 italic "*" 4 italic "*" 6} x^3 - dotslow ,"     "  \( left ( x right )  &lt;1  \) ;}</annotation>
  </semantics>
</math>
</file>

<file path=Object 136/content.xml><?xml version="1.0" encoding="utf-8"?>
<math xmlns="http://www.w3.org/1998/Math/MathML" display="block">
  <semantics>
    <mrow>
      <mrow>
        <mi>y</mi>
        <mo stretchy="false">=</mo>
        <mfrac>
          <mn>1</mn>
          <msqrt>
            <mrow>
              <mn>1</mn>
              <mo stretchy="false">+</mo>
              <mi>x</mi>
            </mrow>
          </msqrt>
        </mfrac>
        <mo stretchy="false">=</mo>
        <mrow>
          <mn>1</mn>
          <mo stretchy="false">−</mo>
          <mfrac>
            <mn>1</mn>
            <mn>2</mn>
          </mfrac>
        </mrow>
      </mrow>
      <mrow>
        <mi>x</mi>
        <mo stretchy="false">+</mo>
        <mfrac>
          <mrow>
            <mn>1</mn>
            <mstyle mathvariant="italic">
              <mtext>*</mtext>
            </mstyle>
            <mn>3</mn>
          </mrow>
          <mrow>
            <mn>2</mn>
            <mstyle mathvariant="italic">
              <mtext>*</mtext>
            </mstyle>
            <mn>4</mn>
          </mrow>
        </mfrac>
      </mrow>
      <mrow>
        <msup>
          <mi>x</mi>
          <mn>2</mn>
        </msup>
        <mo stretchy="false">−</mo>
        <mfrac>
          <mrow>
            <mn>1</mn>
            <mstyle mathvariant="italic">
              <mtext>*</mtext>
            </mstyle>
            <mn>3</mn>
            <mstyle mathvariant="italic">
              <mtext>*</mtext>
            </mstyle>
            <mn>5</mn>
          </mrow>
          <mrow>
            <mn>2</mn>
            <mstyle mathvariant="italic">
              <mtext>*</mtext>
            </mstyle>
            <mn>4</mn>
            <mstyle mathvariant="italic">
              <mtext>*</mtext>
            </mstyle>
            <mn>6</mn>
          </mrow>
        </mfrac>
      </mrow>
      <mrow>
        <msup>
          <mi>x</mi>
          <mn>3</mn>
        </msup>
        <mo stretchy="false">−</mo>
        <mo stretchy="false">…</mo>
      </mrow>
      <mi>,</mi>
      <mtext>     </mtext>
      <mo stretchy="false">(</mo>
      <mrow>
        <mrow>
          <mo fence="true" stretchy="true">(</mo>
          <mrow>
            <mi>x</mi>
          </mrow>
          <mo fence="true" stretchy="true">)</mo>
        </mrow>
        <mo stretchy="false">&lt;</mo>
        <mn>1</mn>
      </mrow>
      <mo stretchy="false">)</mo>
      <mi>;</mi>
    </mrow>
    <annotation encoding="StarMath 5.0">{y =1 over sqrt { {1 + x} } =1 -1 over 2 x +{1 italic "*" 3} over {2 italic "*" 4} x^2 -{1 italic "*" 3 italic "*" 5} over {2 italic "*" 4 italic "*" 6} x^3 - dotslow ,"     "  \( left ( x right )  &lt;1  \) ;}</annotation>
  </semantics>
</math>
</file>

<file path=Object 137/content.xml><?xml version="1.0" encoding="utf-8"?>
<math xmlns="http://www.w3.org/1998/Math/MathML" display="block">
  <semantics>
    <mrow>
      <mrow>
        <mi>y</mi>
        <mo stretchy="false">=</mo>
        <mtext>arc</mtext>
      </mrow>
      <mrow>
        <mrow>
          <mi>sin</mi>
          <mi>⁡</mi>
          <mi>x</mi>
        </mrow>
        <mo stretchy="false">=</mo>
        <mrow>
          <mi>x</mi>
          <mo stretchy="false">+</mo>
          <mfrac>
            <mn>1</mn>
            <mn>2</mn>
          </mfrac>
        </mrow>
      </mrow>
      <mrow>
        <mfrac>
          <msup>
            <mi>x</mi>
            <mn>3</mn>
          </msup>
          <mrow>
            <mn>3</mn>
            <mi>!</mi>
          </mrow>
        </mfrac>
        <mo stretchy="false">+</mo>
        <mfrac>
          <mrow>
            <mn>1</mn>
            <mstyle mathvariant="italic">
              <mtext>*</mtext>
            </mstyle>
            <mn>3</mn>
          </mrow>
          <mrow>
            <mn>2</mn>
            <mstyle mathvariant="italic">
              <mtext>*</mtext>
            </mstyle>
            <mn>4</mn>
          </mrow>
        </mfrac>
      </mrow>
      <mrow>
        <mfrac>
          <msup>
            <mi>x</mi>
            <mn>5</mn>
          </msup>
          <mrow>
            <mn>5</mn>
            <mi>!</mi>
          </mrow>
        </mfrac>
        <mo stretchy="false">+</mo>
        <mo stretchy="false">…</mo>
      </mrow>
      <mi>,</mi>
      <mtext>       </mtext>
      <mo stretchy="false">(</mo>
      <mrow>
        <mo fence="true" stretchy="true">(</mo>
        <mrow>
          <mi>x</mi>
        </mrow>
        <mo fence="true" stretchy="true">)</mo>
      </mrow>
      <mtext>1</mtext>
      <mo stretchy="false">)</mo>
      <mtext>.</mtext>
    </mrow>
    <annotation encoding="StarMath 5.0">{y ="arc" {func sin ⁡ x} =x +1 over 2 x^3 over {3 !} +{1 italic "*" 3} over {2 italic "*" 4} x^5 over {5 !} + dotslow ,"       "  \( left ( x right )  "1"  \)  "."}</annotation>
  </semantics>
</math>
</file>

<file path=Object 138/content.xml><?xml version="1.0" encoding="utf-8"?>
<math xmlns="http://www.w3.org/1998/Math/MathML" display="block">
  <semantics>
    <mrow>
      <mrow>
        <msub>
          <mi>S</mi>
          <mn>0</mn>
        </msub>
        <mo stretchy="false">=</mo>
        <mn>0</mn>
      </mrow>
      <mi>,</mi>
      <mstyle mathvariant="italic">
        <mtext> </mtext>
      </mstyle>
      <mrow>
        <msub>
          <mi>S</mi>
          <mi>k</mi>
        </msub>
        <mo stretchy="false">=</mo>
        <mrow>
          <msub>
            <mi>S</mi>
            <mrow>
              <mi>k</mi>
              <mo stretchy="false">−</mo>
              <mn>1</mn>
            </mrow>
          </msub>
          <mo stretchy="false">+</mo>
          <msub>
            <mi>a</mi>
            <mi>k</mi>
          </msub>
        </mrow>
      </mrow>
      <mi>,</mi>
      <mstyle mathvariant="italic">
        <mtext> </mtext>
      </mstyle>
      <mrow>
        <mi>k</mi>
        <mo stretchy="false">=</mo>
        <mn>1,2</mn>
      </mrow>
      <mi>,</mi>
      <mo stretchy="false">…</mo>
      <mi>,</mi>
    </mrow>
    <annotation encoding="StarMath 5.0">{S_0 =0 ,italic " " S_k =S_{k - 1} +a_k ,italic " " k =1,2 , dotslow ,}</annotation>
  </semantics>
</math>
</file>

<file path=Object 139/content.xml><?xml version="1.0" encoding="utf-8"?>
<math xmlns="http://www.w3.org/1998/Math/MathML" display="block">
  <semantics>
    <mrow>
      <msub>
        <mi>a</mi>
        <mi>k</mi>
      </msub>
      <mo stretchy="false">−</mo>
      <mi>k</mi>
    </mrow>
    <annotation encoding="StarMath 5.0">{a_k -k}</annotation>
  </semantics>
</math>
</file>

<file path=Object 14/content.xml><?xml version="1.0" encoding="utf-8"?>
<math xmlns="http://www.w3.org/1998/Math/MathML" display="block">
  <semantics>
    <mrow>
      <mrow>
        <mn>1</mn>
        <mo stretchy="false">+</mo>
        <mrow>
          <mi>sin</mi>
          <mi>⁡</mi>
          <mi>x</mi>
        </mrow>
        <mo stretchy="false">+</mo>
        <mrow>
          <msup>
            <mi>sin</mi>
            <mn>2</mn>
          </msup>
          <mi>⁡</mi>
          <mi>x</mi>
        </mrow>
        <mo stretchy="false">+</mo>
        <mo stretchy="false">…</mo>
        <mo stretchy="false">+</mo>
        <mrow>
          <msup>
            <mi>sin</mi>
            <mi>n</mi>
          </msup>
          <mi>⁡</mi>
          <mi>x</mi>
        </mrow>
      </mrow>
      <mtext>.</mtext>
    </mrow>
    <annotation encoding="StarMath 5.0">{1 +{func sin ⁡ x} +{func sin^2 ⁡ x} + dotslow +{func sin^n ⁡ x}  "."}</annotation>
  </semantics>
</math>
</file>

<file path=Object 140/content.xml><?xml version="1.0" encoding="utf-8"?>
<math xmlns="http://www.w3.org/1998/Math/MathML" display="block">
  <semantics>
    <mrow>
      <mrow>
        <mrow>
          <mo fence="true" stretchy="true">(</mo>
          <mrow>
            <msub>
              <mi>a</mi>
              <mi>k</mi>
            </msub>
          </mrow>
          <mo fence="true" stretchy="true">)</mo>
        </mrow>
        <mo stretchy="false">≥</mo>
        <mi>ε</mi>
      </mrow>
      <mtext>.</mtext>
    </mrow>
    <annotation encoding="StarMath 5.0">{left ( a_k right )   &gt;= ε  "."}</annotation>
  </semantics>
</math>
</file>

<file path=Object 141/content.xml><?xml version="1.0" encoding="utf-8"?>
<math xmlns="http://www.w3.org/1998/Math/MathML" display="block">
  <semantics>
    <mrow>
      <mi>x</mi>
      <mi>,</mi>
      <mi>ε</mi>
      <mstyle mathvariant="italic">
        <mtext> </mtext>
      </mstyle>
      <mo stretchy="false">(</mo>
      <mrow>
        <mi>x</mi>
        <mo stretchy="false">≠</mo>
        <mn>0</mn>
      </mrow>
      <mi>,</mi>
      <mrow>
        <mi>ε</mi>
        <mo stretchy="false">&gt;</mo>
        <mn>0</mn>
      </mrow>
      <mo stretchy="false">)</mo>
    </mrow>
    <annotation encoding="StarMath 5.0">{x ,ε italic " "  \( x  &lt;&gt; 0 ,ε &gt;0  \)}</annotation>
  </semantics>
</math>
</file>

<file path=Object 142/content.xml><?xml version="1.0" encoding="utf-8"?>
<math xmlns="http://www.w3.org/1998/Math/MathML" display="block">
  <semantics>
    <mi>ε</mi>
    <annotation encoding="StarMath 5.0">ε</annotation>
  </semantics>
</math>
</file>

<file path=Object 143/content.xml><?xml version="1.0" encoding="utf-8"?>
<math xmlns="http://www.w3.org/1998/Math/MathML" display="block">
  <semantics>
    <mrow>
      <mfrac>
        <mrow>
          <msubsup>
            <mo stretchy="false">∑</mo>
            <mrow>
              <mi>k</mi>
              <mo stretchy="false">=</mo>
              <mn>0</mn>
            </mrow>
            <mi>∞</mi>
          </msubsup>
          <msup>
            <mi>x</mi>
            <mrow>
              <mn>2</mn>
              <mi>k</mi>
            </mrow>
          </msup>
        </mrow>
        <mrow>
          <mn>2</mn>
          <mi>k</mi>
          <mi>!</mi>
        </mrow>
      </mfrac>
      <mi>;</mi>
    </mrow>
    <annotation encoding="StarMath 5.0">{{ sum_{k = 0}^∞ x^{2 k} over {2 k !}} ;}</annotation>
  </semantics>
</math>
</file>

<file path=Object 144/content.xml><?xml version="1.0" encoding="utf-8"?>
<math xmlns="http://www.w3.org/1998/Math/MathML" display="block">
  <semantics>
    <mrow>
      <mfrac>
        <mrow>
          <msubsup>
            <mo stretchy="false">∑</mo>
            <mrow>
              <mi>k</mi>
              <mo stretchy="false">=</mo>
              <mn>0</mn>
            </mrow>
            <mi>∞</mi>
          </msubsup>
          <mrow>
            <mrow>
              <mo stretchy="false">(</mo>
              <mo stretchy="false">−</mo>
              <mn>1</mn>
            </mrow>
            <msup>
              <mo stretchy="false">)</mo>
              <mi>k</mi>
            </msup>
            <msup>
              <mi>x</mi>
              <mi>k</mi>
            </msup>
          </mrow>
        </mrow>
        <mrow>
          <mo stretchy="false">(</mo>
          <mrow>
            <mi>k</mi>
            <mo stretchy="false">+</mo>
            <mn>1</mn>
          </mrow>
          <msup>
            <mo stretchy="false">)</mo>
            <mn>2</mn>
          </msup>
        </mrow>
      </mfrac>
      <mi>;</mi>
    </mrow>
    <annotation encoding="StarMath 5.0">{{ sum_{k = 0}^∞ { \(  - 1  \)^k x^k} over { \(  k + 1  \)^2}} ;}</annotation>
  </semantics>
</math>
</file>

<file path=Object 145/content.xml><?xml version="1.0" encoding="utf-8"?>
<math xmlns="http://www.w3.org/1998/Math/MathML" display="block">
  <semantics>
    <mrow>
      <mfrac>
        <mrow>
          <msubsup>
            <mo stretchy="false">∑</mo>
            <mrow>
              <mi>k</mi>
              <mo stretchy="false">=</mo>
              <mn>0</mn>
            </mrow>
            <mi>∞</mi>
          </msubsup>
          <msup>
            <mi>x</mi>
            <mrow>
              <mn>2</mn>
              <mi>k</mi>
            </mrow>
          </msup>
        </mrow>
        <mrow>
          <msup>
            <mn>2</mn>
            <mi>k</mi>
          </msup>
          <mi>k</mi>
          <mi>!</mi>
        </mrow>
      </mfrac>
      <mi>;</mi>
    </mrow>
    <annotation encoding="StarMath 5.0">{{ sum_{k = 0}^∞ x^{2 k} over {2^k k !}} ;}</annotation>
  </semantics>
</math>
</file>

<file path=Object 146/content.xml><?xml version="1.0" encoding="utf-8"?>
<math xmlns="http://www.w3.org/1998/Math/MathML" display="block">
  <semantics>
    <mrow>
      <mfrac>
        <mrow>
          <msubsup>
            <mo stretchy="false">∑</mo>
            <mrow>
              <mi>k</mi>
              <mo stretchy="false">=</mo>
              <mn>0</mn>
            </mrow>
            <mi>∞</mi>
          </msubsup>
          <mrow>
            <mrow>
              <mo stretchy="false">(</mo>
              <mo stretchy="false">−</mo>
              <mn>1</mn>
            </mrow>
            <msup>
              <mo stretchy="false">)</mo>
              <mi>k</mi>
            </msup>
            <msup>
              <mi>x</mi>
              <mrow>
                <mn>2</mn>
                <mrow>
                  <mi>k</mi>
                  <mo stretchy="false">+</mo>
                  <mn>1</mn>
                </mrow>
              </mrow>
            </msup>
          </mrow>
        </mrow>
        <mrow>
          <mi>k</mi>
          <mi>!</mi>
          <mo stretchy="false">(</mo>
          <mn>2</mn>
          <mrow>
            <mi>k</mi>
            <mo stretchy="false">+</mo>
            <mn>1</mn>
          </mrow>
          <mo stretchy="false">)</mo>
          <mi>!</mi>
        </mrow>
      </mfrac>
      <mtext>.</mtext>
    </mrow>
    <annotation encoding="StarMath 5.0">{{ sum_{k = 0}^∞ { \(  - 1  \)^k x^{2 k + 1}} over {k !  \(  2 k + 1  \)  !}}  "."}</annotation>
  </semantics>
</math>
</file>

<file path=Object 147/content.xml><?xml version="1.0" encoding="utf-8"?>
<math xmlns="http://www.w3.org/1998/Math/MathML" display="block">
  <semantics>
    <mrow>
      <mi>n</mi>
      <mo stretchy="false">&gt;</mo>
      <mn>2</mn>
    </mrow>
    <annotation encoding="StarMath 5.0">{n &gt;2}</annotation>
  </semantics>
</math>
</file>

<file path=Object 148/content.xml><?xml version="1.0" encoding="utf-8"?>
<math xmlns="http://www.w3.org/1998/Math/MathML" display="block">
  <semantics>
    <mrow>
      <mrow>
        <mo fence="true" stretchy="true">(</mo>
        <mrow>
          <mrow>
            <mn>1</mn>
            <mi>,</mi>
            <mi>n</mi>
          </mrow>
        </mrow>
        <mo fence="true" stretchy="true">)</mo>
      </mrow>
      <mtext>.</mtext>
    </mrow>
    <annotation encoding="StarMath 5.0">{left ( {1 , n} right )   "."}</annotation>
  </semantics>
</math>
</file>

<file path=Object 149/content.xml><?xml version="1.0" encoding="utf-8"?>
<math xmlns="http://www.w3.org/1998/Math/MathML" display="block">
  <semantics>
    <msqrt>
      <mi>n</mi>
    </msqrt>
    <annotation encoding="StarMath 5.0">sqrt n</annotation>
  </semantics>
</math>
</file>

<file path=Object 15/content.xml><?xml version="1.0" encoding="utf-8"?>
<math xmlns="http://www.w3.org/1998/Math/MathML" display="block">
  <semantics>
    <mrow>
      <mi>n</mi>
      <mtext>  </mtext>
      <mrow>
        <mi>y</mi>
        <mo stretchy="false">=</mo>
        <mi>n</mi>
      </mrow>
      <mi>!</mi>
      <mi>!</mi>
      <mtext>.</mtext>
    </mrow>
    <annotation encoding="StarMath 5.0">{n "  " y =n !! "."}</annotation>
  </semantics>
</math>
</file>

<file path=Object 150/content.xml><?xml version="1.0" encoding="utf-8"?>
<math xmlns="http://www.w3.org/1998/Math/MathML" display="block">
  <semantics>
    <mrow>
      <mi>t</mi>
      <mi>g</mi>
      <mrow>
        <mi>x</mi>
        <mo stretchy="false">=</mo>
        <mi>x</mi>
      </mrow>
    </mrow>
    <annotation encoding="StarMath 5.0">{t g x =x}</annotation>
  </semantics>
</math>
</file>

<file path=Object 151/content.xml><?xml version="1.0" encoding="utf-8"?>
<math xmlns="http://www.w3.org/1998/Math/MathML" display="block">
  <semantics>
    <mi>ε</mi>
    <annotation encoding="StarMath 5.0">ε</annotation>
  </semantics>
</math>
</file>

<file path=Object 152/content.xml><?xml version="1.0" encoding="utf-8"?>
<math xmlns="http://www.w3.org/1998/Math/MathML" display="block">
  <semantics>
    <mrow>
      <mrow>
        <msup>
          <mi>x</mi>
          <mn>3</mn>
        </msup>
        <mo stretchy="false">+</mo>
        <mn>4</mn>
      </mrow>
      <mrow>
        <mrow>
          <msup>
            <mi>x</mi>
            <mn>2</mn>
          </msup>
          <mo stretchy="false">+</mo>
          <mi>x</mi>
          <mo stretchy="false">−</mo>
          <mn>6</mn>
        </mrow>
        <mo stretchy="false">=</mo>
        <mn>0</mn>
      </mrow>
      <mi>,</mi>
    </mrow>
    <annotation encoding="StarMath 5.0">{x^3 +4 x^2 +x -6 =0 ,}</annotation>
  </semantics>
</math>
</file>

<file path=Object 153/content.xml><?xml version="1.0" encoding="utf-8"?>
<math xmlns="http://www.w3.org/1998/Math/MathML" display="block">
  <semantics>
    <mrow>
      <mrow>
        <msub>
          <mi>u</mi>
          <mn>0</mn>
        </msub>
        <mo stretchy="false">=</mo>
        <mi>a</mi>
      </mrow>
      <mi>,</mi>
    </mrow>
    <annotation encoding="StarMath 5.0">{u_0 =a ,}</annotation>
  </semantics>
</math>
</file>

<file path=Object 154/content.xml><?xml version="1.0" encoding="utf-8"?>
<math xmlns="http://www.w3.org/1998/Math/MathML" display="block">
  <semantics>
    <mrow>
      <mrow>
        <msub>
          <mi>u</mi>
          <mi>n</mi>
        </msub>
        <mo stretchy="false">=</mo>
        <mrow>
          <msub>
            <mi>u</mi>
            <mrow>
              <mi>n</mi>
              <mo stretchy="false">−</mo>
              <mn>1</mn>
            </mrow>
          </msub>
          <mo stretchy="false">−</mo>
          <mfrac>
            <mrow>
              <mi>y</mi>
              <mo stretchy="false">(</mo>
              <mrow>
                <msub>
                  <mi>u</mi>
                  <mi>n</mi>
                </msub>
                <mo stretchy="false">−</mo>
                <mn>1</mn>
              </mrow>
              <mo stretchy="false">)</mo>
            </mrow>
            <mrow>
              <mi>y</mi>
              <mo stretchy="false">(</mo>
              <mi>b</mi>
              <mrow>
                <mo stretchy="false">)</mo>
                <mo stretchy="false">−</mo>
                <mi>y</mi>
              </mrow>
              <mo stretchy="false">(</mo>
              <msub>
                <mi>u</mi>
                <mrow>
                  <mi>n</mi>
                  <mo stretchy="false">−</mo>
                  <mn>1</mn>
                </mrow>
              </msub>
              <mo stretchy="false">)</mo>
            </mrow>
          </mfrac>
        </mrow>
      </mrow>
      <mo stretchy="false">(</mo>
      <mrow>
        <mi>b</mi>
        <mo stretchy="false">−</mo>
        <msub>
          <mi>u</mi>
          <mrow>
            <mi>n</mi>
            <mo stretchy="false">−</mo>
            <mn>1</mn>
          </mrow>
        </msub>
      </mrow>
      <mo stretchy="false">)</mo>
    </mrow>
    <annotation encoding="StarMath 5.0">{u_n =u_{n - 1} -{y  \(  u_n - 1  \)} over {y  \(  b  \)  - y  \(  u_{n - 1}  \)}  \( b -u_{n - 1}  \)}</annotation>
  </semantics>
</math>
</file>

<file path=Object 155/content.xml><?xml version="1.0" encoding="utf-8"?>
<math xmlns="http://www.w3.org/1998/Math/MathML" display="block">
  <semantics>
    <mrow>
      <mrow>
        <mo fence="true" stretchy="true">(</mo>
        <mrow>
          <mrow>
            <msub>
              <mi>u</mi>
              <mi>n</mi>
            </msub>
            <mo stretchy="false">−</mo>
            <msub>
              <mi>u</mi>
              <mrow>
                <mi>n</mi>
                <mo stretchy="false">−</mo>
                <mn>1</mn>
              </mrow>
            </msub>
          </mrow>
        </mrow>
        <mo fence="true" stretchy="true">)</mo>
      </mrow>
      <mo stretchy="false">&lt;</mo>
      <mi>ε</mi>
    </mrow>
    <annotation encoding="StarMath 5.0">{left ( {u_n - u_{n - 1}} right )  &lt;ε}</annotation>
  </semantics>
</math>
</file>

<file path=Object 156/content.xml><?xml version="1.0" encoding="utf-8"?>
<math xmlns="http://www.w3.org/1998/Math/MathML" display="block">
  <semantics>
    <mrow>
      <mrow>
        <mi>a</mi>
        <mo stretchy="false">=</mo>
        <mn>0</mn>
      </mrow>
      <mi>,</mi>
      <mrow>
        <mi>b</mi>
        <mo stretchy="false">=</mo>
        <mn>2</mn>
      </mrow>
      <mi>,</mi>
      <mstyle mathvariant="italic">
        <mtext> </mtext>
      </mstyle>
      <mi>y</mi>
      <mo stretchy="false">(</mo>
      <mi>x</mi>
      <mrow>
        <mo stretchy="false">)</mo>
        <mo stretchy="false">=</mo>
        <mrow>
          <msup>
            <mi>x</mi>
            <mn>3</mn>
          </msup>
          <mo stretchy="false">+</mo>
          <mn>4</mn>
        </mrow>
      </mrow>
      <mrow>
        <msup>
          <mi>x</mi>
          <mn>2</mn>
        </msup>
        <mo stretchy="false">+</mo>
        <mi>x</mi>
        <mo stretchy="false">−</mo>
        <mn>6</mn>
      </mrow>
      <mtext>.</mtext>
    </mrow>
    <annotation encoding="StarMath 5.0">{a =0 ,b =2 ,italic " " y  \( x  \) =x^3 +4 x^2 +x -6  "."}</annotation>
  </semantics>
</math>
</file>

<file path=Object 157/content.xml><?xml version="1.0" encoding="utf-8"?>
<math xmlns="http://www.w3.org/1998/Math/MathML" display="block">
  <semantics>
    <mrow>
      <mstyle mathvariant="italic">
        <mtext> </mtext>
      </mstyle>
      <mrow>
        <msub>
          <mi>a</mi>
          <mrow>
            <mi>k</mi>
            <mo stretchy="false">+</mo>
            <mn>1</mn>
          </mrow>
        </msub>
        <mo stretchy="false">=</mo>
        <mrow>
          <msub>
            <mi>a</mi>
            <mi>k</mi>
          </msub>
          <mo stretchy="false">/</mo>
          <mn>2</mn>
        </mrow>
      </mrow>
    </mrow>
    <annotation encoding="StarMath 5.0">{italic " " a_{k + 1} = a_k /2}</annotation>
  </semantics>
</math>
</file>

<file path=Object 16/content.xml><?xml version="1.0" encoding="utf-8"?>
<math xmlns="http://www.w3.org/1998/Math/MathML" display="block">
  <semantics>
    <mrow>
      <mi>n</mi>
      <mi>!</mi>
      <mrow>
        <mi>!</mi>
        <mo stretchy="false">=</mo>
        <mrow>
          <mo fence="true" stretchy="true">(</mo>
          <mrow>
            <mtable>
              <mtr>
                <mtd>
                  <mrow>
                    <mrow>
                      <mn>1</mn>
                      <mo stretchy="false">⋅</mo>
                      <mn>3</mn>
                      <mo stretchy="false">⋅</mo>
                      <mn>5</mn>
                      <mo stretchy="false">⋅</mo>
                      <mo stretchy="false">…</mo>
                      <mo stretchy="false">⋅</mo>
                      <mi>n</mi>
                    </mrow>
                    <mi>,</mi>
                    <mtext> </mtext>
                    <mtext> </mtext>
                    <mtext>я</mtext>
                    <mtext>к</mtext>
                    <mtext>щ</mtext>
                    <mtext>о</mtext>
                    <mtext> </mtext>
                    <mrow>
                      <mi>n</mi>
                      <mo stretchy="false">−</mo>
                      <mtext>н</mtext>
                    </mrow>
                    <mtext>е</mtext>
                    <mtext>п</mtext>
                    <mtext>а</mtext>
                    <mtext>р</mtext>
                    <mtext>н</mtext>
                    <mtext>е</mtext>
                    <mtext>,</mtext>
                  </mrow>
                </mtd>
              </mtr>
              <mtr>
                <mtd>
                  <mrow>
                    <mrow>
                      <mn>2</mn>
                      <mo stretchy="false">⋅</mo>
                      <mn>4</mn>
                      <mo stretchy="false">⋅</mo>
                      <mn>6</mn>
                      <mo stretchy="false">⋅</mo>
                      <mo stretchy="false">…</mo>
                      <mo stretchy="false">⋅</mo>
                      <mi>n</mi>
                    </mrow>
                    <mi>,</mi>
                    <mtext> </mtext>
                    <mtext> </mtext>
                    <mtext>я</mtext>
                    <mtext>к</mtext>
                    <mtext>щ</mtext>
                    <mtext>о</mtext>
                    <mtext> </mtext>
                    <mrow>
                      <mi>n</mi>
                      <mo stretchy="false">−</mo>
                      <mtext> </mtext>
                    </mrow>
                    <mtext> </mtext>
                    <mtext>п</mtext>
                    <mtext>а</mtext>
                    <mtext>р</mtext>
                    <mtext>н</mtext>
                    <mtext>е</mtext>
                    <mtext>.</mtext>
                  </mrow>
                </mtd>
              </mtr>
            </mtable>
          </mrow>
          <mo fence="true" stretchy="true">)</mo>
        </mrow>
      </mrow>
    </mrow>
    <annotation encoding="StarMath 5.0">{n !!=left ( matrix {{1  cdot  3  cdot  5  cdot   dotslow   cdot  n , " " " " "я" "к" "щ" "о" " " n - "н" "е" "п" "а" "р" "н" "е" ","} ## {2  cdot  4  cdot  6  cdot   dotslow   cdot  n , " " " " "я" "к" "щ" "о" " " n - " " " " "п" "а" "р" "н" "е" "."}} right )}</annotation>
  </semantics>
</math>
</file>

<file path=Object 17/content.xml><?xml version="1.0" encoding="utf-8"?>
<math xmlns="http://www.w3.org/1998/Math/MathML" display="block">
  <semantics>
    <mrow>
      <mrow>
        <mi>y</mi>
        <mo stretchy="false">=</mo>
        <mo stretchy="false">(</mo>
      </mrow>
      <mn>2</mn>
      <mi>n</mi>
      <mo stretchy="false">)</mo>
      <mi>!</mi>
      <mi>!</mi>
      <mi>;</mi>
    </mrow>
    <annotation encoding="StarMath 5.0">{y = \( 2 n  \) !!;}</annotation>
  </semantics>
</math>
</file>

<file path=Object 18/content.xml><?xml version="1.0" encoding="utf-8"?>
<math xmlns="http://www.w3.org/1998/Math/MathML" display="block">
  <semantics>
    <mrow>
      <mrow>
        <mi>y</mi>
        <mo stretchy="false">=</mo>
        <mo stretchy="false">(</mo>
      </mrow>
      <mn>2</mn>
      <mrow>
        <mi>n</mi>
        <mo stretchy="false">+</mo>
        <mn>1</mn>
      </mrow>
      <mo stretchy="false">)</mo>
      <mi>!</mi>
      <mi>!</mi>
      <mi>;</mi>
    </mrow>
    <annotation encoding="StarMath 5.0">{y = \( 2 n +1  \) !!;}</annotation>
  </semantics>
</math>
</file>

<file path=Object 19/content.xml><?xml version="1.0" encoding="utf-8"?>
<math xmlns="http://www.w3.org/1998/Math/MathML" display="block">
  <semantics>
    <mrow>
      <mrow>
        <mi>y</mi>
        <mo stretchy="false">=</mo>
        <mi>n</mi>
      </mrow>
      <mi>!</mi>
      <mi>n</mi>
      <mi>!</mi>
      <mi>!</mi>
      <mo stretchy="false">(</mo>
      <mrow>
        <mi>n</mi>
        <mo stretchy="false">+</mo>
        <mn>1</mn>
      </mrow>
      <mo stretchy="false">)</mo>
      <mi>!</mi>
      <mi>!</mi>
      <mtext>.</mtext>
    </mrow>
    <annotation encoding="StarMath 5.0">{y =n !n !! \( n +1  \) !! "."}</annotation>
  </semantics>
</math>
</file>

<file path=Object 2/content.xml><?xml version="1.0" encoding="utf-8"?>
<mml:math xmlns:mml="http://www.w3.org/1998/Math/MathML" xmlns:m="http://schemas.openxmlformats.org/officeDocument/2006/math">
  <mml:mo>(</mml:mo>
</mml:math>
</file>

<file path=Object 20/content.xml><?xml version="1.0" encoding="utf-8"?>
<math xmlns="http://www.w3.org/1998/Math/MathML" display="block">
  <semantics>
    <msqrt>
      <mrow>
        <mn>2</mn>
        <mo stretchy="false">+</mo>
        <msqrt>
          <mrow>
            <mn>2</mn>
            <mo stretchy="false">+</mo>
            <mo stretchy="false">…</mo>
            <mo stretchy="false">+</mo>
            <msqrt>
              <mn>2</mn>
            </msqrt>
          </mrow>
        </msqrt>
      </mrow>
    </msqrt>
    <annotation encoding="StarMath 5.0">sqrt { {2 + sqrt { {2 +  dotslow  + sqrt 2} }} }</annotation>
  </semantics>
</math>
</file>

<file path=Object 21/content.xml><?xml version="1.0" encoding="utf-8"?>
<math xmlns="http://www.w3.org/1998/Math/MathML" display="block">
  <semantics>
    <mrow>
      <msqrt>
        <mrow>
          <mn>3</mn>
          <mo stretchy="false">+</mo>
          <msqrt>
            <mrow>
              <mn>6</mn>
              <mo stretchy="false">+</mo>
              <mo stretchy="false">…</mo>
              <mo stretchy="false">+</mo>
              <msqrt>
                <mrow>
                  <mn>3</mn>
                  <mo stretchy="false">(</mo>
                  <mrow>
                    <mi>n</mi>
                    <mo stretchy="false">−</mo>
                    <mn>1</mn>
                  </mrow>
                  <mrow>
                    <mo stretchy="false">)</mo>
                    <mo stretchy="false">+</mo>
                    <msqrt>
                      <mrow>
                        <mn>3</mn>
                        <mi>n</mi>
                      </mrow>
                    </msqrt>
                  </mrow>
                </mrow>
              </msqrt>
            </mrow>
          </msqrt>
        </mrow>
      </msqrt>
      <mtext>.</mtext>
    </mrow>
    <annotation encoding="StarMath 5.0">{sqrt { {3 + sqrt { {6 +  dotslow  + sqrt { {3  \(  n - 1  \)  + sqrt { {3 n} }} }} }} }  "."}</annotation>
  </semantics>
</math>
</file>

<file path=Object 22/content.xml><?xml version="1.0" encoding="utf-8"?>
<math xmlns="http://www.w3.org/1998/Math/MathML" display="block">
  <semantics>
    <mrow>
      <mrow>
        <mi>y</mi>
        <mo stretchy="false">=</mo>
        <mi>n</mi>
      </mrow>
      <mrow>
        <msup>
          <mi>x</mi>
          <mrow>
            <mi>n</mi>
            <mo stretchy="false">−</mo>
            <mn>1</mn>
          </mrow>
        </msup>
        <mo stretchy="false">+</mo>
        <mo stretchy="false">(</mo>
      </mrow>
      <mrow>
        <mi>n</mi>
        <mo stretchy="false">−</mo>
        <mn>1</mn>
      </mrow>
      <mo stretchy="false">)</mo>
      <mrow>
        <msup>
          <mi>x</mi>
          <mrow>
            <mi>n</mi>
            <mo stretchy="false">−</mo>
            <mn>2</mn>
          </mrow>
        </msup>
        <mo stretchy="false">+</mo>
        <mo stretchy="false">…</mo>
        <mo stretchy="false">+</mo>
        <mn>2</mn>
      </mrow>
      <mrow>
        <mi>x</mi>
        <mo stretchy="false">+</mo>
        <mn>1</mn>
      </mrow>
      <mi>,</mi>
      <mtext>   </mtext>
      <mo stretchy="false">(</mo>
      <mrow>
        <mi>x</mi>
        <mo stretchy="false">&lt;</mo>
        <mn>1</mn>
      </mrow>
      <mi>,</mi>
      <mrow>
        <mi>n</mi>
        <mo stretchy="false">≥</mo>
        <mn>0</mn>
      </mrow>
      <mo stretchy="false">)</mo>
      <mi>;</mi>
    </mrow>
    <annotation encoding="StarMath 5.0">{y =n x^{n - 1} + \( n -1  \) x^{n - 2} + dotslow +2 x +1 ,"   "  \( x &lt;1 ,n  &gt;= 0  \) ;}</annotation>
  </semantics>
</math>
</file>

<file path=Object 23/content.xml><?xml version="1.0" encoding="utf-8"?>
<math xmlns="http://www.w3.org/1998/Math/MathML" display="block">
  <semantics>
    <mrow>
      <mrow>
        <mi>y</mi>
        <mo stretchy="false">=</mo>
        <mrow>
          <msubsup>
            <mo stretchy="false">∑</mo>
            <mrow>
              <mi>k</mi>
              <mo stretchy="false">=</mo>
              <mn>0</mn>
            </mrow>
            <mi>n</mi>
          </msubsup>
          <mrow>
            <mi>k</mi>
            <msup>
              <mi>x</mi>
              <mi>k</mi>
            </msup>
            <mo stretchy="false">(</mo>
            <mrow>
              <mn>1</mn>
              <mo stretchy="false">−</mo>
              <mi>x</mi>
            </mrow>
            <msup>
              <mo stretchy="false">)</mo>
              <mrow>
                <mi>n</mi>
                <mo stretchy="false">−</mo>
                <mi>k</mi>
              </mrow>
            </msup>
          </mrow>
        </mrow>
      </mrow>
      <mi>,</mi>
      <mtext>                          </mtext>
      <mo stretchy="false">(</mo>
      <mrow>
        <mn>0</mn>
        <mo stretchy="false">&lt;</mo>
        <mi>x</mi>
        <mo stretchy="false">&lt;</mo>
        <mn>1</mn>
      </mrow>
      <mi>,</mi>
      <mrow>
        <mi>n</mi>
        <mo stretchy="false">≥</mo>
        <mn>0</mn>
      </mrow>
      <mo stretchy="false">)</mo>
      <mi>;</mi>
    </mrow>
    <annotation encoding="StarMath 5.0">{y ={ sum_{k = 0}^n {k x^k  \(  1 - x  \)^{n - k}}} ,"                          "  \( 0 &lt;x &lt;1 ,n  &gt;= 0  \) ;}</annotation>
  </semantics>
</math>
</file>

<file path=Object 24/content.xml><?xml version="1.0" encoding="utf-8"?>
<math xmlns="http://www.w3.org/1998/Math/MathML" display="block">
  <semantics>
    <mrow>
      <mrow>
        <mi>y</mi>
        <mo stretchy="false">=</mo>
        <mrow>
          <mn>1</mn>
          <mo stretchy="false">+</mo>
          <mfrac>
            <mi>x</mi>
            <mrow>
              <mn>1</mn>
              <mi>!</mi>
            </mrow>
          </mfrac>
          <mo stretchy="false">+</mo>
          <mfrac>
            <msup>
              <mi>x</mi>
              <mn>2</mn>
            </msup>
            <mrow>
              <mn>2</mn>
              <mi>!</mi>
            </mrow>
          </mfrac>
          <mo stretchy="false">+</mo>
          <mfrac>
            <msup>
              <mi>x</mi>
              <mn>3</mn>
            </msup>
            <mrow>
              <mn>3</mn>
              <mi>!</mi>
            </mrow>
          </mfrac>
          <mo stretchy="false">+</mo>
          <mo stretchy="false">…</mo>
          <mo stretchy="false">+</mo>
          <mfrac>
            <msup>
              <mi>x</mi>
              <mi>n</mi>
            </msup>
            <mrow>
              <mi>n</mi>
              <mi>!</mi>
            </mrow>
          </mfrac>
        </mrow>
      </mrow>
      <mi>,</mi>
      <mtext>           </mtext>
      <mo stretchy="false">(</mo>
      <mtext>дійсне </mtext>
      <mrow>
        <mi>x</mi>
        <mo stretchy="false">&lt;</mo>
        <mn>1</mn>
      </mrow>
      <mi>,</mi>
      <mrow>
        <mi>n</mi>
        <mo stretchy="false">≥</mo>
        <mn>0</mn>
      </mrow>
      <mo stretchy="false">)</mo>
      <mtext>.</mtext>
    </mrow>
    <annotation encoding="StarMath 5.0">{y =1 +x over {1 !} +x^2 over {2 !} +x^3 over {3 !} + dotslow +x^n over {n !} ,"           "  \( "дійсне " x &lt;1 ,n  &gt;= 0  \)  "."}</annotation>
  </semantics>
</math>
</file>

<file path=Object 25/content.xml><?xml version="1.0" encoding="utf-8"?>
<math xmlns="http://www.w3.org/1998/Math/MathML" display="block">
  <semantics>
    <mrow>
      <mi>m</mi>
      <mo stretchy="false">≥</mo>
      <mn>1</mn>
    </mrow>
    <annotation encoding="StarMath 5.0">{m  &gt;= 1}</annotation>
  </semantics>
</math>
</file>

<file path=Object 26/content.xml><?xml version="1.0" encoding="utf-8"?>
<math xmlns="http://www.w3.org/1998/Math/MathML" display="block">
  <semantics>
    <mi>k</mi>
    <annotation encoding="StarMath 5.0">k</annotation>
  </semantics>
</math>
</file>

<file path=Object 27/content.xml><?xml version="1.0" encoding="utf-8"?>
<math xmlns="http://www.w3.org/1998/Math/MathML" display="block">
  <semantics>
    <mrow>
      <mrow>
        <msup>
          <mn>4</mn>
          <mi>k</mi>
        </msup>
        <mo stretchy="false">≤</mo>
        <mi>m</mi>
      </mrow>
      <mtext>.</mtext>
    </mrow>
    <annotation encoding="StarMath 5.0">{4^k  &lt;= m  "."}</annotation>
  </semantics>
</math>
</file>

<file path=Object 28/content.xml><?xml version="1.0" encoding="utf-8"?>
<math xmlns="http://www.w3.org/1998/Math/MathML" display="block">
  <semantics>
    <mi>n</mi>
    <annotation encoding="StarMath 5.0">n</annotation>
  </semantics>
</math>
</file>

<file path=Object 29/content.xml><?xml version="1.0" encoding="utf-8"?>
<math xmlns="http://www.w3.org/1998/Math/MathML" display="block">
  <semantics>
    <msup>
      <mn>2</mn>
      <mi>r</mi>
    </msup>
    <annotation encoding="StarMath 5.0">2^r</annotation>
  </semantics>
</math>
</file>

<file path=Object 3/content.xml><?xml version="1.0" encoding="utf-8"?>
<math xmlns="http://www.w3.org/1998/Math/MathML" display="block">
  <semantics>
    <mrow>
      <mtext> </mtext>
      <mi>n</mi>
      <mtext>  разів</mtext>
      <mo stretchy="false">)</mo>
      <mtext>.</mtext>
    </mrow>
    <annotation encoding="StarMath 5.0">{" " n "  разів"  \)  "."}</annotation>
  </semantics>
</math>
</file>

<file path=Object 30/content.xml><?xml version="1.0" encoding="utf-8"?>
<math xmlns="http://www.w3.org/1998/Math/MathML" display="block">
  <semantics>
    <mi>n</mi>
    <annotation encoding="StarMath 5.0">n</annotation>
  </semantics>
</math>
</file>

<file path=Object 31/content.xml><?xml version="1.0" encoding="utf-8"?>
<math xmlns="http://www.w3.org/1998/Math/MathML" display="block">
  <semantics>
    <mrow>
      <mrow>
        <mi>a</mi>
        <mo stretchy="false">&gt;</mo>
        <mn>0</mn>
      </mrow>
      <mi>,</mi>
    </mrow>
    <annotation encoding="StarMath 5.0">{a &gt;0 ,}</annotation>
  </semantics>
</math>
</file>

<file path=Object 32/content.xml><?xml version="1.0" encoding="utf-8"?>
<math xmlns="http://www.w3.org/1998/Math/MathML" display="block">
  <semantics>
    <mrow>
      <mrow>
        <mn>1</mn>
        <mo stretchy="false">+</mo>
        <mi>a</mi>
      </mrow>
      <mo stretchy="false">=</mo>
      <mn>1</mn>
    </mrow>
    <annotation encoding="StarMath 5.0">{1 +a =1}</annotation>
  </semantics>
</math>
</file>

<file path=Object 33/content.xml><?xml version="1.0" encoding="utf-8"?>
<math xmlns="http://www.w3.org/1998/Math/MathML" display="block">
  <semantics>
    <mi>a</mi>
    <annotation encoding="StarMath 5.0">a</annotation>
  </semantics>
</math>
</file>

<file path=Object 34/content.xml><?xml version="1.0" encoding="utf-8"?>
<math xmlns="http://www.w3.org/1998/Math/MathML" display="block">
  <semantics>
    <mrow>
      <mrow>
        <msub>
          <mi>x</mi>
          <mi>k</mi>
        </msub>
        <mo stretchy="false">=</mo>
        <mfrac>
          <msup>
            <mi>x</mi>
            <mi>k</mi>
          </msup>
          <mi>k</mi>
        </mfrac>
      </mrow>
      <mstyle mathvariant="italic">
        <mtext> </mtext>
      </mstyle>
      <mo stretchy="false">(</mo>
      <mrow>
        <mi>k</mi>
        <mo stretchy="false">≥</mo>
        <mn>1</mn>
      </mrow>
      <mo stretchy="false">)</mo>
      <mi>;</mi>
    </mrow>
    <annotation encoding="StarMath 5.0">{x_k =x^k over k italic " "  \( k  &gt;= 1  \) ;}</annotation>
  </semantics>
</math>
</file>

<file path=Object 35/content.xml><?xml version="1.0" encoding="utf-8"?>
<math xmlns="http://www.w3.org/1998/Math/MathML" display="block">
  <semantics>
    <mrow>
      <mrow>
        <msub>
          <mi>x</mi>
          <mi>k</mi>
        </msub>
        <mo stretchy="false">=</mo>
        <mfrac>
          <msup>
            <mi>x</mi>
            <mrow>
              <mn>2</mn>
              <mi>k</mi>
            </mrow>
          </msup>
          <mrow>
            <mo stretchy="false">(</mo>
            <mn>2</mn>
            <mi>k</mi>
            <mo stretchy="false">)</mo>
            <mi>!</mi>
          </mrow>
        </mfrac>
      </mrow>
      <mstyle mathvariant="italic">
        <mtext> </mtext>
      </mstyle>
      <mo stretchy="false">(</mo>
      <mrow>
        <mi>k</mi>
        <mo stretchy="false">≥</mo>
        <mn>0</mn>
      </mrow>
      <mo stretchy="false">)</mo>
      <mi>;</mi>
    </mrow>
    <annotation encoding="StarMath 5.0">{x_k =x^{2 k} over { \(  2 k  \)  !} italic " "  \( k  &gt;= 0  \) ;}</annotation>
  </semantics>
</math>
</file>

<file path=Object 36/content.xml><?xml version="1.0" encoding="utf-8"?>
<math xmlns="http://www.w3.org/1998/Math/MathML" display="block">
  <semantics>
    <mrow>
      <mrow>
        <msub>
          <mi>x</mi>
          <mi>k</mi>
        </msub>
        <mo stretchy="false">=</mo>
        <mfrac>
          <mrow>
            <mrow>
              <mo stretchy="false">(</mo>
              <mo stretchy="false">−</mo>
              <mn>1</mn>
            </mrow>
            <msup>
              <mo stretchy="false">)</mo>
              <mi>k</mi>
            </msup>
            <msup>
              <mi>x</mi>
              <mi>k</mi>
            </msup>
          </mrow>
          <mi>k</mi>
        </mfrac>
      </mrow>
      <mstyle mathvariant="italic">
        <mtext> </mtext>
      </mstyle>
      <mo stretchy="false">(</mo>
      <mrow>
        <mi>k</mi>
        <mo stretchy="false">≥</mo>
        <mn>1</mn>
      </mrow>
      <mo stretchy="false">)</mo>
      <mi>;</mi>
    </mrow>
    <annotation encoding="StarMath 5.0">{x_k ={ \(  - 1  \)^k x^k} over k italic " "  \( k  &gt;= 1  \) ;}</annotation>
  </semantics>
</math>
</file>

<file path=Object 37/content.xml><?xml version="1.0" encoding="utf-8"?>
<math xmlns="http://www.w3.org/1998/Math/MathML" display="block">
  <semantics>
    <mrow>
      <mrow>
        <msub>
          <mi>x</mi>
          <mi>k</mi>
        </msub>
        <mo stretchy="false">=</mo>
        <mfrac>
          <msup>
            <mi>x</mi>
            <mrow>
              <mn>2</mn>
              <mrow>
                <mi>k</mi>
                <mo stretchy="false">+</mo>
                <mn>1</mn>
              </mrow>
            </mrow>
          </msup>
          <mrow>
            <mo stretchy="false">(</mo>
            <mn>2</mn>
            <mrow>
              <mi>k</mi>
              <mo stretchy="false">+</mo>
              <mn>1</mn>
            </mrow>
            <mo stretchy="false">)</mo>
            <mi>!</mi>
          </mrow>
        </mfrac>
      </mrow>
      <mstyle mathvariant="italic">
        <mtext> </mtext>
      </mstyle>
      <mo stretchy="false">(</mo>
      <mrow>
        <mi>k</mi>
        <mo stretchy="false">≥</mo>
        <mn>0</mn>
      </mrow>
      <mo stretchy="false">)</mo>
      <mi>;</mi>
    </mrow>
    <annotation encoding="StarMath 5.0">{x_k =x^{2 k + 1} over { \(  2 k + 1  \)  !} italic " "  \( k  &gt;= 0  \) ;}</annotation>
  </semantics>
</math>
</file>

<file path=Object 38/content.xml><?xml version="1.0" encoding="utf-8"?>
<math xmlns="http://www.w3.org/1998/Math/MathML" display="block">
  <semantics>
    <mrow>
      <mrow>
        <msub>
          <mi>x</mi>
          <mi>k</mi>
        </msub>
        <mo stretchy="false">=</mo>
        <mfrac>
          <msup>
            <mi>x</mi>
            <mi>k</mi>
          </msup>
          <mrow>
            <mi>k</mi>
            <mi>!</mi>
          </mrow>
        </mfrac>
      </mrow>
      <mstyle mathvariant="italic">
        <mtext> </mtext>
      </mstyle>
      <mo stretchy="false">(</mo>
      <mrow>
        <mi>k</mi>
        <mo stretchy="false">≥</mo>
        <mn>0</mn>
      </mrow>
      <mo stretchy="false">)</mo>
      <mi>;</mi>
    </mrow>
    <annotation encoding="StarMath 5.0">{x_k =x^k over {k !} italic " "  \( k  &gt;= 0  \) ;}</annotation>
  </semantics>
</math>
</file>

<file path=Object 39/content.xml><?xml version="1.0" encoding="utf-8"?>
<math xmlns="http://www.w3.org/1998/Math/MathML" display="block">
  <semantics>
    <mrow>
      <mrow>
        <msub>
          <mi>x</mi>
          <mi>k</mi>
        </msub>
        <mo stretchy="false">=</mo>
        <mfrac>
          <mrow>
            <mrow>
              <mo stretchy="false">(</mo>
              <mo stretchy="false">−</mo>
              <mn>1</mn>
            </mrow>
            <msup>
              <mo stretchy="false">)</mo>
              <mi>k</mi>
            </msup>
            <msup>
              <mi>x</mi>
              <mrow>
                <mn>2</mn>
                <mi>k</mi>
              </mrow>
            </msup>
          </mrow>
          <mrow>
            <mo stretchy="false">(</mo>
            <mn>2</mn>
            <mi>k</mi>
            <mo stretchy="false">)</mo>
            <mi>!</mi>
          </mrow>
        </mfrac>
      </mrow>
      <mstyle mathvariant="italic">
        <mtext> </mtext>
      </mstyle>
      <mo stretchy="false">(</mo>
      <mrow>
        <mi>k</mi>
        <mo stretchy="false">≥</mo>
        <mn>0</mn>
      </mrow>
      <mo stretchy="false">)</mo>
      <mi>;</mi>
    </mrow>
    <annotation encoding="StarMath 5.0">{x_k ={ \(  - 1  \)^k x^{2 k}} over { \(  2 k  \)  !} italic " "  \( k  &gt;= 0  \) ;}</annotation>
  </semantics>
</math>
</file>

<file path=Object 4/content.xml><?xml version="1.0" encoding="utf-8"?>
<math xmlns="http://www.w3.org/1998/Math/MathML" display="block">
  <semantics>
    <mrow>
      <mrow>
        <mi>y</mi>
        <mo stretchy="false">=</mo>
        <mrow>
          <msup>
            <mi>x</mi>
            <mi>n</mi>
          </msup>
          <mo stretchy="false">+</mo>
          <msup>
            <mi>x</mi>
            <mrow>
              <mi>n</mi>
              <mo stretchy="false">−</mo>
              <mn>1</mn>
            </mrow>
          </msup>
          <mo stretchy="false">+</mo>
          <mo stretchy="false">…</mo>
          <mo stretchy="false">+</mo>
          <msup>
            <mi>x</mi>
            <mn>2</mn>
          </msup>
          <mo stretchy="false">+</mo>
          <mi>x</mi>
          <mo stretchy="false">+</mo>
          <mn>1</mn>
        </mrow>
      </mrow>
      <mtext>                    </mtext>
      <mrow>
        <mi>n</mi>
        <mo stretchy="false">=</mo>
        <mn>3</mn>
      </mrow>
      <mi>,</mi>
      <mrow>
        <mi>x</mi>
        <mo stretchy="false">=</mo>
        <mn>2</mn>
      </mrow>
      <mi>;</mi>
    </mrow>
    <annotation encoding="StarMath 5.0">{y =x^n +x^{n - 1} + dotslow +x^2 +x +1 "                    " n =3 ,x =2 ;}</annotation>
  </semantics>
</math>
</file>

<file path=Object 40/content.xml><?xml version="1.0" encoding="utf-8"?>
<math xmlns="http://www.w3.org/1998/Math/MathML" display="block">
  <semantics>
    <mrow>
      <mrow>
        <msub>
          <mi>x</mi>
          <mi>k</mi>
        </msub>
        <mo stretchy="false">=</mo>
        <mfrac>
          <mrow>
            <mrow>
              <mo stretchy="false">(</mo>
              <mo stretchy="false">−</mo>
              <mn>1</mn>
            </mrow>
            <msup>
              <mo stretchy="false">)</mo>
              <mi>k</mi>
            </msup>
            <msup>
              <mi>x</mi>
              <mi>k</mi>
            </msup>
          </mrow>
          <mrow>
            <mi>k</mi>
            <mi>!</mi>
          </mrow>
        </mfrac>
      </mrow>
      <mstyle mathvariant="italic">
        <mtext> </mtext>
      </mstyle>
      <mo stretchy="false">(</mo>
      <mrow>
        <mi>k</mi>
        <mo stretchy="false">≥</mo>
        <mn>0</mn>
      </mrow>
      <mo stretchy="false">)</mo>
      <mi>;</mi>
    </mrow>
    <annotation encoding="StarMath 5.0">{x_k ={ \(  - 1  \)^k x^k} over {k !} italic " "  \( k  &gt;= 0  \) ;}</annotation>
  </semantics>
</math>
</file>

<file path=Object 41/content.xml><?xml version="1.0" encoding="utf-8"?>
<math xmlns="http://www.w3.org/1998/Math/MathML" display="block">
  <semantics>
    <mrow>
      <mrow>
        <msub>
          <mi>x</mi>
          <mi>k</mi>
        </msub>
        <mo stretchy="false">=</mo>
        <mfrac>
          <mrow>
            <mrow>
              <mo stretchy="false">(</mo>
              <mo stretchy="false">−</mo>
              <mn>1</mn>
            </mrow>
            <msup>
              <mo stretchy="false">)</mo>
              <mi>k</mi>
            </msup>
            <msup>
              <mi>x</mi>
              <mrow>
                <mn>2</mn>
                <mrow>
                  <mi>k</mi>
                  <mo stretchy="false">+</mo>
                  <mn>1</mn>
                </mrow>
              </mrow>
            </msup>
          </mrow>
          <mrow>
            <mo stretchy="false">(</mo>
            <mn>2</mn>
            <mrow>
              <mi>k</mi>
              <mo stretchy="false">+</mo>
              <mn>1</mn>
            </mrow>
            <mo stretchy="false">)</mo>
            <mi>!</mi>
          </mrow>
        </mfrac>
      </mrow>
      <mstyle mathvariant="italic">
        <mtext> </mtext>
      </mstyle>
      <mo stretchy="false">(</mo>
      <mrow>
        <mi>k</mi>
        <mo stretchy="false">≥</mo>
        <mn>0</mn>
      </mrow>
      <mo stretchy="false">)</mo>
      <mi>;</mi>
    </mrow>
    <annotation encoding="StarMath 5.0">{x_k ={ \(  - 1  \)^k x^{2 k + 1}} over { \(  2 k + 1  \)  !} italic " "  \( k  &gt;= 0  \) ;}</annotation>
  </semantics>
</math>
</file>

<file path=Object 42/content.xml><?xml version="1.0" encoding="utf-8"?>
<math xmlns="http://www.w3.org/1998/Math/MathML" display="block">
  <semantics>
    <mrow>
      <mrow>
        <mrow>
          <mi>p</mi>
          <mo stretchy="false">=</mo>
          <mrow>
            <mo fence="true" stretchy="true">(</mo>
            <mrow>
              <mrow>
                <mn>1</mn>
                <mo stretchy="false">+</mo>
                <mfrac>
                  <mn>1</mn>
                  <msup>
                    <mn>1</mn>
                    <mn>2</mn>
                  </msup>
                </mfrac>
              </mrow>
            </mrow>
            <mo fence="true" stretchy="true">)</mo>
          </mrow>
        </mrow>
        <mrow>
          <mo fence="true" stretchy="true">(</mo>
          <mrow>
            <mrow>
              <mn>1</mn>
              <mo stretchy="false">+</mo>
              <mfrac>
                <mn>1</mn>
                <msup>
                  <mn>2</mn>
                  <mn>2</mn>
                </msup>
              </mfrac>
            </mrow>
          </mrow>
          <mo fence="true" stretchy="true">)</mo>
        </mrow>
        <mo stretchy="false">…</mo>
        <mrow>
          <mo fence="true" stretchy="true">(</mo>
          <mrow>
            <mrow>
              <mn>1</mn>
              <mo stretchy="false">+</mo>
              <mfrac>
                <mn>1</mn>
                <msup>
                  <mi>n</mi>
                  <mn>2</mn>
                </msup>
              </mfrac>
            </mrow>
          </mrow>
          <mo fence="true" stretchy="true">)</mo>
        </mrow>
      </mrow>
      <mi>,</mi>
      <mtext>n&gt;1</mtext>
      <mi>;</mi>
    </mrow>
    <annotation encoding="StarMath 5.0">{p =left ( {1 + 1 over 1^2} right )  left ( {1 + 1 over 2^2} right )   dotslow left ( {1 + 1 over n^2} right ) } , "n&gt;1" ;</annotation>
  </semantics>
</math>
</file>

<file path=Object 43/content.xml><?xml version="1.0" encoding="utf-8"?>
<math xmlns="http://www.w3.org/1998/Math/MathML" display="block">
  <semantics>
    <mrow>
      <mrow>
        <mi>p</mi>
        <mo stretchy="false">=</mo>
        <mrow>
          <mo fence="true" stretchy="true">(</mo>
          <mrow>
            <mrow>
              <mn>1</mn>
              <mo stretchy="false">−</mo>
              <mfrac>
                <mn>1</mn>
                <msup>
                  <mn>2</mn>
                  <mn>2</mn>
                </msup>
              </mfrac>
            </mrow>
          </mrow>
          <mo fence="true" stretchy="true">)</mo>
        </mrow>
      </mrow>
      <mrow>
        <mo fence="true" stretchy="true">(</mo>
        <mrow>
          <mrow>
            <mn>1</mn>
            <mo stretchy="false">−</mo>
            <mfrac>
              <mn>1</mn>
              <msup>
                <mn>3</mn>
                <mn>2</mn>
              </msup>
            </mfrac>
          </mrow>
        </mrow>
        <mo fence="true" stretchy="true">)</mo>
      </mrow>
      <mo stretchy="false">…</mo>
      <mrow>
        <mo fence="true" stretchy="true">(</mo>
        <mrow>
          <mrow>
            <mn>1</mn>
            <mo stretchy="false">+</mo>
            <mfrac>
              <mn>1</mn>
              <msup>
                <mi>n</mi>
                <mn>2</mn>
              </msup>
            </mfrac>
          </mrow>
        </mrow>
        <mo fence="true" stretchy="true">)</mo>
      </mrow>
      <mi>,</mi>
      <mtext> n&gt;1.</mtext>
    </mrow>
    <annotation encoding="StarMath 5.0">{p =left ( {1 - 1 over 2^2} right )  left ( {1 - 1 over 3^2} right )   dotslow left ( {1 + 1 over n^2} right )  ," n&gt;1."}</annotation>
  </semantics>
</math>
</file>

<file path=Object 44/content.xml><?xml version="1.0" encoding="utf-8"?>
<math xmlns="http://www.w3.org/1998/Math/MathML" display="block">
  <semantics>
    <mrow>
      <mi>y</mi>
      <mo stretchy="false">=</mo>
      <mrow>
        <mi>sin</mi>
        <mi>⁡</mi>
        <mi>x</mi>
      </mrow>
    </mrow>
    <annotation encoding="StarMath 5.0">{y ={func sin ⁡ x}}</annotation>
  </semantics>
</math>
</file>

<file path=Object 45/content.xml><?xml version="1.0" encoding="utf-8"?>
<math xmlns="http://www.w3.org/1998/Math/MathML" display="block">
  <semantics>
    <mrow>
      <mrow>
        <mi>h</mi>
        <mo stretchy="false">=</mo>
        <mn>0.1</mn>
      </mrow>
      <mtext>.</mtext>
    </mrow>
    <annotation encoding="StarMath 5.0">{h =0.1  "."}</annotation>
  </semantics>
</math>
</file>

<file path=Object 46/content.xml><?xml version="1.0" encoding="utf-8"?>
<math xmlns="http://www.w3.org/1998/Math/MathML" display="block">
  <semantics>
    <mrow>
      <mi>n</mi>
      <mstyle mathvariant="italic">
        <mtext> </mtext>
      </mstyle>
      <mo stretchy="false">(</mo>
      <mrow>
        <mi>n</mi>
        <mo stretchy="false">&gt;</mo>
        <mn>1</mn>
      </mrow>
      <mo stretchy="false">)</mo>
      <mtext>.</mtext>
    </mrow>
    <annotation encoding="StarMath 5.0">{n italic " "  \( n &gt;1  \)  "."}</annotation>
  </semantics>
</math>
</file>

<file path=Object 47/content.xml><?xml version="1.0" encoding="utf-8"?>
<math xmlns="http://www.w3.org/1998/Math/MathML" display="block">
  <semantics>
    <mrow>
      <msub>
        <mi>y</mi>
        <mn>1</mn>
      </msub>
      <mi>,</mi>
      <mo stretchy="false">…</mo>
      <msub>
        <mi>y</mi>
        <mi>n</mi>
      </msub>
      <mtext>.</mtext>
    </mrow>
    <annotation encoding="StarMath 5.0">{y_1 , dotslow y_n  "."}</annotation>
  </semantics>
</math>
</file>

<file path=Object 48/content.xml><?xml version="1.0" encoding="utf-8"?>
<math xmlns="http://www.w3.org/1998/Math/MathML" display="block">
  <semantics>
    <mrow>
      <mrow>
        <mi>max</mi>
        <mi>⁡</mi>
        <mo stretchy="false">(</mo>
      </mrow>
      <mrow>
        <mo fence="true" stretchy="true">(</mo>
        <mrow>
          <msub>
            <mi>z</mi>
            <mn>1</mn>
          </msub>
        </mrow>
        <mo fence="true" stretchy="true">)</mo>
      </mrow>
      <mi>,</mi>
      <mo stretchy="false">…</mo>
      <mi>,</mi>
      <mrow>
        <mo fence="true" stretchy="true">(</mo>
        <mrow>
          <msub>
            <mi>z</mi>
            <mi>n</mi>
          </msub>
        </mrow>
        <mo fence="true" stretchy="true">)</mo>
      </mrow>
      <mo stretchy="false">)</mo>
      <mi>,</mi>
    </mrow>
    <annotation encoding="StarMath 5.0">{{func max ⁡  \(} left ( z_1 right )  , dotslow ,left ( z_n right )   \) ,}</annotation>
  </semantics>
</math>
</file>

<file path=Object 49/content.xml><?xml version="1.0" encoding="utf-8"?>
<math xmlns="http://www.w3.org/1998/Math/MathML" display="block">
  <semantics>
    <mrow>
      <msub>
        <mi>z</mi>
        <mi>i</mi>
      </msub>
      <mo stretchy="false">=</mo>
      <mrow>
        <mo fence="true" stretchy="true">(</mo>
        <mrow>
          <mtable>
            <mtr>
              <mtd>
                <mrow>
                  <msub>
                    <mi>y</mi>
                    <mi>i</mi>
                  </msub>
                  <mi>,</mi>
                  <mtext> </mtext>
                  <mtext> </mtext>
                  <mtext> </mtext>
                  <mtext>п</mtext>
                  <mtext>р</mtext>
                  <mtext>и</mtext>
                  <mtext> </mtext>
                  <mrow>
                    <mrow>
                      <mo fence="true" stretchy="true">(</mo>
                      <mrow>
                        <msub>
                          <mi>y</mi>
                          <mi>i</mi>
                        </msub>
                      </mrow>
                      <mo fence="true" stretchy="true">)</mo>
                    </mrow>
                    <mo stretchy="false">≤</mo>
                    <mn>2</mn>
                  </mrow>
                  <mi>,</mi>
                </mrow>
              </mtd>
            </mtr>
            <mtr>
              <mtd>
                <mrow>
                  <mn>0.5</mn>
                  <mi>,</mi>
                  <mtext> </mtext>
                  <mtext> </mtext>
                  <mtext>у</mtext>
                  <mtext> </mtext>
                  <mtext>і</mtext>
                  <mtext>н</mtext>
                  <mtext>ш</mtext>
                  <mtext>и</mtext>
                  <mtext>х</mtext>
                  <mtext> </mtext>
                  <mtext>в</mtext>
                  <mtext>и</mtext>
                  <mtext>п</mtext>
                  <mtext>а</mtext>
                  <mtext>д</mtext>
                  <mtext>к</mtext>
                  <mtext>а</mtext>
                  <mtext>х</mtext>
                  <mtext> </mtext>
                  <mtext> </mtext>
                  <mtext> </mtext>
                </mrow>
              </mtd>
            </mtr>
          </mtable>
        </mrow>
        <mo fence="true" stretchy="true">)</mo>
      </mrow>
    </mrow>
    <annotation encoding="StarMath 5.0">{z_i =left ( matrix {{y_i , " " " " " " "п" "р" "и" " " left ( y_i right )   &lt;=  2 ,} ## {0.5 , " " " " "у" " " "і" "н" "ш" "и" "х" " " "в" "и" "п" "а" "д" "к" "а" "х" " " " " " "}} right )}</annotation>
  </semantics>
</math>
</file>

<file path=Object 5/content.xml><?xml version="1.0" encoding="utf-8"?>
<math xmlns="http://www.w3.org/1998/Math/MathML" display="block">
  <semantics>
    <mrow>
      <mrow>
        <mi>y</mi>
        <mo stretchy="false">=</mo>
        <mrow>
          <msup>
            <mi>x</mi>
            <msup>
              <mn>2</mn>
              <mi>n</mi>
            </msup>
          </msup>
          <mo stretchy="false">+</mo>
          <msup>
            <mi>x</mi>
            <msup>
              <mn>2</mn>
              <mrow>
                <mi>n</mi>
                <mo stretchy="false">−</mo>
                <mn>1</mn>
              </mrow>
            </msup>
          </msup>
          <mo stretchy="false">+</mo>
          <mo stretchy="false">…</mo>
          <mo stretchy="false">+</mo>
          <msup>
            <mi>x</mi>
            <mn>4</mn>
          </msup>
          <mo stretchy="false">+</mo>
          <msup>
            <mi>x</mi>
            <mn>2</mn>
          </msup>
          <mo stretchy="false">+</mo>
          <mn>1</mn>
        </mrow>
      </mrow>
      <mtext>               </mtext>
      <mrow>
        <mi>n</mi>
        <mo stretchy="false">=</mo>
        <mn>4</mn>
      </mrow>
      <mi>,</mi>
      <mrow>
        <mi>x</mi>
        <mo stretchy="false">=</mo>
        <mn>1</mn>
      </mrow>
      <mi>;</mi>
    </mrow>
    <annotation encoding="StarMath 5.0">{y =x^{2^n} +x^{2^{n - 1}} + dotslow +x^{4} +x^{2} +1 "               " n =4 ,x =1 ;}</annotation>
  </semantics>
</math>
</file>

<file path=Object 50/content.xml><?xml version="1.0" encoding="utf-8"?>
<math xmlns="http://www.w3.org/1998/Math/MathML" display="block">
  <semantics>
    <mrow>
      <mrow>
        <mi>min</mi>
        <mi>⁡</mi>
        <mo stretchy="false">(</mo>
      </mrow>
      <mrow>
        <mo fence="true" stretchy="true">(</mo>
        <mrow>
          <msub>
            <mi>z</mi>
            <mn>1</mn>
          </msub>
        </mrow>
        <mo fence="true" stretchy="true">)</mo>
      </mrow>
      <mi>,</mi>
      <mo stretchy="false">…</mo>
      <mi>,</mi>
      <mrow>
        <mo fence="true" stretchy="true">(</mo>
        <mrow>
          <msub>
            <mi>z</mi>
            <mi>n</mi>
          </msub>
        </mrow>
        <mo fence="true" stretchy="true">)</mo>
      </mrow>
      <mo stretchy="false">)</mo>
      <mi>,</mi>
    </mrow>
    <annotation encoding="StarMath 5.0">{{func min ⁡  \(} left ( z_1 right )  , dotslow ,left ( z_n right )   \) ,}</annotation>
  </semantics>
</math>
</file>

<file path=Object 51/content.xml><?xml version="1.0" encoding="utf-8"?>
<math xmlns="http://www.w3.org/1998/Math/MathML" display="block">
  <semantics>
    <mrow>
      <msub>
        <mi>z</mi>
        <mi>i</mi>
      </msub>
      <mo stretchy="false">=</mo>
      <mrow>
        <mo fence="true" stretchy="true">(</mo>
        <mrow>
          <mtable>
            <mtr>
              <mtd>
                <mrow>
                  <msub>
                    <mi>y</mi>
                    <mi>i</mi>
                  </msub>
                  <mi>,</mi>
                  <mtext> </mtext>
                  <mtext> </mtext>
                  <mtext> </mtext>
                  <mtext>п</mtext>
                  <mtext>р</mtext>
                  <mtext>и</mtext>
                  <mtext> </mtext>
                  <mrow>
                    <mrow>
                      <mo fence="true" stretchy="true">(</mo>
                      <mrow>
                        <msub>
                          <mi>y</mi>
                          <mi>i</mi>
                        </msub>
                      </mrow>
                      <mo fence="true" stretchy="true">)</mo>
                    </mrow>
                    <mo stretchy="false">≥</mo>
                    <mn>1</mn>
                  </mrow>
                  <mi>,</mi>
                </mrow>
              </mtd>
            </mtr>
            <mtr>
              <mtd>
                <mrow>
                  <mn>2</mn>
                  <mi>,</mi>
                  <mtext> </mtext>
                  <mtext> </mtext>
                  <mtext>у</mtext>
                  <mtext> </mtext>
                  <mtext>і</mtext>
                  <mtext>н</mtext>
                  <mtext>ш</mtext>
                  <mtext>и</mtext>
                  <mtext>х</mtext>
                  <mtext> </mtext>
                  <mtext>в</mtext>
                  <mtext>и</mtext>
                  <mtext>п</mtext>
                  <mtext>а</mtext>
                  <mtext>д</mtext>
                  <mtext>к</mtext>
                  <mtext>а</mtext>
                  <mtext>х</mtext>
                  <mtext> </mtext>
                  <mtext> </mtext>
                  <mtext> </mtext>
                </mrow>
              </mtd>
            </mtr>
          </mtable>
        </mrow>
        <mo fence="true" stretchy="true">)</mo>
      </mrow>
    </mrow>
    <annotation encoding="StarMath 5.0">{z_i =left ( matrix {{y_i , " " " " " " "п" "р" "и" " " left ( y_i right )   &gt;=  1 ,} ## {2 , " " " " "у" " " "і" "н" "ш" "и" "х" " " "в" "и" "п" "а" "д" "к" "а" "х" " " " " " "}} right )}</annotation>
  </semantics>
</math>
</file>

<file path=Object 52/content.xml><?xml version="1.0" encoding="utf-8"?>
<math xmlns="http://www.w3.org/1998/Math/MathML" display="block">
  <semantics>
    <mrow>
      <mrow>
        <msub>
          <mi>z</mi>
          <mn>1</mn>
        </msub>
        <mo stretchy="false">+</mo>
        <msub>
          <mi>z</mi>
          <mn>2</mn>
        </msub>
        <mo stretchy="false">+</mo>
        <mo stretchy="false">…</mo>
        <mo stretchy="false">+</mo>
        <msub>
          <mi>z</mi>
          <mi>n</mi>
        </msub>
      </mrow>
      <mi>,</mi>
    </mrow>
    <annotation encoding="StarMath 5.0">{z_1 +z_2 + dotslow +z_n ,}</annotation>
  </semantics>
</math>
</file>

<file path=Object 53/content.xml><?xml version="1.0" encoding="utf-8"?>
<math xmlns="http://www.w3.org/1998/Math/MathML" display="block">
  <semantics>
    <mrow>
      <msub>
        <mi>z</mi>
        <mi>i</mi>
      </msub>
      <mo stretchy="false">=</mo>
      <mrow>
        <mo fence="true" stretchy="true">(</mo>
        <mrow>
          <mtable>
            <mtr>
              <mtd>
                <mrow>
                  <msub>
                    <mi>y</mi>
                    <mi>i</mi>
                  </msub>
                  <mi>,</mi>
                  <mtext> </mtext>
                  <mtext> </mtext>
                  <mtext> </mtext>
                  <mtext>п</mtext>
                  <mtext>р</mtext>
                  <mtext>и</mtext>
                  <mtext> </mtext>
                  <mtext>0</mtext>
                  <mtext>&lt;</mtext>
                  <mrow>
                    <msub>
                      <mtext>y</mtext>
                      <mi>i</mi>
                    </msub>
                    <mo stretchy="false">&lt;</mo>
                    <mn>10</mn>
                  </mrow>
                  <mi>,</mi>
                </mrow>
              </mtd>
            </mtr>
            <mtr>
              <mtd>
                <mrow>
                  <mn>1</mn>
                  <mi>,</mi>
                  <mtext> </mtext>
                  <mtext> </mtext>
                  <mtext>у</mtext>
                  <mtext> </mtext>
                  <mtext>і</mtext>
                  <mtext>н</mtext>
                  <mtext>ш</mtext>
                  <mtext>и</mtext>
                  <mtext>х</mtext>
                  <mtext> </mtext>
                  <mtext>в</mtext>
                  <mtext>и</mtext>
                  <mtext>п</mtext>
                  <mtext>а</mtext>
                  <mtext>д</mtext>
                  <mtext>к</mtext>
                  <mtext>а</mtext>
                  <mtext>х</mtext>
                  <mtext> </mtext>
                  <mtext> </mtext>
                  <mtext> </mtext>
                </mrow>
              </mtd>
            </mtr>
          </mtable>
        </mrow>
        <mo fence="true" stretchy="true">)</mo>
      </mrow>
    </mrow>
    <annotation encoding="StarMath 5.0">{z_i =left ( matrix {{y_i , " " " " " " "п" "р" "и" " " "0" "&lt;" "y"_i &lt; 10 ,} ## {1 , " " " " "у" " " "і" "н" "ш" "и" "х" " " "в" "и" "п" "а" "д" "к" "а" "х" " " " " " "}} right )}</annotation>
  </semantics>
</math>
</file>

<file path=Object 54/content.xml><?xml version="1.0" encoding="utf-8"?>
<math xmlns="http://www.w3.org/1998/Math/MathML" display="block">
  <semantics>
    <mrow>
      <mi>d</mi>
      <mo stretchy="false">&gt;</mo>
      <mn>1</mn>
    </mrow>
    <annotation encoding="StarMath 5.0">{d &gt;1}</annotation>
  </semantics>
</math>
</file>

<file path=Object 55/content.xml><?xml version="1.0" encoding="utf-8"?>
<math xmlns="http://www.w3.org/1998/Math/MathML" display="block">
  <semantics>
    <mrow>
      <mstyle mathvariant="italic">
        <mtext> </mtext>
      </mstyle>
      <msup>
        <mi>x</mi>
        <mi>d</mi>
      </msup>
      <mstyle mathvariant="italic">
        <mtext> </mtext>
      </mstyle>
    </mrow>
    <annotation encoding="StarMath 5.0">{italic " " x^d italic " "}</annotation>
  </semantics>
</math>
</file>

<file path=Object 56/content.xml><?xml version="1.0" encoding="utf-8"?>
<math xmlns="http://www.w3.org/1998/Math/MathML" display="block">
  <semantics>
    <mrow>
      <mo fence="true" stretchy="true">(</mo>
      <mrow>
        <msub>
          <mi>F</mi>
          <mi>n</mi>
        </msub>
      </mrow>
      <mo fence="true" stretchy="true">)</mo>
    </mrow>
    <annotation encoding="StarMath 5.0">left ( F_n right )</annotation>
  </semantics>
</math>
</file>

<file path=Object 57/content.xml><?xml version="1.0" encoding="utf-8"?>
<math xmlns="http://www.w3.org/1998/Math/MathML" display="block">
  <semantics>
    <mrow>
      <mrow>
        <msub>
          <mi>F</mi>
          <mn>0</mn>
        </msub>
        <mo stretchy="false">=</mo>
        <mn>0</mn>
      </mrow>
      <mi>,</mi>
      <mrow>
        <msub>
          <mi>F</mi>
          <mn>1</mn>
        </msub>
        <mo stretchy="false">=</mo>
        <mn>1</mn>
      </mrow>
      <mi>,</mi>
      <mrow>
        <msub>
          <mi>F</mi>
          <mi>k</mi>
        </msub>
        <mo stretchy="false">=</mo>
        <mrow>
          <msub>
            <mi>F</mi>
            <mrow>
              <mi>k</mi>
              <mo stretchy="false">−</mo>
              <mn>1</mn>
            </mrow>
          </msub>
          <mo stretchy="false">+</mo>
          <msub>
            <mi>F</mi>
            <mi>k</mi>
          </msub>
        </mrow>
      </mrow>
      <mi>,</mi>
      <mstyle mathvariant="italic">
        <mtext> </mtext>
      </mstyle>
      <mrow>
        <mi>k</mi>
        <mo stretchy="false">=</mo>
        <mn>2,3</mn>
      </mrow>
      <mi>,</mi>
      <mo stretchy="false">…</mo>
    </mrow>
    <annotation encoding="StarMath 5.0">{F_0 =0 ,F_1 =1 ,F_k =F_{k - 1} +F_k ,italic " " k =2,3 , dotslow}</annotation>
  </semantics>
</math>
</file>

<file path=Object 58/content.xml><?xml version="1.0" encoding="utf-8"?>
<math xmlns="http://www.w3.org/1998/Math/MathML" display="block">
  <semantics>
    <mrow>
      <msub>
        <mi>F</mi>
        <mi>n</mi>
      </msub>
      <mstyle mathvariant="italic">
        <mtext> </mtext>
      </mstyle>
    </mrow>
    <annotation encoding="StarMath 5.0">{F_n italic " "}</annotation>
  </semantics>
</math>
</file>

<file path=Object 59/content.xml><?xml version="1.0" encoding="utf-8"?>
<math xmlns="http://www.w3.org/1998/Math/MathML" display="block">
  <semantics>
    <mrow>
      <mrow>
        <mn>1,1</mn>
        <mo stretchy="false">+</mo>
        <mfrac>
          <mn>1</mn>
          <mn>2</mn>
        </mfrac>
      </mrow>
      <mrow>
        <mn>,1</mn>
        <mo stretchy="false">+</mo>
        <mfrac>
          <mn>1</mn>
          <mn>2</mn>
        </mfrac>
        <mo stretchy="false">+</mo>
        <mfrac>
          <mn>1</mn>
          <mn>3</mn>
        </mfrac>
      </mrow>
      <mi>,</mi>
      <mo stretchy="false">…</mo>
    </mrow>
    <annotation encoding="StarMath 5.0">{1,1 +1 over 2 ,1 +1 over 2 +1 over 3 , dotslow}</annotation>
  </semantics>
</math>
</file>

<file path=Object 6/content.xml><?xml version="1.0" encoding="utf-8"?>
<math xmlns="http://www.w3.org/1998/Math/MathML" display="block">
  <semantics>
    <mrow>
      <mrow>
        <mi>y</mi>
        <mo stretchy="false">=</mo>
        <mrow>
          <msup>
            <mi>x</mi>
            <msup>
              <mn>3</mn>
              <mi>n</mi>
            </msup>
          </msup>
          <mo stretchy="false">+</mo>
          <msup>
            <mi>x</mi>
            <msup>
              <mn>3</mn>
              <mrow>
                <mi>n</mi>
                <mo stretchy="false">−</mo>
                <mn>1</mn>
              </mrow>
            </msup>
          </msup>
          <mo stretchy="false">+</mo>
          <mo stretchy="false">…</mo>
          <mo stretchy="false">+</mo>
          <msup>
            <mi>x</mi>
            <mn>9</mn>
          </msup>
          <mo stretchy="false">+</mo>
          <msup>
            <mi>x</mi>
            <mn>3</mn>
          </msup>
          <mo stretchy="false">+</mo>
          <mn>1</mn>
        </mrow>
      </mrow>
      <mtext>                </mtext>
      <mrow>
        <mi>n</mi>
        <mo stretchy="false">=</mo>
        <mn>3</mn>
      </mrow>
      <mi>,</mi>
      <mrow>
        <mi>x</mi>
        <mo stretchy="false">=</mo>
        <mn>1</mn>
      </mrow>
      <mi>;</mi>
    </mrow>
    <annotation encoding="StarMath 5.0">{y =x^{3^n} +x^{3^{n - 1}} + dotslow +x^9 +x^3 +1 "                " n =3 ,x =1 ;}</annotation>
  </semantics>
</math>
</file>

<file path=Object 60/content.xml><?xml version="1.0" encoding="utf-8"?>
<math xmlns="http://www.w3.org/1998/Math/MathML" display="block">
  <semantics>
    <mrow>
      <mrow>
        <mi>k</mi>
        <mo stretchy="false">=</mo>
        <mn>2,3</mn>
      </mrow>
      <mi>,</mi>
      <mo stretchy="false">…</mo>
      <mi>;</mi>
    </mrow>
    <annotation encoding="StarMath 5.0">{k =2,3 , dotslow ;}</annotation>
  </semantics>
</math>
</file>

<file path=Object 62/content.xml><?xml version="1.0" encoding="utf-8"?>
<math xmlns="http://www.w3.org/1998/Math/MathML" display="block">
  <semantics>
    <mrow>
      <mrow>
        <mrow>
          <mn>1</mn>
          <mo stretchy="false">+</mo>
          <mfrac>
            <mn>1</mn>
            <mn>2</mn>
          </mfrac>
          <mo stretchy="false">+</mo>
          <mo stretchy="false">…</mo>
          <mo stretchy="false">+</mo>
          <mfrac>
            <mn>1</mn>
            <mi>n</mi>
          </mfrac>
        </mrow>
        <mo stretchy="false">&gt;</mo>
        <mi>a</mi>
      </mrow>
      <mtext>.</mtext>
    </mrow>
    <annotation encoding="StarMath 5.0">{1 +1 over 2 + dotslow +1 over n &gt;a  "."}</annotation>
  </semantics>
</math>
</file>

<file path=Object 63/content.xml><?xml version="1.0" encoding="utf-8"?>
<math xmlns="http://www.w3.org/1998/Math/MathML" display="block">
  <semantics>
    <msub>
      <mi>a</mi>
      <mi>i</mi>
    </msub>
    <annotation encoding="StarMath 5.0">a_i</annotation>
  </semantics>
</math>
</file>

<file path=Object 64/content.xml><?xml version="1.0" encoding="utf-8"?>
<math xmlns="http://www.w3.org/1998/Math/MathML" display="block">
  <semantics>
    <mrow>
      <msub>
        <mi>a</mi>
        <mn>0</mn>
      </msub>
      <mo stretchy="false">=</mo>
      <mi>n</mi>
    </mrow>
    <annotation encoding="StarMath 5.0">{a_0 =n}</annotation>
  </semantics>
</math>
</file>

<file path=Object 65/content.xml><?xml version="1.0" encoding="utf-8"?>
<math xmlns="http://www.w3.org/1998/Math/MathML" display="block">
  <semantics>
    <msub>
      <mi>a</mi>
      <mi>k</mi>
    </msub>
    <annotation encoding="StarMath 5.0">a_k</annotation>
  </semantics>
</math>
</file>

<file path=Object 66/content.xml><?xml version="1.0" encoding="utf-8"?>
<math xmlns="http://www.w3.org/1998/Math/MathML" display="block">
  <semantics>
    <mrow>
      <mstyle mathvariant="italic">
        <mtext> </mtext>
      </mstyle>
      <mrow>
        <msub>
          <mi>a</mi>
          <mrow>
            <mi>k</mi>
            <mo stretchy="false">+</mo>
            <mn>1</mn>
          </mrow>
        </msub>
        <mo stretchy="false">=</mo>
        <mn>3</mn>
      </mrow>
      <mrow>
        <msub>
          <mi>a</mi>
          <mi>k</mi>
        </msub>
        <mo stretchy="false">+</mo>
        <mn>1</mn>
      </mrow>
    </mrow>
    <annotation encoding="StarMath 5.0">{italic " " a_{k + 1} =3 a_k +1}</annotation>
  </semantics>
</math>
</file>

<file path=Object 67/content.xml><?xml version="1.0" encoding="utf-8"?>
<math xmlns="http://www.w3.org/1998/Math/MathML" display="block">
  <semantics>
    <mrow>
      <mrow>
        <msub>
          <mi>P</mi>
          <mi>n</mi>
        </msub>
        <mo stretchy="false">=</mo>
        <mrow>
          <msubsup>
            <mo stretchy="false">∏</mo>
            <mrow>
              <mi>i</mi>
              <mo stretchy="false">=</mo>
              <mn>1</mn>
            </mrow>
            <mi>n</mi>
          </msubsup>
          <mrow>
            <mo fence="true" stretchy="true">(</mo>
            <mrow>
              <mrow>
                <mn>2</mn>
                <mo stretchy="false">+</mo>
                <mfrac>
                  <mn>1</mn>
                  <mrow>
                    <mi>i</mi>
                    <mi>!</mi>
                  </mrow>
                </mfrac>
              </mrow>
            </mrow>
            <mo fence="true" stretchy="true">)</mo>
          </mrow>
        </mrow>
      </mrow>
      <mi>;</mi>
    </mrow>
    <annotation encoding="StarMath 5.0">{P_n ={ prod_{i = 1}^n left ( {2 + 1 over {i !}} right )} ;}</annotation>
  </semantics>
</math>
</file>

<file path=Object 68/content.xml><?xml version="1.0" encoding="utf-8"?>
<math xmlns="http://www.w3.org/1998/Math/MathML" display="block">
  <semantics>
    <mrow>
      <mrow>
        <msub>
          <mi>P</mi>
          <mi>n</mi>
        </msub>
        <mo stretchy="false">=</mo>
        <mrow>
          <msubsup>
            <mo stretchy="false">∏</mo>
            <mrow>
              <mi>i</mi>
              <mo stretchy="false">=</mo>
              <mn>1</mn>
            </mrow>
            <mi>n</mi>
          </msubsup>
          <mrow>
            <mo fence="true" stretchy="true">(</mo>
            <mrow>
              <mfrac>
                <mrow>
                  <mi>i</mi>
                  <mo stretchy="false">+</mo>
                  <mn>1</mn>
                </mrow>
                <mrow>
                  <mi>i</mi>
                  <mo stretchy="false">+</mo>
                  <mn>2</mn>
                </mrow>
              </mfrac>
            </mrow>
            <mo fence="true" stretchy="true">)</mo>
          </mrow>
        </mrow>
      </mrow>
      <mi>;</mi>
    </mrow>
    <annotation encoding="StarMath 5.0">{P_n ={ prod_{i = 1}^n left ( {i + 1} over {i + 2} right )} ;}</annotation>
  </semantics>
</math>
</file>

<file path=Object 69/content.xml><?xml version="1.0" encoding="utf-8"?>
<math xmlns="http://www.w3.org/1998/Math/MathML" display="block">
  <semantics>
    <mrow>
      <msub>
        <mi>P</mi>
        <mi>n</mi>
      </msub>
      <mo stretchy="false">=</mo>
      <mrow>
        <msubsup>
          <mo stretchy="false">∏</mo>
          <mrow>
            <mi>i</mi>
            <mo stretchy="false">=</mo>
            <mn>1</mn>
          </mrow>
          <mi>n</mi>
        </msubsup>
        <mfrac>
          <mn>1</mn>
          <mrow>
            <mrow>
              <mo fence="true" stretchy="false">(</mo>
              <mrow>
                <mrow>
                  <mi>i</mi>
                  <mo stretchy="false">+</mo>
                  <mn>1</mn>
                </mrow>
              </mrow>
              <mo fence="true" stretchy="false">)</mo>
            </mrow>
            <mi>!</mi>
          </mrow>
        </mfrac>
      </mrow>
    </mrow>
    <annotation encoding="StarMath 5.0">P_n = prod_{i = 1}^{n} {{1} over {( i + 1)!}} </annotation>
  </semantics>
</math>
</file>

<file path=Object 7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row>
                <mrow>
                  <msup>
                    <mi>x</mi>
                    <msup>
                      <mn>2</mn>
                      <mi>n</mi>
                    </msup>
                  </msup>
                  <mo stretchy="false">∗</mo>
                  <msup>
                    <mi>y</mi>
                    <mi>n</mi>
                  </msup>
                </mrow>
                <mo stretchy="false">+</mo>
                <mrow>
                  <msup>
                    <mi>x</mi>
                    <msup>
                      <mn>2</mn>
                      <mrow>
                        <mi>n</mi>
                        <mo stretchy="false">−</mo>
                        <mn>1</mn>
                      </mrow>
                    </msup>
                  </msup>
                  <mo stretchy="false">∗</mo>
                  <msup>
                    <mi>y</mi>
                    <mrow>
                      <mi>n</mi>
                      <mo stretchy="false">−</mo>
                      <mn>1</mn>
                    </mrow>
                  </msup>
                </mrow>
                <mo stretchy="false">+</mo>
                <mo stretchy="false">…</mo>
                <mo stretchy="false">+</mo>
                <mrow>
                  <msup>
                    <mi>x</mi>
                    <mn>2</mn>
                  </msup>
                  <mo stretchy="false">∗</mo>
                  <mi>y</mi>
                </mrow>
                <mo stretchy="false">+</mo>
                <mn>1,</mn>
              </mrow>
            </mrow>
            <mtext> n =4 ,x =1 ,y =2 ;</mtext>
          </mrow>
        </mtd>
      </mtr>
      <mtr>
        <mtd>
          <mrow/>
        </mtd>
      </mtr>
    </mtable>
    <annotation encoding="StarMath 5.0">{y =x^{2^n} * y^{n} +x^{2^{n - 1}}* y^{n - 1} + dotslow +x^{2} * y +1,          " n =4 ,x =1 ,y =2 ;}</annotation>
  </semantics>
</math>
</file>

<file path=Object 70/content.xml><?xml version="1.0" encoding="utf-8"?>
<math xmlns="http://www.w3.org/1998/Math/MathML" display="block">
  <semantics>
    <mrow>
      <mrow>
        <msub>
          <mi>P</mi>
          <mi>n</mi>
        </msub>
        <mo stretchy="false">=</mo>
        <mrow>
          <msubsup>
            <mo stretchy="false">∏</mo>
            <mrow>
              <mi>i</mi>
              <mo stretchy="false">=</mo>
              <mn>1</mn>
            </mrow>
            <mi>n</mi>
          </msubsup>
          <mfrac>
            <mn>1</mn>
            <mrow>
              <msup>
                <mi>i</mi>
                <mi>i</mi>
              </msup>
              <mo stretchy="false">+</mo>
              <mn>1</mn>
            </mrow>
          </mfrac>
        </mrow>
      </mrow>
      <mi>.</mi>
    </mrow>
    <annotation encoding="StarMath 5.0">{P_n ={ prod_{i = 1}^{n} {{1} over {i^i + 1}} } }.</annotation>
  </semantics>
</math>
</file>

<file path=Object 71/content.xml><?xml version="1.0" encoding="utf-8"?>
<math xmlns="http://www.w3.org/1998/Math/MathML" display="block">
  <semantics>
    <mrow>
      <mrow>
        <msub>
          <mi>P</mi>
          <mn>0</mn>
        </msub>
        <mo stretchy="false">=</mo>
        <mn>1</mn>
      </mrow>
      <mi>,</mi>
    </mrow>
    <annotation encoding="StarMath 5.0">{P_0 =1 ,}</annotation>
  </semantics>
</math>
</file>

<file path=Object 72/content.xml><?xml version="1.0" encoding="utf-8"?>
<math xmlns="http://www.w3.org/1998/Math/MathML" display="block">
  <semantics>
    <mrow>
      <mrow>
        <msub>
          <mi>P</mi>
          <mi>k</mi>
        </msub>
        <mo stretchy="false">=</mo>
        <msub>
          <mi>P</mi>
          <mrow>
            <mi>k</mi>
            <mo stretchy="false">−</mo>
            <mn>1</mn>
          </mrow>
        </msub>
      </mrow>
      <mstyle mathvariant="italic">
        <mtext>*</mtext>
      </mstyle>
      <msub>
        <mi>a</mi>
        <mi>k</mi>
      </msub>
      <mi>,</mi>
    </mrow>
    <annotation encoding="StarMath 5.0">{P_k =P_{k - 1} italic "*" a_k ,}</annotation>
  </semantics>
</math>
</file>

<file path=Object 73/content.xml><?xml version="1.0" encoding="utf-8"?>
<math xmlns="http://www.w3.org/1998/Math/MathML" display="block">
  <semantics>
    <mrow>
      <mrow>
        <mi>k</mi>
        <mo stretchy="false">=</mo>
        <mn>1,2</mn>
      </mrow>
      <mi>,</mi>
      <mo stretchy="false">…</mo>
      <mi>,</mi>
      <mi>n</mi>
      <mi>,</mi>
    </mrow>
    <annotation encoding="StarMath 5.0">{k =1,2 , dotslow ,n ,}</annotation>
  </semantics>
</math>
</file>

<file path=Object 74/content.xml><?xml version="1.0" encoding="utf-8"?>
<math xmlns="http://www.w3.org/1998/Math/MathML" display="block">
  <semantics>
    <msub>
      <mi>a</mi>
      <mi>k</mi>
    </msub>
    <annotation encoding="StarMath 5.0">a_k</annotation>
  </semantics>
</math>
</file>

<file path=Object 75/content.xml><?xml version="1.0" encoding="utf-8"?>
<math xmlns="http://www.w3.org/1998/Math/MathML" display="block">
  <semantics>
    <mrow>
      <mrow>
        <msub>
          <mi>x</mi>
          <mi>n</mi>
        </msub>
        <mo stretchy="false">=</mo>
        <mrow>
          <msub>
            <mi>x</mi>
            <mrow>
              <mi>n</mi>
              <mo stretchy="false">−</mo>
              <mn>1</mn>
            </mrow>
          </msub>
          <mo stretchy="false">+</mo>
          <msub>
            <mi>x</mi>
            <mrow>
              <mi>n</mi>
              <mo stretchy="false">−</mo>
              <mn>2</mn>
            </mrow>
          </msub>
          <mo stretchy="false">+</mo>
          <mn>100</mn>
        </mrow>
      </mrow>
      <mi>,</mi>
      <mtext>     </mtext>
      <mrow>
        <msub>
          <mi>x</mi>
          <mn>1</mn>
        </msub>
        <mo stretchy="false">=</mo>
        <msub>
          <mi>x</mi>
          <mn>2</mn>
        </msub>
        <mo stretchy="false">=</mo>
        <mrow>
          <mo stretchy="false">−</mo>
          <mn>99</mn>
        </mrow>
      </mrow>
      <mi>,</mi>
      <mtext>   </mtext>
      <mrow>
        <mi>n</mi>
        <mo stretchy="false">=</mo>
        <mn>3,4</mn>
      </mrow>
      <mi>,</mi>
      <mo stretchy="false">…</mo>
      <mi>;</mi>
    </mrow>
    <annotation encoding="StarMath 5.0">{x_n =x_{n - 1} +x_{n - 2} +100 ,"     " x_1 =x_2 =-99 ,"   " n =3,4 , dotslow ;}</annotation>
  </semantics>
</math>
</file>

<file path=Object 76/content.xml><?xml version="1.0" encoding="utf-8"?>
<math xmlns="http://www.w3.org/1998/Math/MathML" display="block">
  <semantics>
    <mrow>
      <mrow>
        <msub>
          <mi>x</mi>
          <mi>n</mi>
        </msub>
        <mo stretchy="false">=</mo>
        <mrow>
          <msub>
            <mi>x</mi>
            <mrow>
              <mi>n</mi>
              <mo stretchy="false">−</mo>
              <mn>1</mn>
            </mrow>
          </msub>
          <mo stretchy="false">+</mo>
          <msub>
            <mi>x</mi>
            <mrow>
              <mi>n</mi>
              <mo stretchy="false">−</mo>
              <mn>2</mn>
            </mrow>
          </msub>
          <mo stretchy="false">+</mo>
          <msub>
            <mi>x</mi>
            <mrow>
              <mi>n</mi>
              <mo stretchy="false">−</mo>
              <mn>3</mn>
            </mrow>
          </msub>
          <mo stretchy="false">+</mo>
          <mn>200</mn>
        </mrow>
      </mrow>
      <mi>,</mi>
      <mtext>     </mtext>
      <mrow>
        <msub>
          <mi>x</mi>
          <mn>1</mn>
        </msub>
        <mo stretchy="false">=</mo>
        <msub>
          <mi>x</mi>
          <mn>2</mn>
        </msub>
        <mo stretchy="false">=</mo>
        <mrow>
          <msub>
            <mi>x</mi>
            <mn>3</mn>
          </msub>
          <mo stretchy="false">−</mo>
          <mn>99</mn>
        </mrow>
      </mrow>
      <mi>,</mi>
      <mtext>   </mtext>
      <mrow>
        <mi>n</mi>
        <mo stretchy="false">=</mo>
        <mn>4,5</mn>
      </mrow>
      <mi>,</mi>
      <mo stretchy="false">…</mo>
      <mi>;</mi>
    </mrow>
    <annotation encoding="StarMath 5.0">{x_n =x_{n - 1} +x_{n - 2} +x_{n - 3} +200 ,"     " x_1 =x_2 =x_3 -99 ,"   " n =4,5 , dotslow ;}</annotation>
  </semantics>
</math>
</file>

<file path=Object 77/content.xml><?xml version="1.0" encoding="utf-8"?>
<math xmlns="http://www.w3.org/1998/Math/MathML" display="block">
  <semantics>
    <mrow>
      <mrow>
        <msub>
          <mi>x</mi>
          <mi>n</mi>
        </msub>
        <mo stretchy="false">=</mo>
        <mrow>
          <msub>
            <mi>x</mi>
            <mrow>
              <mi>n</mi>
              <mo stretchy="false">−</mo>
              <mn>1</mn>
            </mrow>
          </msub>
          <mo stretchy="false">+</mo>
          <msub>
            <mi>x</mi>
            <mrow>
              <mi>n</mi>
              <mo stretchy="false">−</mo>
              <mn>3</mn>
            </mrow>
          </msub>
          <mo stretchy="false">+</mo>
          <mn>100</mn>
        </mrow>
      </mrow>
      <mi>,</mi>
      <mtext>     </mtext>
      <mrow>
        <msub>
          <mi>x</mi>
          <mn>1</mn>
        </msub>
        <mo stretchy="false">=</mo>
        <msub>
          <mi>x</mi>
          <mn>2</mn>
        </msub>
        <mo stretchy="false">=</mo>
        <msub>
          <mi>x</mi>
          <mn>3</mn>
        </msub>
        <mo stretchy="false">=</mo>
        <mrow>
          <mo stretchy="false">−</mo>
          <mn>99</mn>
        </mrow>
      </mrow>
      <mi>,</mi>
      <mtext>   </mtext>
      <mrow>
        <mi>n</mi>
        <mo stretchy="false">=</mo>
        <mn>4,5</mn>
      </mrow>
      <mi>,</mi>
      <mo stretchy="false">…</mo>
    </mrow>
    <annotation encoding="StarMath 5.0">{x_n =x_{n - 1} +x_{n - 3} +100 ,"     " x_1 =x_2 =x_3 =-99 ,"   " n =4,5 , dotslow}</annotation>
  </semantics>
</math>
</file>

<file path=Object 78/content.xml><?xml version="1.0" encoding="utf-8"?>
<math xmlns="http://www.w3.org/1998/Math/MathML" display="block">
  <semantics>
    <mrow>
      <msub>
        <mi>b</mi>
        <mi>n</mi>
      </msub>
      <mo stretchy="false">=</mo>
      <mrow>
        <mi>b</mi>
        <mo stretchy="false">+</mo>
        <mfrac>
          <mn>1</mn>
          <mrow>
            <mrow>
              <mi>b</mi>
              <mo stretchy="false">+</mo>
              <mfrac>
                <mn>1</mn>
                <mrow>
                  <mi>b</mi>
                  <mo stretchy="false">+</mo>
                  <mo stretchy="false">⋱</mo>
                  <mo stretchy="false">+</mo>
                  <mfrac>
                    <mn>1</mn>
                    <mi>b</mi>
                  </mfrac>
                </mrow>
              </mfrac>
            </mrow>
            <mi>;</mi>
          </mrow>
        </mfrac>
      </mrow>
    </mrow>
    <annotation encoding="StarMath 5.0">{b_n =b +1 over {b + 1 over {b +  dotsdown  + 1 over b} ;}}</annotation>
  </semantics>
</math>
</file>

<file path=Object 79/content.xml><?xml version="1.0" encoding="utf-8"?>
<math xmlns="http://www.w3.org/1998/Math/MathML" display="block">
  <semantics>
    <mrow>
      <msub>
        <mi>λ</mi>
        <mi>n</mi>
      </msub>
      <mo stretchy="false">=</mo>
      <mrow>
        <mn>2</mn>
        <mo stretchy="false">+</mo>
        <mfrac>
          <mn>1</mn>
          <mrow>
            <mrow>
              <mn>6</mn>
              <mo stretchy="false">+</mo>
              <mfrac>
                <mn>1</mn>
                <mrow>
                  <mn>10</mn>
                  <mo stretchy="false">+</mo>
                  <mo stretchy="false">⋱</mo>
                  <mo stretchy="false">+</mo>
                  <mfrac>
                    <mn>1</mn>
                    <mrow>
                      <mn>4</mn>
                      <mrow>
                        <mi>n</mi>
                        <mo stretchy="false">+</mo>
                        <mn>2</mn>
                      </mrow>
                    </mrow>
                  </mfrac>
                </mrow>
              </mfrac>
            </mrow>
            <mi>;</mi>
          </mrow>
        </mfrac>
      </mrow>
    </mrow>
    <annotation encoding="StarMath 5.0">{λ_n =2 +1 over {6 + 1 over {10 +  dotsdown  + 1 over {4 n + 2}} ;}}</annotation>
  </semantics>
</math>
</file>

<file path=Object 8/content.xml><?xml version="1.0" encoding="utf-8"?>
<math xmlns="http://www.w3.org/1998/Math/MathML" display="block">
  <semantics>
    <mrow>
      <mrow>
        <mi>y</mi>
        <mo stretchy="false">=</mo>
        <mrow>
          <msup>
            <mi>x</mi>
            <msup>
              <mn>1</mn>
              <mn>2</mn>
            </msup>
          </msup>
          <mo stretchy="false">+</mo>
          <msup>
            <mi>x</mi>
            <msup>
              <mn>2</mn>
              <mn>2</mn>
            </msup>
          </msup>
          <mo stretchy="false">+</mo>
          <mo stretchy="false">…</mo>
          <mo stretchy="false">+</mo>
          <msup>
            <mi>x</mi>
            <msup>
              <mi>n</mi>
              <mn>2</mn>
            </msup>
          </msup>
        </mrow>
      </mrow>
      <mtext>,                             </mtext>
      <mrow>
        <mi>n</mi>
        <mo stretchy="false">=</mo>
        <mn>5</mn>
      </mrow>
      <mi>,</mi>
      <mrow>
        <mi>x</mi>
        <mo stretchy="false">=</mo>
        <mrow>
          <mo stretchy="false">−</mo>
          <mn>1</mn>
        </mrow>
      </mrow>
      <mtext>.</mtext>
    </mrow>
    <annotation encoding="StarMath 5.0">{y =x^{1^2} +x^{2^2} + dotslow +x^{n^2} ",                             " n =5 ,x =-1  "."}</annotation>
  </semantics>
</math>
</file>

<file path=Object 80/content.xml><?xml version="1.0" encoding="utf-8"?>
<math xmlns="http://www.w3.org/1998/Math/MathML" display="block">
  <semantics>
    <mrow>
      <msub>
        <mi>x</mi>
        <mrow>
          <mn>2</mn>
          <mi>n</mi>
        </mrow>
      </msub>
      <mo stretchy="false">=</mo>
      <mrow>
        <mn>1</mn>
        <mo stretchy="false">+</mo>
        <mfrac>
          <mn>1</mn>
          <mrow>
            <mrow>
              <mn>2</mn>
              <mo stretchy="false">+</mo>
              <mfrac>
                <mn>1</mn>
                <mrow>
                  <mrow>
                    <mn>1</mn>
                    <mo stretchy="false">+</mo>
                    <mfrac>
                      <mn>1</mn>
                      <mrow>
                        <mn>2</mn>
                        <mo stretchy="false">+</mo>
                        <mfrac>
                          <mn>1</mn>
                          <mrow>
                            <mn>1</mn>
                            <mo stretchy="false">+</mo>
                            <mo stretchy="false">⋱</mo>
                            <mo stretchy="false">+</mo>
                            <mfrac>
                              <mn>1</mn>
                              <mn>2</mn>
                            </mfrac>
                          </mrow>
                        </mfrac>
                      </mrow>
                    </mfrac>
                  </mrow>
                  <mtext>.</mtext>
                </mrow>
              </mfrac>
            </mrow>
            <mi>;</mi>
          </mrow>
        </mfrac>
      </mrow>
    </mrow>
    <annotation encoding="StarMath 5.0">{x_{2 n} =1 +1 over {2 + 1 over {1 + 1 over {2 + 1 over {1 +  dotsdown  + 1 over 2}}  "."} ;}}</annotation>
  </semantics>
</math>
</file>

<file path=Object 81/content.xml><?xml version="1.0" encoding="utf-8"?>
<math xmlns="http://www.w3.org/1998/Math/MathML" display="block">
  <semantics>
    <mrow>
      <mrow>
        <msub>
          <mi>b</mi>
          <mn>0</mn>
        </msub>
        <mo stretchy="false">=</mo>
        <mi>b</mi>
      </mrow>
      <mi>,</mi>
      <mrow>
        <msub>
          <mi>b</mi>
          <mi>k</mi>
        </msub>
        <mo stretchy="false">=</mo>
        <mrow>
          <mi>b</mi>
          <mo stretchy="false">+</mo>
          <mfrac>
            <mn>1</mn>
            <msub>
              <mi>b</mi>
              <mrow>
                <mi>k</mi>
                <mo stretchy="false">−</mo>
                <mn>1</mn>
              </mrow>
            </msub>
          </mfrac>
        </mrow>
      </mrow>
      <mi>,</mi>
      <mtext>  </mtext>
      <mrow>
        <mi>k</mi>
        <mo stretchy="false">=</mo>
        <mn>1,2</mn>
      </mrow>
      <mi>,</mi>
      <mo stretchy="false">…</mo>
      <mi>,</mi>
      <mi>n</mi>
      <mi>;</mi>
    </mrow>
    <annotation encoding="StarMath 5.0">{b_0 =b ,b_k =b +1 over b_{k - 1} ,"  " k =1,2 , dotslow ,n ;}</annotation>
  </semantics>
</math>
</file>

<file path=Object 82/content.xml><?xml version="1.0" encoding="utf-8"?>
<math xmlns="http://www.w3.org/1998/Math/MathML" display="block">
  <semantics>
    <mrow>
      <mrow>
        <msub>
          <mi>b</mi>
          <mn>0</mn>
        </msub>
        <mo stretchy="false">=</mo>
        <mn>4</mn>
      </mrow>
      <mrow>
        <mi>n</mi>
        <mo stretchy="false">+</mo>
        <mn>2</mn>
      </mrow>
      <mi>,</mi>
      <mrow>
        <msub>
          <mi>b</mi>
          <mi>k</mi>
        </msub>
        <mo stretchy="false">=</mo>
        <mn>4</mn>
      </mrow>
      <mo stretchy="false">(</mo>
      <mrow>
        <mi>n</mi>
        <mo stretchy="false">−</mo>
        <mi>k</mi>
      </mrow>
      <mrow>
        <mo stretchy="false">)</mo>
        <mo stretchy="false">+</mo>
        <mn>2</mn>
        <mo stretchy="false">+</mo>
        <mfrac>
          <mn>1</mn>
          <msub>
            <mi>b</mi>
            <mrow>
              <mi>k</mi>
              <mo stretchy="false">−</mo>
              <mn>1</mn>
            </mrow>
          </msub>
        </mfrac>
      </mrow>
      <mi>,</mi>
      <mtext>  </mtext>
      <mrow>
        <mi>k</mi>
        <mo stretchy="false">=</mo>
        <mn>1,2</mn>
      </mrow>
      <mi>,</mi>
      <mo stretchy="false">…</mo>
      <mi>,</mi>
      <mi>n</mi>
      <mtext>.</mtext>
    </mrow>
    <annotation encoding="StarMath 5.0">{b_0 =4 n +2 ,b_k =4  \( n -k  \) +2 +1 over b_{k - 1} ,"  " k =1,2 , dotslow ,n  "."}</annotation>
  </semantics>
</math>
</file>

<file path=Object 83/content.xml><?xml version="1.0" encoding="utf-8"?>
<math xmlns="http://www.w3.org/1998/Math/MathML" display="block">
  <semantics>
    <mrow>
      <mrow>
        <msub>
          <mi>v</mi>
          <mn>0</mn>
        </msub>
        <mo stretchy="false">=</mo>
        <mn>1</mn>
      </mrow>
      <mi>,</mi>
      <mrow>
        <msub>
          <mi>v</mi>
          <mn>1</mn>
        </msub>
        <mo stretchy="false">=</mo>
        <mn>0.3</mn>
      </mrow>
      <mi>,</mi>
      <mtext>        </mtext>
      <mrow>
        <msub>
          <mi>v</mi>
          <mi>i</mi>
        </msub>
        <mo stretchy="false">=</mo>
        <mo stretchy="false">(</mo>
      </mrow>
      <mrow>
        <mi>i</mi>
        <mo stretchy="false">+</mo>
        <mn>2</mn>
      </mrow>
      <mo stretchy="false">)</mo>
      <msub>
        <mi>v</mi>
        <mrow>
          <mi>i</mi>
          <mo stretchy="false">−</mo>
          <mn>2</mn>
        </mrow>
      </msub>
      <mi>,</mi>
      <mtext>   </mtext>
      <mrow>
        <mi>i</mi>
        <mo stretchy="false">=</mo>
        <mn>2,3</mn>
      </mrow>
      <mi>,</mi>
      <mo stretchy="false">…</mo>
    </mrow>
    <annotation encoding="StarMath 5.0">{v_0 =1 ,v_1 =0.3 ,"        " v_i = \( i +2  \) v_{i - 2} ,"   " i =2,3 , dotslow}</annotation>
  </semantics>
</math>
</file>

<file path=Object 84/content.xml><?xml version="1.0" encoding="utf-8"?>
<math xmlns="http://www.w3.org/1998/Math/MathML" display="block">
  <semantics>
    <mrow>
      <mrow>
        <msub>
          <mi>v</mi>
          <mn>0</mn>
        </msub>
        <mo stretchy="false">=</mo>
        <msub>
          <mi>v</mi>
          <mn>1</mn>
        </msub>
        <mo stretchy="false">=</mo>
        <msub>
          <mi>v</mi>
          <mn>2</mn>
        </msub>
        <mo stretchy="false">=</mo>
        <mn>1</mn>
      </mrow>
      <mi>,</mi>
      <mtext>        </mtext>
      <mrow>
        <msub>
          <mi>v</mi>
          <mi>i</mi>
        </msub>
        <mo stretchy="false">=</mo>
        <mo stretchy="false">(</mo>
      </mrow>
      <mrow>
        <mi>i</mi>
        <mo stretchy="false">+</mo>
        <mn>4</mn>
      </mrow>
      <mo stretchy="false">)</mo>
      <mo stretchy="false">(</mo>
      <mrow>
        <msub>
          <mi>v</mi>
          <mrow>
            <mi>i</mi>
            <mo stretchy="false">−</mo>
            <mn>1</mn>
          </mrow>
        </msub>
        <mo stretchy="false">−</mo>
        <mn>1</mn>
      </mrow>
      <mrow>
        <mo stretchy="false">)</mo>
        <mo stretchy="false">+</mo>
        <mo stretchy="false">(</mo>
      </mrow>
      <mrow>
        <mi>i</mi>
        <mo stretchy="false">+</mo>
        <mn>5</mn>
      </mrow>
      <mo stretchy="false">)</mo>
      <msub>
        <mi>v</mi>
        <mrow>
          <mi>i</mi>
          <mo stretchy="false">−</mo>
          <mn>3</mn>
        </mrow>
      </msub>
      <mi>,</mi>
      <mtext>  </mtext>
      <mrow>
        <mi>i</mi>
        <mo stretchy="false">=</mo>
        <mn>3,4</mn>
      </mrow>
      <mi>,</mi>
      <mo stretchy="false">…</mo>
    </mrow>
    <annotation encoding="StarMath 5.0">{v_0 =v_1 =v_2 =1 ,"        " v_i = \( i +4  \)  \( v_{i - 1} -1  \) + \( i +5  \) v_{i - 3} ,"  " i =3,4 , dotslow}</annotation>
  </semantics>
</math>
</file>

<file path=Object 85/content.xml><?xml version="1.0" encoding="utf-8"?>
<math xmlns="http://www.w3.org/1998/Math/MathML" display="block">
  <semantics>
    <mrow>
      <mrow>
        <msub>
          <mi>v</mi>
          <mn>0</mn>
        </msub>
        <mo stretchy="false">=</mo>
        <msub>
          <mi>v</mi>
          <mn>1</mn>
        </msub>
        <mo stretchy="false">=</mo>
        <mn>0</mn>
      </mrow>
      <mi>,</mi>
      <mstyle mathvariant="italic">
        <mtext> </mtext>
      </mstyle>
      <mrow>
        <msub>
          <mi>v</mi>
          <mn>2</mn>
        </msub>
        <mo stretchy="false">=</mo>
        <mfrac>
          <mn>3</mn>
          <mn>2</mn>
        </mfrac>
      </mrow>
      <mtext>,   </mtext>
      <mrow>
        <msub>
          <mi>v</mi>
          <mi>i</mi>
        </msub>
        <mo stretchy="false">=</mo>
        <mfrac>
          <mrow>
            <mi>i</mi>
            <mo stretchy="false">−</mo>
            <mn>2</mn>
          </mrow>
          <mrow>
            <mo stretchy="false">(</mo>
            <mrow>
              <mi>i</mi>
              <mo stretchy="false">−</mo>
              <mn>3</mn>
            </mrow>
            <mrow>
              <msup>
                <mo stretchy="false">)</mo>
                <mn>2</mn>
              </msup>
              <mo stretchy="false">+</mo>
              <mn>1</mn>
            </mrow>
          </mrow>
        </mfrac>
      </mrow>
      <mrow>
        <msub>
          <mi>v</mi>
          <mrow>
            <mi>i</mi>
            <mo stretchy="false">−</mo>
            <mn>1</mn>
          </mrow>
        </msub>
        <mo stretchy="false">−</mo>
        <msub>
          <mi>v</mi>
          <mrow>
            <mi>i</mi>
            <mo stretchy="false">−</mo>
            <mn>2</mn>
          </mrow>
        </msub>
      </mrow>
      <mrow>
        <msub>
          <mi>v</mi>
          <mrow>
            <mi>i</mi>
            <mo stretchy="false">−</mo>
            <mn>3</mn>
          </mrow>
        </msub>
        <mo stretchy="false">+</mo>
        <mn>1</mn>
      </mrow>
      <mi>,</mi>
      <mstyle mathvariant="italic">
        <mtext> </mtext>
      </mstyle>
      <mrow>
        <mi>i</mi>
        <mo stretchy="false">=</mo>
        <mn>2,3</mn>
      </mrow>
      <mi>,</mi>
      <mo stretchy="false">…</mo>
    </mrow>
    <annotation encoding="StarMath 5.0">{v_0 =v_1 =0 ,italic " " v_2 =3 over 2 ",   " v_i ={i - 2} over { \(  i - 3  \)^2 + 1} v_{i - 1} -v_{i - 2} v_{i - 3} +1 ,italic " " i =2,3 , dotslow}</annotation>
  </semantics>
</math>
</file>

<file path=Object 86/content.xml><?xml version="1.0" encoding="utf-8"?>
<math xmlns="http://www.w3.org/1998/Math/MathML" display="block">
  <semantics>
    <msub>
      <mi>v</mi>
      <mi>n</mi>
    </msub>
    <annotation encoding="StarMath 5.0">v_n</annotation>
  </semantics>
</math>
</file>

<file path=Object 87/content.xml><?xml version="1.0" encoding="utf-8"?>
<math xmlns="http://www.w3.org/1998/Math/MathML" display="block">
  <semantics>
    <mrow>
      <mrow>
        <msub>
          <mi>v</mi>
          <mn>0</mn>
        </msub>
        <mo stretchy="false">=</mo>
        <msub>
          <mi>v</mi>
          <mn>1</mn>
        </msub>
        <mo stretchy="false">=</mo>
        <mn>1</mn>
      </mrow>
      <mi>,</mi>
      <mtext>    </mtext>
      <mrow>
        <msub>
          <mi>v</mi>
          <mi>i</mi>
        </msub>
        <mo stretchy="false">=</mo>
        <mfrac>
          <mrow>
            <msub>
              <mi>u</mi>
              <mrow>
                <mi>i</mi>
                <mo stretchy="false">−</mo>
                <mn>1</mn>
              </mrow>
            </msub>
            <mo stretchy="false">−</mo>
            <msub>
              <mi>v</mi>
              <mrow>
                <mi>i</mi>
                <mo stretchy="false">−</mo>
                <mn>1</mn>
              </mrow>
            </msub>
          </mrow>
          <mrow>
            <mrow>
              <mo fence="true" stretchy="true">(</mo>
              <mrow>
                <mrow>
                  <msub>
                    <mi>u</mi>
                    <mrow>
                      <mi>i</mi>
                      <mo stretchy="false">−</mo>
                      <mn>2</mn>
                    </mrow>
                  </msub>
                  <mo stretchy="false">+</mo>
                  <msub>
                    <mi>v</mi>
                    <mrow>
                      <mi>i</mi>
                      <mo stretchy="false">−</mo>
                      <mn>1</mn>
                    </mrow>
                  </msub>
                </mrow>
              </mrow>
              <mo fence="true" stretchy="true">)</mo>
            </mrow>
            <mo stretchy="false">+</mo>
            <mn>2</mn>
          </mrow>
        </mfrac>
      </mrow>
      <mi>,</mi>
      <mtext>   </mtext>
      <mrow>
        <mi>i</mi>
        <mo stretchy="false">=</mo>
        <mn>2,3</mn>
      </mrow>
      <mi>,</mi>
      <mo stretchy="false">…</mo>
      <mi>;</mi>
    </mrow>
    <annotation encoding="StarMath 5.0">{v_0 =v_1 =1 ,"    " v_i ={u_{i - 1} - v_{i - 1}} over {left ( {u_{i - 2} + v_{i - 1}} right )  + 2} ,"   " i =2,3 , dotslow ;}</annotation>
  </semantics>
</math>
</file>

<file path=Object 88/content.xml><?xml version="1.0" encoding="utf-8"?>
<math xmlns="http://www.w3.org/1998/Math/MathML" display="block">
  <semantics>
    <mrow>
      <mrow>
        <msub>
          <mi>u</mi>
          <mn>0</mn>
        </msub>
        <mo stretchy="false">=</mo>
        <msub>
          <mi>u</mi>
          <mn>1</mn>
        </msub>
        <mo stretchy="false">=</mo>
        <mn>0</mn>
      </mrow>
      <mi>,</mi>
      <mtext>    </mtext>
      <mrow>
        <msub>
          <mtext>u</mtext>
          <mi>i</mi>
        </msub>
        <mo stretchy="false">=</mo>
        <mfrac>
          <mrow>
            <mrow>
              <msub>
                <mi>u</mi>
                <mrow>
                  <mi>i</mi>
                  <mo stretchy="false">−</mo>
                  <mn>1</mn>
                </mrow>
              </msub>
              <mo stretchy="false">−</mo>
              <msub>
                <mi>u</mi>
                <mrow>
                  <mi>i</mi>
                  <mo stretchy="false">−</mo>
                  <mn>2</mn>
                </mrow>
              </msub>
            </mrow>
            <mrow>
              <msub>
                <mi>v</mi>
                <mrow>
                  <mi>i</mi>
                  <mo stretchy="false">−</mo>
                  <mn>1</mn>
                </mrow>
              </msub>
              <mo stretchy="false">−</mo>
              <msub>
                <mi>v</mi>
                <mrow>
                  <mi>i</mi>
                  <mo stretchy="false">−</mo>
                  <mn>2</mn>
                </mrow>
              </msub>
            </mrow>
          </mrow>
          <mrow>
            <mn>1</mn>
            <mo stretchy="false">+</mo>
            <msubsup>
              <mi>u</mi>
              <mrow>
                <mi>i</mi>
                <mo stretchy="false">−</mo>
                <mn>1</mn>
              </mrow>
              <mn>2</mn>
            </msubsup>
            <mo stretchy="false">+</mo>
            <msubsup>
              <mi>v</mi>
              <mrow>
                <mi>i</mi>
                <mo stretchy="false">−</mo>
                <mn>1</mn>
              </mrow>
              <mn>2</mn>
            </msubsup>
          </mrow>
        </mfrac>
      </mrow>
      <mi>,</mi>
      <mtext>   </mtext>
      <mrow>
        <mi>i</mi>
        <mo stretchy="false">=</mo>
        <mn>2,3</mn>
      </mrow>
      <mi>,</mi>
      <mo stretchy="false">…</mo>
      <mi>;</mi>
    </mrow>
    <annotation encoding="StarMath 5.0">{u_0 =u_1 =0 ,"    " "u"_i ={u_{i - 1} - u_{i - 2} v_{i - 1} - v_{i - 2}} over {1 + u_{i - 1}^2 + v_{i - 1}^2} ,"   " i =2,3 , dotslow ;}</annotation>
  </semantics>
</math>
</file>

<file path=Object 89/content.xml><?xml version="1.0" encoding="utf-8"?>
<math xmlns="http://www.w3.org/1998/Math/MathML" display="block">
  <semantics>
    <mrow>
      <mrow>
        <msub>
          <mi>S</mi>
          <mi>n</mi>
        </msub>
        <mo stretchy="false">=</mo>
        <mrow>
          <msubsup>
            <mo stretchy="false">∑</mo>
            <mrow>
              <mi>k</mi>
              <mo stretchy="false">=</mo>
              <mn>1</mn>
            </mrow>
            <mi>n</mi>
          </msubsup>
          <mrow>
            <msup>
              <mn>2</mn>
              <mi>k</mi>
            </msup>
            <msub>
              <mi>a</mi>
              <mi>k</mi>
            </msub>
          </mrow>
        </mrow>
      </mrow>
      <mi>,</mi>
      <mtext> де  </mtext>
      <mrow>
        <msub>
          <mi>a</mi>
          <mn>1</mn>
        </msub>
        <mo stretchy="false">=</mo>
        <mn>0</mn>
      </mrow>
      <mi>,</mi>
      <mrow>
        <msub>
          <mi>a</mi>
          <mn>2</mn>
        </msub>
        <mo stretchy="false">=</mo>
        <mn>1</mn>
      </mrow>
      <mi>,</mi>
      <mrow>
        <msub>
          <mi>a</mi>
          <mi>k</mi>
        </msub>
        <mo stretchy="false">=</mo>
        <mrow>
          <msub>
            <mi>a</mi>
            <mrow>
              <mi>k</mi>
              <mo stretchy="false">−</mo>
              <mn>1</mn>
            </mrow>
          </msub>
          <mo stretchy="false">+</mo>
          <mi>k</mi>
        </mrow>
      </mrow>
      <mstyle mathvariant="italic">
        <mtext>*</mtext>
      </mstyle>
      <msub>
        <mi>a</mi>
        <mrow>
          <mi>k</mi>
          <mo stretchy="false">−</mo>
          <mn>2</mn>
        </mrow>
      </msub>
      <mi>,</mi>
      <mstyle mathvariant="italic">
        <mtext> </mtext>
      </mstyle>
      <mrow>
        <mi>k</mi>
        <mo stretchy="false">=</mo>
        <mn>3,4</mn>
      </mrow>
      <mi>,</mi>
      <mo stretchy="false">…</mo>
      <mi>;</mi>
    </mrow>
    <annotation encoding="StarMath 5.0">{S_n ={ sum_{k = 1}^n {2^k a_k}} ," де  " a_1 =0 ,a_2 =1 ,a_k =a_{k - 1} +k italic "*" a_{k - 2} ,italic " " k =3,4 , dotslow ;}</annotation>
  </semantics>
</math>
</file>

<file path=Object 9/content.xml><?xml version="1.0" encoding="utf-8"?>
<math xmlns="http://www.w3.org/1998/Math/MathML" display="block">
  <semantics>
    <mrow>
      <mi>n</mi>
      <mtext>.</mtext>
    </mrow>
    <annotation encoding="StarMath 5.0">{n  "."}</annotation>
  </semantics>
</math>
</file>

<file path=Object 90/content.xml><?xml version="1.0" encoding="utf-8"?>
<math xmlns="http://www.w3.org/1998/Math/MathML" display="block">
  <semantics>
    <mrow>
      <mrow>
        <msub>
          <mi>S</mi>
          <mi>n</mi>
        </msub>
        <mo stretchy="false">=</mo>
        <mfrac>
          <mrow>
            <msubsup>
              <mo stretchy="false">∑</mo>
              <mrow>
                <mi>k</mi>
                <mo stretchy="false">=</mo>
                <mn>1</mn>
              </mrow>
              <mi>n</mi>
            </msubsup>
            <msup>
              <mn>3</mn>
              <mi>k</mi>
            </msup>
          </mrow>
          <msub>
            <mi>a</mi>
            <mi>k</mi>
          </msub>
        </mfrac>
      </mrow>
      <mi>,</mi>
      <mtext> де  </mtext>
      <mrow>
        <msub>
          <mi>a</mi>
          <mn>1</mn>
        </msub>
        <mo stretchy="false">=</mo>
        <msub>
          <mi>a</mi>
          <mn>2</mn>
        </msub>
        <mo stretchy="false">=</mo>
        <mn>1</mn>
      </mrow>
      <mi>,</mi>
      <mstyle mathvariant="italic">
        <mtext> </mtext>
      </mstyle>
      <mrow>
        <msub>
          <mi>a</mi>
          <mi>k</mi>
        </msub>
        <mo stretchy="false">=</mo>
        <mrow>
          <mfrac>
            <msub>
              <mi>a</mi>
              <mrow>
                <mi>k</mi>
                <mo stretchy="false">−</mo>
                <mn>1</mn>
              </mrow>
            </msub>
            <mi>k</mi>
          </mfrac>
          <mo stretchy="false">+</mo>
          <msub>
            <mi>a</mi>
            <mrow>
              <mi>k</mi>
              <mo stretchy="false">−</mo>
              <mn>2</mn>
            </mrow>
          </msub>
        </mrow>
      </mrow>
      <mi>,</mi>
      <mtext>  </mtext>
      <mrow>
        <mi>k</mi>
        <mo stretchy="false">=</mo>
        <mn>3,4</mn>
      </mrow>
      <mi>,</mi>
      <mo stretchy="false">…</mo>
      <mi>;</mi>
    </mrow>
    <annotation encoding="StarMath 5.0">{S_n ={ sum_{k = 1}^n 3^k over a_k} ," де  " a_1 =a_2 =1 ,italic " " a_k =a_{k - 1} over k +a_{k - 2} ,"  " k =3,4 , dotslow ;}</annotation>
  </semantics>
</math>
</file>

<file path=Object 91/content.xml><?xml version="1.0" encoding="utf-8"?>
<math xmlns="http://www.w3.org/1998/Math/MathML" display="block">
  <semantics>
    <mrow>
      <mrow>
        <msub>
          <mi>S</mi>
          <mi>n</mi>
        </msub>
        <mo stretchy="false">=</mo>
        <mfrac>
          <mrow>
            <msubsup>
              <mo stretchy="false">∑</mo>
              <mrow>
                <mi>k</mi>
                <mo stretchy="false">=</mo>
                <mn>1</mn>
              </mrow>
              <mi>n</mi>
            </msubsup>
            <mrow>
              <mi>k</mi>
              <mi>!</mi>
            </mrow>
          </mrow>
          <msub>
            <mi>a</mi>
            <mi>k</mi>
          </msub>
        </mfrac>
      </mrow>
      <mi>,</mi>
      <mtext> де  </mtext>
      <mrow>
        <msub>
          <mi>a</mi>
          <mn>1</mn>
        </msub>
        <mo stretchy="false">=</mo>
        <msub>
          <mi>a</mi>
          <mn>2</mn>
        </msub>
        <mo stretchy="false">=</mo>
        <mn>1</mn>
      </mrow>
      <mi>,</mi>
      <mstyle mathvariant="italic">
        <mtext> </mtext>
      </mstyle>
      <mrow>
        <msub>
          <mi>a</mi>
          <mi>k</mi>
        </msub>
        <mo stretchy="false">=</mo>
        <mrow>
          <msub>
            <mi>a</mi>
            <mrow>
              <mi>k</mi>
              <mo stretchy="false">−</mo>
              <mn>1</mn>
            </mrow>
          </msub>
          <mo stretchy="false">+</mo>
          <mfrac>
            <msub>
              <mi>a</mi>
              <mrow>
                <mi>k</mi>
                <mo stretchy="false">−</mo>
                <mn>1</mn>
              </mrow>
            </msub>
            <msup>
              <mn>2</mn>
              <mi>k</mi>
            </msup>
          </mfrac>
        </mrow>
      </mrow>
      <mi>,</mi>
      <mtext>  </mtext>
      <mrow>
        <mi>k</mi>
        <mo stretchy="false">=</mo>
        <mn>3,4</mn>
      </mrow>
      <mi>,</mi>
      <mo stretchy="false">…</mo>
      <mi>;</mi>
    </mrow>
    <annotation encoding="StarMath 5.0">{S_n ={ sum_{k = 1}^n {k !} over a_k} ," де  " a_1 =a_2 =1 ,italic " " a_k =a_{k - 1} +a_{k - 1} over 2^k ,"  " k =3,4 , dotslow ;}</annotation>
  </semantics>
</math>
</file>

<file path=Object 92/content.xml><?xml version="1.0" encoding="utf-8"?>
<math xmlns="http://www.w3.org/1998/Math/MathML" display="block">
  <semantics>
    <mrow>
      <mrow>
        <msub>
          <mi>S</mi>
          <mi>n</mi>
        </msub>
        <mo stretchy="false">=</mo>
        <mrow>
          <msubsup>
            <mo stretchy="false">∑</mo>
            <mrow>
              <mi>k</mi>
              <mo stretchy="false">=</mo>
              <mn>1</mn>
            </mrow>
            <mi>n</mi>
          </msubsup>
          <mrow>
            <mi>k</mi>
            <mi>!</mi>
            <msub>
              <mi>a</mi>
              <mi>k</mi>
            </msub>
          </mrow>
        </mrow>
      </mrow>
      <mi>,</mi>
      <mtext> де  </mtext>
      <mrow>
        <msub>
          <mi>a</mi>
          <mn>1</mn>
        </msub>
        <mo stretchy="false">=</mo>
        <mn>0</mn>
      </mrow>
      <mi>,</mi>
      <mrow>
        <msub>
          <mi>a</mi>
          <mn>2</mn>
        </msub>
        <mo stretchy="false">=</mo>
        <mn>1</mn>
      </mrow>
      <mi>,</mi>
      <mstyle mathvariant="italic">
        <mtext> </mtext>
      </mstyle>
      <mrow>
        <msub>
          <mi>a</mi>
          <mi>k</mi>
        </msub>
        <mo stretchy="false">=</mo>
        <mrow>
          <msub>
            <mi>a</mi>
            <mrow>
              <mi>k</mi>
              <mo stretchy="false">−</mo>
              <mn>1</mn>
            </mrow>
          </msub>
          <mo stretchy="false">+</mo>
          <mfrac>
            <msub>
              <mi>a</mi>
              <mrow>
                <mi>k</mi>
                <mo stretchy="false">−</mo>
                <mn>2</mn>
              </mrow>
            </msub>
            <mrow>
              <mo stretchy="false">(</mo>
              <mrow>
                <mi>k</mi>
                <mo stretchy="false">−</mo>
                <mn>1</mn>
              </mrow>
              <mo stretchy="false">)</mo>
              <mi>!</mi>
            </mrow>
          </mfrac>
        </mrow>
      </mrow>
      <mi>,</mi>
      <mstyle mathvariant="italic">
        <mtext> </mtext>
      </mstyle>
      <mrow>
        <mi>k</mi>
        <mo stretchy="false">=</mo>
        <mn>3,4</mn>
      </mrow>
      <mi>,</mi>
      <mo stretchy="false">…</mo>
      <mi>;</mi>
    </mrow>
    <annotation encoding="StarMath 5.0">{S_n ={ sum_{k = 1}^n {k ! a_k}} ," де  " a_1 =0 ,a_2 =1 ,italic " " a_k =a_{k - 1} +a_{k - 2} over { \(  k - 1  \)  !} ,italic " " k =3,4 , dotslow ;}</annotation>
  </semantics>
</math>
</file>

<file path=Object 93/content.xml><?xml version="1.0" encoding="utf-8"?>
<math xmlns="http://www.w3.org/1998/Math/MathML" display="block">
  <semantics>
    <mrow>
      <mrow>
        <msub>
          <mi>S</mi>
          <mi>n</mi>
        </msub>
        <mo stretchy="false">=</mo>
        <mfrac>
          <mrow>
            <msubsup>
              <mo stretchy="false">∑</mo>
              <mrow>
                <mi>k</mi>
                <mo stretchy="false">=</mo>
                <mn>1</mn>
              </mrow>
              <mi>n</mi>
            </msubsup>
            <msub>
              <mi>a</mi>
              <mi>k</mi>
            </msub>
          </mrow>
          <msup>
            <mn>2</mn>
            <mi>k</mi>
          </msup>
        </mfrac>
      </mrow>
      <mi>,</mi>
      <mtext> де  </mtext>
      <mrow>
        <msub>
          <mi>a</mi>
          <mn>1</mn>
        </msub>
        <mo stretchy="false">=</mo>
        <msub>
          <mi>a</mi>
          <mn>2</mn>
        </msub>
        <mo stretchy="false">=</mo>
        <msub>
          <mi>a</mi>
          <mn>3</mn>
        </msub>
        <mo stretchy="false">=</mo>
        <mn>1</mn>
      </mrow>
      <mi>,</mi>
      <mstyle mathvariant="italic">
        <mtext> </mtext>
      </mstyle>
      <mrow>
        <msub>
          <mi>a</mi>
          <mi>k</mi>
        </msub>
        <mo stretchy="false">=</mo>
        <mrow>
          <msub>
            <mi>a</mi>
            <mrow>
              <mi>k</mi>
              <mo stretchy="false">−</mo>
              <mn>1</mn>
            </mrow>
          </msub>
          <mo stretchy="false">+</mo>
          <msub>
            <mi>a</mi>
            <mrow>
              <mi>k</mi>
              <mo stretchy="false">−</mo>
              <mn>3</mn>
            </mrow>
          </msub>
        </mrow>
      </mrow>
      <mi>,</mi>
      <mtext>  </mtext>
      <mrow>
        <mi>k</mi>
        <mo stretchy="false">=</mo>
        <mn>4,5</mn>
      </mrow>
      <mi>,</mi>
      <mo stretchy="false">…</mo>
      <mi>;</mi>
    </mrow>
    <annotation encoding="StarMath 5.0">{S_n ={ sum_{k = 1}^n a_k over 2^k} ," де  " a_1 =a_2 =a_3 =1 ,italic " " a_k =a_{k - 1} +a_{k - 3} ,"  " k =4,5 , dotslow ;}</annotation>
  </semantics>
</math>
</file>

<file path=Object 94/content.xml><?xml version="1.0" encoding="utf-8"?>
<math xmlns="http://www.w3.org/1998/Math/MathML" display="block">
  <semantics>
    <mrow>
      <mrow>
        <msub>
          <mi>S</mi>
          <mi>n</mi>
        </msub>
        <mo stretchy="false">=</mo>
        <mrow>
          <msubsup>
            <mo stretchy="false">∑</mo>
            <mrow>
              <mi>k</mi>
              <mo stretchy="false">=</mo>
              <mn>1</mn>
            </mrow>
            <mi>n</mi>
          </msubsup>
          <mrow>
            <mfrac>
              <msup>
                <mn>2</mn>
                <mi>k</mi>
              </msup>
              <mrow>
                <mi>k</mi>
                <mi>!</mi>
              </mrow>
            </mfrac>
            <msub>
              <mi>a</mi>
              <mi>k</mi>
            </msub>
          </mrow>
        </mrow>
      </mrow>
      <mi>,</mi>
      <mtext> де  </mtext>
      <mrow>
        <msub>
          <mi>a</mi>
          <mn>0</mn>
        </msub>
        <mo stretchy="false">=</mo>
        <mn>1</mn>
      </mrow>
      <mi>,</mi>
      <mrow>
        <msub>
          <mi>a</mi>
          <mi>k</mi>
        </msub>
        <mo stretchy="false">=</mo>
        <mi>k</mi>
      </mrow>
      <mrow>
        <msub>
          <mi>a</mi>
          <mrow>
            <mi>k</mi>
            <mo stretchy="false">−</mo>
            <mn>1</mn>
          </mrow>
        </msub>
        <mo stretchy="false">+</mo>
        <mfrac>
          <mn>1</mn>
          <mi>k</mi>
        </mfrac>
      </mrow>
      <mi>,</mi>
      <mtext>  </mtext>
      <mrow>
        <mi>k</mi>
        <mo stretchy="false">=</mo>
        <mn>1,2</mn>
      </mrow>
      <mi>,</mi>
      <mo stretchy="false">…</mo>
      <mtext>.</mtext>
    </mrow>
    <annotation encoding="StarMath 5.0">{S_n ={ sum_{k = 1}^n {2^k over {k !} a_k}} ," де  " a_0 =1 ,a_k =k a_{k - 1} +1 over k ,"  " k =1,2 , dotslow  "."}</annotation>
  </semantics>
</math>
</file>

<file path=Object 95/content.xml><?xml version="1.0" encoding="utf-8"?>
<math xmlns="http://www.w3.org/1998/Math/MathML" display="block">
  <semantics>
    <mrow>
      <mrow>
        <msub>
          <mi>S</mi>
          <mi>n</mi>
        </msub>
        <mo stretchy="false">=</mo>
        <mfrac>
          <mrow>
            <msubsup>
              <mo stretchy="false">∑</mo>
              <mrow>
                <mi>k</mi>
                <mo stretchy="false">=</mo>
                <mn>1</mn>
              </mrow>
              <mi>n</mi>
            </msubsup>
            <msup>
              <mn>2</mn>
              <mi>k</mi>
            </msup>
          </mrow>
          <mrow>
            <msub>
              <mi>a</mi>
              <mi>k</mi>
            </msub>
            <mo stretchy="false">+</mo>
            <msub>
              <mi>b</mi>
              <mi>k</mi>
            </msub>
          </mrow>
        </mfrac>
      </mrow>
      <mi>,</mi>
    </mrow>
    <annotation encoding="StarMath 5.0">{S_n ={ sum_{k = 1}^n 2^k over {a_k + b_k}} ,}</annotation>
  </semantics>
</math>
</file>

<file path=Object 96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row>
                  <msub>
                    <mi>a</mi>
                    <mn>1</mn>
                  </msub>
                  <mo stretchy="false">=</mo>
                  <mn>0</mn>
                </mrow>
                <mi>,</mi>
                <mrow>
                  <msub>
                    <mi>a</mi>
                    <mn>2</mn>
                  </msub>
                  <mo stretchy="false">=</mo>
                  <mn>1</mn>
                </mrow>
                <mi>,</mi>
              </mrow>
            </mtd>
          </mtr>
          <mtr>
            <mtd>
              <mrow>
                <mrow>
                  <msub>
                    <mi>a</mi>
                    <mi>k</mi>
                  </msub>
                  <mo stretchy="false">=</mo>
                  <mrow>
                    <mfrac>
                      <msub>
                        <mi>a</mi>
                        <mrow>
                          <mi>k</mi>
                          <mo stretchy="false">−</mo>
                          <mn>1</mn>
                        </mrow>
                      </msub>
                      <mi>k</mi>
                    </mfrac>
                    <mo stretchy="false">+</mo>
                    <msub>
                      <mi>a</mi>
                      <mrow>
                        <mi>k</mi>
                        <mo stretchy="false">−</mo>
                        <mn>2</mn>
                      </mrow>
                    </msub>
                  </mrow>
                </mrow>
                <msub>
                  <mi>b</mi>
                  <mi>k</mi>
                </msub>
                <mi>,</mi>
              </mrow>
            </mtd>
          </mtr>
        </mtable>
      </mrow>
      <mo fence="true" stretchy="true">)</mo>
    </mrow>
    <annotation encoding="StarMath 5.0">left ( matrix {{a_1 = 0 , a_2 = 1 ,} ## {a_k = a_{k - 1} over k + a_{k - 2} b_k ,}} right )</annotation>
  </semantics>
</math>
</file>

<file path=Object 97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row>
                  <msub>
                    <mi>b</mi>
                    <mn>1</mn>
                  </msub>
                  <mo stretchy="false">=</mo>
                  <mn>1</mn>
                </mrow>
                <mi>,</mi>
                <mrow>
                  <msub>
                    <mi>b</mi>
                    <mn>2</mn>
                  </msub>
                  <mo stretchy="false">=</mo>
                  <mn>1</mn>
                </mrow>
                <mi>,</mi>
              </mrow>
            </mtd>
          </mtr>
          <mtr>
            <mtd>
              <mrow>
                <mrow>
                  <msub>
                    <mi>b</mi>
                    <mi>k</mi>
                  </msub>
                  <mo stretchy="false">=</mo>
                  <mrow>
                    <msub>
                      <mi>b</mi>
                      <mrow>
                        <mi>k</mi>
                        <mo stretchy="false">−</mo>
                        <mn>1</mn>
                      </mrow>
                    </msub>
                    <mo stretchy="false">+</mo>
                    <msub>
                      <mi>a</mi>
                      <mrow>
                        <mi>k</mi>
                        <mo stretchy="false">−</mo>
                        <mn>1</mn>
                      </mrow>
                    </msub>
                  </mrow>
                </mrow>
                <mi>,</mi>
              </mrow>
            </mtd>
          </mtr>
        </mtable>
      </mrow>
      <mo fence="true" stretchy="true">)</mo>
    </mrow>
    <annotation encoding="StarMath 5.0">left ( matrix {{b_1 = 1 , b_2 = 1 ,} ## {b_k = b_{k - 1} + a_{k - 1} ,}} right )</annotation>
  </semantics>
</math>
</file>

<file path=Object 99/content.xml><?xml version="1.0" encoding="utf-8"?>
<math xmlns="http://www.w3.org/1998/Math/MathML" display="block">
  <semantics>
    <mrow>
      <mrow>
        <msub>
          <mi>S</mi>
          <mi>n</mi>
        </msub>
        <mo stretchy="false">=</mo>
        <mfrac>
          <mrow>
            <msubsup>
              <mo stretchy="false">∑</mo>
              <mrow>
                <mi>k</mi>
                <mo stretchy="false">=</mo>
                <mn>1</mn>
              </mrow>
              <mi>n</mi>
            </msubsup>
            <mrow>
              <msub>
                <mi>a</mi>
                <mi>k</mi>
              </msub>
              <msub>
                <mi>b</mi>
                <mi>k</mi>
              </msub>
            </mrow>
          </mrow>
          <mrow>
            <mo stretchy="false">(</mo>
            <mrow>
              <mi>k</mi>
              <mo stretchy="false">+</mo>
              <mn>1</mn>
            </mrow>
            <mo stretchy="false">)</mo>
            <mi>!</mi>
          </mrow>
        </mfrac>
      </mrow>
      <mi>,</mi>
    </mrow>
    <annotation encoding="StarMath 5.0">{S_n ={ sum_{k = 1}^n {a_k b_k} over { \(  k + 1  \)  !}} ,}</annotation>
  </semantics>
</math>
</file>